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0.94pt"/>
    </style:style>
    <style:style style:name="co2" style:family="table-column">
      <style:table-column-properties fo:break-before="auto" style:column-width="47.54pt"/>
    </style:style>
    <style:style style:name="co3" style:family="table-column">
      <style:table-column-properties fo:break-before="auto" style:column-width="153.01pt"/>
    </style:style>
    <style:style style:name="co4" style:family="table-column">
      <style:table-column-properties fo:break-before="auto" style:column-width="60.24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24.49pt"/>
    </style:style>
    <style:style style:name="co7" style:family="table-column">
      <style:table-column-properties fo:break-before="auto" style:column-width="50.74pt"/>
    </style:style>
    <style:style style:name="co8" style:family="table-column">
      <style:table-column-properties fo:break-before="auto" style:column-width="462.25pt"/>
    </style:style>
    <style:style style:name="co9" style:family="table-column">
      <style:table-column-properties fo:break-before="auto" style:column-width="50.29pt"/>
    </style:style>
    <style:style style:name="co10" style:family="table-column">
      <style:table-column-properties fo:break-before="auto" style:column-width="68.74pt"/>
    </style:style>
    <style:style style:name="co11" style:family="table-column">
      <style:table-column-properties fo:break-before="auto" style:column-width="372.64pt"/>
    </style:style>
    <style:style style:name="co12" style:family="table-column">
      <style:table-column-properties fo:break-before="auto" style:column-width="392.46pt"/>
    </style:style>
    <style:style style:name="co13" style:family="table-column">
      <style:table-column-properties fo:break-before="auto" style:column-width="295.74pt"/>
    </style:style>
    <style:style style:name="co14" style:family="table-column">
      <style:table-column-properties fo:break-before="auto" style:column-width="311.61pt"/>
    </style:style>
    <style:style style:name="co15" style:family="table-column">
      <style:table-column-properties fo:break-before="auto" style:column-width="219.6pt"/>
    </style:style>
    <style:style style:name="co16" style:family="table-column">
      <style:table-column-properties fo:break-before="auto" style:column-width="244.91pt"/>
    </style:style>
    <style:style style:name="co17" style:family="table-column">
      <style:table-column-properties fo:break-before="auto" style:column-width="76.11pt"/>
    </style:style>
    <style:style style:name="co18" style:family="table-column">
      <style:table-column-properties fo:break-before="auto" style:column-width="213.19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91.9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7.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25.34pt" fo:break-before="auto" style:use-optimal-row-height="true"/>
    </style:style>
    <style:style style:name="ro7" style:family="table-row">
      <style:table-row-properties style:row-height="39pt" fo:break-before="auto" style:use-optimal-row-height="false"/>
    </style:style>
    <style:style style:name="ro8" style:family="table-row">
      <style:table-row-properties style:row-height="14.91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4.09pt" fo:break-before="auto" style:use-optimal-row-height="true"/>
    </style:style>
    <style:style style:name="ta1" style:family="table" style:master-page-name="PageStyle_5f_Sp1">
      <style:table-properties table:display="false" style:writing-mode="lr-tb"/>
    </style:style>
    <style:style style:name="ta2" style:family="table" style:master-page-name="PageStyle_5f_Product_20_Backlog">
      <style:table-properties table:display="true" style:writing-mode="lr-tb"/>
    </style:style>
    <style:style style:name="ta3" style:family="table" style:master-page-name="PageStyle_5f_Product_20_Tasks">
      <style:table-properties table:display="true" style:writing-mode="lr-tb"/>
    </style:style>
    <style:style style:name="ta4" style:family="table" style:master-page-name="PageStyle_5f_Sprint_20_1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sp1.$#REF!$#REF!=&quot;Done&quot;)" style:apply-style-name="Excel_5f_CondFormat_5f_1_5f_3_5f_1" style:base-cell-address="Sp1.A15"/>
      <style:map style:condition="is-true-formula($sp1.$#REF!$#REF!=&quot;Ongoing&quot;)" style:apply-style-name="Excel_5f_CondFormat_5f_1_5f_3_5f_2" style:base-cell-address="Sp1.A15"/>
      <style:map style:condition="is-true-formula($sp1.$#REF!$#REF!=&quot;Removed&quot;)" style:apply-style-name="Excel_5f_CondFormat_5f_1_5f_3_5f_3" style:base-cell-address="Sp1.A15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C16]=&quot;Done&quot;)" style:apply-style-name="Excel_5f_CondFormat_5f_1_5f_2_5f_1" style:base-cell-address="Sp1.A16"/>
      <style:map style:condition="is-true-formula([$Sp1.$C16]=&quot;Ongoing&quot;)" style:apply-style-name="Excel_5f_CondFormat_5f_1_5f_2_5f_2" style:base-cell-address="Sp1.A16"/>
      <style:map style:condition="is-true-formula([$Sp1.$C16]=&quot;Removed&quot;)" style:apply-style-name="Excel_5f_CondFormat_5f_1_5f_2_5f_3" style:base-cell-address="Sp1.A16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6]=&quot;Done&quot;)" style:apply-style-name="Excel_5f_CondFormat_5f_1_5f_2_5f_1" style:base-cell-address="Sp1.A16"/>
      <style:map style:condition="is-true-formula([$Sp1.$C16]=&quot;Ongoing&quot;)" style:apply-style-name="Excel_5f_CondFormat_5f_1_5f_2_5f_2" style:base-cell-address="Sp1.A16"/>
      <style:map style:condition="is-true-formula([$Sp1.$C16]=&quot;Removed&quot;)" style:apply-style-name="Excel_5f_CondFormat_5f_1_5f_2_5f_3" style:base-cell-address="Sp1.A16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2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0" style:family="table-cell" style:parent-style-name="Default">
      <style:table-cell-properties fo:padding="2.01pt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1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9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$'product backlog'.$#ref!$#REF!=&quot;Done&quot;)" style:apply-style-name="Excel_5f_CondFormat_5f_2_5f_10_5f_1" style:base-cell-address="'Product Backlog'.B2"/>
      <style:map style:condition="is-true-formula($'product backlog'.$#ref!$#REF!=&quot;Ongoing&quot;)" style:apply-style-name="Excel_5f_CondFormat_5f_2_5f_10_5f_2" style:base-cell-address="'Product Backlog'.B2"/>
      <style:map style:condition="is-true-formula($'product backlog'.$#ref!$#REF!=&quot;Removed&quot;)" style:apply-style-name="Excel_5f_CondFormat_5f_2_5f_10_5f_3" style:base-cell-address="'Product Backlog'.B2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3_5f_1" style:base-cell-address="'Product Backlog'.B12"/>
      <style:map style:condition="is-true-formula([$'Product Backlog'.$F13]=&quot;Ongoing&quot;)" style:apply-style-name="Excel_5f_CondFormat_5f_2_5f_13_5f_2" style:base-cell-address="'Product Backlog'.B12"/>
      <style:map style:condition="is-true-formula([$'Product Backlog'.$F13]=&quot;Removed&quot;)" style:apply-style-name="Excel_5f_CondFormat_5f_2_5f_13_5f_3" style:base-cell-address="'Product Backlog'.B12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4]=&quot;Done&quot;)" style:apply-style-name="Excel_5f_CondFormat_5f_2_5f_15_5f_1" style:base-cell-address="'Product Backlog'.B21"/>
      <style:map style:condition="is-true-formula([$'Product Backlog'.$E24]=&quot;Ongoing&quot;)" style:apply-style-name="Excel_5f_CondFormat_5f_2_5f_15_5f_2" style:base-cell-address="'Product Backlog'.B21"/>
      <style:map style:condition="is-true-formula([$'Product Backlog'.$E24]=&quot;Removed&quot;)" style:apply-style-name="Excel_5f_CondFormat_5f_2_5f_15_5f_3" style:base-cell-address="'Product Backlog'.B21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_5f_1" style:base-cell-address="'Product Backlog'.B22"/>
      <style:map style:condition="is-true-formula([$'Product Backlog'.$E25]=&quot;Ongoing&quot;)" style:apply-style-name="Excel_5f_CondFormat_5f_2_5f_1_5f_2" style:base-cell-address="'Product Backlog'.B22"/>
      <style:map style:condition="is-true-formula([$'Product Backlog'.$E25]=&quot;Removed&quot;)" style:apply-style-name="Excel_5f_CondFormat_5f_2_5f_1_5f_3" style:base-cell-address="'Product Backlog'.B2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4_5f_1" style:base-cell-address="'Product Backlog'.B23"/>
      <style:map style:condition="is-true-formula([$'Product Backlog'.$E25]=&quot;Ongoing&quot;)" style:apply-style-name="Excel_5f_CondFormat_5f_2_5f_14_5f_2" style:base-cell-address="'Product Backlog'.B23"/>
      <style:map style:condition="is-true-formula([$'Product Backlog'.$E25]=&quot;Removed&quot;)" style:apply-style-name="Excel_5f_CondFormat_5f_2_5f_14_5f_3" style:base-cell-address="'Product Backlog'.B23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6_5f_1" style:base-cell-address="'Product Backlog'.B26"/>
      <style:map style:condition="is-true-formula([$'Product Backlog'.$E26]=&quot;Ongoing&quot;)" style:apply-style-name="Excel_5f_CondFormat_5f_2_5f_6_5f_2" style:base-cell-address="'Product Backlog'.B26"/>
      <style:map style:condition="is-true-formula([$'Product Backlog'.$E26]=&quot;Removed&quot;)" style:apply-style-name="Excel_5f_CondFormat_5f_2_5f_6_5f_3" style:base-cell-address="'Product Backlog'.B26"/>
    </style:style>
    <style:style style:name="ce41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42" style:family="table-cell" style:parent-style-name="Default">
      <style:table-cell-properties fo:padding="2.01pt"/>
    </style:style>
    <style:style style:name="ce43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44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2_5f_1" style:base-cell-address="'Product Backlog'.F13"/>
      <style:map style:condition="is-true-formula([$'Product Backlog'.$F13]=&quot;Ongoing&quot;)" style:apply-style-name="Excel_5f_CondFormat_5f_2_5f_12_5f_2" style:base-cell-address="'Product Backlog'.F13"/>
      <style:map style:condition="is-true-formula([$'Product Backlog'.$F13]=&quot;Removed&quot;)" style:apply-style-name="Excel_5f_CondFormat_5f_2_5f_12_5f_3" style:base-cell-address="'Product Backlog'.F13"/>
    </style:style>
    <style:style style:name="ce55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58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62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5]=&quot;Done&quot;)" style:apply-style-name="Excel_5f_CondFormat_5f_3_5f_1_5f_1" style:base-cell-address="'Product Tasks'.B5"/>
      <style:map style:condition="is-true-formula([$'Product Tasks'.$C5]=&quot;Ongoing&quot;)" style:apply-style-name="Excel_5f_CondFormat_5f_3_5f_1_5f_2" style:base-cell-address="'Product Tasks'.B5"/>
      <style:map style:condition="is-true-formula([$'Product Tasks'.$C5]=&quot;Removed&quot;)" style:apply-style-name="Excel_5f_CondFormat_5f_3_5f_1_5f_3" style:base-cell-address="'Product Tasks'.B5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7]=&quot;Done&quot;)" style:apply-style-name="Excel_5f_CondFormat_5f_3_5f_1_5f_1" style:base-cell-address="'Product Tasks'.B7"/>
      <style:map style:condition="is-true-formula([$'Product Tasks'.$C7]=&quot;Ongoing&quot;)" style:apply-style-name="Excel_5f_CondFormat_5f_3_5f_1_5f_2" style:base-cell-address="'Product Tasks'.B7"/>
      <style:map style:condition="is-true-formula([$'Product Tasks'.$C7]=&quot;Removed&quot;)" style:apply-style-name="Excel_5f_CondFormat_5f_3_5f_1_5f_3" style:base-cell-address="'Product Tasks'.B7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2]=&quot;Done&quot;)" style:apply-style-name="Excel_5f_CondFormat_5f_3_5f_1_5f_1" style:base-cell-address="'Product Tasks'.B12"/>
      <style:map style:condition="is-true-formula([$'Product Tasks'.$C12]=&quot;Ongoing&quot;)" style:apply-style-name="Excel_5f_CondFormat_5f_3_5f_1_5f_2" style:base-cell-address="'Product Tasks'.B12"/>
      <style:map style:condition="is-true-formula([$'Product Tasks'.$C12]=&quot;Removed&quot;)" style:apply-style-name="Excel_5f_CondFormat_5f_3_5f_1_5f_3" style:base-cell-address="'Product Tasks'.B12"/>
    </style:style>
    <style:style style:name="ce6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4]=&quot;Done&quot;)" style:apply-style-name="Excel_5f_CondFormat_5f_3_5f_1_5f_1" style:base-cell-address="'Product Tasks'.B24"/>
      <style:map style:condition="is-true-formula([$'Product Tasks'.$C24]=&quot;Ongoing&quot;)" style:apply-style-name="Excel_5f_CondFormat_5f_3_5f_1_5f_2" style:base-cell-address="'Product Tasks'.B24"/>
      <style:map style:condition="is-true-formula([$'Product Tasks'.$C24]=&quot;Removed&quot;)" style:apply-style-name="Excel_5f_CondFormat_5f_3_5f_1_5f_3" style:base-cell-address="'Product Tasks'.B24"/>
    </style:style>
    <style:style style:name="ce6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4]=&quot;Done&quot;)" style:apply-style-name="Excel_5f_CondFormat_5f_3_5f_1_5f_1" style:base-cell-address="'Product Tasks'.B24"/>
      <style:map style:condition="is-true-formula([$'Product Tasks'.$C24]=&quot;Ongoing&quot;)" style:apply-style-name="Excel_5f_CondFormat_5f_3_5f_1_5f_2" style:base-cell-address="'Product Tasks'.B24"/>
      <style:map style:condition="is-true-formula([$'Product Tasks'.$C24]=&quot;Removed&quot;)" style:apply-style-name="Excel_5f_CondFormat_5f_3_5f_1_5f_3" style:base-cell-address="'Product Tasks'.B24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D119]=&quot;Done&quot;)" style:apply-style-name="Excel_5f_CondFormat_5f_3_5f_8_5f_1" style:base-cell-address="'Product Tasks'.B118"/>
      <style:map style:condition="is-true-formula([$'Product Tasks'.$D119]=&quot;Ongoing&quot;)" style:apply-style-name="Excel_5f_CondFormat_5f_3_5f_8_5f_2" style:base-cell-address="'Product Tasks'.B118"/>
      <style:map style:condition="is-true-formula([$'Product Tasks'.$D119]=&quot;Removed&quot;)" style:apply-style-name="Excel_5f_CondFormat_5f_3_5f_8_5f_3" style:base-cell-address="'Product Tasks'.B118"/>
    </style:style>
    <style:style style:name="ce7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D132]=&quot;Done&quot;)" style:apply-style-name="Excel_5f_CondFormat_5f_3_5f_9_5f_1" style:base-cell-address="'Product Tasks'.B129"/>
      <style:map style:condition="is-true-formula([$'Product Tasks'.$D132]=&quot;Ongoing&quot;)" style:apply-style-name="Excel_5f_CondFormat_5f_3_5f_9_5f_2" style:base-cell-address="'Product Tasks'.B129"/>
      <style:map style:condition="is-true-formula([$'Product Tasks'.$D132]=&quot;Removed&quot;)" style:apply-style-name="Excel_5f_CondFormat_5f_3_5f_9_5f_3" style:base-cell-address="'Product Tasks'.B129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36]=&quot;Done&quot;)" style:apply-style-name="Excel_5f_CondFormat_5f_3_5f_14_5f_1" style:base-cell-address="'Product Tasks'.B136"/>
      <style:map style:condition="is-true-formula([$'Product Tasks'.$C136]=&quot;Ongoing&quot;)" style:apply-style-name="Excel_5f_CondFormat_5f_3_5f_14_5f_2" style:base-cell-address="'Product Tasks'.B136"/>
      <style:map style:condition="is-true-formula([$'Product Tasks'.$C136]=&quot;Removed&quot;)" style:apply-style-name="Excel_5f_CondFormat_5f_3_5f_14_5f_3" style:base-cell-address="'Product Tasks'.B136"/>
    </style:style>
    <style:style style:name="ce7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45]=&quot;Done&quot;)" style:apply-style-name="Excel_5f_CondFormat_5f_3_5f_15_5f_1" style:base-cell-address="'Product Tasks'.B145"/>
      <style:map style:condition="is-true-formula([$'Product Tasks'.$C145]=&quot;Ongoing&quot;)" style:apply-style-name="Excel_5f_CondFormat_5f_3_5f_15_5f_2" style:base-cell-address="'Product Tasks'.B145"/>
      <style:map style:condition="is-true-formula([$'Product Tasks'.$C145]=&quot;Removed&quot;)" style:apply-style-name="Excel_5f_CondFormat_5f_3_5f_15_5f_3" style:base-cell-address="'Product Tasks'.B145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59]=&quot;Done&quot;)" style:apply-style-name="Excel_5f_CondFormat_5f_3_5f_12_5f_1" style:base-cell-address="'Product Tasks'.B160"/>
      <style:map style:condition="is-true-formula([$'Product Tasks'.$C159]=&quot;Ongoing&quot;)" style:apply-style-name="Excel_5f_CondFormat_5f_3_5f_12_5f_2" style:base-cell-address="'Product Tasks'.B160"/>
      <style:map style:condition="is-true-formula([$'Product Tasks'.$C159]=&quot;Removed&quot;)" style:apply-style-name="Excel_5f_CondFormat_5f_3_5f_12_5f_3" style:base-cell-address="'Product Tasks'.B160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2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83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6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13]=&quot;Done&quot;)" style:apply-style-name="Excel_5f_CondFormat_5f_3_5f_1_5f_1" style:base-cell-address="'Product Tasks'.F13"/>
      <style:map style:condition="is-true-formula([$'Product Tasks'.$C13]=&quot;Ongoing&quot;)" style:apply-style-name="Excel_5f_CondFormat_5f_3_5f_1_5f_2" style:base-cell-address="'Product Tasks'.F13"/>
      <style:map style:condition="is-true-formula([$'Product Tasks'.$C13]=&quot;Removed&quot;)" style:apply-style-name="Excel_5f_CondFormat_5f_3_5f_1_5f_3" style:base-cell-address="'Product Tasks'.F13"/>
    </style:style>
    <style:style style:name="ce8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27]=&quot;Done&quot;)" style:apply-style-name="Excel_5f_CondFormat_5f_3_5f_1_5f_1" style:base-cell-address="'Product Tasks'.C27"/>
      <style:map style:condition="is-true-formula([$'Product Tasks'.$C27]=&quot;Ongoing&quot;)" style:apply-style-name="Excel_5f_CondFormat_5f_3_5f_1_5f_2" style:base-cell-address="'Product Tasks'.C27"/>
      <style:map style:condition="is-true-formula([$'Product Tasks'.$C27]=&quot;Removed&quot;)" style:apply-style-name="Excel_5f_CondFormat_5f_3_5f_1_5f_3" style:base-cell-address="'Product Tasks'.C27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$'product tasks'.$#ref!$#REF!=&quot;Done&quot;)" style:apply-style-name="Excel_5f_CondFormat_5f_3_5f_11_5f_1" style:base-cell-address="'Product Tasks'.F135"/>
      <style:map style:condition="is-true-formula($'product tasks'.$#ref!$#REF!=&quot;Ongoing&quot;)" style:apply-style-name="Excel_5f_CondFormat_5f_3_5f_11_5f_2" style:base-cell-address="'Product Tasks'.F135"/>
      <style:map style:condition="is-true-formula($'product tasks'.$#ref!$#REF!=&quot;Removed&quot;)" style:apply-style-name="Excel_5f_CondFormat_5f_3_5f_11_5f_3" style:base-cell-address="'Product Tasks'.F135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37]=&quot;Done&quot;)" style:apply-style-name="Excel_5f_CondFormat_5f_3_5f_4_5f_1" style:base-cell-address="'Product Tasks'.F136"/>
      <style:map style:condition="is-true-formula([$'Product Tasks'.$D137]=&quot;Ongoing&quot;)" style:apply-style-name="Excel_5f_CondFormat_5f_3_5f_4_5f_2" style:base-cell-address="'Product Tasks'.F136"/>
      <style:map style:condition="is-true-formula([$'Product Tasks'.$D137]=&quot;Removed&quot;)" style:apply-style-name="Excel_5f_CondFormat_5f_3_5f_4_5f_3" style:base-cell-address="'Product Tasks'.F136"/>
    </style:style>
    <style:style style:name="ce9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39]=&quot;Done&quot;)" style:apply-style-name="Excel_5f_CondFormat_5f_3_5f_10_5f_1" style:base-cell-address="'Product Tasks'.F137"/>
      <style:map style:condition="is-true-formula([$'Product Tasks'.$D139]=&quot;Ongoing&quot;)" style:apply-style-name="Excel_5f_CondFormat_5f_3_5f_10_5f_2" style:base-cell-address="'Product Tasks'.F137"/>
      <style:map style:condition="is-true-formula([$'Product Tasks'.$D139]=&quot;Removed&quot;)" style:apply-style-name="Excel_5f_CondFormat_5f_3_5f_10_5f_3" style:base-cell-address="'Product Tasks'.F137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41]=&quot;Done&quot;)" style:apply-style-name="Excel_5f_CondFormat_5f_3_5f_5_5f_1" style:base-cell-address="'Product Tasks'.F138"/>
      <style:map style:condition="is-true-formula([$'Product Tasks'.$D141]=&quot;Ongoing&quot;)" style:apply-style-name="Excel_5f_CondFormat_5f_3_5f_5_5f_2" style:base-cell-address="'Product Tasks'.F138"/>
      <style:map style:condition="is-true-formula([$'Product Tasks'.$D141]=&quot;Removed&quot;)" style:apply-style-name="Excel_5f_CondFormat_5f_3_5f_5_5f_3" style:base-cell-address="'Product Tasks'.F138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3]=&quot;Done&quot;)" style:apply-style-name="Excel_5f_CondFormat_5f_3_5f_1_5f_1" style:base-cell-address="'Product Tasks'.F13"/>
      <style:map style:condition="is-true-formula([$'Product Tasks'.$C13]=&quot;Ongoing&quot;)" style:apply-style-name="Excel_5f_CondFormat_5f_3_5f_1_5f_2" style:base-cell-address="'Product Tasks'.F13"/>
      <style:map style:condition="is-true-formula([$'Product Tasks'.$C13]=&quot;Removed&quot;)" style:apply-style-name="Excel_5f_CondFormat_5f_3_5f_1_5f_3" style:base-cell-address="'Product Tasks'.F13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7]=&quot;Done&quot;)" style:apply-style-name="Excel_5f_CondFormat_5f_3_5f_1_5f_1" style:base-cell-address="'Product Tasks'.C27"/>
      <style:map style:condition="is-true-formula([$'Product Tasks'.$C27]=&quot;Ongoing&quot;)" style:apply-style-name="Excel_5f_CondFormat_5f_3_5f_1_5f_2" style:base-cell-address="'Product Tasks'.C27"/>
      <style:map style:condition="is-true-formula([$'Product Tasks'.$C27]=&quot;Removed&quot;)" style:apply-style-name="Excel_5f_CondFormat_5f_3_5f_1_5f_3" style:base-cell-address="'Product Tasks'.C27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tasks'.$#ref!$#REF!=&quot;Done&quot;)" style:apply-style-name="Excel_5f_CondFormat_5f_3_5f_7_5f_1" style:base-cell-address="'Product Tasks'.G71"/>
      <style:map style:condition="is-true-formula($'product tasks'.$#ref!$#REF!=&quot;Ongoing&quot;)" style:apply-style-name="Excel_5f_CondFormat_5f_3_5f_7_5f_2" style:base-cell-address="'Product Tasks'.G71"/>
      <style:map style:condition="is-true-formula($'product tasks'.$#ref!$#REF!=&quot;Removed&quot;)" style:apply-style-name="Excel_5f_CondFormat_5f_3_5f_7_5f_3" style:base-cell-address="'Product Tasks'.G71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tasks'.#ref!129=&quot;Done&quot;)" style:apply-style-name="Excel_5f_CondFormat_5f_3_5f_3_5f_1" style:base-cell-address="'Product Tasks'.G151"/>
      <style:map style:condition="is-true-formula($'product tasks'.#ref!129=&quot;Ongoing&quot;)" style:apply-style-name="Excel_5f_CondFormat_5f_3_5f_3_5f_2" style:base-cell-address="'Product Tasks'.G151"/>
      <style:map style:condition="is-true-formula($'product tasks'.#ref!129=&quot;Removed&quot;)" style:apply-style-name="Excel_5f_CondFormat_5f_3_5f_3_5f_3" style:base-cell-address="'Product Tasks'.G151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72]=&quot;Done&quot;)" style:apply-style-name="Excel_5f_CondFormat_5f_3_5f_2_5f_1" style:base-cell-address="'Product Tasks'.G182"/>
      <style:map style:condition="is-true-formula([$'Product Tasks'.$C172]=&quot;Ongoing&quot;)" style:apply-style-name="Excel_5f_CondFormat_5f_3_5f_2_5f_2" style:base-cell-address="'Product Tasks'.G182"/>
      <style:map style:condition="is-true-formula([$'Product Tasks'.$C172]=&quot;Removed&quot;)" style:apply-style-name="Excel_5f_CondFormat_5f_3_5f_2_5f_3" style:base-cell-address="'Product Tasks'.G182"/>
    </style:style>
    <style:style style:name="ce101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ackground-color="#ffcc99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17]=&quot;Done&quot;)" style:apply-style-name="Excel_5f_CondFormat_5f_3_5f_1_5f_1" style:base-cell-address="'Sprint 1'.A15"/>
      <style:map style:condition="is-true-formula([$'Product Tasks'.$C17]=&quot;Ongoing&quot;)" style:apply-style-name="Excel_5f_CondFormat_5f_3_5f_1_5f_2" style:base-cell-address="'Sprint 1'.A15"/>
      <style:map style:condition="is-true-formula([$'Product Tasks'.$C17]=&quot;Removed&quot;)" style:apply-style-name="Excel_5f_CondFormat_5f_3_5f_1_5f_3" style:base-cell-address="'Sprint 1'.A15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17]=&quot;Done&quot;)" style:apply-style-name="Excel_5f_CondFormat_5f_3_5f_1_5f_1" style:base-cell-address="'Sprint 1'.A15"/>
      <style:map style:condition="is-true-formula([$'Product Tasks'.$C17]=&quot;Ongoing&quot;)" style:apply-style-name="Excel_5f_CondFormat_5f_3_5f_1_5f_2" style:base-cell-address="'Sprint 1'.A15"/>
      <style:map style:condition="is-true-formula([$'Product Tasks'.$C17]=&quot;Removed&quot;)" style:apply-style-name="Excel_5f_CondFormat_5f_3_5f_1_5f_3" style:base-cell-address="'Sprint 1'.A15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9]=&quot;Done&quot;)" style:apply-style-name="Excel_5f_CondFormat_5f_3_5f_1_5f_1" style:base-cell-address="'Sprint 1'.A17"/>
      <style:map style:condition="is-true-formula([$'Product Tasks'.$C19]=&quot;Ongoing&quot;)" style:apply-style-name="Excel_5f_CondFormat_5f_3_5f_1_5f_2" style:base-cell-address="'Sprint 1'.A17"/>
      <style:map style:condition="is-true-formula([$'Product Tasks'.$C19]=&quot;Removed&quot;)" style:apply-style-name="Excel_5f_CondFormat_5f_3_5f_1_5f_3" style:base-cell-address="'Sprint 1'.A17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19]=&quot;Done&quot;)" style:apply-style-name="Excel_5f_CondFormat_5f_3_5f_1_5f_1" style:base-cell-address="'Sprint 1'.A17"/>
      <style:map style:condition="is-true-formula([$'Product Tasks'.$C19]=&quot;Ongoing&quot;)" style:apply-style-name="Excel_5f_CondFormat_5f_3_5f_1_5f_2" style:base-cell-address="'Sprint 1'.A17"/>
      <style:map style:condition="is-true-formula([$'Product Tasks'.$C19]=&quot;Removed&quot;)" style:apply-style-name="Excel_5f_CondFormat_5f_3_5f_1_5f_3" style:base-cell-address="'Sprint 1'.A17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19]=&quot;Done&quot;)" style:apply-style-name="Excel_5f_CondFormat_5f_3_5f_1_5f_1" style:base-cell-address="'Sprint 1'.A17"/>
      <style:map style:condition="is-true-formula([$'Product Tasks'.$C19]=&quot;Ongoing&quot;)" style:apply-style-name="Excel_5f_CondFormat_5f_3_5f_1_5f_2" style:base-cell-address="'Sprint 1'.A17"/>
      <style:map style:condition="is-true-formula([$'Product Tasks'.$C19]=&quot;Removed&quot;)" style:apply-style-name="Excel_5f_CondFormat_5f_3_5f_1_5f_3" style:base-cell-address="'Sprint 1'.A17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7]=&quot;Done&quot;)" style:apply-style-name="Excel_5f_CondFormat_5f_3_5f_1_5f_1" style:base-cell-address="'Sprint 1'.A15"/>
      <style:map style:condition="is-true-formula([$'Product Tasks'.$C17]=&quot;Ongoing&quot;)" style:apply-style-name="Excel_5f_CondFormat_5f_3_5f_1_5f_2" style:base-cell-address="'Sprint 1'.A15"/>
      <style:map style:condition="is-true-formula([$'Product Tasks'.$C17]=&quot;Removed&quot;)" style:apply-style-name="Excel_5f_CondFormat_5f_3_5f_1_5f_3" style:base-cell-address="'Sprint 1'.A15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5]=&quot;Done&quot;)" style:apply-style-name="Excel_5f_CondFormat_5f_3_5f_1_5f_1" style:base-cell-address="'Sprint 1'.A41"/>
      <style:map style:condition="is-true-formula([$'Product Tasks'.$C45]=&quot;Ongoing&quot;)" style:apply-style-name="Excel_5f_CondFormat_5f_3_5f_1_5f_2" style:base-cell-address="'Sprint 1'.A41"/>
      <style:map style:condition="is-true-formula([$'Product Tasks'.$C45]=&quot;Removed&quot;)" style:apply-style-name="Excel_5f_CondFormat_5f_3_5f_1_5f_3" style:base-cell-address="'Sprint 1'.A41"/>
    </style:style>
    <style:style style:name="ce110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2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Sprint 1'.$C#REF!]=&quot;Done&quot;)" style:apply-style-name="Excel_5f_CondFormat_5f_5_5f_3_5f_1" style:base-cell-address="'Sprint 1'.B24"/>
      <style:map style:condition="is-true-formula([$'Sprint 1'.$C#REF!]=&quot;Ongoing&quot;)" style:apply-style-name="Excel_5f_CondFormat_5f_5_5f_3_5f_2" style:base-cell-address="'Sprint 1'.B24"/>
      <style:map style:condition="is-true-formula([$'Sprint 1'.$C#REF!]=&quot;Removed&quot;)" style:apply-style-name="Excel_5f_CondFormat_5f_5_5f_3_5f_3" style:base-cell-address="'Sprint 1'.B24"/>
    </style:style>
    <style:style style:name="ce11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15" style:family="table-cell" style:parent-style-name="Default">
      <style:table-cell-properties fo:background-color="#ffcc99" fo:padding="2.01pt"/>
    </style:style>
    <style:style style:name="ce116" style:family="table-cell" style:parent-style-name="Default">
      <style:table-cell-properties fo:padding="2.01pt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17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1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1]=&quot;Done&quot;)" style:apply-style-name="Excel_5f_CondFormat_5f_5_5f_1_5f_1" style:base-cell-address="'Sprint 1'.E21"/>
      <style:map style:condition="is-true-formula([$'Sprint 1'.$D21]=&quot;Ongoing&quot;)" style:apply-style-name="Excel_5f_CondFormat_5f_5_5f_1_5f_2" style:base-cell-address="'Sprint 1'.E21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2]=&quot;Done&quot;)" style:apply-style-name="Excel_5f_CondFormat_5f_5_5f_1_5f_1" style:base-cell-address="'Sprint 1'.S22"/>
      <style:map style:condition="is-true-formula([$'Sprint 1'.$D22]=&quot;Ongoing&quot;)" style:apply-style-name="Excel_5f_CondFormat_5f_5_5f_1_5f_2" style:base-cell-address="'Sprint 1'.S22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20=&quot;Done&quot;)" style:apply-style-name="Excel_5f_CondFormat_5f_5_5f_5_5f_1" style:base-cell-address="'Sprint 2'.A23"/>
      <style:map style:condition="is-true-formula($#REF!.$C20=&quot;Ongoing&quot;)" style:apply-style-name="Excel_5f_CondFormat_5f_5_5f_5_5f_2" style:base-cell-address="'Sprint 2'.A23"/>
      <style:map style:condition="is-true-formula($#REF!.$C20=&quot;Removed&quot;)" style:apply-style-name="Excel_5f_CondFormat_5f_5_5f_5_5f_3" style:base-cell-address="'Sprint 2'.A23"/>
    </style:style>
    <style:style style:name="ce127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2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3_5f_1" style:base-cell-address="'Sprint 2'.B15"/>
      <style:map style:condition="is-true-formula($#REF!.$C15=&quot;Ongoing&quot;)" style:apply-style-name="Excel_5f_CondFormat_5f_5_5f_3_5f_2" style:base-cell-address="'Sprint 2'.B15"/>
      <style:map style:condition="is-true-formula($#REF!.$C15=&quot;Removed&quot;)" style:apply-style-name="Excel_5f_CondFormat_5f_5_5f_3_5f_3" style:base-cell-address="'Sprint 2'.B15"/>
    </style:style>
    <style:style style:name="ce12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3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20=&quot;Done&quot;)" style:apply-style-name="Excel_5f_CondFormat_5f_5_5f_4_5f_1" style:base-cell-address="'Sprint 2'.B23"/>
      <style:map style:condition="is-true-formula($#REF!.$C20=&quot;Ongoing&quot;)" style:apply-style-name="Excel_5f_CondFormat_5f_5_5f_4_5f_2" style:base-cell-address="'Sprint 2'.B23"/>
      <style:map style:condition="is-true-formula($#REF!.$C20=&quot;Removed&quot;)" style:apply-style-name="Excel_5f_CondFormat_5f_5_5f_4_5f_3" style:base-cell-address="'Sprint 2'.B23"/>
    </style:style>
    <style:style style:name="ce13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3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33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34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3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68]=&quot;Done&quot;)" style:apply-style-name="Excel_5f_CondFormat_5f_5_5f_2_5f_1" style:base-cell-address="'Sprint 3'.A15"/>
      <style:map style:condition="is-true-formula([$'Product Tasks'.$C68]=&quot;Ongoing&quot;)" style:apply-style-name="Excel_5f_CondFormat_5f_5_5f_2_5f_2" style:base-cell-address="'Sprint 3'.A15"/>
      <style:map style:condition="is-true-formula([$'Product Tasks'.$C68]=&quot;Removed&quot;)" style:apply-style-name="Excel_5f_CondFormat_5f_5_5f_2_5f_3" style:base-cell-address="'Sprint 3'.A15"/>
    </style:style>
    <style:style style:name="ce13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8]=&quot;Done&quot;)" style:apply-style-name="Excel_5f_CondFormat_5f_5_5f_5_5f_1" style:base-cell-address="'Sprint 3'.A23"/>
      <style:map style:condition="is-true-formula([$'Product Tasks'.$C78]=&quot;Ongoing&quot;)" style:apply-style-name="Excel_5f_CondFormat_5f_5_5f_5_5f_2" style:base-cell-address="'Sprint 3'.A23"/>
      <style:map style:condition="is-true-formula([$'Product Tasks'.$C78]=&quot;Removed&quot;)" style:apply-style-name="Excel_5f_CondFormat_5f_5_5f_5_5f_3" style:base-cell-address="'Sprint 3'.A23"/>
    </style:style>
    <style:style style:name="ce137" style:family="table-cell" style:parent-style-name="Default">
      <style:table-cell-properties fo:padding="2.01pt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3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68]=&quot;Done&quot;)" style:apply-style-name="Excel_5f_CondFormat_5f_5_5f_3_5f_1" style:base-cell-address="'Sprint 3'.B15"/>
      <style:map style:condition="is-true-formula([$'Product Tasks'.$C68]=&quot;Ongoing&quot;)" style:apply-style-name="Excel_5f_CondFormat_5f_5_5f_3_5f_2" style:base-cell-address="'Sprint 3'.B15"/>
      <style:map style:condition="is-true-formula([$'Product Tasks'.$C68]=&quot;Removed&quot;)" style:apply-style-name="Excel_5f_CondFormat_5f_5_5f_3_5f_3" style:base-cell-address="'Sprint 3'.B15"/>
    </style:style>
    <style:style style:name="ce13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68]=&quot;Done&quot;)" style:apply-style-name="Excel_5f_CondFormat_5f_5_5f_2_5f_1" style:base-cell-address="'Sprint 3'.A15"/>
      <style:map style:condition="is-true-formula([$'Product Tasks'.$C68]=&quot;Ongoing&quot;)" style:apply-style-name="Excel_5f_CondFormat_5f_5_5f_2_5f_2" style:base-cell-address="'Sprint 3'.A15"/>
      <style:map style:condition="is-true-formula([$'Product Tasks'.$C68]=&quot;Removed&quot;)" style:apply-style-name="Excel_5f_CondFormat_5f_5_5f_2_5f_3" style:base-cell-address="'Sprint 3'.A15"/>
    </style:style>
    <style:style style:name="ce1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8]=&quot;Done&quot;)" style:apply-style-name="Excel_5f_CondFormat_5f_5_5f_4_5f_1" style:base-cell-address="'Sprint 3'.B23"/>
      <style:map style:condition="is-true-formula([$'Product Tasks'.$C78]=&quot;Ongoing&quot;)" style:apply-style-name="Excel_5f_CondFormat_5f_5_5f_4_5f_2" style:base-cell-address="'Sprint 3'.B23"/>
      <style:map style:condition="is-true-formula([$'Product Tasks'.$C78]=&quot;Removed&quot;)" style:apply-style-name="Excel_5f_CondFormat_5f_5_5f_4_5f_3" style:base-cell-address="'Sprint 3'.B23"/>
    </style:style>
    <style:style style:name="ce14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4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43" style:family="table-cell" style:parent-style-name="Default">
      <style:table-cell-properties fo:padding="2.01pt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44" style:family="table-cell" style:parent-style-name="Default">
      <style:table-cell-properties fo:padding="2.01pt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2_5f_1" style:base-cell-address="'Sprint 4'.A15"/>
      <style:map style:condition="is-true-formula([$'Product Backlog'.$C16]=&quot;Ongoing&quot;)" style:apply-style-name="Excel_5f_CondFormat_5f_5_5f_2_5f_2" style:base-cell-address="'Sprint 4'.A15"/>
      <style:map style:condition="is-true-formula([$'Product Backlog'.$C16]=&quot;Removed&quot;)" style:apply-style-name="Excel_5f_CondFormat_5f_5_5f_2_5f_3" style:base-cell-address="'Sprint 4'.A15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24]=&quot;Done&quot;)" style:apply-style-name="Excel_5f_CondFormat_5f_5_5f_5_5f_1" style:base-cell-address="'Sprint 4'.A23"/>
      <style:map style:condition="is-true-formula([$'Product Backlog'.$C24]=&quot;Ongoing&quot;)" style:apply-style-name="Excel_5f_CondFormat_5f_5_5f_5_5f_2" style:base-cell-address="'Sprint 4'.A23"/>
      <style:map style:condition="is-true-formula([$'Product Backlog'.$C24]=&quot;Removed&quot;)" style:apply-style-name="Excel_5f_CondFormat_5f_5_5f_5_5f_3" style:base-cell-address="'Sprint 4'.A23"/>
    </style:style>
    <style:style style:name="ce147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3_5f_1" style:base-cell-address="'Sprint 4'.B15"/>
      <style:map style:condition="is-true-formula([$'Product Backlog'.$C16]=&quot;Ongoing&quot;)" style:apply-style-name="Excel_5f_CondFormat_5f_5_5f_3_5f_2" style:base-cell-address="'Sprint 4'.B15"/>
      <style:map style:condition="is-true-formula([$'Product Backlog'.$C16]=&quot;Removed&quot;)" style:apply-style-name="Excel_5f_CondFormat_5f_5_5f_3_5f_3" style:base-cell-address="'Sprint 4'.B15"/>
    </style:style>
    <style:style style:name="ce14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2_5f_1" style:base-cell-address="'Sprint 4'.A15"/>
      <style:map style:condition="is-true-formula([$'Product Backlog'.$C16]=&quot;Ongoing&quot;)" style:apply-style-name="Excel_5f_CondFormat_5f_5_5f_2_5f_2" style:base-cell-address="'Sprint 4'.A15"/>
      <style:map style:condition="is-true-formula([$'Product Backlog'.$C16]=&quot;Removed&quot;)" style:apply-style-name="Excel_5f_CondFormat_5f_5_5f_2_5f_3" style:base-cell-address="'Sprint 4'.A15"/>
    </style:style>
    <style:style style:name="ce15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24]=&quot;Done&quot;)" style:apply-style-name="Excel_5f_CondFormat_5f_5_5f_4_5f_1" style:base-cell-address="'Sprint 4'.B23"/>
      <style:map style:condition="is-true-formula([$'Product Backlog'.$C24]=&quot;Ongoing&quot;)" style:apply-style-name="Excel_5f_CondFormat_5f_5_5f_4_5f_2" style:base-cell-address="'Sprint 4'.B23"/>
      <style:map style:condition="is-true-formula([$'Product Backlog'.$C24]=&quot;Removed&quot;)" style:apply-style-name="Excel_5f_CondFormat_5f_5_5f_4_5f_3" style:base-cell-address="'Sprint 4'.B23"/>
    </style:style>
    <style:style style:name="ce15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5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53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54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2_5f_1" style:base-cell-address="'Sprint 5'.A15"/>
      <style:map style:condition="is-true-formula([$Sp1.$C15]=&quot;Ongoing&quot;)" style:apply-style-name="Excel_5f_CondFormat_5f_5_5f_2_5f_2" style:base-cell-address="'Sprint 5'.A15"/>
      <style:map style:condition="is-true-formula([$Sp1.$C15]=&quot;Removed&quot;)" style:apply-style-name="Excel_5f_CondFormat_5f_5_5f_2_5f_3" style:base-cell-address="'Sprint 5'.A15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23]=&quot;Done&quot;)" style:apply-style-name="Excel_5f_CondFormat_5f_5_5f_5_5f_1" style:base-cell-address="'Sprint 5'.A23"/>
      <style:map style:condition="is-true-formula([$Sp1.$C23]=&quot;Ongoing&quot;)" style:apply-style-name="Excel_5f_CondFormat_5f_5_5f_5_5f_2" style:base-cell-address="'Sprint 5'.A23"/>
      <style:map style:condition="is-true-formula([$Sp1.$C23]=&quot;Removed&quot;)" style:apply-style-name="Excel_5f_CondFormat_5f_5_5f_5_5f_3" style:base-cell-address="'Sprint 5'.A23"/>
    </style:style>
    <style:style style:name="ce157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5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3_5f_1" style:base-cell-address="'Sprint 5'.B15"/>
      <style:map style:condition="is-true-formula([$Sp1.$C15]=&quot;Ongoing&quot;)" style:apply-style-name="Excel_5f_CondFormat_5f_5_5f_3_5f_2" style:base-cell-address="'Sprint 5'.B15"/>
      <style:map style:condition="is-true-formula([$Sp1.$C15]=&quot;Removed&quot;)" style:apply-style-name="Excel_5f_CondFormat_5f_5_5f_3_5f_3" style:base-cell-address="'Sprint 5'.B15"/>
    </style:style>
    <style:style style:name="ce1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2_5f_1" style:base-cell-address="'Sprint 5'.A15"/>
      <style:map style:condition="is-true-formula([$Sp1.$C15]=&quot;Ongoing&quot;)" style:apply-style-name="Excel_5f_CondFormat_5f_5_5f_2_5f_2" style:base-cell-address="'Sprint 5'.A15"/>
      <style:map style:condition="is-true-formula([$Sp1.$C15]=&quot;Removed&quot;)" style:apply-style-name="Excel_5f_CondFormat_5f_5_5f_2_5f_3" style:base-cell-address="'Sprint 5'.A15"/>
    </style:style>
    <style:style style:name="ce16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23]=&quot;Done&quot;)" style:apply-style-name="Excel_5f_CondFormat_5f_5_5f_4_5f_1" style:base-cell-address="'Sprint 5'.B23"/>
      <style:map style:condition="is-true-formula([$Sp1.$C23]=&quot;Ongoing&quot;)" style:apply-style-name="Excel_5f_CondFormat_5f_5_5f_4_5f_2" style:base-cell-address="'Sprint 5'.B23"/>
      <style:map style:condition="is-true-formula([$Sp1.$C23]=&quot;Removed&quot;)" style:apply-style-name="Excel_5f_CondFormat_5f_5_5f_4_5f_3" style:base-cell-address="'Sprint 5'.B23"/>
    </style:style>
    <style:style style:name="ce16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6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63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64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67.29pt" fo:min-width="88.64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3.05pt" fo:min-width="117.64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18.12pt" fo:min-width="138.59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67.29pt" fo:min-width="87.56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6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gr7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99.89pt" fo:min-width="114.58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39.9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  <style:text-properties style:use-window-font-color="true" style:text-line-through-style="none" style:text-line-through-type="none" fo:font-family="Arial" style:font-family-generic="modern" fo:font-size="10pt" fo:font-style="normal" style:text-underline-style="none" fo:font-weight="normal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lanned&quot;;&quot;Ongoing&quot;;&quot;Done&quot;)" table:allow-empty-cell="true" table:display-list="unsorted" table:base-cell-address="Sp1.D3"/>
        <table:content-validation table:name="val2" table:condition="of:cell-content-is-in-list(&quot;Planned&quot;;&quot;Ongoing&quot;;&quot;Done&quot;;&quot;Removed&quot;)" table:allow-empty-cell="true" table:display-list="unsorted" table:base-cell-address="'Product Tasks'.C4"/>
        <table:content-validation table:name="val3" table:condition="of:cell-content-is-in-list(&quot;Planned&quot;;&quot;Ongoing&quot;;&quot;Done&quot;)" table:allow-empty-cell="true" table:display-list="unsorted" table:base-cell-address="'Sprint 2'.D3"/>
      </table:content-validations>
      <table:table table:name="Sp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3" form:control-implementation="ooo:com.sun.star.form.component.CommandButton" xml:id="control1" form:id="control1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7" form:control-implementation="ooo:com.sun.star.form.component.CommandButton" xml:id="control2" form:id="control2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2"/>
        <table:table-column table:style-name="co2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number-columns-repeated="25" table:default-cell-style-name="ce13"/>
        <table:table-column table:style-name="co7" table:number-columns-repeated="227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float" office:value="1" calcext:value-type="float">
            <text:p>Sprint 1 Backlog</text:p>
          </table:table-cell>
          <table:table-cell table:style-name="ce12"/>
          <table:table-cell table:number-columns-repeated="2"/>
          <table:table-cell table:style-name="ce2" table:number-columns-repeated="26"/>
          <table:table-cell table:number-columns-repeated="227"/>
          <table:table-cell table:style-name="ce2" table:number-columns-repeated="767"/>
        </table:table-row>
        <table:table-row table:style-name="ro2">
          <table:table-cell table:number-columns-repeated="4"/>
          <table:table-cell table:style-name="ce2" table:number-columns-repeated="26"/>
          <table:table-cell table:number-columns-repeated="227"/>
          <table:table-cell table:style-name="ce2" table:number-columns-repeated="767"/>
        </table:table-row>
        <table:table-row table:style-name="ro2" table:number-rows-repeated="3">
          <table:table-cell table:number-columns-repeated="3"/>
          <table:table-cell table:content-validation-name="val1"/>
          <table:table-cell table:number-columns-repeated="1020"/>
        </table:table-row>
        <table:table-row table:style-name="ro2">
          <table:table-cell>
            <draw:control table:end-cell-address="Sp1.A8" table:end-x="168.24pt" table:end-y="2.27pt" draw:z-index="0" draw:name="Button 3" draw:style-name="gr1" draw:text-style-name="P1" svg:width="148.48pt" svg:height="21.03pt" svg:x="19.76pt" svg:y="6.77pt" draw:control="control1">
              <svg:desc>Sort Sprint Tasks</svg:desc>
            </draw:control>
            <draw:control table:end-cell-address="Sp1.C8" table:end-x="25.11pt" table:end-y="2.27pt" draw:z-index="1" draw:name="Button 7" draw:style-name="gr1" draw:text-style-name="P1" svg:width="125.89pt" svg:height="21.03pt" svg:x="187.77pt" svg:y="6.77pt" draw:control="control2">
              <svg:desc>Update Task Slips</svg:desc>
            </draw:control>
          </table:table-cell>
          <table:table-cell table:number-columns-repeated="2"/>
          <table:table-cell table:content-validation-name="val1"/>
          <table:table-cell table:number-columns-repeated="1020"/>
        </table:table-row>
        <table:table-row table:style-name="ro2">
          <table:table-cell table:number-columns-repeated="3"/>
          <table:table-cell table:content-validation-name="val1"/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content-validation-name="val1"/>
          <table:table-cell table:number-columns-repeated="1020"/>
        </table:table-row>
        <table:table-row table:style-name="ro2">
          <table:table-cell table:style-name="ce3"/>
          <table:table-cell table:style-name="ce14"/>
          <table:table-cell table:style-name="ce6"/>
          <table:table-cell table:style-name="ce21"/>
          <table:table-cell table:style-name="ce6" office:value-type="string" calcext:value-type="string">
            <text:p>Effort</text:p>
          </table:table-cell>
          <table:table-cell table:style-name="ce6" table:number-columns-repeated="7"/>
          <table:table-cell table:style-name="ce21" table:number-columns-repeated="18"/>
          <table:table-cell table:number-columns-repeated="994"/>
        </table:table-row>
        <table:table-row table:style-name="ro2">
          <table:table-cell table:style-name="ce3"/>
          <table:table-cell table:style-name="ce14"/>
          <table:table-cell table:style-name="ce6" office:value-type="string" calcext:value-type="string">
            <text:p>Days</text:p>
          </table:table-cell>
          <table:table-cell table:style-name="ce6" office:value-type="string" calcext:value-type="string">
            <text:p>Totals</text:p>
          </table:table-cell>
          <table:table-cell table:style-name="ce24" table:formula="of:=SUM(OFFSET([.E14];1;0;TaskRows;1))" office:value-type="float" office:value="4" calcext:value-type="float">
            <text:p>4</text:p>
          </table:table-cell>
          <table:table-cell table:style-name="ce24" table:number-columns-repeated="4"/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4" office:value-type="string" calcext:value-type="string">
            <text:p>Task rows</text:p>
          </table:table-cell>
          <table:table-cell table:style-name="ce15" table:formula="of:=IF(COUNTA([.A15:.A242])=0;1;COUNTA([.A15:.A242]))" office:value-type="float" office:value="1" calcext:value-type="float">
            <text:p>1</text:p>
          </table:table-cell>
          <table:table-cell table:style-name="ce4"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 table:style-name="ce15"/>
          <table:table-cell table:style-name="ce15" table:formula="of:=IF([.F14]=&quot;&quot;;&quot;&quot;;[.$E10]-[.$E10]/([.$B9]-1)*([.F14]-1))">
            <text:p/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4"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table:style-name="ce4" office:value-type="string" calcext:value-type="string">
            <text:p>Trend</text:p>
          </table:table-cell>
          <table:table-cell table:style-name="ce15" table:number-columns-repeated="2"/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4"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table:style-name="ce4" office:value-type="string" calcext:value-type="string">
            <text:p>Trend Days</text:p>
          </table:table-cell>
          <table:table-cell table:style-name="ce15" table:formula="of:=IF(DoneDays&gt;[.B10];[.B10];DoneDays)" office:value-type="float" office:value="0" calcext:value-type="float">
            <text:p>0</text:p>
          </table:table-cell>
          <table:table-cell table:style-name="ce15"/>
          <table:table-cell table:style-name="ce15" table:formula="of:=IF(DoneDays&gt;[.E13];[.E13]+1;&quot;&quot;)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4" table:number-columns-repeated="994"/>
        </table:table-row>
        <table:table-row table:style-name="ro2">
          <table:table-cell table:style-name="ce6" office:value-type="string" calcext:value-type="string">
            <text:p>Task name</text:p>
          </table:table-cell>
          <table:table-cell table:style-name="ce16" office:value-type="string" calcext:value-type="string">
            <text:p>Story ID</text:p>
          </table:table-cell>
          <table:table-cell table:style-name="ce6" office:value-type="string" calcext:value-type="string">
            <text:p>Responsible</text:p>
          </table:table-cell>
          <table:table-cell table:style-name="ce6" office:value-type="string" calcext:value-type="string">
            <text:p>Status</text:p>
          </table:table-cell>
          <table:table-cell table:style-name="ce16" office:value-type="string" calcext:value-type="string">
            <text:p>Est.</text:p>
          </table:table-cell>
          <table:table-cell table:style-name="ce16"/>
          <table:table-cell table:style-name="ce16" table:formula="of:=IF([.$B$9]&gt;[.F14];[.F14]+1;&quot;&quot;)">
            <text:p/>
          </table:table-cell>
          <table:table-cell table:style-name="ce16" table:formula="of:=IF([.$B$9]&gt;[.G14];[.G14]+1;&quot;&quot;)">
            <text:p/>
          </table:table-cell>
          <table:table-cell table:style-name="ce16" table:formula="of:=IF([.$B$9]&gt;[.H14];[.H14]+1;&quot;&quot;)">
            <text:p/>
          </table:table-cell>
          <table:table-cell table:style-name="ce16" table:formula="of:=IF([.$B$9]&gt;[.I14];[.I14]+1;&quot;&quot;)">
            <text:p/>
          </table:table-cell>
          <table:table-cell table:style-name="ce16" table:formula="of:=IF([.$B$9]&gt;[.J14];[.J14]+1;&quot;&quot;)">
            <text:p/>
          </table:table-cell>
          <table:table-cell table:style-name="ce16" table:formula="of:=IF([.$B$9]&gt;[.K14];[.K14]+1;&quot;&quot;)">
            <text:p/>
          </table:table-cell>
          <table:table-cell table:style-name="ce16" table:formula="of:=IF([.$B$9]&gt;[.L14];[.L14]+1;&quot;&quot;)">
            <text:p/>
          </table:table-cell>
          <table:table-cell table:style-name="ce16" table:formula="of:=IF([.$B$9]&gt;[.M14];[.M14]+1;&quot;&quot;)">
            <text:p/>
          </table:table-cell>
          <table:table-cell table:style-name="ce16" table:formula="of:=IF([.$B$9]&gt;[.N14];[.N14]+1;&quot;&quot;)">
            <text:p/>
          </table:table-cell>
          <table:table-cell table:style-name="ce16" table:formula="of:=IF([.$B$9]&gt;[.O14];[.O14]+1;&quot;&quot;)">
            <text:p/>
          </table:table-cell>
          <table:table-cell table:style-name="ce16" table:formula="of:=IF([.$B$9]&gt;[.P14];[.P14]+1;&quot;&quot;)">
            <text:p/>
          </table:table-cell>
          <table:table-cell table:style-name="ce16" table:formula="of:=IF([.$B$9]&gt;[.Q14];[.Q14]+1;&quot;&quot;)">
            <text:p/>
          </table:table-cell>
          <table:table-cell table:style-name="ce16" table:formula="of:=IF([.$B$9]&gt;[.R14];[.R14]+1;&quot;&quot;)">
            <text:p/>
          </table:table-cell>
          <table:table-cell table:style-name="ce16" table:formula="of:=IF([.$B$9]&gt;[.S14];[.S14]+1;&quot;&quot;)">
            <text:p/>
          </table:table-cell>
          <table:table-cell table:style-name="ce16" table:formula="of:=IF([.$B$9]&gt;[.T14];[.T14]+1;&quot;&quot;)">
            <text:p/>
          </table:table-cell>
          <table:table-cell table:style-name="ce16" table:formula="of:=IF([.$B$9]&gt;[.U14];[.U14]+1;&quot;&quot;)">
            <text:p/>
          </table:table-cell>
          <table:table-cell table:style-name="ce16" table:formula="of:=IF([.$B$9]&gt;[.V14];[.V14]+1;&quot;&quot;)">
            <text:p/>
          </table:table-cell>
          <table:table-cell table:style-name="ce16" table:formula="of:=IF([.$B$9]&gt;[.W14];[.W14]+1;&quot;&quot;)">
            <text:p/>
          </table:table-cell>
          <table:table-cell table:style-name="ce16" table:formula="of:=IF([.$B$9]&gt;[.X14];[.X14]+1;&quot;&quot;)">
            <text:p/>
          </table:table-cell>
          <table:table-cell table:style-name="ce16" table:formula="of:=IF([.$B$9]&gt;[.Y14];[.Y14]+1;&quot;&quot;)">
            <text:p/>
          </table:table-cell>
          <table:table-cell table:style-name="ce16" table:formula="of:=IF([.$B$9]&gt;[.Z14];[.Z14]+1;&quot;&quot;)">
            <text:p/>
          </table:table-cell>
          <table:table-cell table:style-name="ce16" table:formula="of:=IF([.$B$9]&gt;[.AA14];[.AA14]+1;&quot;&quot;)">
            <text:p/>
          </table:table-cell>
          <table:table-cell table:style-name="ce16" table:formula="of:=IF([.$B$9]&gt;[.AB14];[.AB14]+1;&quot;&quot;)">
            <text:p/>
          </table:table-cell>
          <table:table-cell table:style-name="ce16" table:formula="of:=IF([.$B$9]&gt;[.AC14];[.AC14]+1;&quot;&quot;)">
            <text:p/>
          </table:table-cell>
          <table:table-cell table:number-columns-repeated="994"/>
        </table:table-row>
        <table:table-row table:style-name="ro2">
          <table:table-cell table:style-name="ce7"/>
          <table:table-cell table:style-name="ce17" office:value-type="float" office:value="2" calcext:value-type="float">
            <text:p>2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4"/>
          <table:table-cell table:style-name="ce18" table:number-columns-repeated="19"/>
          <table:table-cell table:style-name="ce18" table:formula="of:=IF(OR([.AC$14]=&quot;&quot;;[.$E17]=&quot;&quot;);&quot;&quot;;[.AB17])">
            <text:p/>
          </table:table-cell>
          <table:table-cell table:style-name="ce18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2">
          <table:table-cell table:style-name="ce9"/>
          <table:table-cell table:style-name="ce17" office:value-type="float" office:value="3" calcext:value-type="float">
            <text:p>3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8" office:value-type="float" office:value="4" calcext:value-type="float">
            <text:p>4</text:p>
          </table:table-cell>
          <table:table-cell table:style-name="ce19"/>
          <table:table-cell table:style-name="ce23" table:content-validation-name="val1" office:value-type="string" calcext:value-type="string">
            <text:p>Planned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3"/>
          <table:table-cell table:style-name="ce18" table:formula="of:=IF(OR([.AC$14]=&quot;&quot;;[.$E19]=&quot;&quot;);&quot;&quot;;[.AB19])">
            <text:p/>
          </table:table-cell>
          <table:table-cell table:style-name="ce18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2">
          <table:table-cell table:style-name="ce9"/>
          <table:table-cell table:style-name="ce18" office:value-type="float" office:value="3" calcext:value-type="float">
            <text:p>3</text:p>
          </table:table-cell>
          <table:table-cell table:style-name="ce19"/>
          <table:table-cell table:style-name="ce23" table:content-validation-name="val1" office:value-type="string" calcext:value-type="string">
            <text:p>Planned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23"/>
          <table:table-cell table:style-name="ce18" table:formula="of:=IF(OR([.AC$14]=&quot;&quot;;[.$E20]=&quot;&quot;);&quot;&quot;;[.AB20])">
            <text:p/>
          </table:table-cell>
          <table:table-cell table:style-name="ce18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1]=&quot;&quot;);&quot;&quot;;[.AB21])">
            <text:p/>
          </table:table-cell>
          <table:table-cell table:style-name="ce18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2]=&quot;&quot;);&quot;&quot;;[.AB22])">
            <text:p/>
          </table:table-cell>
          <table:table-cell table:style-name="ce18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3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3]=&quot;&quot;);&quot;&quot;;[.AB23])">
            <text:p/>
          </table:table-cell>
          <table:table-cell table:style-name="ce18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4]=&quot;&quot;);&quot;&quot;;[.AB24])">
            <text:p/>
          </table:table-cell>
          <table:table-cell table:style-name="ce18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6"/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6]=&quot;&quot;);&quot;&quot;;[.AB26])">
            <text:p/>
          </table:table-cell>
          <table:table-cell table:style-name="ce18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7]=&quot;&quot;);&quot;&quot;;[.AB27])">
            <text:p/>
          </table:table-cell>
          <table:table-cell table:style-name="ce18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8]=&quot;&quot;);&quot;&quot;;[.AB28])">
            <text:p/>
          </table:table-cell>
          <table:table-cell table:style-name="ce18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9]=&quot;&quot;);&quot;&quot;;[.AB29])">
            <text:p/>
          </table:table-cell>
          <table:table-cell table:style-name="ce18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0]=&quot;&quot;);&quot;&quot;;[.AB30])">
            <text:p/>
          </table:table-cell>
          <table:table-cell table:style-name="ce18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1]=&quot;&quot;);&quot;&quot;;[.AB31])">
            <text:p/>
          </table:table-cell>
          <table:table-cell table:style-name="ce18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2]=&quot;&quot;);&quot;&quot;;[.AB32])">
            <text:p/>
          </table:table-cell>
          <table:table-cell table:style-name="ce18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3]=&quot;&quot;);&quot;&quot;;[.AB33])">
            <text:p/>
          </table:table-cell>
          <table:table-cell table:style-name="ce18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4]=&quot;&quot;);&quot;&quot;;[.AB34])">
            <text:p/>
          </table:table-cell>
          <table:table-cell table:style-name="ce18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6"/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6]=&quot;&quot;);&quot;&quot;;[.AB36])">
            <text:p/>
          </table:table-cell>
          <table:table-cell table:style-name="ce18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7]=&quot;&quot;);&quot;&quot;;[.AB37])">
            <text:p/>
          </table:table-cell>
          <table:table-cell table:style-name="ce18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8]=&quot;&quot;);&quot;&quot;;[.AB38])">
            <text:p/>
          </table:table-cell>
          <table:table-cell table:style-name="ce18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9]=&quot;&quot;);&quot;&quot;;[.AB39])">
            <text:p/>
          </table:table-cell>
          <table:table-cell table:style-name="ce18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40]=&quot;&quot;);&quot;&quot;;[.AB40])">
            <text:p/>
          </table:table-cell>
          <table:table-cell table:style-name="ce18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 table:formula="of:=IF([.A41]&lt;&gt;&quot;&quot;;&quot;Planned&quot;;&quot;&quot;)">
            <text:p/>
          </table:table-cell>
          <table:table-cell table:style-name="ce18"/>
          <table:table-cell table:style-name="ce18" table:formula="of:=IF(OR([.F$14]=&quot;&quot;;[.$E41]=&quot;&quot;);&quot;&quot;;[.E41])">
            <text:p/>
          </table:table-cell>
          <table:table-cell table:style-name="ce18" table:number-columns-repeated="22"/>
          <table:table-cell table:style-name="ce18" table:formula="of:=IF(OR([.AC$14]=&quot;&quot;;[.$E41]=&quot;&quot;);&quot;&quot;;[.AB41])">
            <text:p/>
          </table:table-cell>
          <table:table-cell table:style-name="ce18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2]&lt;&gt;&quot;&quot;;&quot;Planned&quot;;&quot;&quot;)">
            <text:p/>
          </table:table-cell>
          <table:table-cell table:style-name="ce18"/>
          <table:table-cell table:style-name="ce18" table:formula="of:=IF(OR([.F$14]=&quot;&quot;;[.$E42]=&quot;&quot;);&quot;&quot;;[.E42])">
            <text:p/>
          </table:table-cell>
          <table:table-cell table:style-name="ce18" table:number-columns-repeated="22"/>
          <table:table-cell table:style-name="ce18" table:formula="of:=IF(OR([.AC$14]=&quot;&quot;;[.$E42]=&quot;&quot;);&quot;&quot;;[.AB42])">
            <text:p/>
          </table:table-cell>
          <table:table-cell table:style-name="ce18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3]&lt;&gt;&quot;&quot;;&quot;Planned&quot;;&quot;&quot;)">
            <text:p/>
          </table:table-cell>
          <table:table-cell table:style-name="ce18"/>
          <table:table-cell table:style-name="ce18" table:formula="of:=IF(OR([.F$14]=&quot;&quot;;[.$E43]=&quot;&quot;);&quot;&quot;;[.E43])">
            <text:p/>
          </table:table-cell>
          <table:table-cell table:style-name="ce18" table:number-columns-repeated="22"/>
          <table:table-cell table:style-name="ce18" table:formula="of:=IF(OR([.AC$14]=&quot;&quot;;[.$E43]=&quot;&quot;);&quot;&quot;;[.AB43])">
            <text:p/>
          </table:table-cell>
          <table:table-cell table:style-name="ce18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4]&lt;&gt;&quot;&quot;;&quot;Planned&quot;;&quot;&quot;)">
            <text:p/>
          </table:table-cell>
          <table:table-cell table:style-name="ce18"/>
          <table:table-cell table:style-name="ce18" table:formula="of:=IF(OR([.F$14]=&quot;&quot;;[.$E44]=&quot;&quot;);&quot;&quot;;[.E44])">
            <text:p/>
          </table:table-cell>
          <table:table-cell table:style-name="ce18" table:number-columns-repeated="22"/>
          <table:table-cell table:style-name="ce18" table:formula="of:=IF(OR([.AC$14]=&quot;&quot;;[.$E44]=&quot;&quot;);&quot;&quot;;[.AB44])">
            <text:p/>
          </table:table-cell>
          <table:table-cell table:style-name="ce18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5]&lt;&gt;&quot;&quot;;&quot;Planned&quot;;&quot;&quot;)">
            <text:p/>
          </table:table-cell>
          <table:table-cell table:style-name="ce18"/>
          <table:table-cell table:style-name="ce18" table:formula="of:=IF(OR([.F$14]=&quot;&quot;;[.$E45]=&quot;&quot;);&quot;&quot;;[.E45])">
            <text:p/>
          </table:table-cell>
          <table:table-cell table:style-name="ce18" table:number-columns-repeated="22"/>
          <table:table-cell table:style-name="ce18" table:formula="of:=IF(OR([.AC$14]=&quot;&quot;;[.$E45]=&quot;&quot;);&quot;&quot;;[.AB45])">
            <text:p/>
          </table:table-cell>
          <table:table-cell table:style-name="ce18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6]&lt;&gt;&quot;&quot;;&quot;Planned&quot;;&quot;&quot;)">
            <text:p/>
          </table:table-cell>
          <table:table-cell table:style-name="ce18"/>
          <table:table-cell table:style-name="ce18" table:formula="of:=IF(OR([.F$14]=&quot;&quot;;[.$E46]=&quot;&quot;);&quot;&quot;;[.E46])">
            <text:p/>
          </table:table-cell>
          <table:table-cell table:style-name="ce18" table:number-columns-repeated="22"/>
          <table:table-cell table:style-name="ce18" table:formula="of:=IF(OR([.AC$14]=&quot;&quot;;[.$E46]=&quot;&quot;);&quot;&quot;;[.AB46])">
            <text:p/>
          </table:table-cell>
          <table:table-cell table:style-name="ce18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7]&lt;&gt;&quot;&quot;;&quot;Planned&quot;;&quot;&quot;)">
            <text:p/>
          </table:table-cell>
          <table:table-cell table:style-name="ce18"/>
          <table:table-cell table:style-name="ce18" table:formula="of:=IF(OR([.F$14]=&quot;&quot;;[.$E47]=&quot;&quot;);&quot;&quot;;[.E47])">
            <text:p/>
          </table:table-cell>
          <table:table-cell table:style-name="ce18" table:number-columns-repeated="22"/>
          <table:table-cell table:style-name="ce18" table:formula="of:=IF(OR([.AC$14]=&quot;&quot;;[.$E47]=&quot;&quot;);&quot;&quot;;[.AB47])">
            <text:p/>
          </table:table-cell>
          <table:table-cell table:style-name="ce18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8]&lt;&gt;&quot;&quot;;&quot;Planned&quot;;&quot;&quot;)">
            <text:p/>
          </table:table-cell>
          <table:table-cell table:style-name="ce18"/>
          <table:table-cell table:style-name="ce18" table:formula="of:=IF(OR([.F$14]=&quot;&quot;;[.$E48]=&quot;&quot;);&quot;&quot;;[.E48])">
            <text:p/>
          </table:table-cell>
          <table:table-cell table:style-name="ce18" table:number-columns-repeated="22"/>
          <table:table-cell table:style-name="ce18" table:formula="of:=IF(OR([.AC$14]=&quot;&quot;;[.$E48]=&quot;&quot;);&quot;&quot;;[.AB48])">
            <text:p/>
          </table:table-cell>
          <table:table-cell table:style-name="ce18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9]&lt;&gt;&quot;&quot;;&quot;Planned&quot;;&quot;&quot;)">
            <text:p/>
          </table:table-cell>
          <table:table-cell table:style-name="ce18"/>
          <table:table-cell table:style-name="ce18" table:formula="of:=IF(OR([.F$14]=&quot;&quot;;[.$E49]=&quot;&quot;);&quot;&quot;;[.E49])">
            <text:p/>
          </table:table-cell>
          <table:table-cell table:style-name="ce18" table:number-columns-repeated="22"/>
          <table:table-cell table:style-name="ce18" table:formula="of:=IF(OR([.AC$14]=&quot;&quot;;[.$E49]=&quot;&quot;);&quot;&quot;;[.AB49])">
            <text:p/>
          </table:table-cell>
          <table:table-cell table:style-name="ce18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0]&lt;&gt;&quot;&quot;;&quot;Planned&quot;;&quot;&quot;)">
            <text:p/>
          </table:table-cell>
          <table:table-cell table:style-name="ce18"/>
          <table:table-cell table:style-name="ce18" table:formula="of:=IF(OR([.F$14]=&quot;&quot;;[.$E50]=&quot;&quot;);&quot;&quot;;[.E50])">
            <text:p/>
          </table:table-cell>
          <table:table-cell table:style-name="ce18" table:number-columns-repeated="22"/>
          <table:table-cell table:style-name="ce18" table:formula="of:=IF(OR([.AC$14]=&quot;&quot;;[.$E50]=&quot;&quot;);&quot;&quot;;[.AB50])">
            <text:p/>
          </table:table-cell>
          <table:table-cell table:style-name="ce18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1]&lt;&gt;&quot;&quot;;&quot;Planned&quot;;&quot;&quot;)">
            <text:p/>
          </table:table-cell>
          <table:table-cell table:style-name="ce18"/>
          <table:table-cell table:style-name="ce18" table:formula="of:=IF(OR([.F$14]=&quot;&quot;;[.$E51]=&quot;&quot;);&quot;&quot;;[.E51])">
            <text:p/>
          </table:table-cell>
          <table:table-cell table:style-name="ce18" table:number-columns-repeated="22"/>
          <table:table-cell table:style-name="ce18" table:formula="of:=IF(OR([.AC$14]=&quot;&quot;;[.$E51]=&quot;&quot;);&quot;&quot;;[.AB51])">
            <text:p/>
          </table:table-cell>
          <table:table-cell table:style-name="ce18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2]&lt;&gt;&quot;&quot;;&quot;Planned&quot;;&quot;&quot;)">
            <text:p/>
          </table:table-cell>
          <table:table-cell table:style-name="ce18"/>
          <table:table-cell table:style-name="ce18" table:formula="of:=IF(OR([.F$14]=&quot;&quot;;[.$E52]=&quot;&quot;);&quot;&quot;;[.E52])">
            <text:p/>
          </table:table-cell>
          <table:table-cell table:style-name="ce18" table:number-columns-repeated="22"/>
          <table:table-cell table:style-name="ce18" table:formula="of:=IF(OR([.AC$14]=&quot;&quot;;[.$E52]=&quot;&quot;);&quot;&quot;;[.AB52])">
            <text:p/>
          </table:table-cell>
          <table:table-cell table:style-name="ce18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3]&lt;&gt;&quot;&quot;;&quot;Planned&quot;;&quot;&quot;)">
            <text:p/>
          </table:table-cell>
          <table:table-cell table:style-name="ce18"/>
          <table:table-cell table:style-name="ce18" table:formula="of:=IF(OR([.F$14]=&quot;&quot;;[.$E53]=&quot;&quot;);&quot;&quot;;[.E53])">
            <text:p/>
          </table:table-cell>
          <table:table-cell table:style-name="ce18" table:number-columns-repeated="22"/>
          <table:table-cell table:style-name="ce18" table:formula="of:=IF(OR([.AC$14]=&quot;&quot;;[.$E53]=&quot;&quot;);&quot;&quot;;[.AB53])">
            <text:p/>
          </table:table-cell>
          <table:table-cell table:style-name="ce18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4]&lt;&gt;&quot;&quot;;&quot;Planned&quot;;&quot;&quot;)">
            <text:p/>
          </table:table-cell>
          <table:table-cell table:style-name="ce18"/>
          <table:table-cell table:style-name="ce18" table:formula="of:=IF(OR([.F$14]=&quot;&quot;;[.$E54]=&quot;&quot;);&quot;&quot;;[.E54])">
            <text:p/>
          </table:table-cell>
          <table:table-cell table:style-name="ce18" table:number-columns-repeated="22"/>
          <table:table-cell table:style-name="ce18" table:formula="of:=IF(OR([.AC$14]=&quot;&quot;;[.$E54]=&quot;&quot;);&quot;&quot;;[.AB54])">
            <text:p/>
          </table:table-cell>
          <table:table-cell table:style-name="ce18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5]&lt;&gt;&quot;&quot;;&quot;Planned&quot;;&quot;&quot;)">
            <text:p/>
          </table:table-cell>
          <table:table-cell table:style-name="ce18"/>
          <table:table-cell table:style-name="ce18" table:formula="of:=IF(OR([.F$14]=&quot;&quot;;[.$E55]=&quot;&quot;);&quot;&quot;;[.E55])">
            <text:p/>
          </table:table-cell>
          <table:table-cell table:style-name="ce18" table:number-columns-repeated="22"/>
          <table:table-cell table:style-name="ce18" table:formula="of:=IF(OR([.AC$14]=&quot;&quot;;[.$E55]=&quot;&quot;);&quot;&quot;;[.AB55])">
            <text:p/>
          </table:table-cell>
          <table:table-cell table:style-name="ce18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6]&lt;&gt;&quot;&quot;;&quot;Planned&quot;;&quot;&quot;)">
            <text:p/>
          </table:table-cell>
          <table:table-cell table:style-name="ce18"/>
          <table:table-cell table:style-name="ce18" table:formula="of:=IF(OR([.F$14]=&quot;&quot;;[.$E56]=&quot;&quot;);&quot;&quot;;[.E56])">
            <text:p/>
          </table:table-cell>
          <table:table-cell table:style-name="ce18" table:number-columns-repeated="22"/>
          <table:table-cell table:style-name="ce18" table:formula="of:=IF(OR([.AC$14]=&quot;&quot;;[.$E56]=&quot;&quot;);&quot;&quot;;[.AB56])">
            <text:p/>
          </table:table-cell>
          <table:table-cell table:style-name="ce18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7]&lt;&gt;&quot;&quot;;&quot;Planned&quot;;&quot;&quot;)">
            <text:p/>
          </table:table-cell>
          <table:table-cell table:style-name="ce18"/>
          <table:table-cell table:style-name="ce18" table:formula="of:=IF(OR([.F$14]=&quot;&quot;;[.$E57]=&quot;&quot;);&quot;&quot;;[.E57])">
            <text:p/>
          </table:table-cell>
          <table:table-cell table:style-name="ce18" table:number-columns-repeated="22"/>
          <table:table-cell table:style-name="ce18" table:formula="of:=IF(OR([.AC$14]=&quot;&quot;;[.$E57]=&quot;&quot;);&quot;&quot;;[.AB57])">
            <text:p/>
          </table:table-cell>
          <table:table-cell table:style-name="ce18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8]&lt;&gt;&quot;&quot;;&quot;Planned&quot;;&quot;&quot;)">
            <text:p/>
          </table:table-cell>
          <table:table-cell table:style-name="ce18"/>
          <table:table-cell table:style-name="ce18" table:formula="of:=IF(OR([.F$14]=&quot;&quot;;[.$E58]=&quot;&quot;);&quot;&quot;;[.E58])">
            <text:p/>
          </table:table-cell>
          <table:table-cell table:style-name="ce18" table:number-columns-repeated="22"/>
          <table:table-cell table:style-name="ce18" table:formula="of:=IF(OR([.AC$14]=&quot;&quot;;[.$E58]=&quot;&quot;);&quot;&quot;;[.AB58])">
            <text:p/>
          </table:table-cell>
          <table:table-cell table:style-name="ce18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number-columns-repeated="22"/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number-columns-repeated="22"/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1]&lt;&gt;&quot;&quot;;&quot;Planned&quot;;&quot;&quot;)">
            <text:p/>
          </table:table-cell>
          <table:table-cell/>
          <table:table-cell table:formula="of:=IF(OR([.F$14]=&quot;&quot;;[.$E61]=&quot;&quot;);&quot;&quot;;[.E61])">
            <text:p/>
          </table:table-cell>
          <table:table-cell table:number-columns-repeated="22"/>
          <table:table-cell table:formula="of:=IF(OR([.AC$14]=&quot;&quot;;[.$E61]=&quot;&quot;);&quot;&quot;;[.AB61])">
            <text:p/>
          </table:table-cell>
          <table:table-cell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2]&lt;&gt;&quot;&quot;;&quot;Planned&quot;;&quot;&quot;)">
            <text:p/>
          </table:table-cell>
          <table:table-cell/>
          <table:table-cell table:formula="of:=IF(OR([.F$14]=&quot;&quot;;[.$E62]=&quot;&quot;);&quot;&quot;;[.E62])">
            <text:p/>
          </table:table-cell>
          <table:table-cell table:formula="of:=IF(OR([.G$14]=&quot;&quot;;[.$E62]=&quot;&quot;);&quot;&quot;;[.F62])">
            <text:p/>
          </table:table-cell>
          <table:table-cell table:formula="of:=IF(OR([.H$14]=&quot;&quot;;[.$E62]=&quot;&quot;);&quot;&quot;;[.G62])">
            <text:p/>
          </table:table-cell>
          <table:table-cell table:formula="of:=IF(OR([.I$14]=&quot;&quot;;[.$E62]=&quot;&quot;);&quot;&quot;;[.H62])">
            <text:p/>
          </table:table-cell>
          <table:table-cell table:formula="of:=IF(OR([.J$14]=&quot;&quot;;[.$E62]=&quot;&quot;);&quot;&quot;;[.I62])">
            <text:p/>
          </table:table-cell>
          <table:table-cell table:formula="of:=IF(OR([.K$14]=&quot;&quot;;[.$E62]=&quot;&quot;);&quot;&quot;;[.J62])">
            <text:p/>
          </table:table-cell>
          <table:table-cell table:formula="of:=IF(OR([.L$14]=&quot;&quot;;[.$E62]=&quot;&quot;);&quot;&quot;;[.K62])">
            <text:p/>
          </table:table-cell>
          <table:table-cell table:formula="of:=IF(OR([.M$14]=&quot;&quot;;[.$E62]=&quot;&quot;);&quot;&quot;;[.L62])">
            <text:p/>
          </table:table-cell>
          <table:table-cell table:formula="of:=IF(OR([.N$14]=&quot;&quot;;[.$E62]=&quot;&quot;);&quot;&quot;;[.M62])">
            <text:p/>
          </table:table-cell>
          <table:table-cell table:formula="of:=IF(OR([.O$14]=&quot;&quot;;[.$E62]=&quot;&quot;);&quot;&quot;;[.N62])">
            <text:p/>
          </table:table-cell>
          <table:table-cell table:formula="of:=IF(OR([.P$14]=&quot;&quot;;[.$E62]=&quot;&quot;);&quot;&quot;;[.O62])">
            <text:p/>
          </table:table-cell>
          <table:table-cell table:formula="of:=IF(OR([.Q$14]=&quot;&quot;;[.$E62]=&quot;&quot;);&quot;&quot;;[.P62])">
            <text:p/>
          </table:table-cell>
          <table:table-cell table:formula="of:=IF(OR([.R$14]=&quot;&quot;;[.$E62]=&quot;&quot;);&quot;&quot;;[.Q62])">
            <text:p/>
          </table:table-cell>
          <table:table-cell table:formula="of:=IF(OR([.S$14]=&quot;&quot;;[.$E62]=&quot;&quot;);&quot;&quot;;[.R62])">
            <text:p/>
          </table:table-cell>
          <table:table-cell table:formula="of:=IF(OR([.T$14]=&quot;&quot;;[.$E62]=&quot;&quot;);&quot;&quot;;[.S62])">
            <text:p/>
          </table:table-cell>
          <table:table-cell table:formula="of:=IF(OR([.U$14]=&quot;&quot;;[.$E62]=&quot;&quot;);&quot;&quot;;[.T62])">
            <text:p/>
          </table:table-cell>
          <table:table-cell table:formula="of:=IF(OR([.V$14]=&quot;&quot;;[.$E62]=&quot;&quot;);&quot;&quot;;[.U62])">
            <text:p/>
          </table:table-cell>
          <table:table-cell table:formula="of:=IF(OR([.W$14]=&quot;&quot;;[.$E62]=&quot;&quot;);&quot;&quot;;[.V62])">
            <text:p/>
          </table:table-cell>
          <table:table-cell table:formula="of:=IF(OR([.X$14]=&quot;&quot;;[.$E62]=&quot;&quot;);&quot;&quot;;[.W62])">
            <text:p/>
          </table:table-cell>
          <table:table-cell table:formula="of:=IF(OR([.Y$14]=&quot;&quot;;[.$E62]=&quot;&quot;);&quot;&quot;;[.X62])">
            <text:p/>
          </table:table-cell>
          <table:table-cell table:formula="of:=IF(OR([.Z$14]=&quot;&quot;;[.$E62]=&quot;&quot;);&quot;&quot;;[.Y62])">
            <text:p/>
          </table:table-cell>
          <table:table-cell table:formula="of:=IF(OR([.AA$14]=&quot;&quot;;[.$E62]=&quot;&quot;);&quot;&quot;;[.Z62])">
            <text:p/>
          </table:table-cell>
          <table:table-cell table:formula="of:=IF(OR([.AB$14]=&quot;&quot;;[.$E62]=&quot;&quot;);&quot;&quot;;[.AA62])">
            <text:p/>
          </table:table-cell>
          <table:table-cell table:formula="of:=IF(OR([.AC$14]=&quot;&quot;;[.$E62]=&quot;&quot;);&quot;&quot;;[.AB62])">
            <text:p/>
          </table:table-cell>
          <table:table-cell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3]&lt;&gt;&quot;&quot;;&quot;Planned&quot;;&quot;&quot;)">
            <text:p/>
          </table:table-cell>
          <table:table-cell/>
          <table:table-cell table:formula="of:=IF(OR([.F$14]=&quot;&quot;;[.$E63]=&quot;&quot;);&quot;&quot;;[.E63])">
            <text:p/>
          </table:table-cell>
          <table:table-cell table:formula="of:=IF(OR([.G$14]=&quot;&quot;;[.$E63]=&quot;&quot;);&quot;&quot;;[.F63])">
            <text:p/>
          </table:table-cell>
          <table:table-cell table:formula="of:=IF(OR([.H$14]=&quot;&quot;;[.$E63]=&quot;&quot;);&quot;&quot;;[.G63])">
            <text:p/>
          </table:table-cell>
          <table:table-cell table:formula="of:=IF(OR([.I$14]=&quot;&quot;;[.$E63]=&quot;&quot;);&quot;&quot;;[.H63])">
            <text:p/>
          </table:table-cell>
          <table:table-cell table:formula="of:=IF(OR([.J$14]=&quot;&quot;;[.$E63]=&quot;&quot;);&quot;&quot;;[.I63])">
            <text:p/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4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DoneDays" table:base-cell-address="$Sp1.$A$1" table:cell-range-address="$Sp1.$D$11"/>
          <table:named-range table:name="ImplementationDays" table:base-cell-address="$Sp1.$A$1" table:cell-range-address="$Sp1.$B$9"/>
          <table:named-expression table:name="RealValues" table:base-cell-address="$Sp1.$A$1" table:expression="NA()"/>
          <table:named-range table:name="SprintTasks" table:base-cell-address="$Sp1.$A$1" table:cell-range-address="$Sp1.$A$14:.$AD$63"/>
          <table:named-range table:name="TaskRows" table:base-cell-address="$Sp1.$A$1" table:cell-range-address="$Sp1.$B$11"/>
          <table:named-range table:name="TaskStatus" table:base-cell-address="$Sp1.$A$1" table:cell-range-address="$Sp1.$D$14:.$D$58"/>
          <table:named-range table:name="TaskStoryID" table:base-cell-address="$Sp1.$A$1" table:cell-range-address="$Sp1.$B$14:.$B$53"/>
          <table:named-range table:name="TotalEffort" table:base-cell-address="$Sp1.$A$1" table:cell-range-address="$Sp1.$E$10"/>
          <table:named-range table:name="TrendDays" table:base-cell-address="$Sp1.$A$1" table:cell-range-address="$Sp1.$D$13"/>
        </table:named-expressions>
        <calcext:conditional-formats>
          <calcext:conditional-format calcext:target-range-address="Sp1.A21:Sp1.A58 Sp1.B15:Sp1.AD58">
            <calcext:condition calcext:apply-style-name="Excel_CondFormat_1_1_1" calcext:value="formula-is([$Sp1.$D15]=&quot;Done&quot;)" calcext:base-cell-address="Sp1.A15"/>
            <calcext:condition calcext:apply-style-name="Excel_CondFormat_1_1_2" calcext:value="formula-is([$Sp1.$D15]=&quot;Ongoing&quot;)" calcext:base-cell-address="Sp1.A15"/>
          </calcext:conditional-format>
          <calcext:conditional-format calcext:target-range-address="Sp1.A16:Sp1.A20">
            <calcext:condition calcext:apply-style-name="Excel_CondFormat_1_2_1" calcext:value="formula-is([$Sp1.$C16]=&quot;Done&quot;)" calcext:base-cell-address="Sp1.A16"/>
            <calcext:condition calcext:apply-style-name="Excel_CondFormat_1_2_2" calcext:value="formula-is([$Sp1.$C16]=&quot;Ongoing&quot;)" calcext:base-cell-address="Sp1.A16"/>
            <calcext:condition calcext:apply-style-name="Excel_CondFormat_1_2_3" calcext:value="formula-is([$Sp1.$C16]=&quot;Removed&quot;)" calcext:base-cell-address="Sp1.A16"/>
          </calcext:conditional-format>
          <calcext:conditional-format calcext:target-range-address="Sp1.A15:Sp1.A15">
            <calcext:condition calcext:apply-style-name="Excel_CondFormat_1_3_1" calcext:value="formula-is($sp1.$#REF!$#REF!=&quot;Done&quot;)" calcext:base-cell-address="Sp1.A15"/>
            <calcext:condition calcext:apply-style-name="Excel_CondFormat_1_3_2" calcext:value="formula-is($sp1.$#REF!$#REF!=&quot;Ongoing&quot;)" calcext:base-cell-address="Sp1.A15"/>
            <calcext:condition calcext:apply-style-name="Excel_CondFormat_1_3_3" calcext:value="formula-is($sp1.$#REF!$#REF!=&quot;Removed&quot;)" calcext:base-cell-address="Sp1.A15"/>
          </calcext:conditional-format>
        </calcext:conditional-formats>
      </table:table>
      <table:table table:name="Product Backlog" table:style-name="ta2">
        <office:forms form:automatic-focus="false" form:apply-design-mode="false"/>
        <table:table-column table:style-name="co7" table:default-cell-style-name="ce28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53"/>
        <table:table-column table:style-name="co9" table:number-columns-repeated="1018" table:default-cell-style-name="Default"/>
        <table:table-row table:style-name="ro4">
          <table:table-cell table:style-name="ce25" office:value-type="string" calcext:value-type="string">
            <text:p>id</text:p>
          </table:table-cell>
          <table:table-cell table:style-name="ce29" office:value-type="string" calcext:value-type="string">
            <text:p>User Stories</text:p>
          </table:table-cell>
          <table:table-cell table:style-name="ce29" office:value-type="string" calcext:value-type="string">
            <text:p>Priority</text:p>
          </table:table-cell>
          <table:table-cell table:style-name="ce43" office:value-type="string" calcext:value-type="string">
            <text:p>Story points ( 1-5)</text:p>
          </table:table-cell>
          <table:table-cell table:style-name="ce29" office:value-type="string" calcext:value-type="string">
            <text:p>Unknown Issues</text:p>
          </table:table-cell>
          <table:table-cell table:style-name="ce29" table:number-columns-repeated="252"/>
          <table:table-cell table:style-name="ce55" table:number-columns-repeated="767"/>
        </table:table-row>
        <table:table-row table:style-name="ro5">
          <table:table-cell table:style-name="ce26" office:value-type="string" calcext:value-type="string">
            <text:p>1</text:p>
          </table:table-cell>
          <table:table-cell table:style-name="ce30" office:value-type="string" calcext:value-type="string">
            <text:p>Admin käyttäjä: Haluan lisätä ja poistaa käyttäjiä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string" calcext:value-type="string">
            <text:p>Valmiina Spring projektis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2</text:p>
          </table:table-cell>
          <table:table-cell table:style-name="ce30" office:value-type="string" calcext:value-type="string">
            <text:p>Admin käyttäjä: Haluan säätää käyttäjien oikeuksia 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string" calcext:value-type="string">
            <text:p>Valmiina Spring projektis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3</text:p>
          </table:table-cell>
          <table:table-cell table:style-name="ce31" office:value-type="string" calcext:value-type="string">
            <text:p>Myyjä:Haluan tallentaa uusia asiakkaita.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4</text:p>
          </table:table-cell>
          <table:table-cell table:style-name="ce31" office:value-type="string" calcext:value-type="string">
            <text:p>Myyjä:Haluan tallentaa uusia asiakasyrityksiä.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5</text:p>
          </table:table-cell>
          <table:table-cell table:style-name="ce32" office:value-type="string" calcext:value-type="string">
            <text:p>Myyjä:Haluan liittää asiakkaat yrityksiin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6</text:p>
          </table:table-cell>
          <table:table-cell table:style-name="ce33" office:value-type="string" calcext:value-type="string">
            <text:p>Myyjä: Haluan tallentaa tiedot uudesta kaupasta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7</text:p>
          </table:table-cell>
          <table:table-cell table:style-name="ce34" office:value-type="string" calcext:value-type="string">
            <text:p>Sihteeri:Haluan hakea asiakkaita eri hakukriteereillä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 office:value-type="string" calcext:value-type="string">
            <text:p>8</text:p>
          </table:table-cell>
          <table:table-cell table:style-name="ce35" office:value-type="string" calcext:value-type="string">
            <text:p>Teknikko: Haluan luoda uuden toimituksen tiedoilla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6">
          <table:table-cell table:style-name="ce26" office:value-type="string" calcext:value-type="string">
            <text:p>9</text:p>
          </table:table-cell>
          <table:table-cell table:style-name="ce35" office:value-type="string" calcext:value-type="string">
            <text:p>Teknikko:Haluan liittää toimitukseen teknisen määrittelyn, joka koostuu N:stä dokumentista.</text:p>
            <text:p/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 office:value-type="string" calcext:value-type="string">
            <text:p>10</text:p>
          </table:table-cell>
          <table:table-cell table:style-name="ce33" office:value-type="string" calcext:value-type="string">
            <text:p>Laskuttaja: <text:s/>Haluan liittää toimitukseen laskun tiedoilla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/>
          <table:table-cell table:style-name="ce36"/>
          <table:table-cell/>
          <table:table-cell table:style-name="ce45"/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/>
          <table:table-cell table:formula="of:=SUM([.D2:.D12])" office:value-type="float" office:value="10" calcext:value-type="float">
            <text:p>10</text:p>
          </table:table-cell>
          <table:table-cell/>
          <table:table-cell table:style-name="ce54"/>
          <table:table-cell table:number-columns-repeated="1018"/>
        </table:table-row>
        <table:table-row table:style-name="ro5">
          <table:table-cell table:style-name="ce26"/>
          <table:table-cell table:style-name="ce34"/>
          <table:table-cell table:number-columns-repeated="2"/>
          <table:table-cell table:style-name="ce46"/>
          <table:table-cell table:number-columns-repeated="1019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6"/>
          <table:table-cell table:style-name="ce33"/>
          <table:table-cell table:number-columns-repeated="1018"/>
        </table:table-row>
        <table:table-row table:style-name="ro5" table:number-rows-repeated="2">
          <table:table-cell table:style-name="ce26"/>
          <table:table-cell table:style-name="ce35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7"/>
          <table:table-cell table:number-columns-repeated="1019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7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8"/>
          <table:table-cell table:number-columns-repeated="3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9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2"/>
          <table:table-cell table:number-columns-repeated="2"/>
          <table:table-cell table:style-name="ce48"/>
          <table:table-cell table:number-columns-repeated="1019"/>
        </table:table-row>
        <table:table-row table:style-name="ro5">
          <table:table-cell table:style-name="ce26"/>
          <table:table-cell table:style-name="ce33"/>
          <table:table-cell table:number-columns-repeated="2"/>
          <table:table-cell table:style-name="ce49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40"/>
          <table:table-cell table:number-columns-repeated="2"/>
          <table:table-cell table:style-name="ce50"/>
          <table:table-cell table:number-columns-repeated="1019"/>
        </table:table-row>
        <table:table-row table:style-name="ro5">
          <table:table-cell table:style-name="ce26"/>
          <table:table-cell table:style-name="ce33"/>
          <table:table-cell table:number-columns-repeated="2"/>
          <table:table-cell table:style-name="ce51"/>
          <table:table-cell table:number-columns-repeated="1019"/>
        </table:table-row>
        <table:table-row table:style-name="ro5">
          <table:table-cell table:style-name="ce26"/>
          <table:table-cell table:style-name="ce32"/>
          <table:table-cell table:number-columns-repeated="2"/>
          <table:table-cell table:style-name="ce52"/>
          <table:table-cell table:number-columns-repeated="1019"/>
        </table:table-row>
        <table:table-row table:style-name="ro5">
          <table:table-cell table:style-name="ce26"/>
          <table:table-cell table:number-columns-repeated="1023"/>
        </table:table-row>
        <table:table-row table:style-name="ro5" table:number-rows-repeated="3">
          <table:table-cell table:style-name="ce26"/>
          <table:table-cell table:number-columns-repeated="4"/>
          <table:table-cell table:style-name="ce33"/>
          <table:table-cell table:number-columns-repeated="1018"/>
        </table:table-row>
        <table:table-row table:style-name="ro5">
          <table:table-cell table:style-name="ce27"/>
          <table:table-cell table:style-name="ce41" table:number-columns-repeated="3"/>
          <table:table-cell table:style-name="ce41" office:value-type="string" calcext:value-type="string">
            <text:p>Other Comments:</text:p>
          </table:table-cell>
          <table:table-cell table:style-name="ce41" table:number-columns-repeated="252"/>
          <table:table-cell table:style-name="ce55" table:number-columns-repeated="767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Product Backlog'.B22:'Product Backlog'.B22">
            <calcext:condition calcext:apply-style-name="Excel_CondFormat_2_1_1" calcext:value="formula-is([$'Product Backlog'.$E25]=&quot;Done&quot;)" calcext:base-cell-address="'Product Backlog'.B22"/>
            <calcext:condition calcext:apply-style-name="Excel_CondFormat_2_1_2" calcext:value="formula-is([$'Product Backlog'.$E25]=&quot;Ongoing&quot;)" calcext:base-cell-address="'Product Backlog'.B22"/>
            <calcext:condition calcext:apply-style-name="Excel_CondFormat_2_1_3" calcext:value="formula-is([$'Product Backlog'.$E25]=&quot;Removed&quot;)" calcext:base-cell-address="'Product Backlog'.B22"/>
          </calcext:conditional-format>
          <calcext:conditional-format calcext:target-range-address="'Product Backlog'.B4:'Product Backlog'.B6 'Product Backlog'.B24:'Product Backlog'.B24 'Product Backlog'.B28:'Product Backlog'.B28 'Product Backlog'.E14:'Product Backlog'.E21 'Product Backlog'.E23:'Product Backlog'.E23 'Product Backlog'.E2:'Product Backlog'.E12">
            <calcext:condition calcext:apply-style-name="Excel_CondFormat_2_2_1" calcext:value="formula-is([$'Product Backlog'.$E2]=&quot;Done&quot;)" calcext:base-cell-address="'Product Backlog'.B2"/>
            <calcext:condition calcext:apply-style-name="Excel_CondFormat_2_2_2" calcext:value="formula-is([$'Product Backlog'.$E2]=&quot;Ongoing&quot;)" calcext:base-cell-address="'Product Backlog'.B2"/>
            <calcext:condition calcext:apply-style-name="Excel_CondFormat_2_2_3" calcext:value="formula-is([$'Product Backlog'.$E2]=&quot;Removed&quot;)" calcext:base-cell-address="'Product Backlog'.B2"/>
          </calcext:conditional-format>
          <calcext:conditional-format calcext:target-range-address="'Product Backlog'.B8:'Product Backlog'.B10 'Product Backlog'.B13:'Product Backlog'.B20">
            <calcext:condition calcext:apply-style-name="Excel_CondFormat_2_5_1" calcext:value="formula-is([$'Product Backlog'.$E9]=&quot;Done&quot;)" calcext:base-cell-address="'Product Backlog'.B8"/>
            <calcext:condition calcext:apply-style-name="Excel_CondFormat_2_5_2" calcext:value="formula-is([$'Product Backlog'.$E9]=&quot;Ongoing&quot;)" calcext:base-cell-address="'Product Backlog'.B8"/>
            <calcext:condition calcext:apply-style-name="Excel_CondFormat_2_5_3" calcext:value="formula-is([$'Product Backlog'.$E9]=&quot;Removed&quot;)" calcext:base-cell-address="'Product Backlog'.B8"/>
          </calcext:conditional-format>
          <calcext:conditional-format calcext:target-range-address="'Product Backlog'.B26:'Product Backlog'.B26">
            <calcext:condition calcext:apply-style-name="Excel_CondFormat_2_6_1" calcext:value="formula-is([$'Product Backlog'.$E26]=&quot;Done&quot;)" calcext:base-cell-address="'Product Backlog'.B26"/>
            <calcext:condition calcext:apply-style-name="Excel_CondFormat_2_6_2" calcext:value="formula-is([$'Product Backlog'.$E26]=&quot;Ongoing&quot;)" calcext:base-cell-address="'Product Backlog'.B26"/>
            <calcext:condition calcext:apply-style-name="Excel_CondFormat_2_6_3" calcext:value="formula-is([$'Product Backlog'.$E26]=&quot;Removed&quot;)" calcext:base-cell-address="'Product Backlog'.B26"/>
          </calcext:conditional-format>
          <calcext:conditional-format calcext:target-range-address="'Product Backlog'.E26:'Product Backlog'.E28">
            <calcext:condition calcext:apply-style-name="Excel_CondFormat_2_7_1" calcext:value="formula-is([$'Product Backlog'.$E26]=&quot;Done&quot;)" calcext:base-cell-address="'Product Backlog'.E26"/>
            <calcext:condition calcext:apply-style-name="Excel_CondFormat_2_7_2" calcext:value="formula-is([$'Product Backlog'.$E26]=&quot;Ongoing&quot;)" calcext:base-cell-address="'Product Backlog'.E26"/>
            <calcext:condition calcext:apply-style-name="Excel_CondFormat_2_7_3" calcext:value="formula-is([$'Product Backlog'.$E26]=&quot;Removed&quot;)" calcext:base-cell-address="'Product Backlog'.E26"/>
          </calcext:conditional-format>
          <calcext:conditional-format calcext:target-range-address="'Product Backlog'.E24:'Product Backlog'.E25">
            <calcext:condition calcext:apply-style-name="Excel_CondFormat_2_8_1" calcext:value="formula-is($'product backlog'.$#ref!$#REF!=&quot;Done&quot;)" calcext:base-cell-address="'Product Backlog'.E24"/>
            <calcext:condition calcext:apply-style-name="Excel_CondFormat_2_8_2" calcext:value="formula-is($'product backlog'.$#ref!$#REF!=&quot;Ongoing&quot;)" calcext:base-cell-address="'Product Backlog'.E24"/>
            <calcext:condition calcext:apply-style-name="Excel_CondFormat_2_8_3" calcext:value="formula-is($'product backlog'.$#ref!$#REF!=&quot;Removed&quot;)" calcext:base-cell-address="'Product Backlog'.E24"/>
          </calcext:conditional-format>
          <calcext:conditional-format calcext:target-range-address="'Product Backlog'.A1:'Product Backlog'.IW1">
            <calcext:condition calcext:apply-style-name="Excel_CondFormat_2_9_1" calcext:value="formula-is([$'Product Backlog'.$E1]=&quot;Done&quot;)" calcext:base-cell-address="'Product Backlog'.A1"/>
            <calcext:condition calcext:apply-style-name="Excel_CondFormat_2_9_2" calcext:value="formula-is([$'Product Backlog'.$E1]=&quot;Ongoing&quot;)" calcext:base-cell-address="'Product Backlog'.A1"/>
            <calcext:condition calcext:apply-style-name="Excel_CondFormat_2_9_3" calcext:value="formula-is([$'Product Backlog'.$E1]=&quot;Removed&quot;)" calcext:base-cell-address="'Product Backlog'.A1"/>
          </calcext:conditional-format>
          <calcext:conditional-format calcext:target-range-address="'Product Backlog'.B2:'Product Backlog'.B3">
            <calcext:condition calcext:apply-style-name="Excel_CondFormat_2_10_1" calcext:value="formula-is($'product backlog'.$#ref!$#REF!=&quot;Done&quot;)" calcext:base-cell-address="'Product Backlog'.B2"/>
            <calcext:condition calcext:apply-style-name="Excel_CondFormat_2_10_2" calcext:value="formula-is($'product backlog'.$#ref!$#REF!=&quot;Ongoing&quot;)" calcext:base-cell-address="'Product Backlog'.B2"/>
            <calcext:condition calcext:apply-style-name="Excel_CondFormat_2_10_3" calcext:value="formula-is($'product backlog'.$#ref!$#REF!=&quot;Removed&quot;)" calcext:base-cell-address="'Product Backlog'.B2"/>
          </calcext:conditional-format>
          <calcext:conditional-format calcext:target-range-address="'Product Backlog'.A33:'Product Backlog'.IW33">
            <calcext:condition calcext:apply-style-name="Excel_CondFormat_2_11_1" calcext:value="formula-is([$'Product Backlog'.$E33]=&quot;Done&quot;)" calcext:base-cell-address="'Product Backlog'.A33"/>
            <calcext:condition calcext:apply-style-name="Excel_CondFormat_2_11_2" calcext:value="formula-is([$'Product Backlog'.$E33]=&quot;Ongoing&quot;)" calcext:base-cell-address="'Product Backlog'.A33"/>
            <calcext:condition calcext:apply-style-name="Excel_CondFormat_2_11_3" calcext:value="formula-is([$'Product Backlog'.$E33]=&quot;Removed&quot;)" calcext:base-cell-address="'Product Backlog'.A33"/>
          </calcext:conditional-format>
          <calcext:conditional-format calcext:target-range-address="'Product Backlog'.F13:'Product Backlog'.F13">
            <calcext:condition calcext:apply-style-name="Excel_CondFormat_2_12_1" calcext:value="formula-is([$'Product Backlog'.$F13]=&quot;Done&quot;)" calcext:base-cell-address="'Product Backlog'.F13"/>
            <calcext:condition calcext:apply-style-name="Excel_CondFormat_2_12_2" calcext:value="formula-is([$'Product Backlog'.$F13]=&quot;Ongoing&quot;)" calcext:base-cell-address="'Product Backlog'.F13"/>
            <calcext:condition calcext:apply-style-name="Excel_CondFormat_2_12_3" calcext:value="formula-is([$'Product Backlog'.$F13]=&quot;Removed&quot;)" calcext:base-cell-address="'Product Backlog'.F13"/>
          </calcext:conditional-format>
          <calcext:conditional-format calcext:target-range-address="'Product Backlog'.B12:'Product Backlog'.B12">
            <calcext:condition calcext:apply-style-name="Excel_CondFormat_2_13_1" calcext:value="formula-is([$'Product Backlog'.$F13]=&quot;Done&quot;)" calcext:base-cell-address="'Product Backlog'.B12"/>
            <calcext:condition calcext:apply-style-name="Excel_CondFormat_2_13_2" calcext:value="formula-is([$'Product Backlog'.$F13]=&quot;Ongoing&quot;)" calcext:base-cell-address="'Product Backlog'.B12"/>
            <calcext:condition calcext:apply-style-name="Excel_CondFormat_2_13_3" calcext:value="formula-is([$'Product Backlog'.$F13]=&quot;Removed&quot;)" calcext:base-cell-address="'Product Backlog'.B12"/>
          </calcext:conditional-format>
          <calcext:conditional-format calcext:target-range-address="'Product Backlog'.B23:'Product Backlog'.B23">
            <calcext:condition calcext:apply-style-name="Excel_CondFormat_2_14_1" calcext:value="formula-is([$'Product Backlog'.$E25]=&quot;Done&quot;)" calcext:base-cell-address="'Product Backlog'.B23"/>
            <calcext:condition calcext:apply-style-name="Excel_CondFormat_2_14_2" calcext:value="formula-is([$'Product Backlog'.$E25]=&quot;Ongoing&quot;)" calcext:base-cell-address="'Product Backlog'.B23"/>
            <calcext:condition calcext:apply-style-name="Excel_CondFormat_2_14_3" calcext:value="formula-is([$'Product Backlog'.$E25]=&quot;Removed&quot;)" calcext:base-cell-address="'Product Backlog'.B23"/>
          </calcext:conditional-format>
          <calcext:conditional-format calcext:target-range-address="'Product Backlog'.B21:'Product Backlog'.B21">
            <calcext:condition calcext:apply-style-name="Excel_CondFormat_2_15_1" calcext:value="formula-is([$'Product Backlog'.$E24]=&quot;Done&quot;)" calcext:base-cell-address="'Product Backlog'.B21"/>
            <calcext:condition calcext:apply-style-name="Excel_CondFormat_2_15_2" calcext:value="formula-is([$'Product Backlog'.$E24]=&quot;Ongoing&quot;)" calcext:base-cell-address="'Product Backlog'.B21"/>
            <calcext:condition calcext:apply-style-name="Excel_CondFormat_2_15_3" calcext:value="formula-is([$'Product Backlog'.$E24]=&quot;Removed&quot;)" calcext:base-cell-address="'Product Backlog'.B21"/>
          </calcext:conditional-format>
        </calcext:conditional-formats>
      </table:table>
      <table:table table:name="Product Tasks" table:style-name="ta3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4" form:control-implementation="ooo:com.sun.star.form.component.CommandButton" xml:id="control3" form:id="control3" form:label="Sort Product Backlog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7" table:default-cell-style-name="ce57"/>
        <table:table-column table:style-name="co13" table:default-cell-style-name="ce61"/>
        <table:table-column table:style-name="co4" table:default-cell-style-name="ce13"/>
        <table:table-column table:style-name="co7" table:number-columns-repeated="2" table:default-cell-style-name="ce13"/>
        <table:table-column table:style-name="co14" table:default-cell-style-name="ce85"/>
        <table:table-column table:style-name="co15" table:default-cell-style-name="ce61"/>
        <table:table-column table:style-name="co7" table:number-columns-repeated="250" table:default-cell-style-name="ce2"/>
        <table:table-column table:style-name="co7" table:number-columns-repeated="767" table:default-cell-style-name="Default"/>
        <table:table-row table:style-name="ro1">
          <table:table-cell table:style-name="ce56" office:value-type="string" calcext:value-type="string">
            <text:p>Product Tasks</text:p>
          </table:table-cell>
          <table:table-cell/>
          <table:table-cell table:style-name="ce75" office:value-type="string" calcext:value-type="string">
            <text:p><text:s/></text:p>
            <draw:control table:end-cell-address="'Product Tasks'.F2" table:end-x="50.54pt" table:end-y="6.77pt" draw:z-index="0" draw:name="Button 4" draw:style-name="gr1" draw:text-style-name="P1" svg:width="173.06pt" svg:height="17.26pt" svg:x="39.29pt" svg:y="7.51pt" draw:control="control3">
              <svg:desc>Sort Product Backlog</svg:desc>
            </draw:control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82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58" office:value-type="string" calcext:value-type="string">
            <office:annotation draw:style-name="gr2" draw:text-style-name="P3" svg:width="102.81pt" svg:height="74.66pt" svg:x="62.59pt" svg:y="37.84pt" draw:caption-point-x="-12.13pt" draw:caption-point-y="7.82pt">
              <dc:date>2015-10-05T00:00:00</dc:date>
              <text:p text:style-name="P2"><text:span text:style-name="T1">Once a Story ID is given to a story, do not change that number or reuse it even if you delete the story.</text:span></text:p>
            </office:annotation>
            <text:p>Item ID</text:p>
          </table:table-cell>
          <table:table-cell table:style-name="ce62" office:value-type="string" calcext:value-type="string">
            <text:p>Item Description</text:p>
          </table:table-cell>
          <table:table-cell table:style-name="ce76" table:content-validation-name="val2" office:value-type="string" calcext:value-type="string">
            <office:annotation draw:style-name="gr3" draw:text-style-name="P3" svg:width="131.81pt" svg:height="170.42pt" svg:x="305.21pt" svg:y="37.84pt" draw:caption-point-x="101.25pt" draw:caption-point-y="7.82pt">
              <dc:date>2015-10-05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2"><text:span text:style-name="T1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83" office:value-type="string" calcext:value-type="string">
            <office:annotation draw:style-name="gr4" draw:text-style-name="P3" svg:width="152.76pt" svg:height="125.49pt" svg:x="391.69pt" svg:y="37.84pt" draw:caption-point-x="65.51pt" draw:caption-point-y="7.82pt">
              <dc:date>2015-10-05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83" office:value-type="string" calcext:value-type="string">
            <office:annotation draw:style-name="gr5" draw:text-style-name="P3" svg:width="101.74pt" svg:height="74.66pt" svg:x="394.87pt" svg:y="37.84pt" draw:caption-point-x="113.07pt" draw:caption-point-y="7.82pt">
              <dc:date>2015-10-05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86"/>
          <table:table-cell table:number-columns-repeated="1018"/>
        </table:table-row>
        <table:table-row table:style-name="ro5">
          <table:table-cell table:style-name="ce59" office:value-type="string" calcext:value-type="string">
            <text:p>1.1</text:p>
          </table:table-cell>
          <table:table-cell table:style-name="ce63" office:value-type="string" calcext:value-type="string">
            <text:p>Spring esimerkin integrointi Siriin – fi.siri.kayttaja</text:p>
          </table:table-cell>
          <table:table-cell table:style-name="ce77" table:content-validation-name="val2"/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.</text:p>
          </table:table-cell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1.2</text:p>
          </table:table-cell>
          <table:table-cell table:style-name="ce63" office:value-type="string" calcext:value-type="string">
            <text:p>JPA:n lisäys erimerkkiluokkiin</text:p>
          </table:table-cell>
          <table:table-cell table:style-name="ce77" table:content-validation-name="val2"/>
          <table:table-cell table:style-name="ce81"/>
          <table:table-cell table:style-name="ce81" office:value-type="float" office:value="0" calcext:value-type="float">
            <text:p>0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1.3</text:p>
          </table:table-cell>
          <table:table-cell table:style-name="ce64" office:value-type="string" calcext:value-type="string">
            <text:p>JSP sivun muutos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1.4</text:p>
          </table:table-cell>
          <table:table-cell table:style-name="ce64" office:value-type="string" calcext:value-type="string">
            <text:p>Testaus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1.5</text:p>
          </table:table-cell>
          <table:table-cell table:style-name="ce64" office:value-type="string" calcext:value-type="string">
            <text:p>Siri logo</text:p>
          </table:table-cell>
          <table:table-cell table:style-name="ce78" table:content-validation-name="val2" office:value-type="string" calcext:value-type="string">
            <text:p>Done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1.6</text:p>
          </table:table-cell>
          <table:table-cell table:style-name="ce64" office:value-type="string" calcext:value-type="string">
            <text:p>Projektin pääsivu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/>
          <table:table-cell table:style-name="ce64"/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2.1</text:p>
          </table:table-cell>
          <table:table-cell table:style-name="ce65" office:value-type="string" calcext:value-type="string">
            <text:p>Spring esimerkin integrointi Siriin </text:p>
          </table:table-cell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2.2</text:p>
          </table:table-cell>
          <table:table-cell table:style-name="ce64" office:value-type="string" calcext:value-type="string">
            <text:p>JPA:n lisäys erimerkkiluokkiin</text:p>
          </table:table-cell>
          <table:table-cell table:style-name="ce78" table:content-validation-name="val2"/>
          <table:table-cell table:style-name="ce84" table:number-columns-repeated="2"/>
          <table:table-cell table:style-name="ce88"/>
          <table:table-cell table:style-name="ce95"/>
          <table:table-cell table:number-columns-repeated="1017"/>
        </table:table-row>
        <table:table-row table:style-name="ro5">
          <table:table-cell table:style-name="ce60" office:value-type="string" calcext:value-type="string">
            <text:p>2.3</text:p>
          </table:table-cell>
          <table:table-cell table:style-name="ce64" office:value-type="string" calcext:value-type="string">
            <text:p>Testaus</text:p>
          </table:table-cell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2">
          <table:table-cell table:style-name="ce60"/>
          <table:table-cell table:style-name="ce64"/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3.1</text:p>
          </table:table-cell>
          <table:table-cell table:style-name="ce64" office:value-type="string" calcext:value-type="string">
            <text:p>Asiakastaulu suunnittelu – fi.siri.asiakas</text:p>
          </table:table-cell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3.2</text:p>
          </table:table-cell>
          <table:table-cell table:style-name="ce64" office:value-type="string" calcext:value-type="string">
            <text:p>Asiakas Entity</text:p>
          </table:table-cell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3.3</text:p>
          </table:table-cell>
          <table:table-cell table:style-name="ce64" office:value-type="string" calcext:value-type="string">
            <text:p>Asiakas DAO</text:p>
          </table:table-cell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3.4</text:p>
          </table:table-cell>
          <table:table-cell table:style-name="ce63" office:value-type="string" calcext:value-type="string">
            <text:p>Asiakas Kontolleri</text:p>
          </table:table-cell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3.5</text:p>
          </table:table-cell>
          <table:table-cell table:style-name="ce63" office:value-type="string" calcext:value-type="string">
            <text:p>JSP sivut</text:p>
          </table:table-cell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3.6</text:p>
          </table:table-cell>
          <table:table-cell table:style-name="ce63" office:value-type="string" calcext:value-type="string">
            <text:p>testaus</text:p>
          </table:table-cell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/>
          <table:table-cell table:style-name="ce63"/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4.1</text:p>
          </table:table-cell>
          <table:table-cell table:style-name="ce66" office:value-type="string" calcext:value-type="string">
            <text:p>Yritystaulun – fi.siri.yritys</text:p>
          </table:table-cell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4.2</text:p>
          </table:table-cell>
          <table:table-cell table:style-name="ce66" office:value-type="string" calcext:value-type="string">
            <text:p>Yritys Entity</text:p>
          </table:table-cell>
          <table:table-cell table:style-name="ce78" table:content-validation-name="val2"/>
          <table:table-cell table:style-name="ce81" table:number-columns-repeated="2"/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4.3</text:p>
          </table:table-cell>
          <table:table-cell table:style-name="ce66" office:value-type="string" calcext:value-type="string">
            <text:p>Yritys DAO</text:p>
          </table:table-cell>
          <table:table-cell table:style-name="ce77" table:content-validation-name="val2"/>
          <table:table-cell table:style-name="ce81" table:number-columns-repeated="2"/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4.4</text:p>
          </table:table-cell>
          <table:table-cell table:style-name="ce66" office:value-type="string" calcext:value-type="string">
            <text:p>Yritys Kontrolleri</text:p>
          </table:table-cell>
          <table:table-cell table:style-name="ce79" table:content-validation-name="val2"/>
          <table:table-cell table:style-name="ce81" table:number-columns-repeated="2"/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4.5</text:p>
          </table:table-cell>
          <table:table-cell table:style-name="ce66" office:value-type="string" calcext:value-type="string">
            <text:p>JSP sivut</text:p>
          </table:table-cell>
          <table:table-cell table:style-name="ce79" table:content-validation-name="val2"/>
          <table:table-cell table:style-name="ce81" table:number-columns-repeated="2"/>
          <table:table-cell table:style-name="ce89"/>
          <table:table-cell table:style-name="ce97"/>
          <table:table-cell table:number-columns-repeated="1017"/>
        </table:table-row>
        <table:table-row table:style-name="ro5">
          <table:table-cell table:style-name="ce60" office:value-type="string" calcext:value-type="string">
            <text:p>4.6</text:p>
          </table:table-cell>
          <table:table-cell table:style-name="ce66" office:value-type="string" calcext:value-type="string">
            <text:p>testaus</text:p>
          </table:table-cell>
          <table:table-cell table:style-name="ce79" table:content-validation-name="val2"/>
          <table:table-cell table:style-name="ce81" table:number-columns-repeated="2"/>
          <table:table-cell table:style-name="ce90"/>
          <table:table-cell table:style-name="ce97"/>
          <table:table-cell table:number-columns-repeated="1017"/>
        </table:table-row>
        <table:table-row table:style-name="ro5" table:number-rows-repeated="8">
          <table:table-cell table:style-name="ce60"/>
          <table:table-cell table:style-name="ce66"/>
          <table:table-cell table:style-name="ce79" table:content-validation-name="val2"/>
          <table:table-cell table:style-name="ce81" table:number-columns-repeated="2"/>
          <table:table-cell table:style-name="ce90"/>
          <table:table-cell table:style-name="ce97"/>
          <table:table-cell table:number-columns-repeated="1017"/>
        </table:table-row>
        <table:table-row table:style-name="ro5">
          <table:table-cell table:style-name="ce60"/>
          <table:table-cell table:style-name="ce63"/>
          <table:table-cell table:style-name="ce79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5">
          <table:table-cell table:style-name="ce60"/>
          <table:table-cell table:style-name="ce67"/>
          <table:table-cell table:style-name="ce79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6">
          <table:table-cell table:style-name="ce60"/>
          <table:table-cell table:style-name="ce67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/>
          <table:table-cell table:style-name="ce63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15">
          <table:table-cell table:style-name="ce60"/>
          <table:table-cell table:style-name="ce68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5">
          <table:table-cell table:style-name="ce60"/>
          <table:table-cell table:style-name="ce63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4">
          <table:table-cell table:style-name="ce60"/>
          <table:table-cell table:style-name="ce63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98"/>
          <table:table-cell table:number-columns-repeated="1017"/>
        </table:table-row>
        <table:table-row table:style-name="ro5" table:number-rows-repeated="3">
          <table:table-cell table:style-name="ce60"/>
          <table:table-cell table:style-name="ce63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6">
          <table:table-cell table:style-name="ce60"/>
          <table:table-cell table:style-name="ce63"/>
          <table:table-cell table:style-name="ce77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9">
          <table:table-cell table:style-name="ce60"/>
          <table:table-cell table:style-name="ce68"/>
          <table:table-cell table:style-name="ce77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12">
          <table:table-cell table:style-name="ce60"/>
          <table:table-cell table:style-name="ce68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/>
          <table:table-cell table:style-name="ce68"/>
          <table:table-cell table:style-name="ce81" table:number-columns-repeated="3"/>
          <table:table-cell table:style-name="ce87"/>
          <table:table-cell table:style-name="ce98"/>
          <table:table-cell table:number-columns-repeated="1017"/>
        </table:table-row>
        <table:table-row table:style-name="ro5">
          <table:table-cell table:style-name="ce60"/>
          <table:table-cell table:style-name="ce68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4">
          <table:table-cell table:style-name="ce59"/>
          <table:table-cell table:style-name="ce68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7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2">
          <table:table-cell table:style-name="ce59"/>
          <table:table-cell table:style-name="ce70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5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style-name="ce59"/>
          <table:table-cell table:style-name="ce69"/>
          <table:table-cell table:number-columns-repeated="2"/>
          <table:table-cell table:style-name="ce81"/>
          <table:table-cell table:style-name="ce87"/>
          <table:table-cell table:number-columns-repeated="1018"/>
        </table:table-row>
        <table:table-row table:style-name="ro2" table:number-rows-repeated="3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style-name="ce59"/>
          <table:table-cell table:style-name="ce71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5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style-name="ce59"/>
          <table:table-cell/>
          <table:table-cell table:style-name="ce81" table:number-columns-repeated="3"/>
          <table:table-cell table:style-name="ce91"/>
          <table:table-cell table:number-columns-repeated="1018"/>
        </table:table-row>
        <table:table-row table:style-name="ro2">
          <table:table-cell table:style-name="ce59"/>
          <table:table-cell table:style-name="ce72"/>
          <table:table-cell table:style-name="ce81" table:number-columns-repeated="3"/>
          <table:table-cell table:style-name="ce92"/>
          <table:table-cell table:number-columns-repeated="1018"/>
        </table:table-row>
        <table:table-row table:style-name="ro7">
          <table:table-cell table:style-name="ce59"/>
          <table:table-cell table:style-name="ce72"/>
          <table:table-cell table:style-name="ce81" table:number-columns-repeated="3"/>
          <table:table-cell table:style-name="ce93"/>
          <table:table-cell table:number-columns-repeated="1018"/>
        </table:table-row>
        <table:table-row table:style-name="ro2">
          <table:table-cell table:style-name="ce59"/>
          <table:table-cell table:style-name="ce72"/>
          <table:table-cell table:style-name="ce81" table:number-columns-repeated="3"/>
          <table:table-cell table:style-name="ce94"/>
          <table:table-cell table:style-name="ce69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72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73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style-name="ce59"/>
          <table:table-cell table:style-name="ce73"/>
          <table:table-cell table:style-name="ce81" table:number-columns-repeated="3"/>
          <table:table-cell table:style-name="ce87"/>
          <table:table-cell table:style-name="ce99"/>
          <table:table-cell table:number-columns-repeated="1017"/>
        </table:table-row>
        <table:table-row table:style-name="ro2">
          <table:table-cell table:style-name="ce59"/>
          <table:table-cell table:style-name="ce73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4">
          <table:table-cell table:number-columns-repeated="2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3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style-name="ce59"/>
          <table:table-cell table:style-name="ce74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10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2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99"/>
          <table:table-cell table:number-columns-repeated="1017"/>
        </table:table-row>
        <table:table-row table:style-name="ro2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2">
          <table:table-cell table:style-name="ce59"/>
          <table:table-cell/>
          <table:table-cell table:style-name="ce81"/>
          <table:table-cell table:number-columns-repeated="3"/>
          <table:table-cell table:style-name="ce69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number-columns-repeated="6"/>
          <table:table-cell table:style-name="ce100"/>
          <table:table-cell table:number-columns-repeated="1017"/>
        </table:table-row>
        <table:table-row table:style-name="ro2" table:number-rows-repeated="110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104828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Sp1.$A$1" table:expression="#REF!"/>
        </table:named-expressions>
        <calcext:conditional-formats>
          <calcext:conditional-format calcext:target-range-address="'Product Tasks'.A157:'Product Tasks'.A181 'Product Tasks'.A183:'Product Tasks'.G292 'Product Tasks'.B51:'Product Tasks'.B65 'Product Tasks'.B84:'Product Tasks'.B117 'Product Tasks'.B120:'Product Tasks'.B128 'Product Tasks'.B130:'Product Tasks'.B134 'Product Tasks'.B157:'Product Tasks'.B159 'Product Tasks'.B161:'Product Tasks'.B173 'Product Tasks'.B176:'Product Tasks'.B181 'Product Tasks'.C126:'Product Tasks'.C181 'Product Tasks'.D126:'Product Tasks'.D173 'Product Tasks'.D176:'Product Tasks'.F181 'Product Tasks'.F29:'Product Tasks'.F134 'Product Tasks'.F139:'Product Tasks'.F173 'Product Tasks'.G38:'Product Tasks'.G70 'Product Tasks'.G75:'Product Tasks'.G104 'Product Tasks'.G106:'Product Tasks'.G124 'Product Tasks'.G126:'Product Tasks'.G134 'Product Tasks'.G138:'Product Tasks'.G150 'Product Tasks'.G152:'Product Tasks'.G170 'Product Tasks'.G173:'Product Tasks'.G181 'Product Tasks'.C5:'Product Tasks'.G5 'Product Tasks'.G14:'Product Tasks'.G27 'Product Tasks'.F26:'Product Tasks'.G27 'Product Tasks'.F14:'Product Tasks'.F18 'Product Tasks'.D7:'Product Tasks'.E24 'Product Tasks'.F19:'Product Tasks'.G25 'Product Tasks'.A4:'Product Tasks'.F4 'Product Tasks'.A6:'Product Tasks'.A152 'Product Tasks'.A5:'Product Tasks'.A106 'Product Tasks'.F6:'Product Tasks'.G12 'Product Tasks'.C6:'Product Tasks'.D124 'Product Tasks'.E6:'Product Tasks'.E173">
            <calcext:condition calcext:apply-style-name="Excel_CondFormat_3_1_1" calcext:value="formula-is([$'Product Tasks'.$C4]=&quot;Done&quot;)" calcext:base-cell-address="'Product Tasks'.A4"/>
            <calcext:condition calcext:apply-style-name="Excel_CondFormat_3_1_2" calcext:value="formula-is([$'Product Tasks'.$C4]=&quot;Ongoing&quot;)" calcext:base-cell-address="'Product Tasks'.A4"/>
            <calcext:condition calcext:apply-style-name="Excel_CondFormat_3_1_3" calcext:value="formula-is([$'Product Tasks'.$C4]=&quot;Removed&quot;)" calcext:base-cell-address="'Product Tasks'.A4"/>
          </calcext:conditional-format>
          <calcext:conditional-format calcext:target-range-address="'Product Tasks'.G182:'Product Tasks'.G182">
            <calcext:condition calcext:apply-style-name="Excel_CondFormat_3_2_1" calcext:value="formula-is([$'Product Tasks'.$C172]=&quot;Done&quot;)" calcext:base-cell-address="'Product Tasks'.G182"/>
            <calcext:condition calcext:apply-style-name="Excel_CondFormat_3_2_2" calcext:value="formula-is([$'Product Tasks'.$C172]=&quot;Ongoing&quot;)" calcext:base-cell-address="'Product Tasks'.G182"/>
            <calcext:condition calcext:apply-style-name="Excel_CondFormat_3_2_3" calcext:value="formula-is([$'Product Tasks'.$C172]=&quot;Removed&quot;)" calcext:base-cell-address="'Product Tasks'.G182"/>
          </calcext:conditional-format>
          <calcext:conditional-format calcext:target-range-address="'Product Tasks'.G151:'Product Tasks'.G151 'Product Tasks'.G171:'Product Tasks'.G172">
            <calcext:condition calcext:apply-style-name="Excel_CondFormat_3_3_1" calcext:value="formula-is($'product tasks'.#ref!129=&quot;Done&quot;)" calcext:base-cell-address="'Product Tasks'.G151"/>
            <calcext:condition calcext:apply-style-name="Excel_CondFormat_3_3_2" calcext:value="formula-is($'product tasks'.#ref!129=&quot;Ongoing&quot;)" calcext:base-cell-address="'Product Tasks'.G151"/>
            <calcext:condition calcext:apply-style-name="Excel_CondFormat_3_3_3" calcext:value="formula-is($'product tasks'.#ref!129=&quot;Removed&quot;)" calcext:base-cell-address="'Product Tasks'.G151"/>
          </calcext:conditional-format>
          <calcext:conditional-format calcext:target-range-address="'Product Tasks'.F136:'Product Tasks'.F136">
            <calcext:condition calcext:apply-style-name="Excel_CondFormat_3_4_1" calcext:value="formula-is([$'Product Tasks'.$D137]=&quot;Done&quot;)" calcext:base-cell-address="'Product Tasks'.F136"/>
            <calcext:condition calcext:apply-style-name="Excel_CondFormat_3_4_2" calcext:value="formula-is([$'Product Tasks'.$D137]=&quot;Ongoing&quot;)" calcext:base-cell-address="'Product Tasks'.F136"/>
            <calcext:condition calcext:apply-style-name="Excel_CondFormat_3_4_3" calcext:value="formula-is([$'Product Tasks'.$D137]=&quot;Removed&quot;)" calcext:base-cell-address="'Product Tasks'.F136"/>
          </calcext:conditional-format>
          <calcext:conditional-format calcext:target-range-address="'Product Tasks'.F138:'Product Tasks'.F138">
            <calcext:condition calcext:apply-style-name="Excel_CondFormat_3_5_1" calcext:value="formula-is([$'Product Tasks'.$D141]=&quot;Done&quot;)" calcext:base-cell-address="'Product Tasks'.F138"/>
            <calcext:condition calcext:apply-style-name="Excel_CondFormat_3_5_2" calcext:value="formula-is([$'Product Tasks'.$D141]=&quot;Ongoing&quot;)" calcext:base-cell-address="'Product Tasks'.F138"/>
            <calcext:condition calcext:apply-style-name="Excel_CondFormat_3_5_3" calcext:value="formula-is([$'Product Tasks'.$D141]=&quot;Removed&quot;)" calcext:base-cell-address="'Product Tasks'.F138"/>
          </calcext:conditional-format>
          <calcext:conditional-format calcext:target-range-address="'Product Tasks'.G71:'Product Tasks'.G74 'Product Tasks'.G105:'Product Tasks'.G105">
            <calcext:condition calcext:apply-style-name="Excel_CondFormat_3_7_1" calcext:value="formula-is($'product tasks'.$#ref!$#REF!=&quot;Done&quot;)" calcext:base-cell-address="'Product Tasks'.G71"/>
            <calcext:condition calcext:apply-style-name="Excel_CondFormat_3_7_2" calcext:value="formula-is($'product tasks'.$#ref!$#REF!=&quot;Ongoing&quot;)" calcext:base-cell-address="'Product Tasks'.G71"/>
            <calcext:condition calcext:apply-style-name="Excel_CondFormat_3_7_3" calcext:value="formula-is($'product tasks'.$#ref!$#REF!=&quot;Removed&quot;)" calcext:base-cell-address="'Product Tasks'.G71"/>
          </calcext:conditional-format>
          <calcext:conditional-format calcext:target-range-address="'Product Tasks'.B118:'Product Tasks'.B119">
            <calcext:condition calcext:apply-style-name="Excel_CondFormat_3_8_1" calcext:value="formula-is([$'Product Tasks'.$D119]=&quot;Done&quot;)" calcext:base-cell-address="'Product Tasks'.B118"/>
            <calcext:condition calcext:apply-style-name="Excel_CondFormat_3_8_2" calcext:value="formula-is([$'Product Tasks'.$D119]=&quot;Ongoing&quot;)" calcext:base-cell-address="'Product Tasks'.B118"/>
            <calcext:condition calcext:apply-style-name="Excel_CondFormat_3_8_3" calcext:value="formula-is([$'Product Tasks'.$D119]=&quot;Removed&quot;)" calcext:base-cell-address="'Product Tasks'.B118"/>
          </calcext:conditional-format>
          <calcext:conditional-format calcext:target-range-address="'Product Tasks'.B129:'Product Tasks'.B129">
            <calcext:condition calcext:apply-style-name="Excel_CondFormat_3_9_1" calcext:value="formula-is([$'Product Tasks'.$D132]=&quot;Done&quot;)" calcext:base-cell-address="'Product Tasks'.B129"/>
            <calcext:condition calcext:apply-style-name="Excel_CondFormat_3_9_2" calcext:value="formula-is([$'Product Tasks'.$D132]=&quot;Ongoing&quot;)" calcext:base-cell-address="'Product Tasks'.B129"/>
            <calcext:condition calcext:apply-style-name="Excel_CondFormat_3_9_3" calcext:value="formula-is([$'Product Tasks'.$D132]=&quot;Removed&quot;)" calcext:base-cell-address="'Product Tasks'.B129"/>
          </calcext:conditional-format>
          <calcext:conditional-format calcext:target-range-address="'Product Tasks'.F137:'Product Tasks'.F137">
            <calcext:condition calcext:apply-style-name="Excel_CondFormat_3_10_1" calcext:value="formula-is([$'Product Tasks'.$D139]=&quot;Done&quot;)" calcext:base-cell-address="'Product Tasks'.F137"/>
            <calcext:condition calcext:apply-style-name="Excel_CondFormat_3_10_2" calcext:value="formula-is([$'Product Tasks'.$D139]=&quot;Ongoing&quot;)" calcext:base-cell-address="'Product Tasks'.F137"/>
            <calcext:condition calcext:apply-style-name="Excel_CondFormat_3_10_3" calcext:value="formula-is([$'Product Tasks'.$D139]=&quot;Removed&quot;)" calcext:base-cell-address="'Product Tasks'.F137"/>
          </calcext:conditional-format>
          <calcext:conditional-format calcext:target-range-address="'Product Tasks'.F135:'Product Tasks'.F135">
            <calcext:condition calcext:apply-style-name="Excel_CondFormat_3_11_1" calcext:value="formula-is($'product tasks'.$#ref!$#REF!=&quot;Done&quot;)" calcext:base-cell-address="'Product Tasks'.F135"/>
            <calcext:condition calcext:apply-style-name="Excel_CondFormat_3_11_2" calcext:value="formula-is($'product tasks'.$#ref!$#REF!=&quot;Ongoing&quot;)" calcext:base-cell-address="'Product Tasks'.F135"/>
            <calcext:condition calcext:apply-style-name="Excel_CondFormat_3_11_3" calcext:value="formula-is($'product tasks'.$#ref!$#REF!=&quot;Removed&quot;)" calcext:base-cell-address="'Product Tasks'.F135"/>
          </calcext:conditional-format>
          <calcext:conditional-format calcext:target-range-address="'Product Tasks'.B160:'Product Tasks'.B160">
            <calcext:condition calcext:apply-style-name="Excel_CondFormat_3_12_1" calcext:value="formula-is([$'Product Tasks'.$C159]=&quot;Done&quot;)" calcext:base-cell-address="'Product Tasks'.B160"/>
            <calcext:condition calcext:apply-style-name="Excel_CondFormat_3_12_2" calcext:value="formula-is([$'Product Tasks'.$C159]=&quot;Ongoing&quot;)" calcext:base-cell-address="'Product Tasks'.B160"/>
            <calcext:condition calcext:apply-style-name="Excel_CondFormat_3_12_3" calcext:value="formula-is([$'Product Tasks'.$C159]=&quot;Removed&quot;)" calcext:base-cell-address="'Product Tasks'.B160"/>
          </calcext:conditional-format>
          <calcext:conditional-format calcext:target-range-address="'Product Tasks'.B136:'Product Tasks'.B144">
            <calcext:condition calcext:apply-style-name="Excel_CondFormat_3_14_1" calcext:value="formula-is([$'Product Tasks'.$C136]=&quot;Done&quot;)" calcext:base-cell-address="'Product Tasks'.B136"/>
            <calcext:condition calcext:apply-style-name="Excel_CondFormat_3_14_2" calcext:value="formula-is([$'Product Tasks'.$C136]=&quot;Ongoing&quot;)" calcext:base-cell-address="'Product Tasks'.B136"/>
            <calcext:condition calcext:apply-style-name="Excel_CondFormat_3_14_3" calcext:value="formula-is([$'Product Tasks'.$C136]=&quot;Removed&quot;)" calcext:base-cell-address="'Product Tasks'.B136"/>
          </calcext:conditional-format>
          <calcext:conditional-format calcext:target-range-address="'Product Tasks'.B145:'Product Tasks'.B152">
            <calcext:condition calcext:apply-style-name="Excel_CondFormat_3_15_1" calcext:value="formula-is([$'Product Tasks'.$C145]=&quot;Done&quot;)" calcext:base-cell-address="'Product Tasks'.B145"/>
            <calcext:condition calcext:apply-style-name="Excel_CondFormat_3_15_2" calcext:value="formula-is([$'Product Tasks'.$C145]=&quot;Ongoing&quot;)" calcext:base-cell-address="'Product Tasks'.B145"/>
            <calcext:condition calcext:apply-style-name="Excel_CondFormat_3_15_3" calcext:value="formula-is([$'Product Tasks'.$C145]=&quot;Removed&quot;)" calcext:base-cell-address="'Product Tasks'.B145"/>
          </calcext:conditional-format>
          <calcext:conditional-format calcext:target-range-address="'Product Tasks'.C78:'Product Tasks'.C92 'Product Tasks'.C5:'Product Tasks'.C43">
            <calcext:condition calcext:apply-style-name="Excel_CondFormat_3_1_1" calcext:value="formula-is($'product tasks'.$c#ref!=&quot;Done&quot;)" calcext:base-cell-address="'Product Tasks'.C5"/>
            <calcext:condition calcext:apply-style-name="Excel_CondFormat_3_1_2" calcext:value="formula-is($'product tasks'.$c#ref!=&quot;Ongoing&quot;)" calcext:base-cell-address="'Product Tasks'.C5"/>
            <calcext:condition calcext:apply-style-name="Excel_CondFormat_3_1_3" calcext:value="formula-is($'product tasks'.$c#ref!=&quot;Removed&quot;)" calcext:base-cell-address="'Product Tasks'.C5"/>
          </calcext:conditional-format>
          <calcext:conditional-format calcext:target-range-address="'Product Tasks'.B13:'Product Tasks'.B19 'Product Tasks'.B7:'Product Tasks'.B11">
            <calcext:condition calcext:apply-style-name="Excel_CondFormat_3_1_1" calcext:value="formula-is([$'Product Tasks'.$C7]=&quot;Done&quot;)" calcext:base-cell-address="'Product Tasks'.B7"/>
            <calcext:condition calcext:apply-style-name="Excel_CondFormat_3_1_2" calcext:value="formula-is([$'Product Tasks'.$C7]=&quot;Ongoing&quot;)" calcext:base-cell-address="'Product Tasks'.B7"/>
            <calcext:condition calcext:apply-style-name="Excel_CondFormat_3_1_3" calcext:value="formula-is([$'Product Tasks'.$C7]=&quot;Removed&quot;)" calcext:base-cell-address="'Product Tasks'.B7"/>
          </calcext:conditional-format>
          <calcext:conditional-format calcext:target-range-address="'Product Tasks'.F33:'Product Tasks'.G33 'Product Tasks'.F28:'Product Tasks'.G32 'Product Tasks'.F34:'Product Tasks'.G37 'Product Tasks'.C27:'Product Tasks'.C43">
            <calcext:condition calcext:apply-style-name="Excel_CondFormat_3_1_1" calcext:value="formula-is([$'Product Tasks'.$C27]=&quot;Done&quot;)" calcext:base-cell-address="'Product Tasks'.C27"/>
            <calcext:condition calcext:apply-style-name="Excel_CondFormat_3_1_2" calcext:value="formula-is([$'Product Tasks'.$C27]=&quot;Ongoing&quot;)" calcext:base-cell-address="'Product Tasks'.C27"/>
            <calcext:condition calcext:apply-style-name="Excel_CondFormat_3_1_3" calcext:value="formula-is([$'Product Tasks'.$C27]=&quot;Removed&quot;)" calcext:base-cell-address="'Product Tasks'.C27"/>
          </calcext:conditional-format>
          <calcext:conditional-format calcext:target-range-address="'Product Tasks'.C7:'Product Tasks'.C25">
            <calcext:condition calcext:apply-style-name="Excel_CondFormat_3_1_1" calcext:value="formula-is($'product tasks'.$c#ref!=&quot;Done&quot;)" calcext:base-cell-address="'Product Tasks'.C7"/>
            <calcext:condition calcext:apply-style-name="Excel_CondFormat_3_1_2" calcext:value="formula-is($'product tasks'.$c#ref!=&quot;Ongoing&quot;)" calcext:base-cell-address="'Product Tasks'.C7"/>
            <calcext:condition calcext:apply-style-name="Excel_CondFormat_3_1_3" calcext:value="formula-is($'product tasks'.$c#ref!=&quot;Removed&quot;)" calcext:base-cell-address="'Product Tasks'.C7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13:'Product Tasks'.B19 'Product Tasks'.B20:'Product Tasks'.B110 'Product Tasks'.B5:'Product Tasks'.B11">
            <calcext:condition calcext:apply-style-name="Excel_CondFormat_3_1_1" calcext:value="formula-is([$'Product Tasks'.$C5]=&quot;Done&quot;)" calcext:base-cell-address="'Product Tasks'.B5"/>
            <calcext:condition calcext:apply-style-name="Excel_CondFormat_3_1_2" calcext:value="formula-is([$'Product Tasks'.$C5]=&quot;Ongoing&quot;)" calcext:base-cell-address="'Product Tasks'.B5"/>
            <calcext:condition calcext:apply-style-name="Excel_CondFormat_3_1_3" calcext:value="formula-is([$'Product Tasks'.$C5]=&quot;Removed&quot;)" calcext:base-cell-address="'Product Tasks'.B5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F13:'Product Tasks'.G13">
            <calcext:condition calcext:apply-style-name="Excel_CondFormat_3_1_1" calcext:value="formula-is([$'Product Tasks'.$C13]=&quot;Done&quot;)" calcext:base-cell-address="'Product Tasks'.F13"/>
            <calcext:condition calcext:apply-style-name="Excel_CondFormat_3_1_2" calcext:value="formula-is([$'Product Tasks'.$C13]=&quot;Ongoing&quot;)" calcext:base-cell-address="'Product Tasks'.F13"/>
            <calcext:condition calcext:apply-style-name="Excel_CondFormat_3_1_3" calcext:value="formula-is([$'Product Tasks'.$C13]=&quot;Removed&quot;)" calcext:base-cell-address="'Product Tasks'.F13"/>
          </calcext:conditional-format>
          <calcext:conditional-format calcext:target-range-address="'Product Tasks'.B12:'Product Tasks'.B12">
            <calcext:condition calcext:apply-style-name="Excel_CondFormat_3_1_1" calcext:value="formula-is([$'Product Tasks'.$C12]=&quot;Done&quot;)" calcext:base-cell-address="'Product Tasks'.B12"/>
            <calcext:condition calcext:apply-style-name="Excel_CondFormat_3_1_2" calcext:value="formula-is([$'Product Tasks'.$C12]=&quot;Ongoing&quot;)" calcext:base-cell-address="'Product Tasks'.B12"/>
            <calcext:condition calcext:apply-style-name="Excel_CondFormat_3_1_3" calcext:value="formula-is([$'Product Tasks'.$C12]=&quot;Removed&quot;)" calcext:base-cell-address="'Product Tasks'.B12"/>
          </calcext:conditional-format>
        </calcext:conditional-formats>
      </table:table>
      <table:table table:name="Sprint 1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4" form:id="control4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5" form:id="control5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6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1" office:value-type="float" office:value="1" calcext:value-type="float">
            <text:p>Sprint 1 Backlog</text:p>
          </table:table-cell>
          <table:table-cell table:style-name="ce110"/>
          <table:table-cell>
            <draw:frame table:end-cell-address="'Sprint 1'.AE8" table:end-x="4.14pt" table:end-y="10.52pt" draw:z-index="0" draw:name="Chart 2" draw:style-name="gr6" draw:text-style-name="P4" svg:width="748.66pt" svg:height="102.02pt" svg:x="40.85pt" svg:y="3.03pt">
              <draw:object draw:notify-on-update-of-ranges="'Sprint 1'.F10:'Sprint 1'.AD10 'Sprint 1'.F11:'Sprint 1'.AD11 'Sprint 1'.F12:'Sprint 1'.AD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table:style-name="ce117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7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1'.A8" table:end-x="144.28pt" table:end-y="2.27pt" draw:z-index="1" draw:name="Button 1" draw:style-name="gr1" draw:text-style-name="P1" svg:width="124.5pt" svg:height="21.03pt" svg:x="19.79pt" svg:y="6.77pt" draw:control="control4">
              <svg:desc>Sort Sprint Tasks</svg:desc>
            </draw:control>
            <draw:control table:end-cell-address="'Sprint 1'.C8" table:end-x="18.6pt" table:end-y="2.27pt" draw:z-index="2" draw:name="Button 2" draw:style-name="gr1" draw:text-style-name="P1" svg:width="144.71pt" svg:height="21.03pt" svg:x="166.37pt" svg:y="6.77pt" draw:control="control5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2" office:value-type="string" calcext:value-type="string">
            <office:annotation draw:style-name="gr7" draw:text-style-name="P3" svg:width="128.75pt" svg:height="107.26pt" svg:x="223.46pt" svg:y="105pt" draw:caption-point-x="21.15pt" draw:caption-point-y="2.52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1" office:value-type="float" office:value="5" calcext:value-type="float">
            <text:p>5</text:p>
          </table:table-cell>
          <table:table-cell table:style-name="ce102"/>
          <table:table-cell table:style-name="ce115"/>
          <table:table-cell table:style-name="ce118" office:value-type="string" calcext:value-type="string">
            <text:p>Effort</text:p>
          </table:table-cell>
          <table:table-cell table:style-name="ce118" office:value-type="string" calcext:value-type="string">
            <text:p>Remaining on implementation day…</text:p>
          </table:table-cell>
          <table:table-cell table:style-name="ce118" table:number-columns-repeated="6"/>
          <table:table-cell table:style-name="ce123" table:number-columns-repeated="18"/>
          <table:table-cell table:number-columns-repeated="994"/>
        </table:table-row>
        <table:table-row table:style-name="ro5">
          <table:table-cell table:style-name="ce102" office:value-type="string" calcext:value-type="string">
            <text:p>Trend calculated based on last</text:p>
          </table:table-cell>
          <table:table-cell table:style-name="ce111" office:value-type="float" office:value="5" calcext:value-type="float">
            <text:p>5</text:p>
          </table:table-cell>
          <table:table-cell table:style-name="ce102" office:value-type="string" calcext:value-type="string">
            <text:p>Days</text:p>
          </table:table-cell>
          <table:table-cell table:style-name="ce102" office:value-type="string" calcext:value-type="string">
            <text:p>Totals</text:p>
          </table:table-cell>
          <table:table-cell table:style-name="ce119" table:formula="of:=SUM(OFFSET([.E14];1;0;TaskRows;1))" office:value-type="float" office:value="0" calcext:value-type="float">
            <text:p>0</text:p>
          </table:table-cell>
          <table:table-cell table:style-name="ce122" table:formula="of:=IF(AND(SUM(OFFSET([.F14];1;0;TaskRows;1))=0);0;SUM(OFFSET([.F14];1;0;TaskRows;1)))" office:value-type="float" office:value="27" calcext:value-type="float">
            <text:p>27</text:p>
          </table:table-cell>
          <table:table-cell table:style-name="ce122" table:formula="of:=IF(AND(SUM(OFFSET([.G14];1;0;TaskRows;1))=0);0;SUM(OFFSET([.G14];1;0;TaskRows;1)))" office:value-type="float" office:value="19" calcext:value-type="float">
            <text:p>19</text:p>
          </table:table-cell>
          <table:table-cell table:style-name="ce122" table:formula="of:=IF(AND(SUM(OFFSET([.H14];1;0;TaskRows;1))=0);0;SUM(OFFSET([.H14];1;0;TaskRows;1)))" office:value-type="float" office:value="19" calcext:value-type="float">
            <text:p>19</text:p>
          </table:table-cell>
          <table:table-cell table:style-name="ce122" table:formula="of:=IF(AND(SUM(OFFSET([.I14];1;0;TaskRows;1))=0);0;SUM(OFFSET([.I14];1;0;TaskRows;1)))" office:value-type="float" office:value="19" calcext:value-type="float">
            <text:p>19</text:p>
          </table:table-cell>
          <table:table-cell table:style-name="ce122" table:formula="of:=IF(AND(SUM(OFFSET([.J14];1;0;TaskRows;1))=0);0;SUM(OFFSET([.J14];1;0;TaskRows;1)))" office:value-type="float" office:value="19" calcext:value-type="float">
            <text:p>19</text:p>
          </table:table-cell>
          <table:table-cell table:style-name="ce122" table:formula="of:=IF(AND(SUM(OFFSET([.K14];1;0;TaskRows;1))=0);0;SUM(OFFSET([.K14];1;0;TaskRows;1)))" office:value-type="float" office:value="0" calcext:value-type="float">
            <text:p>0</text:p>
          </table:table-cell>
          <table:table-cell table:style-name="ce122" table:formula="of:=IF(AND(SUM(OFFSET([.L14];1;0;TaskRows;1))=0);0;SUM(OFFSET([.L14];1;0;TaskRows;1)))" office:value-type="float" office:value="0" calcext:value-type="float">
            <text:p>0</text:p>
          </table:table-cell>
          <table:table-cell table:style-name="ce122" table:formula="of:=IF(AND(SUM(OFFSET([.M14];1;0;TaskRows;1))=0);0;SUM(OFFSET([.M14];1;0;TaskRows;1)))" office:value-type="float" office:value="0" calcext:value-type="float">
            <text:p>0</text:p>
          </table:table-cell>
          <table:table-cell table:style-name="ce122" table:formula="of:=IF(AND(SUM(OFFSET([.N14];1;0;TaskRows;1))=0);0;SUM(OFFSET([.N14];1;0;TaskRows;1)))" office:value-type="float" office:value="0" calcext:value-type="float">
            <text:p>0</text:p>
          </table:table-cell>
          <table:table-cell table:style-name="ce122" table:formula="of:=IF(AND(SUM(OFFSET([.O14];1;0;TaskRows;1))=0);0;SUM(OFFSET([.O14];1;0;TaskRows;1)))" office:value-type="float" office:value="0" calcext:value-type="float">
            <text:p>0</text:p>
          </table:table-cell>
          <table:table-cell table:style-name="ce122" table:formula="of:=IF(AND(SUM(OFFSET([.P14];1;0;TaskRows;1))=0);0;SUM(OFFSET([.P14];1;0;TaskRows;1)))" office:value-type="float" office:value="0" calcext:value-type="float">
            <text:p>0</text:p>
          </table:table-cell>
          <table:table-cell table:style-name="ce122" table:formula="of:=IF(AND(SUM(OFFSET([.Q14];1;0;TaskRows;1))=0);0;SUM(OFFSET([.Q14];1;0;TaskRows;1)))" office:value-type="float" office:value="0" calcext:value-type="float">
            <text:p>0</text:p>
          </table:table-cell>
          <table:table-cell table:style-name="ce122" table:formula="of:=IF(AND(SUM(OFFSET([.R14];1;0;TaskRows;1))=0);0;SUM(OFFSET([.R14];1;0;TaskRows;1)))" office:value-type="float" office:value="0" calcext:value-type="float">
            <text:p>0</text:p>
          </table:table-cell>
          <table:table-cell table:style-name="ce122" table:formula="of:=IF(AND(SUM(OFFSET([.S14];1;0;TaskRows;1))=0);0;SUM(OFFSET([.S14];1;0;TaskRows;1)))" office:value-type="float" office:value="0" calcext:value-type="float">
            <text:p>0</text:p>
          </table:table-cell>
          <table:table-cell table:style-name="ce122" table:formula="of:=IF(AND(SUM(OFFSET([.T14];1;0;TaskRows;1))=0);0;SUM(OFFSET([.T14];1;0;TaskRows;1)))" office:value-type="float" office:value="0" calcext:value-type="float">
            <text:p>0</text:p>
          </table:table-cell>
          <table:table-cell table:style-name="ce122" table:formula="of:=IF(AND(SUM(OFFSET([.U14];1;0;TaskRows;1))=0);0;SUM(OFFSET([.U14];1;0;TaskRows;1)))" office:value-type="float" office:value="0" calcext:value-type="float">
            <text:p>0</text:p>
          </table:table-cell>
          <table:table-cell table:style-name="ce122" table:formula="of:=IF(AND(SUM(OFFSET([.V14];1;0;TaskRows;1))=0);0;SUM(OFFSET([.V14];1;0;TaskRows;1)))" office:value-type="float" office:value="0" calcext:value-type="float">
            <text:p>0</text:p>
          </table:table-cell>
          <table:table-cell table:style-name="ce122" table:formula="of:=IF(AND(SUM(OFFSET([.W14];1;0;TaskRows;1))=0);0;SUM(OFFSET([.W14];1;0;TaskRows;1)))" office:value-type="float" office:value="0" calcext:value-type="float">
            <text:p>0</text:p>
          </table:table-cell>
          <table:table-cell table:style-name="ce122" table:formula="of:=IF(AND(SUM(OFFSET([.X14];1;0;TaskRows;1))=0);0;SUM(OFFSET([.X14];1;0;TaskRows;1)))" office:value-type="float" office:value="0" calcext:value-type="float">
            <text:p>0</text:p>
          </table:table-cell>
          <table:table-cell table:style-name="ce122" table:formula="of:=IF(AND(SUM(OFFSET([.Y14];1;0;TaskRows;1))=0);0;SUM(OFFSET([.Y14];1;0;TaskRows;1)))" office:value-type="float" office:value="0" calcext:value-type="float">
            <text:p>0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46])=0;1;COUNTA([.A15:.A246]))" office:value-type="float" office:value="21" calcext:value-type="float">
            <text:p>2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5" calcext:value-type="float">
            <text:p>5</text:p>
          </table:table-cell>
          <table:table-cell/>
          <table:table-cell table:formula="of:=IF([.F14]=&quot;&quot;;&quot;&quot;;[.$E10]-[.$E10]/([.$B9]-1)*([.F14]-1))"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DoneDays&gt;[.B10];[.B10];DoneDays)" office:value-type="float" office:value="5" calcext:value-type="float">
            <text:p>5</text:p>
          </table:table-cell>
          <table:table-cell/>
          <table:table-cell table:formula="of:=IF(DoneDays&gt;[.E13];[.E13]+1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2" office:value-type="string" calcext:value-type="string">
            <text:p>Task name</text:p>
          </table:table-cell>
          <table:table-cell table:style-name="ce112" office:value-type="string" calcext:value-type="string">
            <text:p>Story ID</text:p>
          </table:table-cell>
          <table:table-cell table:style-name="ce102" office:value-type="string" calcext:value-type="string">
            <text:p>Responsible</text:p>
          </table:table-cell>
          <table:table-cell table:style-name="ce102" office:value-type="string" calcext:value-type="string">
            <text:p>Status</text:p>
          </table:table-cell>
          <table:table-cell table:style-name="ce112" office:value-type="string" calcext:value-type="string">
            <text:p>Est.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formula="of:=IF([.$B$9]&gt;[.F14];[.F14]+1;&quot;&quot;)" office:value-type="float" office:value="2" calcext:value-type="float">
            <text:p>2</text:p>
          </table:table-cell>
          <table:table-cell table:style-name="ce112" table:formula="of:=IF([.$B$9]&gt;[.G14];[.G14]+1;&quot;&quot;)" office:value-type="float" office:value="3" calcext:value-type="float">
            <text:p>3</text:p>
          </table:table-cell>
          <table:table-cell table:style-name="ce112" table:formula="of:=IF([.$B$9]&gt;[.H14];[.H14]+1;&quot;&quot;)" office:value-type="float" office:value="4" calcext:value-type="float">
            <text:p>4</text:p>
          </table:table-cell>
          <table:table-cell table:style-name="ce112" table:formula="of:=IF([.$B$9]&gt;[.I14];[.I14]+1;&quot;&quot;)" office:value-type="float" office:value="5" calcext:value-type="float">
            <text:p>5</text:p>
          </table:table-cell>
          <table:table-cell table:style-name="ce112" table:formula="of:=IF([.$B$9]&gt;[.J14];[.J14]+1;&quot;&quot;)">
            <text:p/>
          </table:table-cell>
          <table:table-cell table:style-name="ce112" table:formula="of:=IF([.$B$9]&gt;[.K14];[.K14]+1;&quot;&quot;)">
            <text:p/>
          </table:table-cell>
          <table:table-cell table:style-name="ce112" table:formula="of:=IF([.$B$9]&gt;[.L14];[.L14]+1;&quot;&quot;)">
            <text:p/>
          </table:table-cell>
          <table:table-cell table:style-name="ce112" table:formula="of:=IF([.$B$9]&gt;[.M14];[.M14]+1;&quot;&quot;)">
            <text:p/>
          </table:table-cell>
          <table:table-cell table:style-name="ce112" table:formula="of:=IF([.$B$9]&gt;[.N14];[.N14]+1;&quot;&quot;)">
            <text:p/>
          </table:table-cell>
          <table:table-cell table:style-name="ce112" table:formula="of:=IF([.$B$9]&gt;[.O14];[.O14]+1;&quot;&quot;)">
            <text:p/>
          </table:table-cell>
          <table:table-cell table:style-name="ce112" table:formula="of:=IF([.$B$9]&gt;[.P14];[.P14]+1;&quot;&quot;)">
            <text:p/>
          </table:table-cell>
          <table:table-cell table:style-name="ce112" table:formula="of:=IF([.$B$9]&gt;[.Q14];[.Q14]+1;&quot;&quot;)">
            <text:p/>
          </table:table-cell>
          <table:table-cell table:style-name="ce112" table:formula="of:=IF([.$B$9]&gt;[.R14];[.R14]+1;&quot;&quot;)">
            <text:p/>
          </table:table-cell>
          <table:table-cell table:style-name="ce112" table:formula="of:=IF([.$B$9]&gt;[.S14];[.S14]+1;&quot;&quot;)">
            <text:p/>
          </table:table-cell>
          <table:table-cell table:style-name="ce112" table:formula="of:=IF([.$B$9]&gt;[.T14];[.T14]+1;&quot;&quot;)">
            <text:p/>
          </table:table-cell>
          <table:table-cell table:style-name="ce112" table:formula="of:=IF([.$B$9]&gt;[.U14];[.U14]+1;&quot;&quot;)">
            <text:p/>
          </table:table-cell>
          <table:table-cell table:style-name="ce112" table:formula="of:=IF([.$B$9]&gt;[.V14];[.V14]+1;&quot;&quot;)">
            <text:p/>
          </table:table-cell>
          <table:table-cell table:style-name="ce112" table:formula="of:=IF([.$B$9]&gt;[.W14];[.W14]+1;&quot;&quot;)">
            <text:p/>
          </table:table-cell>
          <table:table-cell table:style-name="ce112" table:formula="of:=IF([.$B$9]&gt;[.X14];[.X14]+1;&quot;&quot;)">
            <text:p/>
          </table:table-cell>
          <table:table-cell table:style-name="ce112" table:formula="of:=IF([.$B$9]&gt;[.Y14];[.Y14]+1;&quot;&quot;)">
            <text:p/>
          </table:table-cell>
          <table:table-cell table:style-name="ce112" table:formula="of:=IF([.$B$9]&gt;[.Z14];[.Z14]+1;&quot;&quot;)">
            <text:p/>
          </table:table-cell>
          <table:table-cell table:style-name="ce112" table:formula="of:=IF([.$B$9]&gt;[.AA14];[.AA14]+1;&quot;&quot;)">
            <text:p/>
          </table:table-cell>
          <table:table-cell table:style-name="ce112" table:formula="of:=IF([.$B$9]&gt;[.AB14];[.AB14]+1;&quot;&quot;)">
            <text:p/>
          </table:table-cell>
          <table:table-cell table:style-name="ce112" table:formula="of:=IF([.$B$9]&gt;[.AC14];[.AC14]+1;&quot;&quot;)">
            <text:p/>
          </table:table-cell>
          <table:table-cell table:number-columns-repeated="994"/>
        </table:table-row>
        <table:table-row table:style-name="ro8">
          <table:table-cell table:style-name="ce103" office:value-type="string" calcext:value-type="string">
            <text:p>Spring esimerkin integrointi Siriin – fi.siri.kaytt</text:p>
          </table:table-cell>
          <table:table-cell table:style-name="ce45" office:value-type="float" office:value="1.1" calcext:value-type="float">
            <text:p>1.1</text:p>
          </table:table-cell>
          <table:table-cell table:style-name="ce114" office:value-type="string" calcext:value-type="string">
            <text:p>Jouni</text:p>
          </table:table-cell>
          <table:table-cell table:style-name="ce116" table:content-validation-name="val3" table:formula="of:=IF([.A15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15]=&quot;&quot;);&quot;&quot;;[.E15])" office:value-type="float" office:value="0" calcext:value-type="float">
            <text:p>0</text:p>
          </table:table-cell>
          <table:table-cell table:style-name="ce120" table:formula="of:=IF(OR([.G$14]=&quot;&quot;;[.$E15]=&quot;&quot;);&quot;&quot;;[.F15])" office:value-type="float" office:value="0" calcext:value-type="float">
            <text:p>0</text:p>
          </table:table-cell>
          <table:table-cell table:style-name="ce120" table:formula="of:=IF(OR([.H$14]=&quot;&quot;;[.$E15]=&quot;&quot;);&quot;&quot;;[.G15])" office:value-type="float" office:value="0" calcext:value-type="float">
            <text:p>0</text:p>
          </table:table-cell>
          <table:table-cell table:style-name="ce120" table:formula="of:=IF(OR([.I$14]=&quot;&quot;;[.$E15]=&quot;&quot;);&quot;&quot;;[.H15])" office:value-type="float" office:value="0" calcext:value-type="float">
            <text:p>0</text:p>
          </table:table-cell>
          <table:table-cell table:style-name="ce120" table:formula="of:=IF(OR([.J$14]=&quot;&quot;;[.$E15]=&quot;&quot;);&quot;&quot;;[.I15])" office:value-type="float" office:value="0" calcext:value-type="float">
            <text:p>0</text:p>
          </table:table-cell>
          <table:table-cell table:style-name="ce120" table:formula="of:=IF(OR([.K$14]=&quot;&quot;;[.$E15]=&quot;&quot;);&quot;&quot;;[.J15])">
            <text:p/>
          </table:table-cell>
          <table:table-cell table:style-name="ce120" table:formula="of:=IF(OR([.L$14]=&quot;&quot;;[.$E15]=&quot;&quot;);&quot;&quot;;[.K15])">
            <text:p/>
          </table:table-cell>
          <table:table-cell table:style-name="ce120" table:formula="of:=IF(OR([.M$14]=&quot;&quot;;[.$E15]=&quot;&quot;);&quot;&quot;;[.L15])">
            <text:p/>
          </table:table-cell>
          <table:table-cell table:style-name="ce120" table:formula="of:=IF(OR([.N$14]=&quot;&quot;;[.$E15]=&quot;&quot;);&quot;&quot;;[.M15])">
            <text:p/>
          </table:table-cell>
          <table:table-cell table:style-name="ce120" table:formula="of:=IF(OR([.O$14]=&quot;&quot;;[.$E15]=&quot;&quot;);&quot;&quot;;[.N15])">
            <text:p/>
          </table:table-cell>
          <table:table-cell table:style-name="ce120" table:formula="of:=IF(OR([.P$14]=&quot;&quot;;[.$E15]=&quot;&quot;);&quot;&quot;;[.O15])">
            <text:p/>
          </table:table-cell>
          <table:table-cell table:style-name="ce120" table:formula="of:=IF(OR([.Q$14]=&quot;&quot;;[.$E15]=&quot;&quot;);&quot;&quot;;[.P15])">
            <text:p/>
          </table:table-cell>
          <table:table-cell table:style-name="ce120" table:formula="of:=IF(OR([.R$14]=&quot;&quot;;[.$E15]=&quot;&quot;);&quot;&quot;;[.Q15])">
            <text:p/>
          </table:table-cell>
          <table:table-cell table:style-name="ce120" table:formula="of:=IF(OR([.S$14]=&quot;&quot;;[.$E15]=&quot;&quot;);&quot;&quot;;[.R15])">
            <text:p/>
          </table:table-cell>
          <table:table-cell table:style-name="ce120" table:formula="of:=IF(OR([.T$14]=&quot;&quot;;[.$E15]=&quot;&quot;);&quot;&quot;;[.S15])">
            <text:p/>
          </table:table-cell>
          <table:table-cell table:style-name="ce120" table:formula="of:=IF(OR([.U$14]=&quot;&quot;;[.$E15]=&quot;&quot;);&quot;&quot;;[.T15])">
            <text:p/>
          </table:table-cell>
          <table:table-cell table:style-name="ce120" table:formula="of:=IF(OR([.V$14]=&quot;&quot;;[.$E15]=&quot;&quot;);&quot;&quot;;[.U15])">
            <text:p/>
          </table:table-cell>
          <table:table-cell table:style-name="ce120" table:formula="of:=IF(OR([.W$14]=&quot;&quot;;[.$E15]=&quot;&quot;);&quot;&quot;;[.V15])">
            <text:p/>
          </table:table-cell>
          <table:table-cell table:style-name="ce120" table:formula="of:=IF(OR([.X$14]=&quot;&quot;;[.$E15]=&quot;&quot;);&quot;&quot;;[.W15])">
            <text:p/>
          </table:table-cell>
          <table:table-cell table:style-name="ce120" table:formula="of:=IF(OR([.Y$14]=&quot;&quot;;[.$E15]=&quot;&quot;);&quot;&quot;;[.X15])">
            <text:p/>
          </table:table-cell>
          <table:table-cell table:style-name="ce120" table:formula="of:=IF(OR([.Z$14]=&quot;&quot;;[.$E15]=&quot;&quot;);&quot;&quot;;[.Y15])">
            <text:p/>
          </table:table-cell>
          <table:table-cell table:style-name="ce120" table:formula="of:=IF(OR([.AA$14]=&quot;&quot;;[.$E15]=&quot;&quot;);&quot;&quot;;[.Z15])">
            <text:p/>
          </table:table-cell>
          <table:table-cell table:style-name="ce120" table:formula="of:=IF(OR([.AB$14]=&quot;&quot;;[.$E15]=&quot;&quot;);&quot;&quot;;[.AA15])">
            <text:p/>
          </table:table-cell>
          <table:table-cell table:style-name="ce120" table:formula="of:=IF(OR([.AC$14]=&quot;&quot;;[.$E15]=&quot;&quot;);&quot;&quot;;[.AB15])">
            <text:p/>
          </table:table-cell>
          <table:table-cell table:style-name="ce120" table:formula="of:=IF(OR([.AD$14]=&quot;&quot;;[.$E15]=&quot;&quot;);&quot;&quot;;[.AC15])">
            <text:p/>
          </table:table-cell>
          <table:table-cell table:number-columns-repeated="994"/>
        </table:table-row>
        <table:table-row table:style-name="ro5">
          <table:table-cell table:style-name="ce104" office:value-type="string" calcext:value-type="string">
            <text:p>JPA:n lisäys erimerkkiluokkiin</text:p>
          </table:table-cell>
          <table:table-cell table:style-name="ce45" office:value-type="float" office:value="1.2" calcext:value-type="float">
            <text:p>1.2</text:p>
          </table:table-cell>
          <table:table-cell table:style-name="ce114" office:value-type="string" calcext:value-type="string">
            <text:p>Jouni</text:p>
          </table:table-cell>
          <table:table-cell table:style-name="ce116" table:content-validation-name="val3" table:formula="of:=IF([.A16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16]=&quot;&quot;);&quot;&quot;;[.E16])" office:value-type="float" office:value="0" calcext:value-type="float">
            <text:p>0</text:p>
          </table:table-cell>
          <table:table-cell table:style-name="ce120" table:formula="of:=IF(OR([.G$14]=&quot;&quot;;[.$E16]=&quot;&quot;);&quot;&quot;;[.F16])" office:value-type="float" office:value="0" calcext:value-type="float">
            <text:p>0</text:p>
          </table:table-cell>
          <table:table-cell table:style-name="ce120" table:formula="of:=IF(OR([.H$14]=&quot;&quot;;[.$E16]=&quot;&quot;);&quot;&quot;;[.G16])" office:value-type="float" office:value="0" calcext:value-type="float">
            <text:p>0</text:p>
          </table:table-cell>
          <table:table-cell table:style-name="ce120" table:formula="of:=IF(OR([.I$14]=&quot;&quot;;[.$E16]=&quot;&quot;);&quot;&quot;;[.H16])" office:value-type="float" office:value="0" calcext:value-type="float">
            <text:p>0</text:p>
          </table:table-cell>
          <table:table-cell table:style-name="ce120" table:formula="of:=IF(OR([.J$14]=&quot;&quot;;[.$E16]=&quot;&quot;);&quot;&quot;;[.I16])" office:value-type="float" office:value="0" calcext:value-type="float">
            <text:p>0</text:p>
          </table:table-cell>
          <table:table-cell table:style-name="ce120" table:formula="of:=IF(OR([.K$14]=&quot;&quot;;[.$E16]=&quot;&quot;);&quot;&quot;;[.J16])">
            <text:p/>
          </table:table-cell>
          <table:table-cell table:style-name="ce120" table:formula="of:=IF(OR([.L$14]=&quot;&quot;;[.$E16]=&quot;&quot;);&quot;&quot;;[.K16])">
            <text:p/>
          </table:table-cell>
          <table:table-cell table:style-name="ce120" table:formula="of:=IF(OR([.M$14]=&quot;&quot;;[.$E16]=&quot;&quot;);&quot;&quot;;[.L16])">
            <text:p/>
          </table:table-cell>
          <table:table-cell table:style-name="ce120" table:formula="of:=IF(OR([.N$14]=&quot;&quot;;[.$E16]=&quot;&quot;);&quot;&quot;;[.M16])">
            <text:p/>
          </table:table-cell>
          <table:table-cell table:style-name="ce120" table:formula="of:=IF(OR([.O$14]=&quot;&quot;;[.$E16]=&quot;&quot;);&quot;&quot;;[.N16])">
            <text:p/>
          </table:table-cell>
          <table:table-cell table:style-name="ce120" table:formula="of:=IF(OR([.P$14]=&quot;&quot;;[.$E16]=&quot;&quot;);&quot;&quot;;[.O16])">
            <text:p/>
          </table:table-cell>
          <table:table-cell table:style-name="ce120" table:formula="of:=IF(OR([.Q$14]=&quot;&quot;;[.$E16]=&quot;&quot;);&quot;&quot;;[.P16])">
            <text:p/>
          </table:table-cell>
          <table:table-cell table:style-name="ce120" table:formula="of:=IF(OR([.R$14]=&quot;&quot;;[.$E16]=&quot;&quot;);&quot;&quot;;[.Q16])">
            <text:p/>
          </table:table-cell>
          <table:table-cell table:style-name="ce120" table:formula="of:=IF(OR([.S$14]=&quot;&quot;;[.$E16]=&quot;&quot;);&quot;&quot;;[.R16])">
            <text:p/>
          </table:table-cell>
          <table:table-cell table:style-name="ce120" table:formula="of:=IF(OR([.T$14]=&quot;&quot;;[.$E16]=&quot;&quot;);&quot;&quot;;[.S16])">
            <text:p/>
          </table:table-cell>
          <table:table-cell table:style-name="ce120" table:formula="of:=IF(OR([.U$14]=&quot;&quot;;[.$E16]=&quot;&quot;);&quot;&quot;;[.T16])">
            <text:p/>
          </table:table-cell>
          <table:table-cell table:style-name="ce120" table:formula="of:=IF(OR([.V$14]=&quot;&quot;;[.$E16]=&quot;&quot;);&quot;&quot;;[.U16])">
            <text:p/>
          </table:table-cell>
          <table:table-cell table:style-name="ce120" table:formula="of:=IF(OR([.W$14]=&quot;&quot;;[.$E16]=&quot;&quot;);&quot;&quot;;[.V16])">
            <text:p/>
          </table:table-cell>
          <table:table-cell table:style-name="ce120" table:formula="of:=IF(OR([.X$14]=&quot;&quot;;[.$E16]=&quot;&quot;);&quot;&quot;;[.W16])">
            <text:p/>
          </table:table-cell>
          <table:table-cell table:style-name="ce120" table:formula="of:=IF(OR([.Y$14]=&quot;&quot;;[.$E16]=&quot;&quot;);&quot;&quot;;[.X16])">
            <text:p/>
          </table:table-cell>
          <table:table-cell table:style-name="ce120" table:number-columns-repeated="5"/>
          <table:table-cell table:number-columns-repeated="994"/>
        </table:table-row>
        <table:table-row table:style-name="ro5">
          <table:table-cell table:style-name="ce105" office:value-type="string" calcext:value-type="string">
            <text:p>JSP sivun muutos</text:p>
          </table:table-cell>
          <table:table-cell table:style-name="ce45" office:value-type="float" office:value="1.3" calcext:value-type="float">
            <text:p>1.3</text:p>
          </table:table-cell>
          <table:table-cell table:style-name="ce114" office:value-type="string" calcext:value-type="string">
            <text:p>Jouni</text:p>
          </table:table-cell>
          <table:table-cell table:style-name="ce116" table:content-validation-name="val3" table:formula="of:=IF([.A17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17]=&quot;&quot;);&quot;&quot;;[.E17])" office:value-type="float" office:value="0" calcext:value-type="float">
            <text:p>0</text:p>
          </table:table-cell>
          <table:table-cell table:style-name="ce120" table:formula="of:=IF(OR([.G$14]=&quot;&quot;;[.$E17]=&quot;&quot;);&quot;&quot;;[.F17])" office:value-type="float" office:value="0" calcext:value-type="float">
            <text:p>0</text:p>
          </table:table-cell>
          <table:table-cell table:style-name="ce120" table:formula="of:=IF(OR([.H$14]=&quot;&quot;;[.$E17]=&quot;&quot;);&quot;&quot;;[.G17])" office:value-type="float" office:value="0" calcext:value-type="float">
            <text:p>0</text:p>
          </table:table-cell>
          <table:table-cell table:style-name="ce120" table:formula="of:=IF(OR([.I$14]=&quot;&quot;;[.$E17]=&quot;&quot;);&quot;&quot;;[.H17])" office:value-type="float" office:value="0" calcext:value-type="float">
            <text:p>0</text:p>
          </table:table-cell>
          <table:table-cell table:style-name="ce120" table:formula="of:=IF(OR([.J$14]=&quot;&quot;;[.$E17]=&quot;&quot;);&quot;&quot;;[.I17])" office:value-type="float" office:value="0" calcext:value-type="float">
            <text:p>0</text:p>
          </table:table-cell>
          <table:table-cell table:style-name="ce120" table:formula="of:=IF(OR([.K$14]=&quot;&quot;;[.$E17]=&quot;&quot;);&quot;&quot;;[.J17])">
            <text:p/>
          </table:table-cell>
          <table:table-cell table:style-name="ce120" table:formula="of:=IF(OR([.L$14]=&quot;&quot;;[.$E17]=&quot;&quot;);&quot;&quot;;[.K17])">
            <text:p/>
          </table:table-cell>
          <table:table-cell table:style-name="ce120" table:formula="of:=IF(OR([.M$14]=&quot;&quot;;[.$E17]=&quot;&quot;);&quot;&quot;;[.L17])">
            <text:p/>
          </table:table-cell>
          <table:table-cell table:style-name="ce120" table:formula="of:=IF(OR([.N$14]=&quot;&quot;;[.$E17]=&quot;&quot;);&quot;&quot;;[.M17])">
            <text:p/>
          </table:table-cell>
          <table:table-cell table:style-name="ce120" table:formula="of:=IF(OR([.O$14]=&quot;&quot;;[.$E17]=&quot;&quot;);&quot;&quot;;[.N17])">
            <text:p/>
          </table:table-cell>
          <table:table-cell table:style-name="ce120" table:formula="of:=IF(OR([.P$14]=&quot;&quot;;[.$E17]=&quot;&quot;);&quot;&quot;;[.O17])">
            <text:p/>
          </table:table-cell>
          <table:table-cell table:style-name="ce120" table:formula="of:=IF(OR([.Q$14]=&quot;&quot;;[.$E17]=&quot;&quot;);&quot;&quot;;[.P17])">
            <text:p/>
          </table:table-cell>
          <table:table-cell table:style-name="ce120" table:formula="of:=IF(OR([.R$14]=&quot;&quot;;[.$E17]=&quot;&quot;);&quot;&quot;;[.Q17])">
            <text:p/>
          </table:table-cell>
          <table:table-cell table:style-name="ce120" table:formula="of:=IF(OR([.S$14]=&quot;&quot;;[.$E17]=&quot;&quot;);&quot;&quot;;[.R17])">
            <text:p/>
          </table:table-cell>
          <table:table-cell table:style-name="ce120" table:formula="of:=IF(OR([.T$14]=&quot;&quot;;[.$E17]=&quot;&quot;);&quot;&quot;;[.S17])">
            <text:p/>
          </table:table-cell>
          <table:table-cell table:style-name="ce120" table:formula="of:=IF(OR([.U$14]=&quot;&quot;;[.$E17]=&quot;&quot;);&quot;&quot;;[.T17])">
            <text:p/>
          </table:table-cell>
          <table:table-cell table:style-name="ce120" table:formula="of:=IF(OR([.V$14]=&quot;&quot;;[.$E17]=&quot;&quot;);&quot;&quot;;[.U17])">
            <text:p/>
          </table:table-cell>
          <table:table-cell table:style-name="ce120" table:formula="of:=IF(OR([.W$14]=&quot;&quot;;[.$E17]=&quot;&quot;);&quot;&quot;;[.V17])">
            <text:p/>
          </table:table-cell>
          <table:table-cell table:style-name="ce120" table:formula="of:=IF(OR([.X$14]=&quot;&quot;;[.$E17]=&quot;&quot;);&quot;&quot;;[.W17])">
            <text:p/>
          </table:table-cell>
          <table:table-cell table:style-name="ce120" table:formula="of:=IF(OR([.Y$14]=&quot;&quot;;[.$E17]=&quot;&quot;);&quot;&quot;;[.X17])">
            <text:p/>
          </table:table-cell>
          <table:table-cell table:style-name="ce120" table:number-columns-repeated="5"/>
          <table:table-cell table:number-columns-repeated="994"/>
        </table:table-row>
        <table:table-row table:style-name="ro5">
          <table:table-cell table:style-name="ce106" office:value-type="string" calcext:value-type="string">
            <text:p>Testaus</text:p>
          </table:table-cell>
          <table:table-cell table:style-name="ce45" office:value-type="float" office:value="1.4" calcext:value-type="float">
            <text:p>1.4</text:p>
          </table:table-cell>
          <table:table-cell table:style-name="ce114" office:value-type="string" calcext:value-type="string">
            <text:p>Jouni</text:p>
          </table:table-cell>
          <table:table-cell table:style-name="ce116" table:content-validation-name="val3" table:formula="of:=IF([.A18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18]=&quot;&quot;);&quot;&quot;;[.E18])" office:value-type="float" office:value="0" calcext:value-type="float">
            <text:p>0</text:p>
          </table:table-cell>
          <table:table-cell table:style-name="ce120" table:formula="of:=IF(OR([.G$14]=&quot;&quot;;[.$E18]=&quot;&quot;);&quot;&quot;;[.F18])" office:value-type="float" office:value="0" calcext:value-type="float">
            <text:p>0</text:p>
          </table:table-cell>
          <table:table-cell table:style-name="ce120" table:formula="of:=IF(OR([.H$14]=&quot;&quot;;[.$E18]=&quot;&quot;);&quot;&quot;;[.G18])" office:value-type="float" office:value="0" calcext:value-type="float">
            <text:p>0</text:p>
          </table:table-cell>
          <table:table-cell table:style-name="ce120" table:formula="of:=IF(OR([.I$14]=&quot;&quot;;[.$E18]=&quot;&quot;);&quot;&quot;;[.H18])" office:value-type="float" office:value="0" calcext:value-type="float">
            <text:p>0</text:p>
          </table:table-cell>
          <table:table-cell table:style-name="ce120" table:formula="of:=IF(OR([.J$14]=&quot;&quot;;[.$E18]=&quot;&quot;);&quot;&quot;;[.I18])" office:value-type="float" office:value="0" calcext:value-type="float">
            <text:p>0</text:p>
          </table:table-cell>
          <table:table-cell table:style-name="ce120" table:formula="of:=IF(OR([.K$14]=&quot;&quot;;[.$E18]=&quot;&quot;);&quot;&quot;;[.J18])">
            <text:p/>
          </table:table-cell>
          <table:table-cell table:style-name="ce120" table:formula="of:=IF(OR([.L$14]=&quot;&quot;;[.$E18]=&quot;&quot;);&quot;&quot;;[.K18])">
            <text:p/>
          </table:table-cell>
          <table:table-cell table:style-name="ce120" table:formula="of:=IF(OR([.M$14]=&quot;&quot;;[.$E18]=&quot;&quot;);&quot;&quot;;[.L18])">
            <text:p/>
          </table:table-cell>
          <table:table-cell table:style-name="ce120" table:formula="of:=IF(OR([.N$14]=&quot;&quot;;[.$E18]=&quot;&quot;);&quot;&quot;;[.M18])">
            <text:p/>
          </table:table-cell>
          <table:table-cell table:style-name="ce120" table:formula="of:=IF(OR([.O$14]=&quot;&quot;;[.$E18]=&quot;&quot;);&quot;&quot;;[.N18])">
            <text:p/>
          </table:table-cell>
          <table:table-cell table:style-name="ce120" table:formula="of:=IF(OR([.P$14]=&quot;&quot;;[.$E18]=&quot;&quot;);&quot;&quot;;[.O18])">
            <text:p/>
          </table:table-cell>
          <table:table-cell table:style-name="ce120" table:formula="of:=IF(OR([.Q$14]=&quot;&quot;;[.$E18]=&quot;&quot;);&quot;&quot;;[.P18])">
            <text:p/>
          </table:table-cell>
          <table:table-cell table:style-name="ce120" table:formula="of:=IF(OR([.R$14]=&quot;&quot;;[.$E18]=&quot;&quot;);&quot;&quot;;[.Q18])">
            <text:p/>
          </table:table-cell>
          <table:table-cell table:style-name="ce120" table:formula="of:=IF(OR([.S$14]=&quot;&quot;;[.$E18]=&quot;&quot;);&quot;&quot;;[.R18])">
            <text:p/>
          </table:table-cell>
          <table:table-cell table:style-name="ce120" table:formula="of:=IF(OR([.T$14]=&quot;&quot;;[.$E18]=&quot;&quot;);&quot;&quot;;[.S18])">
            <text:p/>
          </table:table-cell>
          <table:table-cell table:style-name="ce120" table:formula="of:=IF(OR([.U$14]=&quot;&quot;;[.$E18]=&quot;&quot;);&quot;&quot;;[.T18])">
            <text:p/>
          </table:table-cell>
          <table:table-cell table:style-name="ce120" table:formula="of:=IF(OR([.V$14]=&quot;&quot;;[.$E18]=&quot;&quot;);&quot;&quot;;[.U18])">
            <text:p/>
          </table:table-cell>
          <table:table-cell table:style-name="ce120" table:formula="of:=IF(OR([.W$14]=&quot;&quot;;[.$E18]=&quot;&quot;);&quot;&quot;;[.V18])">
            <text:p/>
          </table:table-cell>
          <table:table-cell table:style-name="ce120" table:formula="of:=IF(OR([.X$14]=&quot;&quot;;[.$E18]=&quot;&quot;);&quot;&quot;;[.W18])">
            <text:p/>
          </table:table-cell>
          <table:table-cell table:style-name="ce120" table:formula="of:=IF(OR([.Y$14]=&quot;&quot;;[.$E18]=&quot;&quot;);&quot;&quot;;[.X18])">
            <text:p/>
          </table:table-cell>
          <table:table-cell table:style-name="ce120" table:number-columns-repeated="5"/>
          <table:table-cell table:number-columns-repeated="994"/>
        </table:table-row>
        <table:table-row table:style-name="ro5">
          <table:table-cell table:style-name="ce106" office:value-type="string" calcext:value-type="string">
            <text:p>Siri logo</text:p>
          </table:table-cell>
          <table:table-cell table:style-name="ce45" office:value-type="float" office:value="1.5" calcext:value-type="float">
            <text:p>1.5</text:p>
          </table:table-cell>
          <table:table-cell table:style-name="ce114" office:value-type="string" calcext:value-type="string">
            <text:p>Kari</text:p>
          </table:table-cell>
          <table:table-cell table:style-name="ce116" table:content-validation-name="val3" office:value-type="string" calcext:value-type="string">
            <text:p>Done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19]=&quot;&quot;);&quot;&quot;;[.E19])" office:value-type="float" office:value="0" calcext:value-type="float">
            <text:p>0</text:p>
          </table:table-cell>
          <table:table-cell table:style-name="ce120" table:formula="of:=IF(OR([.G$14]=&quot;&quot;;[.$E19]=&quot;&quot;);&quot;&quot;;[.F19])" office:value-type="float" office:value="0" calcext:value-type="float">
            <text:p>0</text:p>
          </table:table-cell>
          <table:table-cell table:style-name="ce120" table:formula="of:=IF(OR([.H$14]=&quot;&quot;;[.$E19]=&quot;&quot;);&quot;&quot;;[.G19])" office:value-type="float" office:value="0" calcext:value-type="float">
            <text:p>0</text:p>
          </table:table-cell>
          <table:table-cell table:style-name="ce120" table:formula="of:=IF(OR([.I$14]=&quot;&quot;;[.$E19]=&quot;&quot;);&quot;&quot;;[.H19])" office:value-type="float" office:value="0" calcext:value-type="float">
            <text:p>0</text:p>
          </table:table-cell>
          <table:table-cell table:style-name="ce120" table:formula="of:=IF(OR([.J$14]=&quot;&quot;;[.$E19]=&quot;&quot;);&quot;&quot;;[.I19])" office:value-type="float" office:value="0" calcext:value-type="float">
            <text:p>0</text:p>
          </table:table-cell>
          <table:table-cell table:style-name="ce120" table:formula="of:=IF(OR([.K$14]=&quot;&quot;;[.$E19]=&quot;&quot;);&quot;&quot;;[.J19])">
            <text:p/>
          </table:table-cell>
          <table:table-cell table:style-name="ce120" table:formula="of:=IF(OR([.L$14]=&quot;&quot;;[.$E19]=&quot;&quot;);&quot;&quot;;[.K19])">
            <text:p/>
          </table:table-cell>
          <table:table-cell table:style-name="ce120" table:formula="of:=IF(OR([.M$14]=&quot;&quot;;[.$E19]=&quot;&quot;);&quot;&quot;;[.L19])">
            <text:p/>
          </table:table-cell>
          <table:table-cell table:style-name="ce120" table:formula="of:=IF(OR([.N$14]=&quot;&quot;;[.$E19]=&quot;&quot;);&quot;&quot;;[.M19])">
            <text:p/>
          </table:table-cell>
          <table:table-cell table:style-name="ce120" table:formula="of:=IF(OR([.O$14]=&quot;&quot;;[.$E19]=&quot;&quot;);&quot;&quot;;[.N19])">
            <text:p/>
          </table:table-cell>
          <table:table-cell table:style-name="ce120" table:formula="of:=IF(OR([.P$14]=&quot;&quot;;[.$E19]=&quot;&quot;);&quot;&quot;;[.O19])">
            <text:p/>
          </table:table-cell>
          <table:table-cell table:style-name="ce120" table:formula="of:=IF(OR([.Q$14]=&quot;&quot;;[.$E19]=&quot;&quot;);&quot;&quot;;[.P19])">
            <text:p/>
          </table:table-cell>
          <table:table-cell table:style-name="ce120" table:formula="of:=IF(OR([.R$14]=&quot;&quot;;[.$E19]=&quot;&quot;);&quot;&quot;;[.Q19])">
            <text:p/>
          </table:table-cell>
          <table:table-cell table:style-name="ce120" table:formula="of:=IF(OR([.S$14]=&quot;&quot;;[.$E19]=&quot;&quot;);&quot;&quot;;[.R19])">
            <text:p/>
          </table:table-cell>
          <table:table-cell table:style-name="ce120" table:formula="of:=IF(OR([.T$14]=&quot;&quot;;[.$E19]=&quot;&quot;);&quot;&quot;;[.S19])">
            <text:p/>
          </table:table-cell>
          <table:table-cell table:style-name="ce120" table:formula="of:=IF(OR([.U$14]=&quot;&quot;;[.$E19]=&quot;&quot;);&quot;&quot;;[.T19])">
            <text:p/>
          </table:table-cell>
          <table:table-cell table:style-name="ce120" table:formula="of:=IF(OR([.V$14]=&quot;&quot;;[.$E19]=&quot;&quot;);&quot;&quot;;[.U19])">
            <text:p/>
          </table:table-cell>
          <table:table-cell table:style-name="ce120" table:formula="of:=IF(OR([.W$14]=&quot;&quot;;[.$E19]=&quot;&quot;);&quot;&quot;;[.V19])">
            <text:p/>
          </table:table-cell>
          <table:table-cell table:style-name="ce120" table:formula="of:=IF(OR([.X$14]=&quot;&quot;;[.$E19]=&quot;&quot;);&quot;&quot;;[.W19])">
            <text:p/>
          </table:table-cell>
          <table:table-cell table:style-name="ce120" table:formula="of:=IF(OR([.Y$14]=&quot;&quot;;[.$E19]=&quot;&quot;);&quot;&quot;;[.X19])">
            <text:p/>
          </table:table-cell>
          <table:table-cell table:style-name="ce120" table:number-columns-repeated="5"/>
          <table:table-cell table:number-columns-repeated="994"/>
        </table:table-row>
        <table:table-row table:style-name="ro5">
          <table:table-cell table:style-name="ce105" office:value-type="string" calcext:value-type="string">
            <text:p>Projektin pääsivu</text:p>
          </table:table-cell>
          <table:table-cell table:style-name="ce45" office:value-type="float" office:value="1.6" calcext:value-type="float">
            <text:p>1.6</text:p>
          </table:table-cell>
          <table:table-cell table:style-name="ce114" office:value-type="string" calcext:value-type="string">
            <text:p>Kari &amp; Mika</text:p>
          </table:table-cell>
          <table:table-cell table:style-name="ce116" table:content-validation-name="val3" table:formula="of:=IF([.A20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20]=&quot;&quot;);&quot;&quot;;[.E20])" office:value-type="float" office:value="0" calcext:value-type="float">
            <text:p>0</text:p>
          </table:table-cell>
          <table:table-cell table:style-name="ce120" table:formula="of:=IF(OR([.G$14]=&quot;&quot;;[.$E20]=&quot;&quot;);&quot;&quot;;[.F20])" office:value-type="float" office:value="0" calcext:value-type="float">
            <text:p>0</text:p>
          </table:table-cell>
          <table:table-cell table:style-name="ce120" table:formula="of:=IF(OR([.H$14]=&quot;&quot;;[.$E20]=&quot;&quot;);&quot;&quot;;[.G20])" office:value-type="float" office:value="0" calcext:value-type="float">
            <text:p>0</text:p>
          </table:table-cell>
          <table:table-cell table:style-name="ce120" table:formula="of:=IF(OR([.I$14]=&quot;&quot;;[.$E20]=&quot;&quot;);&quot;&quot;;[.H20])" office:value-type="float" office:value="0" calcext:value-type="float">
            <text:p>0</text:p>
          </table:table-cell>
          <table:table-cell table:style-name="ce120" table:formula="of:=IF(OR([.J$14]=&quot;&quot;;[.$E20]=&quot;&quot;);&quot;&quot;;[.I20])" office:value-type="float" office:value="0" calcext:value-type="float">
            <text:p>0</text:p>
          </table:table-cell>
          <table:table-cell table:style-name="ce120" table:formula="of:=IF(OR([.K$14]=&quot;&quot;;[.$E20]=&quot;&quot;);&quot;&quot;;[.J20])">
            <text:p/>
          </table:table-cell>
          <table:table-cell table:style-name="ce120" table:formula="of:=IF(OR([.L$14]=&quot;&quot;;[.$E20]=&quot;&quot;);&quot;&quot;;[.K20])">
            <text:p/>
          </table:table-cell>
          <table:table-cell table:style-name="ce120" table:formula="of:=IF(OR([.M$14]=&quot;&quot;;[.$E20]=&quot;&quot;);&quot;&quot;;[.L20])">
            <text:p/>
          </table:table-cell>
          <table:table-cell table:style-name="ce120" table:formula="of:=IF(OR([.N$14]=&quot;&quot;;[.$E20]=&quot;&quot;);&quot;&quot;;[.M20])">
            <text:p/>
          </table:table-cell>
          <table:table-cell table:style-name="ce120" table:formula="of:=IF(OR([.O$14]=&quot;&quot;;[.$E20]=&quot;&quot;);&quot;&quot;;[.N20])">
            <text:p/>
          </table:table-cell>
          <table:table-cell table:style-name="ce120" table:formula="of:=IF(OR([.P$14]=&quot;&quot;;[.$E20]=&quot;&quot;);&quot;&quot;;[.O20])">
            <text:p/>
          </table:table-cell>
          <table:table-cell table:style-name="ce120" table:formula="of:=IF(OR([.Q$14]=&quot;&quot;;[.$E20]=&quot;&quot;);&quot;&quot;;[.P20])">
            <text:p/>
          </table:table-cell>
          <table:table-cell table:style-name="ce120" table:formula="of:=IF(OR([.R$14]=&quot;&quot;;[.$E20]=&quot;&quot;);&quot;&quot;;[.Q20])">
            <text:p/>
          </table:table-cell>
          <table:table-cell table:style-name="ce120" table:formula="of:=IF(OR([.S$14]=&quot;&quot;;[.$E20]=&quot;&quot;);&quot;&quot;;[.R20])">
            <text:p/>
          </table:table-cell>
          <table:table-cell table:style-name="ce120" table:formula="of:=IF(OR([.T$14]=&quot;&quot;;[.$E20]=&quot;&quot;);&quot;&quot;;[.S20])">
            <text:p/>
          </table:table-cell>
          <table:table-cell table:style-name="ce120" table:formula="of:=IF(OR([.U$14]=&quot;&quot;;[.$E20]=&quot;&quot;);&quot;&quot;;[.T20])">
            <text:p/>
          </table:table-cell>
          <table:table-cell table:style-name="ce120" table:formula="of:=IF(OR([.V$14]=&quot;&quot;;[.$E20]=&quot;&quot;);&quot;&quot;;[.U20])">
            <text:p/>
          </table:table-cell>
          <table:table-cell table:style-name="ce120" table:formula="of:=IF(OR([.W$14]=&quot;&quot;;[.$E20]=&quot;&quot;);&quot;&quot;;[.V20])">
            <text:p/>
          </table:table-cell>
          <table:table-cell table:style-name="ce120" table:formula="of:=IF(OR([.X$14]=&quot;&quot;;[.$E20]=&quot;&quot;);&quot;&quot;;[.W20])">
            <text:p/>
          </table:table-cell>
          <table:table-cell table:style-name="ce120" table:formula="of:=IF(OR([.Y$14]=&quot;&quot;;[.$E20]=&quot;&quot;);&quot;&quot;;[.X20])">
            <text:p/>
          </table:table-cell>
          <table:table-cell table:style-name="ce120" table:number-columns-repeated="5"/>
          <table:table-cell table:number-columns-repeated="994"/>
        </table:table-row>
        <table:table-row table:style-name="ro5">
          <table:table-cell table:style-name="ce105" office:value-type="string" calcext:value-type="string">
            <text:p>Spring esimerkin integrointi Siriin</text:p>
          </table:table-cell>
          <table:table-cell table:style-name="ce45" office:value-type="float" office:value="2.1" calcext:value-type="float">
            <text:p>2.1</text:p>
          </table:table-cell>
          <table:table-cell table:style-name="ce114" office:value-type="string" calcext:value-type="string">
            <text:p>Jouni</text:p>
          </table:table-cell>
          <table:table-cell table:style-name="ce116" table:content-validation-name="val3" table:formula="of:=IF([.A21]&lt;&gt;&quot;&quot;;&quot;Planned&quot;;&quot;&quot;)" office:value-type="string" office:string-value="Planned" calcext:value-type="string">
            <text:p>Planned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formula="of:=IF(OR([.F$14]=&quot;&quot;;[.$E21]=&quot;&quot;);&quot;&quot;;[.E21])" office:value-type="float" office:value="0" calcext:value-type="float">
            <text:p>0</text:p>
          </table:table-cell>
          <table:table-cell table:style-name="ce121" table:formula="of:=IF(OR([.G$14]=&quot;&quot;;[.$E21]=&quot;&quot;);&quot;&quot;;[.F21])" office:value-type="float" office:value="0" calcext:value-type="float">
            <text:p>0</text:p>
          </table:table-cell>
          <table:table-cell table:style-name="ce121" table:formula="of:=IF(OR([.H$14]=&quot;&quot;;[.$E21]=&quot;&quot;);&quot;&quot;;[.G21])" office:value-type="float" office:value="0" calcext:value-type="float">
            <text:p>0</text:p>
          </table:table-cell>
          <table:table-cell table:style-name="ce121" table:formula="of:=IF(OR([.I$14]=&quot;&quot;;[.$E21]=&quot;&quot;);&quot;&quot;;[.H21])" office:value-type="float" office:value="0" calcext:value-type="float">
            <text:p>0</text:p>
          </table:table-cell>
          <table:table-cell table:style-name="ce121" table:formula="of:=IF(OR([.J$14]=&quot;&quot;;[.$E21]=&quot;&quot;);&quot;&quot;;[.I21])" office:value-type="float" office:value="0" calcext:value-type="float">
            <text:p>0</text:p>
          </table:table-cell>
          <table:table-cell table:style-name="ce121" table:formula="of:=IF(OR([.K$14]=&quot;&quot;;[.$E21]=&quot;&quot;);&quot;&quot;;[.J21])">
            <text:p/>
          </table:table-cell>
          <table:table-cell table:style-name="ce121" table:formula="of:=IF(OR([.L$14]=&quot;&quot;;[.$E21]=&quot;&quot;);&quot;&quot;;[.K21])">
            <text:p/>
          </table:table-cell>
          <table:table-cell table:style-name="ce121" table:formula="of:=IF(OR([.M$14]=&quot;&quot;;[.$E21]=&quot;&quot;);&quot;&quot;;[.L21])">
            <text:p/>
          </table:table-cell>
          <table:table-cell table:style-name="ce121" table:formula="of:=IF(OR([.N$14]=&quot;&quot;;[.$E21]=&quot;&quot;);&quot;&quot;;[.M21])">
            <text:p/>
          </table:table-cell>
          <table:table-cell table:style-name="ce121" table:formula="of:=IF(OR([.O$14]=&quot;&quot;;[.$E21]=&quot;&quot;);&quot;&quot;;[.N21])">
            <text:p/>
          </table:table-cell>
          <table:table-cell table:style-name="ce121" table:formula="of:=IF(OR([.P$14]=&quot;&quot;;[.$E21]=&quot;&quot;);&quot;&quot;;[.O21])">
            <text:p/>
          </table:table-cell>
          <table:table-cell table:style-name="ce121" table:formula="of:=IF(OR([.Q$14]=&quot;&quot;;[.$E21]=&quot;&quot;);&quot;&quot;;[.P21])">
            <text:p/>
          </table:table-cell>
          <table:table-cell table:style-name="ce121" table:formula="of:=IF(OR([.R$14]=&quot;&quot;;[.$E21]=&quot;&quot;);&quot;&quot;;[.Q21])">
            <text:p/>
          </table:table-cell>
          <table:table-cell table:style-name="ce121" table:formula="of:=IF(OR([.S$14]=&quot;&quot;;[.$E21]=&quot;&quot;);&quot;&quot;;[.R21])">
            <text:p/>
          </table:table-cell>
          <table:table-cell table:style-name="ce121" table:formula="of:=IF(OR([.T$14]=&quot;&quot;;[.$E21]=&quot;&quot;);&quot;&quot;;[.S21])">
            <text:p/>
          </table:table-cell>
          <table:table-cell table:style-name="ce121" table:formula="of:=IF(OR([.U$14]=&quot;&quot;;[.$E21]=&quot;&quot;);&quot;&quot;;[.T21])">
            <text:p/>
          </table:table-cell>
          <table:table-cell table:style-name="ce121" table:formula="of:=IF(OR([.V$14]=&quot;&quot;;[.$E21]=&quot;&quot;);&quot;&quot;;[.U21])">
            <text:p/>
          </table:table-cell>
          <table:table-cell table:style-name="ce121" table:formula="of:=IF(OR([.W$14]=&quot;&quot;;[.$E21]=&quot;&quot;);&quot;&quot;;[.V21])">
            <text:p/>
          </table:table-cell>
          <table:table-cell table:style-name="ce121" table:formula="of:=IF(OR([.X$14]=&quot;&quot;;[.$E21]=&quot;&quot;);&quot;&quot;;[.W21])">
            <text:p/>
          </table:table-cell>
          <table:table-cell table:style-name="ce121" table:formula="of:=IF(OR([.Y$14]=&quot;&quot;;[.$E21]=&quot;&quot;);&quot;&quot;;[.X21])">
            <text:p/>
          </table:table-cell>
          <table:table-cell table:style-name="ce121" table:formula="of:=IF(OR([.Z$14]=&quot;&quot;;[.$E21]=&quot;&quot;);&quot;&quot;;[.Y21])">
            <text:p/>
          </table:table-cell>
          <table:table-cell table:style-name="ce121" table:formula="of:=IF(OR([.AA$14]=&quot;&quot;;[.$E21]=&quot;&quot;);&quot;&quot;;[.Z21])">
            <text:p/>
          </table:table-cell>
          <table:table-cell table:style-name="ce121" table:formula="of:=IF(OR([.AB$14]=&quot;&quot;;[.$E21]=&quot;&quot;);&quot;&quot;;[.AA21])">
            <text:p/>
          </table:table-cell>
          <table:table-cell table:style-name="ce121" table:formula="of:=IF(OR([.AC$14]=&quot;&quot;;[.$E21]=&quot;&quot;);&quot;&quot;;[.AB21])">
            <text:p/>
          </table:table-cell>
          <table:table-cell table:style-name="ce121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JPA:n lisäys erimerkkiluokkiin</text:p>
          </table:table-cell>
          <table:table-cell table:style-name="ce45" office:value-type="float" office:value="2.2" calcext:value-type="float">
            <text:p>2.2</text:p>
          </table:table-cell>
          <table:table-cell table:style-name="ce114" office:value-type="string" calcext:value-type="string">
            <text:p>Jouni</text:p>
          </table:table-cell>
          <table:table-cell table:style-name="ce116" table:content-validation-name="val3" table:formula="of:=IF([.A22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22]=&quot;&quot;);&quot;&quot;;[.E22])" office:value-type="float" office:value="0" calcext:value-type="float">
            <text:p>0</text:p>
          </table:table-cell>
          <table:table-cell table:style-name="ce120" table:formula="of:=IF(OR([.G$14]=&quot;&quot;;[.$E22]=&quot;&quot;);&quot;&quot;;[.F22])" office:value-type="float" office:value="0" calcext:value-type="float">
            <text:p>0</text:p>
          </table:table-cell>
          <table:table-cell table:style-name="ce120" table:formula="of:=IF(OR([.H$14]=&quot;&quot;;[.$E22]=&quot;&quot;);&quot;&quot;;[.G22])" office:value-type="float" office:value="0" calcext:value-type="float">
            <text:p>0</text:p>
          </table:table-cell>
          <table:table-cell table:style-name="ce120" table:formula="of:=IF(OR([.I$14]=&quot;&quot;;[.$E22]=&quot;&quot;);&quot;&quot;;[.H22])" office:value-type="float" office:value="0" calcext:value-type="float">
            <text:p>0</text:p>
          </table:table-cell>
          <table:table-cell table:style-name="ce120" table:formula="of:=IF(OR([.J$14]=&quot;&quot;;[.$E22]=&quot;&quot;);&quot;&quot;;[.I22])" office:value-type="float" office:value="0" calcext:value-type="float">
            <text:p>0</text:p>
          </table:table-cell>
          <table:table-cell table:style-name="ce120" table:formula="of:=IF(OR([.K$14]=&quot;&quot;;[.$E22]=&quot;&quot;);&quot;&quot;;[.J22])">
            <text:p/>
          </table:table-cell>
          <table:table-cell table:style-name="ce120" table:formula="of:=IF(OR([.L$14]=&quot;&quot;;[.$E22]=&quot;&quot;);&quot;&quot;;[.K22])">
            <text:p/>
          </table:table-cell>
          <table:table-cell table:style-name="ce120" table:formula="of:=IF(OR([.M$14]=&quot;&quot;;[.$E22]=&quot;&quot;);&quot;&quot;;[.L22])">
            <text:p/>
          </table:table-cell>
          <table:table-cell table:style-name="ce120" table:formula="of:=IF(OR([.N$14]=&quot;&quot;;[.$E22]=&quot;&quot;);&quot;&quot;;[.M22])">
            <text:p/>
          </table:table-cell>
          <table:table-cell table:style-name="ce120" table:formula="of:=IF(OR([.O$14]=&quot;&quot;;[.$E22]=&quot;&quot;);&quot;&quot;;[.N22])">
            <text:p/>
          </table:table-cell>
          <table:table-cell table:style-name="ce120" table:formula="of:=IF(OR([.P$14]=&quot;&quot;;[.$E22]=&quot;&quot;);&quot;&quot;;[.O22])">
            <text:p/>
          </table:table-cell>
          <table:table-cell table:style-name="ce120" table:formula="of:=IF(OR([.Q$14]=&quot;&quot;;[.$E22]=&quot;&quot;);&quot;&quot;;[.P22])">
            <text:p/>
          </table:table-cell>
          <table:table-cell table:style-name="ce120" table:formula="of:=IF(OR([.R$14]=&quot;&quot;;[.$E22]=&quot;&quot;);&quot;&quot;;[.Q22])">
            <text:p/>
          </table:table-cell>
          <table:table-cell table:style-name="ce124" table:formula="of:=IF(OR([.S$14]=&quot;&quot;;[.$E22]=&quot;&quot;);&quot;&quot;;[.R22])">
            <text:p/>
          </table:table-cell>
          <table:table-cell table:style-name="ce124" table:formula="of:=IF(OR([.T$14]=&quot;&quot;;[.$E22]=&quot;&quot;);&quot;&quot;;[.S22])">
            <text:p/>
          </table:table-cell>
          <table:table-cell table:style-name="ce124" table:formula="of:=IF(OR([.U$14]=&quot;&quot;;[.$E22]=&quot;&quot;);&quot;&quot;;[.T22])">
            <text:p/>
          </table:table-cell>
          <table:table-cell table:style-name="ce124" table:formula="of:=IF(OR([.V$14]=&quot;&quot;;[.$E22]=&quot;&quot;);&quot;&quot;;[.U22])">
            <text:p/>
          </table:table-cell>
          <table:table-cell table:style-name="ce124" table:formula="of:=IF(OR([.W$14]=&quot;&quot;;[.$E22]=&quot;&quot;);&quot;&quot;;[.V22])">
            <text:p/>
          </table:table-cell>
          <table:table-cell table:style-name="ce124" table:formula="of:=IF(OR([.X$14]=&quot;&quot;;[.$E22]=&quot;&quot;);&quot;&quot;;[.W22])">
            <text:p/>
          </table:table-cell>
          <table:table-cell table:style-name="ce124" table:formula="of:=IF(OR([.Y$14]=&quot;&quot;;[.$E22]=&quot;&quot;);&quot;&quot;;[.X22])">
            <text:p/>
          </table:table-cell>
          <table:table-cell table:style-name="ce124" table:number-columns-repeated="3"/>
          <table:table-cell table:style-name="ce124" table:formula="of:=IF(OR([.AC$14]=&quot;&quot;;[.$E22]=&quot;&quot;);&quot;&quot;;[.AB22])">
            <text:p/>
          </table:table-cell>
          <table:table-cell table:style-name="ce124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5">
          <table:table-cell table:style-name="ce106" office:value-type="string" calcext:value-type="string">
            <text:p>Testaus</text:p>
          </table:table-cell>
          <table:table-cell table:style-name="ce45" office:value-type="float" office:value="2.3" calcext:value-type="float">
            <text:p>2.3</text:p>
          </table:table-cell>
          <table:table-cell table:style-name="ce114" office:value-type="string" calcext:value-type="string">
            <text:p>Jouni</text:p>
          </table:table-cell>
          <table:table-cell table:style-name="ce116" table:content-validation-name="val3" table:formula="of:=IF([.A23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23]=&quot;&quot;);&quot;&quot;;[.E23])" office:value-type="float" office:value="0" calcext:value-type="float">
            <text:p>0</text:p>
          </table:table-cell>
          <table:table-cell table:style-name="ce120" table:formula="of:=IF(OR([.G$14]=&quot;&quot;;[.$E23]=&quot;&quot;);&quot;&quot;;[.F23])" office:value-type="float" office:value="0" calcext:value-type="float">
            <text:p>0</text:p>
          </table:table-cell>
          <table:table-cell table:style-name="ce120" table:formula="of:=IF(OR([.H$14]=&quot;&quot;;[.$E23]=&quot;&quot;);&quot;&quot;;[.G23])" office:value-type="float" office:value="0" calcext:value-type="float">
            <text:p>0</text:p>
          </table:table-cell>
          <table:table-cell table:style-name="ce120" table:formula="of:=IF(OR([.I$14]=&quot;&quot;;[.$E23]=&quot;&quot;);&quot;&quot;;[.H23])" office:value-type="float" office:value="0" calcext:value-type="float">
            <text:p>0</text:p>
          </table:table-cell>
          <table:table-cell table:style-name="ce120" table:formula="of:=IF(OR([.J$14]=&quot;&quot;;[.$E23]=&quot;&quot;);&quot;&quot;;[.I23])" office:value-type="float" office:value="0" calcext:value-type="float">
            <text:p>0</text:p>
          </table:table-cell>
          <table:table-cell table:style-name="ce120" table:formula="of:=IF(OR([.K$14]=&quot;&quot;;[.$E23]=&quot;&quot;);&quot;&quot;;[.J23])">
            <text:p/>
          </table:table-cell>
          <table:table-cell table:style-name="ce120" table:formula="of:=IF(OR([.L$14]=&quot;&quot;;[.$E23]=&quot;&quot;);&quot;&quot;;[.K23])">
            <text:p/>
          </table:table-cell>
          <table:table-cell table:style-name="ce120" table:formula="of:=IF(OR([.M$14]=&quot;&quot;;[.$E23]=&quot;&quot;);&quot;&quot;;[.L23])">
            <text:p/>
          </table:table-cell>
          <table:table-cell table:style-name="ce120" table:formula="of:=IF(OR([.N$14]=&quot;&quot;;[.$E23]=&quot;&quot;);&quot;&quot;;[.M23])">
            <text:p/>
          </table:table-cell>
          <table:table-cell table:style-name="ce120" table:formula="of:=IF(OR([.O$14]=&quot;&quot;;[.$E23]=&quot;&quot;);&quot;&quot;;[.N23])">
            <text:p/>
          </table:table-cell>
          <table:table-cell table:style-name="ce120" table:formula="of:=IF(OR([.P$14]=&quot;&quot;;[.$E23]=&quot;&quot;);&quot;&quot;;[.O23])">
            <text:p/>
          </table:table-cell>
          <table:table-cell table:style-name="ce120" table:formula="of:=IF(OR([.Q$14]=&quot;&quot;;[.$E23]=&quot;&quot;);&quot;&quot;;[.P23])">
            <text:p/>
          </table:table-cell>
          <table:table-cell table:style-name="ce120" table:formula="of:=IF(OR([.R$14]=&quot;&quot;;[.$E23]=&quot;&quot;);&quot;&quot;;[.Q23])">
            <text:p/>
          </table:table-cell>
          <table:table-cell table:style-name="ce124" table:formula="of:=IF(OR([.S$14]=&quot;&quot;;[.$E23]=&quot;&quot;);&quot;&quot;;[.R23])">
            <text:p/>
          </table:table-cell>
          <table:table-cell table:style-name="ce124" table:formula="of:=IF(OR([.T$14]=&quot;&quot;;[.$E23]=&quot;&quot;);&quot;&quot;;[.S23])">
            <text:p/>
          </table:table-cell>
          <table:table-cell table:style-name="ce124" table:formula="of:=IF(OR([.U$14]=&quot;&quot;;[.$E23]=&quot;&quot;);&quot;&quot;;[.T23])">
            <text:p/>
          </table:table-cell>
          <table:table-cell table:style-name="ce124" table:formula="of:=IF(OR([.V$14]=&quot;&quot;;[.$E23]=&quot;&quot;);&quot;&quot;;[.U23])">
            <text:p/>
          </table:table-cell>
          <table:table-cell table:style-name="ce124" table:formula="of:=IF(OR([.W$14]=&quot;&quot;;[.$E23]=&quot;&quot;);&quot;&quot;;[.V23])">
            <text:p/>
          </table:table-cell>
          <table:table-cell table:style-name="ce124" table:formula="of:=IF(OR([.X$14]=&quot;&quot;;[.$E23]=&quot;&quot;);&quot;&quot;;[.W23])">
            <text:p/>
          </table:table-cell>
          <table:table-cell table:style-name="ce124" table:formula="of:=IF(OR([.Y$14]=&quot;&quot;;[.$E23]=&quot;&quot;);&quot;&quot;;[.X23])">
            <text:p/>
          </table:table-cell>
          <table:table-cell table:style-name="ce124" table:number-columns-repeated="3"/>
          <table:table-cell table:style-name="ce124" table:formula="of:=IF(OR([.AC$14]=&quot;&quot;;[.$E23]=&quot;&quot;);&quot;&quot;;[.AB23])">
            <text:p/>
          </table:table-cell>
          <table:table-cell table:style-name="ce124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8">
          <table:table-cell table:style-name="ce105"/>
          <table:table-cell table:style-name="ce113"/>
          <table:table-cell table:style-name="ce114"/>
          <table:table-cell table:style-name="ce116" table:content-validation-name="val3" table:formula="of:=IF([.A24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24]=&quot;&quot;);&quot;&quot;;[.E24])" office:value-type="float" office:value="0" calcext:value-type="float">
            <text:p>0</text:p>
          </table:table-cell>
          <table:table-cell table:style-name="ce120" table:formula="of:=IF(OR([.G$14]=&quot;&quot;;[.$E24]=&quot;&quot;);&quot;&quot;;[.F24])" office:value-type="float" office:value="0" calcext:value-type="float">
            <text:p>0</text:p>
          </table:table-cell>
          <table:table-cell table:style-name="ce120" table:formula="of:=IF(OR([.H$14]=&quot;&quot;;[.$E24]=&quot;&quot;);&quot;&quot;;[.G24])" office:value-type="float" office:value="0" calcext:value-type="float">
            <text:p>0</text:p>
          </table:table-cell>
          <table:table-cell table:style-name="ce120" table:formula="of:=IF(OR([.I$14]=&quot;&quot;;[.$E24]=&quot;&quot;);&quot;&quot;;[.H24])" office:value-type="float" office:value="0" calcext:value-type="float">
            <text:p>0</text:p>
          </table:table-cell>
          <table:table-cell table:style-name="ce120" table:formula="of:=IF(OR([.J$14]=&quot;&quot;;[.$E24]=&quot;&quot;);&quot;&quot;;[.I24])" office:value-type="float" office:value="0" calcext:value-type="float">
            <text:p>0</text:p>
          </table:table-cell>
          <table:table-cell table:style-name="ce120" table:formula="of:=IF(OR([.K$14]=&quot;&quot;;[.$E24]=&quot;&quot;);&quot;&quot;;[.J24])">
            <text:p/>
          </table:table-cell>
          <table:table-cell table:style-name="ce120" table:formula="of:=IF(OR([.L$14]=&quot;&quot;;[.$E24]=&quot;&quot;);&quot;&quot;;[.K24])">
            <text:p/>
          </table:table-cell>
          <table:table-cell table:style-name="ce120" table:formula="of:=IF(OR([.M$14]=&quot;&quot;;[.$E24]=&quot;&quot;);&quot;&quot;;[.L24])">
            <text:p/>
          </table:table-cell>
          <table:table-cell table:style-name="ce120" table:formula="of:=IF(OR([.N$14]=&quot;&quot;;[.$E24]=&quot;&quot;);&quot;&quot;;[.M24])">
            <text:p/>
          </table:table-cell>
          <table:table-cell table:style-name="ce120" table:formula="of:=IF(OR([.O$14]=&quot;&quot;;[.$E24]=&quot;&quot;);&quot;&quot;;[.N24])">
            <text:p/>
          </table:table-cell>
          <table:table-cell table:style-name="ce120" table:formula="of:=IF(OR([.P$14]=&quot;&quot;;[.$E24]=&quot;&quot;);&quot;&quot;;[.O24])">
            <text:p/>
          </table:table-cell>
          <table:table-cell table:style-name="ce120" table:formula="of:=IF(OR([.Q$14]=&quot;&quot;;[.$E24]=&quot;&quot;);&quot;&quot;;[.P24])">
            <text:p/>
          </table:table-cell>
          <table:table-cell table:style-name="ce120" table:formula="of:=IF(OR([.R$14]=&quot;&quot;;[.$E24]=&quot;&quot;);&quot;&quot;;[.Q24])">
            <text:p/>
          </table:table-cell>
          <table:table-cell table:style-name="ce120" table:formula="of:=IF(OR([.S$14]=&quot;&quot;;[.$E24]=&quot;&quot;);&quot;&quot;;[.R24])">
            <text:p/>
          </table:table-cell>
          <table:table-cell table:style-name="ce120" table:formula="of:=IF(OR([.T$14]=&quot;&quot;;[.$E24]=&quot;&quot;);&quot;&quot;;[.S24])">
            <text:p/>
          </table:table-cell>
          <table:table-cell table:style-name="ce120" table:formula="of:=IF(OR([.U$14]=&quot;&quot;;[.$E24]=&quot;&quot;);&quot;&quot;;[.T24])">
            <text:p/>
          </table:table-cell>
          <table:table-cell table:style-name="ce120" table:formula="of:=IF(OR([.V$14]=&quot;&quot;;[.$E24]=&quot;&quot;);&quot;&quot;;[.U24])">
            <text:p/>
          </table:table-cell>
          <table:table-cell table:style-name="ce120" table:formula="of:=IF(OR([.W$14]=&quot;&quot;;[.$E24]=&quot;&quot;);&quot;&quot;;[.V24])">
            <text:p/>
          </table:table-cell>
          <table:table-cell table:style-name="ce120" table:formula="of:=IF(OR([.X$14]=&quot;&quot;;[.$E24]=&quot;&quot;);&quot;&quot;;[.W24])">
            <text:p/>
          </table:table-cell>
          <table:table-cell table:style-name="ce120" table:formula="of:=IF(OR([.Y$14]=&quot;&quot;;[.$E24]=&quot;&quot;);&quot;&quot;;[.X24])">
            <text:p/>
          </table:table-cell>
          <table:table-cell table:style-name="ce124" table:number-columns-repeated="3"/>
          <table:table-cell table:style-name="ce124" table:formula="of:=IF(OR([.AC$14]=&quot;&quot;;[.$E24]=&quot;&quot;);&quot;&quot;;[.AB24])">
            <text:p/>
          </table:table-cell>
          <table:table-cell table:style-name="ce124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5">
          <table:table-cell table:style-name="ce106" office:value-type="string" calcext:value-type="string">
            <text:p>Asiakastaulu suunnittelu – fi.siri.asiakas</text:p>
          </table:table-cell>
          <table:table-cell table:style-name="ce113" office:value-type="string" calcext:value-type="string">
            <text:p>3.1</text:p>
          </table:table-cell>
          <table:table-cell table:style-name="ce114" office:value-type="string" calcext:value-type="string">
            <text:p>Seija</text:p>
          </table:table-cell>
          <table:table-cell table:style-name="ce116" table:content-validation-name="val3" table:formula="of:=IF([.A25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20" table:formula="of:=IF(OR([.G$14]=&quot;&quot;;[.$E25]=&quot;&quot;);&quot;&quot;;[.F25])" office:value-type="float" office:value="1" calcext:value-type="float">
            <text:p>1</text:p>
          </table:table-cell>
          <table:table-cell table:style-name="ce120" table:formula="of:=IF(OR([.H$14]=&quot;&quot;;[.$E25]=&quot;&quot;);&quot;&quot;;[.G25])" office:value-type="float" office:value="1" calcext:value-type="float">
            <text:p>1</text:p>
          </table:table-cell>
          <table:table-cell table:style-name="ce120" table:formula="of:=IF(OR([.I$14]=&quot;&quot;;[.$E25]=&quot;&quot;);&quot;&quot;;[.H25])" office:value-type="float" office:value="1" calcext:value-type="float">
            <text:p>1</text:p>
          </table:table-cell>
          <table:table-cell table:style-name="ce120" table:formula="of:=IF(OR([.J$14]=&quot;&quot;;[.$E25]=&quot;&quot;);&quot;&quot;;[.I25])" office:value-type="float" office:value="1" calcext:value-type="float">
            <text:p>1</text:p>
          </table:table-cell>
          <table:table-cell table:style-name="ce120" table:formula="of:=IF(OR([.K$14]=&quot;&quot;;[.$E25]=&quot;&quot;);&quot;&quot;;[.J25])">
            <text:p/>
          </table:table-cell>
          <table:table-cell table:style-name="ce120" table:formula="of:=IF(OR([.L$14]=&quot;&quot;;[.$E25]=&quot;&quot;);&quot;&quot;;[.K25])">
            <text:p/>
          </table:table-cell>
          <table:table-cell table:style-name="ce120" table:formula="of:=IF(OR([.M$14]=&quot;&quot;;[.$E25]=&quot;&quot;);&quot;&quot;;[.L25])">
            <text:p/>
          </table:table-cell>
          <table:table-cell table:style-name="ce120" table:formula="of:=IF(OR([.N$14]=&quot;&quot;;[.$E25]=&quot;&quot;);&quot;&quot;;[.M25])">
            <text:p/>
          </table:table-cell>
          <table:table-cell table:style-name="ce120" table:formula="of:=IF(OR([.O$14]=&quot;&quot;;[.$E25]=&quot;&quot;);&quot;&quot;;[.N25])">
            <text:p/>
          </table:table-cell>
          <table:table-cell table:style-name="ce120" table:formula="of:=IF(OR([.P$14]=&quot;&quot;;[.$E25]=&quot;&quot;);&quot;&quot;;[.O25])">
            <text:p/>
          </table:table-cell>
          <table:table-cell table:style-name="ce120" table:formula="of:=IF(OR([.Q$14]=&quot;&quot;;[.$E25]=&quot;&quot;);&quot;&quot;;[.P25])">
            <text:p/>
          </table:table-cell>
          <table:table-cell table:style-name="ce120" table:formula="of:=IF(OR([.R$14]=&quot;&quot;;[.$E25]=&quot;&quot;);&quot;&quot;;[.Q25])">
            <text:p/>
          </table:table-cell>
          <table:table-cell table:style-name="ce120" table:formula="of:=IF(OR([.S$14]=&quot;&quot;;[.$E25]=&quot;&quot;);&quot;&quot;;[.R25])">
            <text:p/>
          </table:table-cell>
          <table:table-cell table:style-name="ce120" table:formula="of:=IF(OR([.T$14]=&quot;&quot;;[.$E25]=&quot;&quot;);&quot;&quot;;[.S25])">
            <text:p/>
          </table:table-cell>
          <table:table-cell table:style-name="ce120" table:formula="of:=IF(OR([.U$14]=&quot;&quot;;[.$E25]=&quot;&quot;);&quot;&quot;;[.T25])">
            <text:p/>
          </table:table-cell>
          <table:table-cell table:style-name="ce120" table:formula="of:=IF(OR([.V$14]=&quot;&quot;;[.$E25]=&quot;&quot;);&quot;&quot;;[.U25])">
            <text:p/>
          </table:table-cell>
          <table:table-cell table:style-name="ce120" table:formula="of:=IF(OR([.W$14]=&quot;&quot;;[.$E25]=&quot;&quot;);&quot;&quot;;[.V25])">
            <text:p/>
          </table:table-cell>
          <table:table-cell table:style-name="ce120" table:formula="of:=IF(OR([.X$14]=&quot;&quot;;[.$E25]=&quot;&quot;);&quot;&quot;;[.W25])">
            <text:p/>
          </table:table-cell>
          <table:table-cell table:style-name="ce120" table:formula="of:=IF(OR([.Y$14]=&quot;&quot;;[.$E25]=&quot;&quot;);&quot;&quot;;[.X25])">
            <text:p/>
          </table:table-cell>
          <table:table-cell table:style-name="ce120" table:number-columns-repeated="3"/>
          <table:table-cell table:style-name="ce120" table:formula="of:=IF(OR([.AC$14]=&quot;&quot;;[.$E25]=&quot;&quot;);&quot;&quot;;[.AB25])">
            <text:p/>
          </table:table-cell>
          <table:table-cell table:style-name="ce120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5">
          <table:table-cell table:style-name="ce106" office:value-type="string" calcext:value-type="string">
            <text:p>Asiakas Entity</text:p>
          </table:table-cell>
          <table:table-cell table:style-name="ce113" office:value-type="string" calcext:value-type="string">
            <text:p>3.2</text:p>
          </table:table-cell>
          <table:table-cell table:style-name="ce114" office:value-type="string" calcext:value-type="string">
            <text:p>Seija</text:p>
          </table:table-cell>
          <table:table-cell table:style-name="ce116" table:content-validation-name="val3" table:formula="of:=IF([.A26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20" table:formula="of:=IF(OR([.G$14]=&quot;&quot;;[.$E26]=&quot;&quot;);&quot;&quot;;[.F26])" office:value-type="float" office:value="1" calcext:value-type="float">
            <text:p>1</text:p>
          </table:table-cell>
          <table:table-cell table:style-name="ce120" table:formula="of:=IF(OR([.H$14]=&quot;&quot;;[.$E26]=&quot;&quot;);&quot;&quot;;[.G26])" office:value-type="float" office:value="1" calcext:value-type="float">
            <text:p>1</text:p>
          </table:table-cell>
          <table:table-cell table:style-name="ce120" table:formula="of:=IF(OR([.I$14]=&quot;&quot;;[.$E26]=&quot;&quot;);&quot;&quot;;[.H26])" office:value-type="float" office:value="1" calcext:value-type="float">
            <text:p>1</text:p>
          </table:table-cell>
          <table:table-cell table:style-name="ce120" table:formula="of:=IF(OR([.J$14]=&quot;&quot;;[.$E26]=&quot;&quot;);&quot;&quot;;[.I26])" office:value-type="float" office:value="1" calcext:value-type="float">
            <text:p>1</text:p>
          </table:table-cell>
          <table:table-cell table:style-name="ce120" table:formula="of:=IF(OR([.K$14]=&quot;&quot;;[.$E26]=&quot;&quot;);&quot;&quot;;[.J26])">
            <text:p/>
          </table:table-cell>
          <table:table-cell table:style-name="ce120" table:formula="of:=IF(OR([.L$14]=&quot;&quot;;[.$E26]=&quot;&quot;);&quot;&quot;;[.K26])">
            <text:p/>
          </table:table-cell>
          <table:table-cell table:style-name="ce120" table:formula="of:=IF(OR([.M$14]=&quot;&quot;;[.$E26]=&quot;&quot;);&quot;&quot;;[.L26])">
            <text:p/>
          </table:table-cell>
          <table:table-cell table:style-name="ce120" table:formula="of:=IF(OR([.N$14]=&quot;&quot;;[.$E26]=&quot;&quot;);&quot;&quot;;[.M26])">
            <text:p/>
          </table:table-cell>
          <table:table-cell table:style-name="ce120" table:formula="of:=IF(OR([.O$14]=&quot;&quot;;[.$E26]=&quot;&quot;);&quot;&quot;;[.N26])">
            <text:p/>
          </table:table-cell>
          <table:table-cell table:style-name="ce120" table:formula="of:=IF(OR([.P$14]=&quot;&quot;;[.$E26]=&quot;&quot;);&quot;&quot;;[.O26])">
            <text:p/>
          </table:table-cell>
          <table:table-cell table:style-name="ce120" table:formula="of:=IF(OR([.Q$14]=&quot;&quot;;[.$E26]=&quot;&quot;);&quot;&quot;;[.P26])">
            <text:p/>
          </table:table-cell>
          <table:table-cell table:style-name="ce120" table:formula="of:=IF(OR([.R$14]=&quot;&quot;;[.$E26]=&quot;&quot;);&quot;&quot;;[.Q26])">
            <text:p/>
          </table:table-cell>
          <table:table-cell table:style-name="ce120" table:formula="of:=IF(OR([.S$14]=&quot;&quot;;[.$E26]=&quot;&quot;);&quot;&quot;;[.R26])">
            <text:p/>
          </table:table-cell>
          <table:table-cell table:style-name="ce120" table:formula="of:=IF(OR([.T$14]=&quot;&quot;;[.$E26]=&quot;&quot;);&quot;&quot;;[.S26])">
            <text:p/>
          </table:table-cell>
          <table:table-cell table:style-name="ce120" table:formula="of:=IF(OR([.U$14]=&quot;&quot;;[.$E26]=&quot;&quot;);&quot;&quot;;[.T26])">
            <text:p/>
          </table:table-cell>
          <table:table-cell table:style-name="ce120" table:formula="of:=IF(OR([.V$14]=&quot;&quot;;[.$E26]=&quot;&quot;);&quot;&quot;;[.U26])">
            <text:p/>
          </table:table-cell>
          <table:table-cell table:style-name="ce120" table:formula="of:=IF(OR([.W$14]=&quot;&quot;;[.$E26]=&quot;&quot;);&quot;&quot;;[.V26])">
            <text:p/>
          </table:table-cell>
          <table:table-cell table:style-name="ce120" table:formula="of:=IF(OR([.X$14]=&quot;&quot;;[.$E26]=&quot;&quot;);&quot;&quot;;[.W26])">
            <text:p/>
          </table:table-cell>
          <table:table-cell table:style-name="ce120" table:formula="of:=IF(OR([.Y$14]=&quot;&quot;;[.$E26]=&quot;&quot;);&quot;&quot;;[.X26])">
            <text:p/>
          </table:table-cell>
          <table:table-cell table:style-name="ce120" table:number-columns-repeated="3"/>
          <table:table-cell table:style-name="ce120" table:formula="of:=IF(OR([.AC$14]=&quot;&quot;;[.$E26]=&quot;&quot;);&quot;&quot;;[.AB26])">
            <text:p/>
          </table:table-cell>
          <table:table-cell table:style-name="ce120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5">
          <table:table-cell table:style-name="ce106" office:value-type="string" calcext:value-type="string">
            <text:p>Asiakas DAO</text:p>
          </table:table-cell>
          <table:table-cell table:style-name="ce113" office:value-type="string" calcext:value-type="string">
            <text:p>3.3</text:p>
          </table:table-cell>
          <table:table-cell table:style-name="ce114" office:value-type="string" calcext:value-type="string">
            <text:p>Seija</text:p>
          </table:table-cell>
          <table:table-cell table:style-name="ce116" table:content-validation-name="val3" table:formula="of:=IF([.A27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2" calcext:value-type="float">
            <text:p>2</text:p>
          </table:table-cell>
          <table:table-cell table:style-name="ce120" table:formula="of:=IF(OR([.G$14]=&quot;&quot;;[.$E27]=&quot;&quot;);&quot;&quot;;[.F27])" office:value-type="float" office:value="2" calcext:value-type="float">
            <text:p>2</text:p>
          </table:table-cell>
          <table:table-cell table:style-name="ce120" table:formula="of:=IF(OR([.H$14]=&quot;&quot;;[.$E27]=&quot;&quot;);&quot;&quot;;[.G27])" office:value-type="float" office:value="2" calcext:value-type="float">
            <text:p>2</text:p>
          </table:table-cell>
          <table:table-cell table:style-name="ce120" table:formula="of:=IF(OR([.I$14]=&quot;&quot;;[.$E27]=&quot;&quot;);&quot;&quot;;[.H27])" office:value-type="float" office:value="2" calcext:value-type="float">
            <text:p>2</text:p>
          </table:table-cell>
          <table:table-cell table:style-name="ce120" table:formula="of:=IF(OR([.J$14]=&quot;&quot;;[.$E27]=&quot;&quot;);&quot;&quot;;[.I27])" office:value-type="float" office:value="2" calcext:value-type="float">
            <text:p>2</text:p>
          </table:table-cell>
          <table:table-cell table:style-name="ce120" table:formula="of:=IF(OR([.K$14]=&quot;&quot;;[.$E27]=&quot;&quot;);&quot;&quot;;[.J27])">
            <text:p/>
          </table:table-cell>
          <table:table-cell table:style-name="ce120" table:formula="of:=IF(OR([.L$14]=&quot;&quot;;[.$E27]=&quot;&quot;);&quot;&quot;;[.K27])">
            <text:p/>
          </table:table-cell>
          <table:table-cell table:style-name="ce120" table:formula="of:=IF(OR([.M$14]=&quot;&quot;;[.$E27]=&quot;&quot;);&quot;&quot;;[.L27])">
            <text:p/>
          </table:table-cell>
          <table:table-cell table:style-name="ce120" table:formula="of:=IF(OR([.N$14]=&quot;&quot;;[.$E27]=&quot;&quot;);&quot;&quot;;[.M27])">
            <text:p/>
          </table:table-cell>
          <table:table-cell table:style-name="ce120" table:formula="of:=IF(OR([.O$14]=&quot;&quot;;[.$E27]=&quot;&quot;);&quot;&quot;;[.N27])">
            <text:p/>
          </table:table-cell>
          <table:table-cell table:style-name="ce120" table:formula="of:=IF(OR([.P$14]=&quot;&quot;;[.$E27]=&quot;&quot;);&quot;&quot;;[.O27])">
            <text:p/>
          </table:table-cell>
          <table:table-cell table:style-name="ce120" table:formula="of:=IF(OR([.Q$14]=&quot;&quot;;[.$E27]=&quot;&quot;);&quot;&quot;;[.P27])">
            <text:p/>
          </table:table-cell>
          <table:table-cell table:style-name="ce120" table:formula="of:=IF(OR([.R$14]=&quot;&quot;;[.$E27]=&quot;&quot;);&quot;&quot;;[.Q27])">
            <text:p/>
          </table:table-cell>
          <table:table-cell table:style-name="ce120" table:formula="of:=IF(OR([.S$14]=&quot;&quot;;[.$E27]=&quot;&quot;);&quot;&quot;;[.R27])">
            <text:p/>
          </table:table-cell>
          <table:table-cell table:style-name="ce120" table:formula="of:=IF(OR([.T$14]=&quot;&quot;;[.$E27]=&quot;&quot;);&quot;&quot;;[.S27])">
            <text:p/>
          </table:table-cell>
          <table:table-cell table:style-name="ce120" table:formula="of:=IF(OR([.U$14]=&quot;&quot;;[.$E27]=&quot;&quot;);&quot;&quot;;[.T27])">
            <text:p/>
          </table:table-cell>
          <table:table-cell table:style-name="ce120" table:formula="of:=IF(OR([.V$14]=&quot;&quot;;[.$E27]=&quot;&quot;);&quot;&quot;;[.U27])">
            <text:p/>
          </table:table-cell>
          <table:table-cell table:style-name="ce120" table:formula="of:=IF(OR([.W$14]=&quot;&quot;;[.$E27]=&quot;&quot;);&quot;&quot;;[.V27])">
            <text:p/>
          </table:table-cell>
          <table:table-cell table:style-name="ce120" table:formula="of:=IF(OR([.X$14]=&quot;&quot;;[.$E27]=&quot;&quot;);&quot;&quot;;[.W27])">
            <text:p/>
          </table:table-cell>
          <table:table-cell table:style-name="ce120" table:formula="of:=IF(OR([.Y$14]=&quot;&quot;;[.$E27]=&quot;&quot;);&quot;&quot;;[.X27])">
            <text:p/>
          </table:table-cell>
          <table:table-cell table:style-name="ce120" table:number-columns-repeated="3"/>
          <table:table-cell table:style-name="ce120" table:formula="of:=IF(OR([.AC$14]=&quot;&quot;;[.$E27]=&quot;&quot;);&quot;&quot;;[.AB27])">
            <text:p/>
          </table:table-cell>
          <table:table-cell table:style-name="ce120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5">
          <table:table-cell table:style-name="ce106" office:value-type="string" calcext:value-type="string">
            <text:p>Asiakas Kontolleri</text:p>
          </table:table-cell>
          <table:table-cell table:style-name="ce113" office:value-type="string" calcext:value-type="string">
            <text:p>3.4</text:p>
          </table:table-cell>
          <table:table-cell table:style-name="ce114" office:value-type="string" calcext:value-type="string">
            <text:p>Seija</text:p>
          </table:table-cell>
          <table:table-cell table:style-name="ce116" table:content-validation-name="val3" table:formula="of:=IF([.A28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table:formula="of:=IF(OR([.G$14]=&quot;&quot;;[.$E28]=&quot;&quot;);&quot;&quot;;[.F28])" office:value-type="float" office:value="5" calcext:value-type="float">
            <text:p>5</text:p>
          </table:table-cell>
          <table:table-cell table:style-name="ce120" table:formula="of:=IF(OR([.H$14]=&quot;&quot;;[.$E28]=&quot;&quot;);&quot;&quot;;[.G28])" office:value-type="float" office:value="5" calcext:value-type="float">
            <text:p>5</text:p>
          </table:table-cell>
          <table:table-cell table:style-name="ce120" table:formula="of:=IF(OR([.I$14]=&quot;&quot;;[.$E28]=&quot;&quot;);&quot;&quot;;[.H28])" office:value-type="float" office:value="5" calcext:value-type="float">
            <text:p>5</text:p>
          </table:table-cell>
          <table:table-cell table:style-name="ce120" table:formula="of:=IF(OR([.J$14]=&quot;&quot;;[.$E28]=&quot;&quot;);&quot;&quot;;[.I28])" office:value-type="float" office:value="5" calcext:value-type="float">
            <text:p>5</text:p>
          </table:table-cell>
          <table:table-cell table:style-name="ce120" table:formula="of:=IF(OR([.K$14]=&quot;&quot;;[.$E28]=&quot;&quot;);&quot;&quot;;[.J28])">
            <text:p/>
          </table:table-cell>
          <table:table-cell table:style-name="ce120" table:formula="of:=IF(OR([.L$14]=&quot;&quot;;[.$E28]=&quot;&quot;);&quot;&quot;;[.K28])">
            <text:p/>
          </table:table-cell>
          <table:table-cell table:style-name="ce120" table:formula="of:=IF(OR([.M$14]=&quot;&quot;;[.$E28]=&quot;&quot;);&quot;&quot;;[.L28])">
            <text:p/>
          </table:table-cell>
          <table:table-cell table:style-name="ce120" table:formula="of:=IF(OR([.N$14]=&quot;&quot;;[.$E28]=&quot;&quot;);&quot;&quot;;[.M28])">
            <text:p/>
          </table:table-cell>
          <table:table-cell table:style-name="ce120" table:formula="of:=IF(OR([.O$14]=&quot;&quot;;[.$E28]=&quot;&quot;);&quot;&quot;;[.N28])">
            <text:p/>
          </table:table-cell>
          <table:table-cell table:style-name="ce120" table:formula="of:=IF(OR([.P$14]=&quot;&quot;;[.$E28]=&quot;&quot;);&quot;&quot;;[.O28])">
            <text:p/>
          </table:table-cell>
          <table:table-cell table:style-name="ce120" table:formula="of:=IF(OR([.Q$14]=&quot;&quot;;[.$E28]=&quot;&quot;);&quot;&quot;;[.P28])">
            <text:p/>
          </table:table-cell>
          <table:table-cell table:style-name="ce120" table:formula="of:=IF(OR([.R$14]=&quot;&quot;;[.$E28]=&quot;&quot;);&quot;&quot;;[.Q28])">
            <text:p/>
          </table:table-cell>
          <table:table-cell table:style-name="ce120" table:formula="of:=IF(OR([.S$14]=&quot;&quot;;[.$E28]=&quot;&quot;);&quot;&quot;;[.R28])">
            <text:p/>
          </table:table-cell>
          <table:table-cell table:style-name="ce120" table:formula="of:=IF(OR([.T$14]=&quot;&quot;;[.$E28]=&quot;&quot;);&quot;&quot;;[.S28])">
            <text:p/>
          </table:table-cell>
          <table:table-cell table:style-name="ce120" table:formula="of:=IF(OR([.U$14]=&quot;&quot;;[.$E28]=&quot;&quot;);&quot;&quot;;[.T28])">
            <text:p/>
          </table:table-cell>
          <table:table-cell table:style-name="ce120" table:formula="of:=IF(OR([.V$14]=&quot;&quot;;[.$E28]=&quot;&quot;);&quot;&quot;;[.U28])">
            <text:p/>
          </table:table-cell>
          <table:table-cell table:style-name="ce120" table:formula="of:=IF(OR([.W$14]=&quot;&quot;;[.$E28]=&quot;&quot;);&quot;&quot;;[.V28])">
            <text:p/>
          </table:table-cell>
          <table:table-cell table:style-name="ce120" table:formula="of:=IF(OR([.X$14]=&quot;&quot;;[.$E28]=&quot;&quot;);&quot;&quot;;[.W28])">
            <text:p/>
          </table:table-cell>
          <table:table-cell table:style-name="ce120" table:formula="of:=IF(OR([.Y$14]=&quot;&quot;;[.$E28]=&quot;&quot;);&quot;&quot;;[.X28])">
            <text:p/>
          </table:table-cell>
          <table:table-cell table:style-name="ce120" table:number-columns-repeated="3"/>
          <table:table-cell table:style-name="ce120" table:formula="of:=IF(OR([.AC$14]=&quot;&quot;;[.$E28]=&quot;&quot;);&quot;&quot;;[.AB28])">
            <text:p/>
          </table:table-cell>
          <table:table-cell table:style-name="ce120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5">
          <table:table-cell table:style-name="ce106" office:value-type="string" calcext:value-type="string">
            <text:p>JSP sivut</text:p>
          </table:table-cell>
          <table:table-cell table:style-name="ce113" office:value-type="string" calcext:value-type="string">
            <text:p>3.5</text:p>
          </table:table-cell>
          <table:table-cell table:style-name="ce114" office:value-type="string" calcext:value-type="string">
            <text:p>Seija</text:p>
          </table:table-cell>
          <table:table-cell table:style-name="ce116" table:content-validation-name="val3"/>
          <table:table-cell table:style-name="ce120"/>
          <table:table-cell table:style-name="ce120" office:value-type="float" office:value="8" calcext:value-type="float">
            <text:p>8</text:p>
          </table:table-cell>
          <table:table-cell table:style-name="ce120" table:number-columns-repeated="24"/>
          <table:table-cell table:number-columns-repeated="994"/>
        </table:table-row>
        <table:table-row table:style-name="ro5">
          <table:table-cell table:style-name="ce108" office:value-type="string" calcext:value-type="string">
            <text:p>Testaus</text:p>
          </table:table-cell>
          <table:table-cell table:style-name="ce113" office:value-type="string" calcext:value-type="string">
            <text:p>3.6</text:p>
          </table:table-cell>
          <table:table-cell table:style-name="ce114" office:value-type="string" calcext:value-type="string">
            <text:p>Seija</text:p>
          </table:table-cell>
          <table:table-cell table:style-name="ce116" table:content-validation-name="val3" table:formula="of:=IF([.A30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table:formula="of:=IF(OR([.G$14]=&quot;&quot;;[.$E30]=&quot;&quot;);&quot;&quot;;[.F30])" office:value-type="float" office:value="10" calcext:value-type="float">
            <text:p>10</text:p>
          </table:table-cell>
          <table:table-cell table:style-name="ce120" table:formula="of:=IF(OR([.H$14]=&quot;&quot;;[.$E30]=&quot;&quot;);&quot;&quot;;[.G30])" office:value-type="float" office:value="10" calcext:value-type="float">
            <text:p>10</text:p>
          </table:table-cell>
          <table:table-cell table:style-name="ce120" table:formula="of:=IF(OR([.I$14]=&quot;&quot;;[.$E30]=&quot;&quot;);&quot;&quot;;[.H30])" office:value-type="float" office:value="10" calcext:value-type="float">
            <text:p>10</text:p>
          </table:table-cell>
          <table:table-cell table:style-name="ce120" table:formula="of:=IF(OR([.J$14]=&quot;&quot;;[.$E30]=&quot;&quot;);&quot;&quot;;[.I30])" office:value-type="float" office:value="10" calcext:value-type="float">
            <text:p>10</text:p>
          </table:table-cell>
          <table:table-cell table:style-name="ce120" table:formula="of:=IF(OR([.K$14]=&quot;&quot;;[.$E30]=&quot;&quot;);&quot;&quot;;[.J30])">
            <text:p/>
          </table:table-cell>
          <table:table-cell table:style-name="ce120" table:formula="of:=IF(OR([.L$14]=&quot;&quot;;[.$E30]=&quot;&quot;);&quot;&quot;;[.K30])">
            <text:p/>
          </table:table-cell>
          <table:table-cell table:style-name="ce120" table:formula="of:=IF(OR([.M$14]=&quot;&quot;;[.$E30]=&quot;&quot;);&quot;&quot;;[.L30])">
            <text:p/>
          </table:table-cell>
          <table:table-cell table:style-name="ce120" table:formula="of:=IF(OR([.N$14]=&quot;&quot;;[.$E30]=&quot;&quot;);&quot;&quot;;[.M30])">
            <text:p/>
          </table:table-cell>
          <table:table-cell table:style-name="ce120" table:formula="of:=IF(OR([.O$14]=&quot;&quot;;[.$E30]=&quot;&quot;);&quot;&quot;;[.N30])">
            <text:p/>
          </table:table-cell>
          <table:table-cell table:style-name="ce120" table:formula="of:=IF(OR([.P$14]=&quot;&quot;;[.$E30]=&quot;&quot;);&quot;&quot;;[.O30])">
            <text:p/>
          </table:table-cell>
          <table:table-cell table:style-name="ce120" table:formula="of:=IF(OR([.Q$14]=&quot;&quot;;[.$E30]=&quot;&quot;);&quot;&quot;;[.P30])">
            <text:p/>
          </table:table-cell>
          <table:table-cell table:style-name="ce120" table:formula="of:=IF(OR([.R$14]=&quot;&quot;;[.$E30]=&quot;&quot;);&quot;&quot;;[.Q30])">
            <text:p/>
          </table:table-cell>
          <table:table-cell table:style-name="ce120" table:formula="of:=IF(OR([.S$14]=&quot;&quot;;[.$E30]=&quot;&quot;);&quot;&quot;;[.R30])">
            <text:p/>
          </table:table-cell>
          <table:table-cell table:style-name="ce120" table:formula="of:=IF(OR([.T$14]=&quot;&quot;;[.$E30]=&quot;&quot;);&quot;&quot;;[.S30])">
            <text:p/>
          </table:table-cell>
          <table:table-cell table:style-name="ce120" table:formula="of:=IF(OR([.U$14]=&quot;&quot;;[.$E30]=&quot;&quot;);&quot;&quot;;[.T30])">
            <text:p/>
          </table:table-cell>
          <table:table-cell table:style-name="ce120" table:formula="of:=IF(OR([.V$14]=&quot;&quot;;[.$E30]=&quot;&quot;);&quot;&quot;;[.U30])">
            <text:p/>
          </table:table-cell>
          <table:table-cell table:style-name="ce120" table:formula="of:=IF(OR([.W$14]=&quot;&quot;;[.$E30]=&quot;&quot;);&quot;&quot;;[.V30])">
            <text:p/>
          </table:table-cell>
          <table:table-cell table:style-name="ce120" table:formula="of:=IF(OR([.X$14]=&quot;&quot;;[.$E30]=&quot;&quot;);&quot;&quot;;[.W30])">
            <text:p/>
          </table:table-cell>
          <table:table-cell table:style-name="ce120" table:formula="of:=IF(OR([.Y$14]=&quot;&quot;;[.$E30]=&quot;&quot;);&quot;&quot;;[.X30])">
            <text:p/>
          </table:table-cell>
          <table:table-cell table:style-name="ce120" table:number-columns-repeated="3"/>
          <table:table-cell table:style-name="ce120" table:formula="of:=IF(OR([.AC$14]=&quot;&quot;;[.$E30]=&quot;&quot;);&quot;&quot;;[.AB30])">
            <text:p/>
          </table:table-cell>
          <table:table-cell table:style-name="ce120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5">
          <table:table-cell table:style-name="ce108"/>
          <table:table-cell table:style-name="ce113"/>
          <table:table-cell table:style-name="ce114"/>
          <table:table-cell table:style-name="ce116" table:content-validation-name="val3"/>
          <table:table-cell table:style-name="ce120" table:number-columns-repeated="26"/>
          <table:table-cell table:number-columns-repeated="994"/>
        </table:table-row>
        <table:table-row table:style-name="ro5">
          <table:table-cell table:style-name="ce103" office:value-type="string" calcext:value-type="string">
            <text:p>Yritystaulu – fi.siri.yritys</text:p>
          </table:table-cell>
          <table:table-cell table:style-name="ce113" office:value-type="string" calcext:value-type="string">
            <text:p>4.1</text:p>
          </table:table-cell>
          <table:table-cell table:style-name="ce114" office:value-type="string" calcext:value-type="string">
            <text:p>Kari&amp;Mika</text:p>
          </table:table-cell>
          <table:table-cell table:style-name="ce116" table:content-validation-name="val3" table:formula="of:=IF([.A32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32]=&quot;&quot;);&quot;&quot;;[.E32])" office:value-type="float" office:value="0" calcext:value-type="float">
            <text:p>0</text:p>
          </table:table-cell>
          <table:table-cell table:style-name="ce120" table:formula="of:=IF(OR([.G$14]=&quot;&quot;;[.$E32]=&quot;&quot;);&quot;&quot;;[.F32])" office:value-type="float" office:value="0" calcext:value-type="float">
            <text:p>0</text:p>
          </table:table-cell>
          <table:table-cell table:style-name="ce120" table:formula="of:=IF(OR([.H$14]=&quot;&quot;;[.$E32]=&quot;&quot;);&quot;&quot;;[.G32])" office:value-type="float" office:value="0" calcext:value-type="float">
            <text:p>0</text:p>
          </table:table-cell>
          <table:table-cell table:style-name="ce120" table:formula="of:=IF(OR([.I$14]=&quot;&quot;;[.$E32]=&quot;&quot;);&quot;&quot;;[.H32])" office:value-type="float" office:value="0" calcext:value-type="float">
            <text:p>0</text:p>
          </table:table-cell>
          <table:table-cell table:style-name="ce120" table:formula="of:=IF(OR([.J$14]=&quot;&quot;;[.$E32]=&quot;&quot;);&quot;&quot;;[.I32])" office:value-type="float" office:value="0" calcext:value-type="float">
            <text:p>0</text:p>
          </table:table-cell>
          <table:table-cell table:style-name="ce120" table:formula="of:=IF(OR([.K$14]=&quot;&quot;;[.$E32]=&quot;&quot;);&quot;&quot;;[.J32])">
            <text:p/>
          </table:table-cell>
          <table:table-cell table:style-name="ce120" table:formula="of:=IF(OR([.L$14]=&quot;&quot;;[.$E32]=&quot;&quot;);&quot;&quot;;[.K32])">
            <text:p/>
          </table:table-cell>
          <table:table-cell table:style-name="ce120" table:formula="of:=IF(OR([.M$14]=&quot;&quot;;[.$E32]=&quot;&quot;);&quot;&quot;;[.L32])">
            <text:p/>
          </table:table-cell>
          <table:table-cell table:style-name="ce120" table:formula="of:=IF(OR([.N$14]=&quot;&quot;;[.$E32]=&quot;&quot;);&quot;&quot;;[.M32])">
            <text:p/>
          </table:table-cell>
          <table:table-cell table:style-name="ce120" table:formula="of:=IF(OR([.O$14]=&quot;&quot;;[.$E32]=&quot;&quot;);&quot;&quot;;[.N32])">
            <text:p/>
          </table:table-cell>
          <table:table-cell table:style-name="ce120" table:formula="of:=IF(OR([.P$14]=&quot;&quot;;[.$E32]=&quot;&quot;);&quot;&quot;;[.O32])">
            <text:p/>
          </table:table-cell>
          <table:table-cell table:style-name="ce120" table:formula="of:=IF(OR([.Q$14]=&quot;&quot;;[.$E32]=&quot;&quot;);&quot;&quot;;[.P32])">
            <text:p/>
          </table:table-cell>
          <table:table-cell table:style-name="ce120" table:formula="of:=IF(OR([.R$14]=&quot;&quot;;[.$E32]=&quot;&quot;);&quot;&quot;;[.Q32])">
            <text:p/>
          </table:table-cell>
          <table:table-cell table:style-name="ce120" table:formula="of:=IF(OR([.S$14]=&quot;&quot;;[.$E32]=&quot;&quot;);&quot;&quot;;[.R32])">
            <text:p/>
          </table:table-cell>
          <table:table-cell table:style-name="ce120" table:formula="of:=IF(OR([.T$14]=&quot;&quot;;[.$E32]=&quot;&quot;);&quot;&quot;;[.S32])">
            <text:p/>
          </table:table-cell>
          <table:table-cell table:style-name="ce120" table:formula="of:=IF(OR([.U$14]=&quot;&quot;;[.$E32]=&quot;&quot;);&quot;&quot;;[.T32])">
            <text:p/>
          </table:table-cell>
          <table:table-cell table:style-name="ce120" table:formula="of:=IF(OR([.V$14]=&quot;&quot;;[.$E32]=&quot;&quot;);&quot;&quot;;[.U32])">
            <text:p/>
          </table:table-cell>
          <table:table-cell table:style-name="ce120" table:formula="of:=IF(OR([.W$14]=&quot;&quot;;[.$E32]=&quot;&quot;);&quot;&quot;;[.V32])">
            <text:p/>
          </table:table-cell>
          <table:table-cell table:style-name="ce120" table:formula="of:=IF(OR([.X$14]=&quot;&quot;;[.$E32]=&quot;&quot;);&quot;&quot;;[.W32])">
            <text:p/>
          </table:table-cell>
          <table:table-cell table:style-name="ce120" table:formula="of:=IF(OR([.Y$14]=&quot;&quot;;[.$E32]=&quot;&quot;);&quot;&quot;;[.X32])">
            <text:p/>
          </table:table-cell>
          <table:table-cell table:style-name="ce120" table:number-columns-repeated="3"/>
          <table:table-cell table:style-name="ce120" table:formula="of:=IF(OR([.AC$14]=&quot;&quot;;[.$E32]=&quot;&quot;);&quot;&quot;;[.AB32])">
            <text:p/>
          </table:table-cell>
          <table:table-cell table:style-name="ce120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5">
          <table:table-cell table:style-name="ce103" office:value-type="string" calcext:value-type="string">
            <text:p>Yritys Entity</text:p>
          </table:table-cell>
          <table:table-cell office:value-type="float" office:value="4.2" calcext:value-type="float">
            <text:p>4.2</text:p>
          </table:table-cell>
          <table:table-cell table:style-name="ce114" office:value-type="string" calcext:value-type="string">
            <text:p>Kari&amp;Mika</text:p>
          </table:table-cell>
          <table:table-cell table:style-name="ce116" table:content-validation-name="val3" table:formula="of:=IF([.A33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33]=&quot;&quot;);&quot;&quot;;[.E33])" office:value-type="float" office:value="0" calcext:value-type="float">
            <text:p>0</text:p>
          </table:table-cell>
          <table:table-cell table:style-name="ce120" table:formula="of:=IF(OR([.G$14]=&quot;&quot;;[.$E33]=&quot;&quot;);&quot;&quot;;[.F33])" office:value-type="float" office:value="0" calcext:value-type="float">
            <text:p>0</text:p>
          </table:table-cell>
          <table:table-cell table:style-name="ce120" table:formula="of:=IF(OR([.H$14]=&quot;&quot;;[.$E33]=&quot;&quot;);&quot;&quot;;[.G33])" office:value-type="float" office:value="0" calcext:value-type="float">
            <text:p>0</text:p>
          </table:table-cell>
          <table:table-cell table:style-name="ce120" table:formula="of:=IF(OR([.I$14]=&quot;&quot;;[.$E33]=&quot;&quot;);&quot;&quot;;[.H33])" office:value-type="float" office:value="0" calcext:value-type="float">
            <text:p>0</text:p>
          </table:table-cell>
          <table:table-cell table:style-name="ce120" table:formula="of:=IF(OR([.J$14]=&quot;&quot;;[.$E33]=&quot;&quot;);&quot;&quot;;[.I33])" office:value-type="float" office:value="0" calcext:value-type="float">
            <text:p>0</text:p>
          </table:table-cell>
          <table:table-cell table:style-name="ce120" table:formula="of:=IF(OR([.K$14]=&quot;&quot;;[.$E33]=&quot;&quot;);&quot;&quot;;[.J33])">
            <text:p/>
          </table:table-cell>
          <table:table-cell table:style-name="ce120" table:formula="of:=IF(OR([.L$14]=&quot;&quot;;[.$E33]=&quot;&quot;);&quot;&quot;;[.K33])">
            <text:p/>
          </table:table-cell>
          <table:table-cell table:style-name="ce120" table:formula="of:=IF(OR([.M$14]=&quot;&quot;;[.$E33]=&quot;&quot;);&quot;&quot;;[.L33])">
            <text:p/>
          </table:table-cell>
          <table:table-cell table:style-name="ce120" table:formula="of:=IF(OR([.N$14]=&quot;&quot;;[.$E33]=&quot;&quot;);&quot;&quot;;[.M33])">
            <text:p/>
          </table:table-cell>
          <table:table-cell table:style-name="ce120" table:formula="of:=IF(OR([.O$14]=&quot;&quot;;[.$E33]=&quot;&quot;);&quot;&quot;;[.N33])">
            <text:p/>
          </table:table-cell>
          <table:table-cell table:style-name="ce120" table:formula="of:=IF(OR([.P$14]=&quot;&quot;;[.$E33]=&quot;&quot;);&quot;&quot;;[.O33])">
            <text:p/>
          </table:table-cell>
          <table:table-cell table:style-name="ce120" table:formula="of:=IF(OR([.Q$14]=&quot;&quot;;[.$E33]=&quot;&quot;);&quot;&quot;;[.P33])">
            <text:p/>
          </table:table-cell>
          <table:table-cell table:style-name="ce120" table:formula="of:=IF(OR([.R$14]=&quot;&quot;;[.$E33]=&quot;&quot;);&quot;&quot;;[.Q33])">
            <text:p/>
          </table:table-cell>
          <table:table-cell table:style-name="ce120" table:formula="of:=IF(OR([.S$14]=&quot;&quot;;[.$E33]=&quot;&quot;);&quot;&quot;;[.R33])">
            <text:p/>
          </table:table-cell>
          <table:table-cell table:style-name="ce120" table:formula="of:=IF(OR([.T$14]=&quot;&quot;;[.$E33]=&quot;&quot;);&quot;&quot;;[.S33])">
            <text:p/>
          </table:table-cell>
          <table:table-cell table:style-name="ce120" table:formula="of:=IF(OR([.U$14]=&quot;&quot;;[.$E33]=&quot;&quot;);&quot;&quot;;[.T33])">
            <text:p/>
          </table:table-cell>
          <table:table-cell table:style-name="ce120" table:formula="of:=IF(OR([.V$14]=&quot;&quot;;[.$E33]=&quot;&quot;);&quot;&quot;;[.U33])">
            <text:p/>
          </table:table-cell>
          <table:table-cell table:style-name="ce120" table:formula="of:=IF(OR([.W$14]=&quot;&quot;;[.$E33]=&quot;&quot;);&quot;&quot;;[.V33])">
            <text:p/>
          </table:table-cell>
          <table:table-cell table:style-name="ce120" table:formula="of:=IF(OR([.X$14]=&quot;&quot;;[.$E33]=&quot;&quot;);&quot;&quot;;[.W33])">
            <text:p/>
          </table:table-cell>
          <table:table-cell table:style-name="ce120" table:formula="of:=IF(OR([.Y$14]=&quot;&quot;;[.$E33]=&quot;&quot;);&quot;&quot;;[.X33])">
            <text:p/>
          </table:table-cell>
          <table:table-cell table:style-name="ce120" table:number-columns-repeated="3"/>
          <table:table-cell table:style-name="ce120" table:formula="of:=IF(OR([.AC$14]=&quot;&quot;;[.$E33]=&quot;&quot;);&quot;&quot;;[.AB33])">
            <text:p/>
          </table:table-cell>
          <table:table-cell table:style-name="ce120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5">
          <table:table-cell table:style-name="ce103" office:value-type="string" calcext:value-type="string">
            <text:p>Yritys DAO</text:p>
          </table:table-cell>
          <table:table-cell office:value-type="float" office:value="4.3" calcext:value-type="float">
            <text:p>4.3</text:p>
          </table:table-cell>
          <table:table-cell table:style-name="ce114" office:value-type="string" calcext:value-type="string">
            <text:p>Kari&amp;Mika</text:p>
          </table:table-cell>
          <table:table-cell table:style-name="ce116" table:content-validation-name="val3" table:formula="of:=IF([.A34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34]=&quot;&quot;);&quot;&quot;;[.E34])" office:value-type="float" office:value="0" calcext:value-type="float">
            <text:p>0</text:p>
          </table:table-cell>
          <table:table-cell table:style-name="ce120" table:formula="of:=IF(OR([.G$14]=&quot;&quot;;[.$E34]=&quot;&quot;);&quot;&quot;;[.F34])" office:value-type="float" office:value="0" calcext:value-type="float">
            <text:p>0</text:p>
          </table:table-cell>
          <table:table-cell table:style-name="ce120" table:formula="of:=IF(OR([.H$14]=&quot;&quot;;[.$E34]=&quot;&quot;);&quot;&quot;;[.G34])" office:value-type="float" office:value="0" calcext:value-type="float">
            <text:p>0</text:p>
          </table:table-cell>
          <table:table-cell table:style-name="ce120" table:formula="of:=IF(OR([.I$14]=&quot;&quot;;[.$E34]=&quot;&quot;);&quot;&quot;;[.H34])" office:value-type="float" office:value="0" calcext:value-type="float">
            <text:p>0</text:p>
          </table:table-cell>
          <table:table-cell table:style-name="ce120" table:formula="of:=IF(OR([.J$14]=&quot;&quot;;[.$E34]=&quot;&quot;);&quot;&quot;;[.I34])" office:value-type="float" office:value="0" calcext:value-type="float">
            <text:p>0</text:p>
          </table:table-cell>
          <table:table-cell table:style-name="ce120" table:formula="of:=IF(OR([.K$14]=&quot;&quot;;[.$E34]=&quot;&quot;);&quot;&quot;;[.J34])">
            <text:p/>
          </table:table-cell>
          <table:table-cell table:style-name="ce120" table:formula="of:=IF(OR([.L$14]=&quot;&quot;;[.$E34]=&quot;&quot;);&quot;&quot;;[.K34])">
            <text:p/>
          </table:table-cell>
          <table:table-cell table:style-name="ce120" table:formula="of:=IF(OR([.M$14]=&quot;&quot;;[.$E34]=&quot;&quot;);&quot;&quot;;[.L34])">
            <text:p/>
          </table:table-cell>
          <table:table-cell table:style-name="ce120" table:formula="of:=IF(OR([.N$14]=&quot;&quot;;[.$E34]=&quot;&quot;);&quot;&quot;;[.M34])">
            <text:p/>
          </table:table-cell>
          <table:table-cell table:style-name="ce120" table:formula="of:=IF(OR([.O$14]=&quot;&quot;;[.$E34]=&quot;&quot;);&quot;&quot;;[.N34])">
            <text:p/>
          </table:table-cell>
          <table:table-cell table:style-name="ce120" table:formula="of:=IF(OR([.P$14]=&quot;&quot;;[.$E34]=&quot;&quot;);&quot;&quot;;[.O34])">
            <text:p/>
          </table:table-cell>
          <table:table-cell table:style-name="ce120" table:formula="of:=IF(OR([.Q$14]=&quot;&quot;;[.$E34]=&quot;&quot;);&quot;&quot;;[.P34])">
            <text:p/>
          </table:table-cell>
          <table:table-cell table:style-name="ce120" table:formula="of:=IF(OR([.R$14]=&quot;&quot;;[.$E34]=&quot;&quot;);&quot;&quot;;[.Q34])">
            <text:p/>
          </table:table-cell>
          <table:table-cell table:style-name="ce120" table:formula="of:=IF(OR([.S$14]=&quot;&quot;;[.$E34]=&quot;&quot;);&quot;&quot;;[.R34])">
            <text:p/>
          </table:table-cell>
          <table:table-cell table:style-name="ce120" table:formula="of:=IF(OR([.T$14]=&quot;&quot;;[.$E34]=&quot;&quot;);&quot;&quot;;[.S34])">
            <text:p/>
          </table:table-cell>
          <table:table-cell table:style-name="ce120" table:formula="of:=IF(OR([.U$14]=&quot;&quot;;[.$E34]=&quot;&quot;);&quot;&quot;;[.T34])">
            <text:p/>
          </table:table-cell>
          <table:table-cell table:style-name="ce120" table:formula="of:=IF(OR([.V$14]=&quot;&quot;;[.$E34]=&quot;&quot;);&quot;&quot;;[.U34])">
            <text:p/>
          </table:table-cell>
          <table:table-cell table:style-name="ce120" table:formula="of:=IF(OR([.W$14]=&quot;&quot;;[.$E34]=&quot;&quot;);&quot;&quot;;[.V34])">
            <text:p/>
          </table:table-cell>
          <table:table-cell table:style-name="ce120" table:formula="of:=IF(OR([.X$14]=&quot;&quot;;[.$E34]=&quot;&quot;);&quot;&quot;;[.W34])">
            <text:p/>
          </table:table-cell>
          <table:table-cell table:style-name="ce120" table:formula="of:=IF(OR([.Y$14]=&quot;&quot;;[.$E34]=&quot;&quot;);&quot;&quot;;[.X34])">
            <text:p/>
          </table:table-cell>
          <table:table-cell table:style-name="ce120" table:number-columns-repeated="3"/>
          <table:table-cell table:style-name="ce120" table:formula="of:=IF(OR([.AC$14]=&quot;&quot;;[.$E34]=&quot;&quot;);&quot;&quot;;[.AB34])">
            <text:p/>
          </table:table-cell>
          <table:table-cell table:style-name="ce120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5">
          <table:table-cell table:style-name="ce103" office:value-type="string" calcext:value-type="string">
            <text:p>Yritys Kontrolleri</text:p>
          </table:table-cell>
          <table:table-cell office:value-type="float" office:value="4.4" calcext:value-type="float">
            <text:p>4.4</text:p>
          </table:table-cell>
          <table:table-cell table:style-name="ce114" office:value-type="string" calcext:value-type="string">
            <text:p>Kari&amp;Mika</text:p>
          </table:table-cell>
          <table:table-cell table:style-name="ce116" table:content-validation-name="val3" table:formula="of:=IF([.A35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35]=&quot;&quot;);&quot;&quot;;[.E35])" office:value-type="float" office:value="0" calcext:value-type="float">
            <text:p>0</text:p>
          </table:table-cell>
          <table:table-cell table:style-name="ce120" table:formula="of:=IF(OR([.G$14]=&quot;&quot;;[.$E35]=&quot;&quot;);&quot;&quot;;[.F35])" office:value-type="float" office:value="0" calcext:value-type="float">
            <text:p>0</text:p>
          </table:table-cell>
          <table:table-cell table:style-name="ce120" table:formula="of:=IF(OR([.H$14]=&quot;&quot;;[.$E35]=&quot;&quot;);&quot;&quot;;[.G35])" office:value-type="float" office:value="0" calcext:value-type="float">
            <text:p>0</text:p>
          </table:table-cell>
          <table:table-cell table:style-name="ce120" table:formula="of:=IF(OR([.I$14]=&quot;&quot;;[.$E35]=&quot;&quot;);&quot;&quot;;[.H35])" office:value-type="float" office:value="0" calcext:value-type="float">
            <text:p>0</text:p>
          </table:table-cell>
          <table:table-cell table:style-name="ce120" table:formula="of:=IF(OR([.J$14]=&quot;&quot;;[.$E35]=&quot;&quot;);&quot;&quot;;[.I35])" office:value-type="float" office:value="0" calcext:value-type="float">
            <text:p>0</text:p>
          </table:table-cell>
          <table:table-cell table:style-name="ce120" table:formula="of:=IF(OR([.K$14]=&quot;&quot;;[.$E35]=&quot;&quot;);&quot;&quot;;[.J35])">
            <text:p/>
          </table:table-cell>
          <table:table-cell table:style-name="ce120" table:formula="of:=IF(OR([.L$14]=&quot;&quot;;[.$E35]=&quot;&quot;);&quot;&quot;;[.K35])">
            <text:p/>
          </table:table-cell>
          <table:table-cell table:style-name="ce120" table:formula="of:=IF(OR([.M$14]=&quot;&quot;;[.$E35]=&quot;&quot;);&quot;&quot;;[.L35])">
            <text:p/>
          </table:table-cell>
          <table:table-cell table:style-name="ce120" table:formula="of:=IF(OR([.N$14]=&quot;&quot;;[.$E35]=&quot;&quot;);&quot;&quot;;[.M35])">
            <text:p/>
          </table:table-cell>
          <table:table-cell table:style-name="ce120" table:formula="of:=IF(OR([.O$14]=&quot;&quot;;[.$E35]=&quot;&quot;);&quot;&quot;;[.N35])">
            <text:p/>
          </table:table-cell>
          <table:table-cell table:style-name="ce120" table:formula="of:=IF(OR([.P$14]=&quot;&quot;;[.$E35]=&quot;&quot;);&quot;&quot;;[.O35])">
            <text:p/>
          </table:table-cell>
          <table:table-cell table:style-name="ce120" table:formula="of:=IF(OR([.Q$14]=&quot;&quot;;[.$E35]=&quot;&quot;);&quot;&quot;;[.P35])">
            <text:p/>
          </table:table-cell>
          <table:table-cell table:style-name="ce120" table:formula="of:=IF(OR([.R$14]=&quot;&quot;;[.$E35]=&quot;&quot;);&quot;&quot;;[.Q35])">
            <text:p/>
          </table:table-cell>
          <table:table-cell table:style-name="ce120" table:formula="of:=IF(OR([.S$14]=&quot;&quot;;[.$E35]=&quot;&quot;);&quot;&quot;;[.R35])">
            <text:p/>
          </table:table-cell>
          <table:table-cell table:style-name="ce120" table:formula="of:=IF(OR([.T$14]=&quot;&quot;;[.$E35]=&quot;&quot;);&quot;&quot;;[.S35])">
            <text:p/>
          </table:table-cell>
          <table:table-cell table:style-name="ce120" table:formula="of:=IF(OR([.U$14]=&quot;&quot;;[.$E35]=&quot;&quot;);&quot;&quot;;[.T35])">
            <text:p/>
          </table:table-cell>
          <table:table-cell table:style-name="ce120" table:formula="of:=IF(OR([.V$14]=&quot;&quot;;[.$E35]=&quot;&quot;);&quot;&quot;;[.U35])">
            <text:p/>
          </table:table-cell>
          <table:table-cell table:style-name="ce120" table:formula="of:=IF(OR([.W$14]=&quot;&quot;;[.$E35]=&quot;&quot;);&quot;&quot;;[.V35])">
            <text:p/>
          </table:table-cell>
          <table:table-cell table:style-name="ce120" table:formula="of:=IF(OR([.X$14]=&quot;&quot;;[.$E35]=&quot;&quot;);&quot;&quot;;[.W35])">
            <text:p/>
          </table:table-cell>
          <table:table-cell table:style-name="ce120" table:formula="of:=IF(OR([.Y$14]=&quot;&quot;;[.$E35]=&quot;&quot;);&quot;&quot;;[.X35])">
            <text:p/>
          </table:table-cell>
          <table:table-cell table:style-name="ce120" table:number-columns-repeated="3"/>
          <table:table-cell table:style-name="ce120" table:formula="of:=IF(OR([.AC$14]=&quot;&quot;;[.$E35]=&quot;&quot;);&quot;&quot;;[.AB35])">
            <text:p/>
          </table:table-cell>
          <table:table-cell table:style-name="ce120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5">
          <table:table-cell table:style-name="ce108" office:value-type="string" calcext:value-type="string">
            <text:p>JSP sivut</text:p>
          </table:table-cell>
          <table:table-cell office:value-type="float" office:value="4.5" calcext:value-type="float">
            <text:p>4.5</text:p>
          </table:table-cell>
          <table:table-cell table:style-name="ce114" office:value-type="string" calcext:value-type="string">
            <text:p>Kari&amp;Mika</text:p>
          </table:table-cell>
          <table:table-cell table:style-name="ce116" table:content-validation-name="val3" table:formula="of:=IF([.A36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36]=&quot;&quot;);&quot;&quot;;[.E36])" office:value-type="float" office:value="0" calcext:value-type="float">
            <text:p>0</text:p>
          </table:table-cell>
          <table:table-cell table:style-name="ce120" table:formula="of:=IF(OR([.G$14]=&quot;&quot;;[.$E36]=&quot;&quot;);&quot;&quot;;[.F36])" office:value-type="float" office:value="0" calcext:value-type="float">
            <text:p>0</text:p>
          </table:table-cell>
          <table:table-cell table:style-name="ce120" table:formula="of:=IF(OR([.H$14]=&quot;&quot;;[.$E36]=&quot;&quot;);&quot;&quot;;[.G36])" office:value-type="float" office:value="0" calcext:value-type="float">
            <text:p>0</text:p>
          </table:table-cell>
          <table:table-cell table:style-name="ce120" table:formula="of:=IF(OR([.I$14]=&quot;&quot;;[.$E36]=&quot;&quot;);&quot;&quot;;[.H36])" office:value-type="float" office:value="0" calcext:value-type="float">
            <text:p>0</text:p>
          </table:table-cell>
          <table:table-cell table:style-name="ce120" table:formula="of:=IF(OR([.J$14]=&quot;&quot;;[.$E36]=&quot;&quot;);&quot;&quot;;[.I36])" office:value-type="float" office:value="0" calcext:value-type="float">
            <text:p>0</text:p>
          </table:table-cell>
          <table:table-cell table:style-name="ce120" table:formula="of:=IF(OR([.K$14]=&quot;&quot;;[.$E36]=&quot;&quot;);&quot;&quot;;[.J36])">
            <text:p/>
          </table:table-cell>
          <table:table-cell table:style-name="ce120" table:formula="of:=IF(OR([.L$14]=&quot;&quot;;[.$E36]=&quot;&quot;);&quot;&quot;;[.K36])">
            <text:p/>
          </table:table-cell>
          <table:table-cell table:style-name="ce120" table:formula="of:=IF(OR([.M$14]=&quot;&quot;;[.$E36]=&quot;&quot;);&quot;&quot;;[.L36])">
            <text:p/>
          </table:table-cell>
          <table:table-cell table:style-name="ce120" table:formula="of:=IF(OR([.N$14]=&quot;&quot;;[.$E36]=&quot;&quot;);&quot;&quot;;[.M36])">
            <text:p/>
          </table:table-cell>
          <table:table-cell table:style-name="ce120" table:formula="of:=IF(OR([.O$14]=&quot;&quot;;[.$E36]=&quot;&quot;);&quot;&quot;;[.N36])">
            <text:p/>
          </table:table-cell>
          <table:table-cell table:style-name="ce120" table:formula="of:=IF(OR([.P$14]=&quot;&quot;;[.$E36]=&quot;&quot;);&quot;&quot;;[.O36])">
            <text:p/>
          </table:table-cell>
          <table:table-cell table:style-name="ce120" table:formula="of:=IF(OR([.Q$14]=&quot;&quot;;[.$E36]=&quot;&quot;);&quot;&quot;;[.P36])">
            <text:p/>
          </table:table-cell>
          <table:table-cell table:style-name="ce120" table:formula="of:=IF(OR([.R$14]=&quot;&quot;;[.$E36]=&quot;&quot;);&quot;&quot;;[.Q36])">
            <text:p/>
          </table:table-cell>
          <table:table-cell table:style-name="ce120" table:formula="of:=IF(OR([.S$14]=&quot;&quot;;[.$E36]=&quot;&quot;);&quot;&quot;;[.R36])">
            <text:p/>
          </table:table-cell>
          <table:table-cell table:style-name="ce120" table:formula="of:=IF(OR([.T$14]=&quot;&quot;;[.$E36]=&quot;&quot;);&quot;&quot;;[.S36])">
            <text:p/>
          </table:table-cell>
          <table:table-cell table:style-name="ce120" table:formula="of:=IF(OR([.U$14]=&quot;&quot;;[.$E36]=&quot;&quot;);&quot;&quot;;[.T36])">
            <text:p/>
          </table:table-cell>
          <table:table-cell table:style-name="ce120" table:formula="of:=IF(OR([.V$14]=&quot;&quot;;[.$E36]=&quot;&quot;);&quot;&quot;;[.U36])">
            <text:p/>
          </table:table-cell>
          <table:table-cell table:style-name="ce120" table:formula="of:=IF(OR([.W$14]=&quot;&quot;;[.$E36]=&quot;&quot;);&quot;&quot;;[.V36])">
            <text:p/>
          </table:table-cell>
          <table:table-cell table:style-name="ce120" table:formula="of:=IF(OR([.X$14]=&quot;&quot;;[.$E36]=&quot;&quot;);&quot;&quot;;[.W36])">
            <text:p/>
          </table:table-cell>
          <table:table-cell table:style-name="ce120" table:formula="of:=IF(OR([.Y$14]=&quot;&quot;;[.$E36]=&quot;&quot;);&quot;&quot;;[.X36])">
            <text:p/>
          </table:table-cell>
          <table:table-cell table:style-name="ce120" table:number-columns-repeated="3"/>
          <table:table-cell table:style-name="ce120" table:formula="of:=IF(OR([.AC$14]=&quot;&quot;;[.$E36]=&quot;&quot;);&quot;&quot;;[.AB36])">
            <text:p/>
          </table:table-cell>
          <table:table-cell table:style-name="ce120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5">
          <table:table-cell table:style-name="ce108" office:value-type="string" calcext:value-type="string">
            <text:p>testaus</text:p>
          </table:table-cell>
          <table:table-cell office:value-type="float" office:value="4.6" calcext:value-type="float">
            <text:p>4.6</text:p>
          </table:table-cell>
          <table:table-cell table:style-name="ce114" office:value-type="string" calcext:value-type="string">
            <text:p>Kari&amp;Mika</text:p>
          </table:table-cell>
          <table:table-cell table:style-name="ce116" table:content-validation-name="val3" table:formula="of:=IF([.A37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37]=&quot;&quot;);&quot;&quot;;[.E37])" office:value-type="float" office:value="0" calcext:value-type="float">
            <text:p>0</text:p>
          </table:table-cell>
          <table:table-cell table:style-name="ce120" table:formula="of:=IF(OR([.G$14]=&quot;&quot;;[.$E37]=&quot;&quot;);&quot;&quot;;[.F37])" office:value-type="float" office:value="0" calcext:value-type="float">
            <text:p>0</text:p>
          </table:table-cell>
          <table:table-cell table:style-name="ce120" table:formula="of:=IF(OR([.H$14]=&quot;&quot;;[.$E37]=&quot;&quot;);&quot;&quot;;[.G37])" office:value-type="float" office:value="0" calcext:value-type="float">
            <text:p>0</text:p>
          </table:table-cell>
          <table:table-cell table:style-name="ce120" table:formula="of:=IF(OR([.I$14]=&quot;&quot;;[.$E37]=&quot;&quot;);&quot;&quot;;[.H37])" office:value-type="float" office:value="0" calcext:value-type="float">
            <text:p>0</text:p>
          </table:table-cell>
          <table:table-cell table:style-name="ce120" table:formula="of:=IF(OR([.J$14]=&quot;&quot;;[.$E37]=&quot;&quot;);&quot;&quot;;[.I37])" office:value-type="float" office:value="0" calcext:value-type="float">
            <text:p>0</text:p>
          </table:table-cell>
          <table:table-cell table:style-name="ce120" table:formula="of:=IF(OR([.K$14]=&quot;&quot;;[.$E37]=&quot;&quot;);&quot;&quot;;[.J37])">
            <text:p/>
          </table:table-cell>
          <table:table-cell table:style-name="ce120" table:formula="of:=IF(OR([.L$14]=&quot;&quot;;[.$E37]=&quot;&quot;);&quot;&quot;;[.K37])">
            <text:p/>
          </table:table-cell>
          <table:table-cell table:style-name="ce120" table:formula="of:=IF(OR([.M$14]=&quot;&quot;;[.$E37]=&quot;&quot;);&quot;&quot;;[.L37])">
            <text:p/>
          </table:table-cell>
          <table:table-cell table:style-name="ce120" table:formula="of:=IF(OR([.N$14]=&quot;&quot;;[.$E37]=&quot;&quot;);&quot;&quot;;[.M37])">
            <text:p/>
          </table:table-cell>
          <table:table-cell table:style-name="ce120" table:formula="of:=IF(OR([.O$14]=&quot;&quot;;[.$E37]=&quot;&quot;);&quot;&quot;;[.N37])">
            <text:p/>
          </table:table-cell>
          <table:table-cell table:style-name="ce120" table:formula="of:=IF(OR([.P$14]=&quot;&quot;;[.$E37]=&quot;&quot;);&quot;&quot;;[.O37])">
            <text:p/>
          </table:table-cell>
          <table:table-cell table:style-name="ce120" table:formula="of:=IF(OR([.Q$14]=&quot;&quot;;[.$E37]=&quot;&quot;);&quot;&quot;;[.P37])">
            <text:p/>
          </table:table-cell>
          <table:table-cell table:style-name="ce120" table:formula="of:=IF(OR([.R$14]=&quot;&quot;;[.$E37]=&quot;&quot;);&quot;&quot;;[.Q37])">
            <text:p/>
          </table:table-cell>
          <table:table-cell table:style-name="ce120" table:formula="of:=IF(OR([.S$14]=&quot;&quot;;[.$E37]=&quot;&quot;);&quot;&quot;;[.R37])">
            <text:p/>
          </table:table-cell>
          <table:table-cell table:style-name="ce120" table:formula="of:=IF(OR([.T$14]=&quot;&quot;;[.$E37]=&quot;&quot;);&quot;&quot;;[.S37])">
            <text:p/>
          </table:table-cell>
          <table:table-cell table:style-name="ce120" table:formula="of:=IF(OR([.U$14]=&quot;&quot;;[.$E37]=&quot;&quot;);&quot;&quot;;[.T37])">
            <text:p/>
          </table:table-cell>
          <table:table-cell table:style-name="ce120" table:formula="of:=IF(OR([.V$14]=&quot;&quot;;[.$E37]=&quot;&quot;);&quot;&quot;;[.U37])">
            <text:p/>
          </table:table-cell>
          <table:table-cell table:style-name="ce120" table:formula="of:=IF(OR([.W$14]=&quot;&quot;;[.$E37]=&quot;&quot;);&quot;&quot;;[.V37])">
            <text:p/>
          </table:table-cell>
          <table:table-cell table:style-name="ce120" table:formula="of:=IF(OR([.X$14]=&quot;&quot;;[.$E37]=&quot;&quot;);&quot;&quot;;[.W37])">
            <text:p/>
          </table:table-cell>
          <table:table-cell table:style-name="ce120" table:formula="of:=IF(OR([.Y$14]=&quot;&quot;;[.$E37]=&quot;&quot;);&quot;&quot;;[.X37])">
            <text:p/>
          </table:table-cell>
          <table:table-cell table:style-name="ce120" table:number-columns-repeated="3"/>
          <table:table-cell table:style-name="ce120" table:formula="of:=IF(OR([.AC$14]=&quot;&quot;;[.$E37]=&quot;&quot;);&quot;&quot;;[.AB37])">
            <text:p/>
          </table:table-cell>
          <table:table-cell table:style-name="ce120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38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38]=&quot;&quot;);&quot;&quot;;[.E38])" office:value-type="float" office:value="0" calcext:value-type="float">
            <text:p>0</text:p>
          </table:table-cell>
          <table:table-cell table:style-name="ce120" table:formula="of:=IF(OR([.G$14]=&quot;&quot;;[.$E38]=&quot;&quot;);&quot;&quot;;[.F38])" office:value-type="float" office:value="0" calcext:value-type="float">
            <text:p>0</text:p>
          </table:table-cell>
          <table:table-cell table:style-name="ce120" table:formula="of:=IF(OR([.H$14]=&quot;&quot;;[.$E38]=&quot;&quot;);&quot;&quot;;[.G38])" office:value-type="float" office:value="0" calcext:value-type="float">
            <text:p>0</text:p>
          </table:table-cell>
          <table:table-cell table:style-name="ce120" table:formula="of:=IF(OR([.I$14]=&quot;&quot;;[.$E38]=&quot;&quot;);&quot;&quot;;[.H38])" office:value-type="float" office:value="0" calcext:value-type="float">
            <text:p>0</text:p>
          </table:table-cell>
          <table:table-cell table:style-name="ce120" table:formula="of:=IF(OR([.J$14]=&quot;&quot;;[.$E38]=&quot;&quot;);&quot;&quot;;[.I38])" office:value-type="float" office:value="0" calcext:value-type="float">
            <text:p>0</text:p>
          </table:table-cell>
          <table:table-cell table:style-name="ce120" table:formula="of:=IF(OR([.K$14]=&quot;&quot;;[.$E38]=&quot;&quot;);&quot;&quot;;[.J38])">
            <text:p/>
          </table:table-cell>
          <table:table-cell table:style-name="ce120" table:formula="of:=IF(OR([.L$14]=&quot;&quot;;[.$E38]=&quot;&quot;);&quot;&quot;;[.K38])">
            <text:p/>
          </table:table-cell>
          <table:table-cell table:style-name="ce120" table:formula="of:=IF(OR([.M$14]=&quot;&quot;;[.$E38]=&quot;&quot;);&quot;&quot;;[.L38])">
            <text:p/>
          </table:table-cell>
          <table:table-cell table:style-name="ce120" table:formula="of:=IF(OR([.N$14]=&quot;&quot;;[.$E38]=&quot;&quot;);&quot;&quot;;[.M38])">
            <text:p/>
          </table:table-cell>
          <table:table-cell table:style-name="ce120" table:formula="of:=IF(OR([.O$14]=&quot;&quot;;[.$E38]=&quot;&quot;);&quot;&quot;;[.N38])">
            <text:p/>
          </table:table-cell>
          <table:table-cell table:style-name="ce120" table:formula="of:=IF(OR([.P$14]=&quot;&quot;;[.$E38]=&quot;&quot;);&quot;&quot;;[.O38])">
            <text:p/>
          </table:table-cell>
          <table:table-cell table:style-name="ce120" table:formula="of:=IF(OR([.Q$14]=&quot;&quot;;[.$E38]=&quot;&quot;);&quot;&quot;;[.P38])">
            <text:p/>
          </table:table-cell>
          <table:table-cell table:style-name="ce120" table:formula="of:=IF(OR([.R$14]=&quot;&quot;;[.$E38]=&quot;&quot;);&quot;&quot;;[.Q38])">
            <text:p/>
          </table:table-cell>
          <table:table-cell table:style-name="ce120" table:formula="of:=IF(OR([.S$14]=&quot;&quot;;[.$E38]=&quot;&quot;);&quot;&quot;;[.R38])">
            <text:p/>
          </table:table-cell>
          <table:table-cell table:style-name="ce120" table:formula="of:=IF(OR([.T$14]=&quot;&quot;;[.$E38]=&quot;&quot;);&quot;&quot;;[.S38])">
            <text:p/>
          </table:table-cell>
          <table:table-cell table:style-name="ce120" table:formula="of:=IF(OR([.U$14]=&quot;&quot;;[.$E38]=&quot;&quot;);&quot;&quot;;[.T38])">
            <text:p/>
          </table:table-cell>
          <table:table-cell table:style-name="ce120" table:formula="of:=IF(OR([.V$14]=&quot;&quot;;[.$E38]=&quot;&quot;);&quot;&quot;;[.U38])">
            <text:p/>
          </table:table-cell>
          <table:table-cell table:style-name="ce120" table:formula="of:=IF(OR([.W$14]=&quot;&quot;;[.$E38]=&quot;&quot;);&quot;&quot;;[.V38])">
            <text:p/>
          </table:table-cell>
          <table:table-cell table:style-name="ce120" table:formula="of:=IF(OR([.X$14]=&quot;&quot;;[.$E38]=&quot;&quot;);&quot;&quot;;[.W38])">
            <text:p/>
          </table:table-cell>
          <table:table-cell table:style-name="ce120" table:formula="of:=IF(OR([.Y$14]=&quot;&quot;;[.$E38]=&quot;&quot;);&quot;&quot;;[.X38])">
            <text:p/>
          </table:table-cell>
          <table:table-cell table:style-name="ce120" table:number-columns-repeated="3"/>
          <table:table-cell table:style-name="ce120" table:formula="of:=IF(OR([.AC$14]=&quot;&quot;;[.$E38]=&quot;&quot;);&quot;&quot;;[.AB38])">
            <text:p/>
          </table:table-cell>
          <table:table-cell table:style-name="ce120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39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39]=&quot;&quot;);&quot;&quot;;[.E39])" office:value-type="float" office:value="0" calcext:value-type="float">
            <text:p>0</text:p>
          </table:table-cell>
          <table:table-cell table:style-name="ce120" table:formula="of:=IF(OR([.G$14]=&quot;&quot;;[.$E39]=&quot;&quot;);&quot;&quot;;[.F39])" office:value-type="float" office:value="0" calcext:value-type="float">
            <text:p>0</text:p>
          </table:table-cell>
          <table:table-cell table:style-name="ce120" table:formula="of:=IF(OR([.H$14]=&quot;&quot;;[.$E39]=&quot;&quot;);&quot;&quot;;[.G39])" office:value-type="float" office:value="0" calcext:value-type="float">
            <text:p>0</text:p>
          </table:table-cell>
          <table:table-cell table:style-name="ce120" table:formula="of:=IF(OR([.I$14]=&quot;&quot;;[.$E39]=&quot;&quot;);&quot;&quot;;[.H39])" office:value-type="float" office:value="0" calcext:value-type="float">
            <text:p>0</text:p>
          </table:table-cell>
          <table:table-cell table:style-name="ce120" table:formula="of:=IF(OR([.J$14]=&quot;&quot;;[.$E39]=&quot;&quot;);&quot;&quot;;[.I39])" office:value-type="float" office:value="0" calcext:value-type="float">
            <text:p>0</text:p>
          </table:table-cell>
          <table:table-cell table:style-name="ce120" table:formula="of:=IF(OR([.K$14]=&quot;&quot;;[.$E39]=&quot;&quot;);&quot;&quot;;[.J39])">
            <text:p/>
          </table:table-cell>
          <table:table-cell table:style-name="ce120" table:formula="of:=IF(OR([.L$14]=&quot;&quot;;[.$E39]=&quot;&quot;);&quot;&quot;;[.K39])">
            <text:p/>
          </table:table-cell>
          <table:table-cell table:style-name="ce120" table:formula="of:=IF(OR([.M$14]=&quot;&quot;;[.$E39]=&quot;&quot;);&quot;&quot;;[.L39])">
            <text:p/>
          </table:table-cell>
          <table:table-cell table:style-name="ce120" table:formula="of:=IF(OR([.N$14]=&quot;&quot;;[.$E39]=&quot;&quot;);&quot;&quot;;[.M39])">
            <text:p/>
          </table:table-cell>
          <table:table-cell table:style-name="ce120" table:formula="of:=IF(OR([.O$14]=&quot;&quot;;[.$E39]=&quot;&quot;);&quot;&quot;;[.N39])">
            <text:p/>
          </table:table-cell>
          <table:table-cell table:style-name="ce120" table:formula="of:=IF(OR([.P$14]=&quot;&quot;;[.$E39]=&quot;&quot;);&quot;&quot;;[.O39])">
            <text:p/>
          </table:table-cell>
          <table:table-cell table:style-name="ce120" table:formula="of:=IF(OR([.Q$14]=&quot;&quot;;[.$E39]=&quot;&quot;);&quot;&quot;;[.P39])">
            <text:p/>
          </table:table-cell>
          <table:table-cell table:style-name="ce120" table:formula="of:=IF(OR([.R$14]=&quot;&quot;;[.$E39]=&quot;&quot;);&quot;&quot;;[.Q39])">
            <text:p/>
          </table:table-cell>
          <table:table-cell table:style-name="ce120" table:formula="of:=IF(OR([.S$14]=&quot;&quot;;[.$E39]=&quot;&quot;);&quot;&quot;;[.R39])">
            <text:p/>
          </table:table-cell>
          <table:table-cell table:style-name="ce120" table:formula="of:=IF(OR([.T$14]=&quot;&quot;;[.$E39]=&quot;&quot;);&quot;&quot;;[.S39])">
            <text:p/>
          </table:table-cell>
          <table:table-cell table:style-name="ce120" table:formula="of:=IF(OR([.U$14]=&quot;&quot;;[.$E39]=&quot;&quot;);&quot;&quot;;[.T39])">
            <text:p/>
          </table:table-cell>
          <table:table-cell table:style-name="ce120" table:formula="of:=IF(OR([.V$14]=&quot;&quot;;[.$E39]=&quot;&quot;);&quot;&quot;;[.U39])">
            <text:p/>
          </table:table-cell>
          <table:table-cell table:style-name="ce120" table:formula="of:=IF(OR([.W$14]=&quot;&quot;;[.$E39]=&quot;&quot;);&quot;&quot;;[.V39])">
            <text:p/>
          </table:table-cell>
          <table:table-cell table:style-name="ce120" table:formula="of:=IF(OR([.X$14]=&quot;&quot;;[.$E39]=&quot;&quot;);&quot;&quot;;[.W39])">
            <text:p/>
          </table:table-cell>
          <table:table-cell table:style-name="ce120" table:formula="of:=IF(OR([.Y$14]=&quot;&quot;;[.$E39]=&quot;&quot;);&quot;&quot;;[.X39])">
            <text:p/>
          </table:table-cell>
          <table:table-cell table:style-name="ce120" table:number-columns-repeated="3"/>
          <table:table-cell table:style-name="ce120" table:formula="of:=IF(OR([.AC$14]=&quot;&quot;;[.$E39]=&quot;&quot;);&quot;&quot;;[.AB39])">
            <text:p/>
          </table:table-cell>
          <table:table-cell table:style-name="ce120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40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40]=&quot;&quot;);&quot;&quot;;[.E40])" office:value-type="float" office:value="0" calcext:value-type="float">
            <text:p>0</text:p>
          </table:table-cell>
          <table:table-cell table:style-name="ce120" table:formula="of:=IF(OR([.G$14]=&quot;&quot;;[.$E40]=&quot;&quot;);&quot;&quot;;[.F40])" office:value-type="float" office:value="0" calcext:value-type="float">
            <text:p>0</text:p>
          </table:table-cell>
          <table:table-cell table:style-name="ce120" table:formula="of:=IF(OR([.H$14]=&quot;&quot;;[.$E40]=&quot;&quot;);&quot;&quot;;[.G40])" office:value-type="float" office:value="0" calcext:value-type="float">
            <text:p>0</text:p>
          </table:table-cell>
          <table:table-cell table:style-name="ce120" table:formula="of:=IF(OR([.I$14]=&quot;&quot;;[.$E40]=&quot;&quot;);&quot;&quot;;[.H40])" office:value-type="float" office:value="0" calcext:value-type="float">
            <text:p>0</text:p>
          </table:table-cell>
          <table:table-cell table:style-name="ce120" table:formula="of:=IF(OR([.J$14]=&quot;&quot;;[.$E40]=&quot;&quot;);&quot;&quot;;[.I40])" office:value-type="float" office:value="0" calcext:value-type="float">
            <text:p>0</text:p>
          </table:table-cell>
          <table:table-cell table:style-name="ce120" table:formula="of:=IF(OR([.K$14]=&quot;&quot;;[.$E40]=&quot;&quot;);&quot;&quot;;[.J40])">
            <text:p/>
          </table:table-cell>
          <table:table-cell table:style-name="ce120" table:formula="of:=IF(OR([.L$14]=&quot;&quot;;[.$E40]=&quot;&quot;);&quot;&quot;;[.K40])">
            <text:p/>
          </table:table-cell>
          <table:table-cell table:style-name="ce120" table:formula="of:=IF(OR([.M$14]=&quot;&quot;;[.$E40]=&quot;&quot;);&quot;&quot;;[.L40])">
            <text:p/>
          </table:table-cell>
          <table:table-cell table:style-name="ce120" table:formula="of:=IF(OR([.N$14]=&quot;&quot;;[.$E40]=&quot;&quot;);&quot;&quot;;[.M40])">
            <text:p/>
          </table:table-cell>
          <table:table-cell table:style-name="ce120" table:formula="of:=IF(OR([.O$14]=&quot;&quot;;[.$E40]=&quot;&quot;);&quot;&quot;;[.N40])">
            <text:p/>
          </table:table-cell>
          <table:table-cell table:style-name="ce120" table:formula="of:=IF(OR([.P$14]=&quot;&quot;;[.$E40]=&quot;&quot;);&quot;&quot;;[.O40])">
            <text:p/>
          </table:table-cell>
          <table:table-cell table:style-name="ce120" table:formula="of:=IF(OR([.Q$14]=&quot;&quot;;[.$E40]=&quot;&quot;);&quot;&quot;;[.P40])">
            <text:p/>
          </table:table-cell>
          <table:table-cell table:style-name="ce120" table:formula="of:=IF(OR([.R$14]=&quot;&quot;;[.$E40]=&quot;&quot;);&quot;&quot;;[.Q40])">
            <text:p/>
          </table:table-cell>
          <table:table-cell table:style-name="ce120" table:formula="of:=IF(OR([.S$14]=&quot;&quot;;[.$E40]=&quot;&quot;);&quot;&quot;;[.R40])">
            <text:p/>
          </table:table-cell>
          <table:table-cell table:style-name="ce120" table:formula="of:=IF(OR([.T$14]=&quot;&quot;;[.$E40]=&quot;&quot;);&quot;&quot;;[.S40])">
            <text:p/>
          </table:table-cell>
          <table:table-cell table:style-name="ce120" table:formula="of:=IF(OR([.U$14]=&quot;&quot;;[.$E40]=&quot;&quot;);&quot;&quot;;[.T40])">
            <text:p/>
          </table:table-cell>
          <table:table-cell table:style-name="ce120" table:formula="of:=IF(OR([.V$14]=&quot;&quot;;[.$E40]=&quot;&quot;);&quot;&quot;;[.U40])">
            <text:p/>
          </table:table-cell>
          <table:table-cell table:style-name="ce120" table:formula="of:=IF(OR([.W$14]=&quot;&quot;;[.$E40]=&quot;&quot;);&quot;&quot;;[.V40])">
            <text:p/>
          </table:table-cell>
          <table:table-cell table:style-name="ce120" table:formula="of:=IF(OR([.X$14]=&quot;&quot;;[.$E40]=&quot;&quot;);&quot;&quot;;[.W40])">
            <text:p/>
          </table:table-cell>
          <table:table-cell table:style-name="ce120" table:formula="of:=IF(OR([.Y$14]=&quot;&quot;;[.$E40]=&quot;&quot;);&quot;&quot;;[.X40])">
            <text:p/>
          </table:table-cell>
          <table:table-cell table:style-name="ce120" table:number-columns-repeated="3"/>
          <table:table-cell table:style-name="ce120" table:formula="of:=IF(OR([.AC$14]=&quot;&quot;;[.$E40]=&quot;&quot;);&quot;&quot;;[.AB40])">
            <text:p/>
          </table:table-cell>
          <table:table-cell table:style-name="ce120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5">
          <table:table-cell table:style-name="ce109"/>
          <table:table-cell/>
          <table:table-cell table:style-name="ce114"/>
          <table:table-cell table:style-name="ce116" table:content-validation-name="val3" table:formula="of:=IF([.A41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41]=&quot;&quot;);&quot;&quot;;[.E41])" office:value-type="float" office:value="0" calcext:value-type="float">
            <text:p>0</text:p>
          </table:table-cell>
          <table:table-cell table:style-name="ce120" table:formula="of:=IF(OR([.G$14]=&quot;&quot;;[.$E41]=&quot;&quot;);&quot;&quot;;[.F41])" office:value-type="float" office:value="0" calcext:value-type="float">
            <text:p>0</text:p>
          </table:table-cell>
          <table:table-cell table:style-name="ce120" table:formula="of:=IF(OR([.H$14]=&quot;&quot;;[.$E41]=&quot;&quot;);&quot;&quot;;[.G41])" office:value-type="float" office:value="0" calcext:value-type="float">
            <text:p>0</text:p>
          </table:table-cell>
          <table:table-cell table:style-name="ce120" table:formula="of:=IF(OR([.I$14]=&quot;&quot;;[.$E41]=&quot;&quot;);&quot;&quot;;[.H41])" office:value-type="float" office:value="0" calcext:value-type="float">
            <text:p>0</text:p>
          </table:table-cell>
          <table:table-cell table:style-name="ce120" table:formula="of:=IF(OR([.J$14]=&quot;&quot;;[.$E41]=&quot;&quot;);&quot;&quot;;[.I41])" office:value-type="float" office:value="0" calcext:value-type="float">
            <text:p>0</text:p>
          </table:table-cell>
          <table:table-cell table:style-name="ce120" table:formula="of:=IF(OR([.K$14]=&quot;&quot;;[.$E41]=&quot;&quot;);&quot;&quot;;[.J41])">
            <text:p/>
          </table:table-cell>
          <table:table-cell table:style-name="ce120" table:formula="of:=IF(OR([.L$14]=&quot;&quot;;[.$E41]=&quot;&quot;);&quot;&quot;;[.K41])">
            <text:p/>
          </table:table-cell>
          <table:table-cell table:style-name="ce120" table:formula="of:=IF(OR([.M$14]=&quot;&quot;;[.$E41]=&quot;&quot;);&quot;&quot;;[.L41])">
            <text:p/>
          </table:table-cell>
          <table:table-cell table:style-name="ce120" table:formula="of:=IF(OR([.N$14]=&quot;&quot;;[.$E41]=&quot;&quot;);&quot;&quot;;[.M41])">
            <text:p/>
          </table:table-cell>
          <table:table-cell table:style-name="ce120" table:formula="of:=IF(OR([.O$14]=&quot;&quot;;[.$E41]=&quot;&quot;);&quot;&quot;;[.N41])">
            <text:p/>
          </table:table-cell>
          <table:table-cell table:style-name="ce120" table:formula="of:=IF(OR([.P$14]=&quot;&quot;;[.$E41]=&quot;&quot;);&quot;&quot;;[.O41])">
            <text:p/>
          </table:table-cell>
          <table:table-cell table:style-name="ce120" table:formula="of:=IF(OR([.Q$14]=&quot;&quot;;[.$E41]=&quot;&quot;);&quot;&quot;;[.P41])">
            <text:p/>
          </table:table-cell>
          <table:table-cell table:style-name="ce120" table:formula="of:=IF(OR([.R$14]=&quot;&quot;;[.$E41]=&quot;&quot;);&quot;&quot;;[.Q41])">
            <text:p/>
          </table:table-cell>
          <table:table-cell table:style-name="ce120" table:formula="of:=IF(OR([.S$14]=&quot;&quot;;[.$E41]=&quot;&quot;);&quot;&quot;;[.R41])">
            <text:p/>
          </table:table-cell>
          <table:table-cell table:style-name="ce120" table:formula="of:=IF(OR([.T$14]=&quot;&quot;;[.$E41]=&quot;&quot;);&quot;&quot;;[.S41])">
            <text:p/>
          </table:table-cell>
          <table:table-cell table:style-name="ce120" table:formula="of:=IF(OR([.U$14]=&quot;&quot;;[.$E41]=&quot;&quot;);&quot;&quot;;[.T41])">
            <text:p/>
          </table:table-cell>
          <table:table-cell table:style-name="ce120" table:formula="of:=IF(OR([.V$14]=&quot;&quot;;[.$E41]=&quot;&quot;);&quot;&quot;;[.U41])">
            <text:p/>
          </table:table-cell>
          <table:table-cell table:style-name="ce120" table:formula="of:=IF(OR([.W$14]=&quot;&quot;;[.$E41]=&quot;&quot;);&quot;&quot;;[.V41])">
            <text:p/>
          </table:table-cell>
          <table:table-cell table:style-name="ce120" table:formula="of:=IF(OR([.X$14]=&quot;&quot;;[.$E41]=&quot;&quot;);&quot;&quot;;[.W41])">
            <text:p/>
          </table:table-cell>
          <table:table-cell table:style-name="ce120" table:formula="of:=IF(OR([.Y$14]=&quot;&quot;;[.$E41]=&quot;&quot;);&quot;&quot;;[.X41])">
            <text:p/>
          </table:table-cell>
          <table:table-cell table:style-name="ce120" table:number-columns-repeated="3"/>
          <table:table-cell table:style-name="ce120" table:formula="of:=IF(OR([.AC$14]=&quot;&quot;;[.$E41]=&quot;&quot;);&quot;&quot;;[.AB41])">
            <text:p/>
          </table:table-cell>
          <table:table-cell table:style-name="ce120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5">
          <table:table-cell table:style-name="ce109"/>
          <table:table-cell/>
          <table:table-cell table:style-name="ce114"/>
          <table:table-cell table:style-name="ce116" table:content-validation-name="val3" table:formula="of:=IF([.A42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42]=&quot;&quot;);&quot;&quot;;[.E42])" office:value-type="float" office:value="0" calcext:value-type="float">
            <text:p>0</text:p>
          </table:table-cell>
          <table:table-cell table:style-name="ce120" table:formula="of:=IF(OR([.G$14]=&quot;&quot;;[.$E42]=&quot;&quot;);&quot;&quot;;[.F42])" office:value-type="float" office:value="0" calcext:value-type="float">
            <text:p>0</text:p>
          </table:table-cell>
          <table:table-cell table:style-name="ce120" table:formula="of:=IF(OR([.H$14]=&quot;&quot;;[.$E42]=&quot;&quot;);&quot;&quot;;[.G42])" office:value-type="float" office:value="0" calcext:value-type="float">
            <text:p>0</text:p>
          </table:table-cell>
          <table:table-cell table:style-name="ce120" table:formula="of:=IF(OR([.I$14]=&quot;&quot;;[.$E42]=&quot;&quot;);&quot;&quot;;[.H42])" office:value-type="float" office:value="0" calcext:value-type="float">
            <text:p>0</text:p>
          </table:table-cell>
          <table:table-cell table:style-name="ce120" table:formula="of:=IF(OR([.J$14]=&quot;&quot;;[.$E42]=&quot;&quot;);&quot;&quot;;[.I42])" office:value-type="float" office:value="0" calcext:value-type="float">
            <text:p>0</text:p>
          </table:table-cell>
          <table:table-cell table:style-name="ce120" table:formula="of:=IF(OR([.K$14]=&quot;&quot;;[.$E42]=&quot;&quot;);&quot;&quot;;[.J42])">
            <text:p/>
          </table:table-cell>
          <table:table-cell table:style-name="ce120" table:formula="of:=IF(OR([.L$14]=&quot;&quot;;[.$E42]=&quot;&quot;);&quot;&quot;;[.K42])">
            <text:p/>
          </table:table-cell>
          <table:table-cell table:style-name="ce120" table:formula="of:=IF(OR([.M$14]=&quot;&quot;;[.$E42]=&quot;&quot;);&quot;&quot;;[.L42])">
            <text:p/>
          </table:table-cell>
          <table:table-cell table:style-name="ce120" table:formula="of:=IF(OR([.N$14]=&quot;&quot;;[.$E42]=&quot;&quot;);&quot;&quot;;[.M42])">
            <text:p/>
          </table:table-cell>
          <table:table-cell table:style-name="ce120" table:formula="of:=IF(OR([.O$14]=&quot;&quot;;[.$E42]=&quot;&quot;);&quot;&quot;;[.N42])">
            <text:p/>
          </table:table-cell>
          <table:table-cell table:style-name="ce120" table:formula="of:=IF(OR([.P$14]=&quot;&quot;;[.$E42]=&quot;&quot;);&quot;&quot;;[.O42])">
            <text:p/>
          </table:table-cell>
          <table:table-cell table:style-name="ce120" table:formula="of:=IF(OR([.Q$14]=&quot;&quot;;[.$E42]=&quot;&quot;);&quot;&quot;;[.P42])">
            <text:p/>
          </table:table-cell>
          <table:table-cell table:style-name="ce120" table:formula="of:=IF(OR([.R$14]=&quot;&quot;;[.$E42]=&quot;&quot;);&quot;&quot;;[.Q42])">
            <text:p/>
          </table:table-cell>
          <table:table-cell table:style-name="ce120" table:formula="of:=IF(OR([.S$14]=&quot;&quot;;[.$E42]=&quot;&quot;);&quot;&quot;;[.R42])">
            <text:p/>
          </table:table-cell>
          <table:table-cell table:style-name="ce120" table:formula="of:=IF(OR([.T$14]=&quot;&quot;;[.$E42]=&quot;&quot;);&quot;&quot;;[.S42])">
            <text:p/>
          </table:table-cell>
          <table:table-cell table:style-name="ce120" table:formula="of:=IF(OR([.U$14]=&quot;&quot;;[.$E42]=&quot;&quot;);&quot;&quot;;[.T42])">
            <text:p/>
          </table:table-cell>
          <table:table-cell table:style-name="ce120" table:formula="of:=IF(OR([.V$14]=&quot;&quot;;[.$E42]=&quot;&quot;);&quot;&quot;;[.U42])">
            <text:p/>
          </table:table-cell>
          <table:table-cell table:style-name="ce120" table:formula="of:=IF(OR([.W$14]=&quot;&quot;;[.$E42]=&quot;&quot;);&quot;&quot;;[.V42])">
            <text:p/>
          </table:table-cell>
          <table:table-cell table:style-name="ce120" table:formula="of:=IF(OR([.X$14]=&quot;&quot;;[.$E42]=&quot;&quot;);&quot;&quot;;[.W42])">
            <text:p/>
          </table:table-cell>
          <table:table-cell table:style-name="ce120" table:formula="of:=IF(OR([.Y$14]=&quot;&quot;;[.$E42]=&quot;&quot;);&quot;&quot;;[.X42])">
            <text:p/>
          </table:table-cell>
          <table:table-cell table:style-name="ce120" table:number-columns-repeated="3"/>
          <table:table-cell table:style-name="ce120" table:formula="of:=IF(OR([.AC$14]=&quot;&quot;;[.$E42]=&quot;&quot;);&quot;&quot;;[.AB42])">
            <text:p/>
          </table:table-cell>
          <table:table-cell table:style-name="ce120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5">
          <table:table-cell table:style-name="ce109"/>
          <table:table-cell/>
          <table:table-cell table:style-name="ce114"/>
          <table:table-cell table:style-name="ce116" table:content-validation-name="val3" table:formula="of:=IF([.A43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43]=&quot;&quot;);&quot;&quot;;[.E43])" office:value-type="float" office:value="0" calcext:value-type="float">
            <text:p>0</text:p>
          </table:table-cell>
          <table:table-cell table:style-name="ce120" table:formula="of:=IF(OR([.G$14]=&quot;&quot;;[.$E43]=&quot;&quot;);&quot;&quot;;[.F43])" office:value-type="float" office:value="0" calcext:value-type="float">
            <text:p>0</text:p>
          </table:table-cell>
          <table:table-cell table:style-name="ce120" table:formula="of:=IF(OR([.H$14]=&quot;&quot;;[.$E43]=&quot;&quot;);&quot;&quot;;[.G43])" office:value-type="float" office:value="0" calcext:value-type="float">
            <text:p>0</text:p>
          </table:table-cell>
          <table:table-cell table:style-name="ce120" table:formula="of:=IF(OR([.I$14]=&quot;&quot;;[.$E43]=&quot;&quot;);&quot;&quot;;[.H43])" office:value-type="float" office:value="0" calcext:value-type="float">
            <text:p>0</text:p>
          </table:table-cell>
          <table:table-cell table:style-name="ce120" table:formula="of:=IF(OR([.J$14]=&quot;&quot;;[.$E43]=&quot;&quot;);&quot;&quot;;[.I43])" office:value-type="float" office:value="0" calcext:value-type="float">
            <text:p>0</text:p>
          </table:table-cell>
          <table:table-cell table:style-name="ce120" table:formula="of:=IF(OR([.K$14]=&quot;&quot;;[.$E43]=&quot;&quot;);&quot;&quot;;[.J43])">
            <text:p/>
          </table:table-cell>
          <table:table-cell table:style-name="ce120" table:formula="of:=IF(OR([.L$14]=&quot;&quot;;[.$E43]=&quot;&quot;);&quot;&quot;;[.K43])">
            <text:p/>
          </table:table-cell>
          <table:table-cell table:style-name="ce120" table:formula="of:=IF(OR([.M$14]=&quot;&quot;;[.$E43]=&quot;&quot;);&quot;&quot;;[.L43])">
            <text:p/>
          </table:table-cell>
          <table:table-cell table:style-name="ce120" table:formula="of:=IF(OR([.N$14]=&quot;&quot;;[.$E43]=&quot;&quot;);&quot;&quot;;[.M43])">
            <text:p/>
          </table:table-cell>
          <table:table-cell table:style-name="ce120" table:formula="of:=IF(OR([.O$14]=&quot;&quot;;[.$E43]=&quot;&quot;);&quot;&quot;;[.N43])">
            <text:p/>
          </table:table-cell>
          <table:table-cell table:style-name="ce120" table:formula="of:=IF(OR([.P$14]=&quot;&quot;;[.$E43]=&quot;&quot;);&quot;&quot;;[.O43])">
            <text:p/>
          </table:table-cell>
          <table:table-cell table:style-name="ce120" table:formula="of:=IF(OR([.Q$14]=&quot;&quot;;[.$E43]=&quot;&quot;);&quot;&quot;;[.P43])">
            <text:p/>
          </table:table-cell>
          <table:table-cell table:style-name="ce120" table:formula="of:=IF(OR([.R$14]=&quot;&quot;;[.$E43]=&quot;&quot;);&quot;&quot;;[.Q43])">
            <text:p/>
          </table:table-cell>
          <table:table-cell table:style-name="ce120" table:formula="of:=IF(OR([.S$14]=&quot;&quot;;[.$E43]=&quot;&quot;);&quot;&quot;;[.R43])">
            <text:p/>
          </table:table-cell>
          <table:table-cell table:style-name="ce120" table:formula="of:=IF(OR([.T$14]=&quot;&quot;;[.$E43]=&quot;&quot;);&quot;&quot;;[.S43])">
            <text:p/>
          </table:table-cell>
          <table:table-cell table:style-name="ce120" table:formula="of:=IF(OR([.U$14]=&quot;&quot;;[.$E43]=&quot;&quot;);&quot;&quot;;[.T43])">
            <text:p/>
          </table:table-cell>
          <table:table-cell table:style-name="ce120" table:formula="of:=IF(OR([.V$14]=&quot;&quot;;[.$E43]=&quot;&quot;);&quot;&quot;;[.U43])">
            <text:p/>
          </table:table-cell>
          <table:table-cell table:style-name="ce120" table:formula="of:=IF(OR([.W$14]=&quot;&quot;;[.$E43]=&quot;&quot;);&quot;&quot;;[.V43])">
            <text:p/>
          </table:table-cell>
          <table:table-cell table:style-name="ce120" table:formula="of:=IF(OR([.X$14]=&quot;&quot;;[.$E43]=&quot;&quot;);&quot;&quot;;[.W43])">
            <text:p/>
          </table:table-cell>
          <table:table-cell table:style-name="ce120" table:formula="of:=IF(OR([.Y$14]=&quot;&quot;;[.$E43]=&quot;&quot;);&quot;&quot;;[.X43])">
            <text:p/>
          </table:table-cell>
          <table:table-cell table:style-name="ce120" table:number-columns-repeated="3"/>
          <table:table-cell table:style-name="ce120" table:formula="of:=IF(OR([.AC$14]=&quot;&quot;;[.$E43]=&quot;&quot;);&quot;&quot;;[.AB43])">
            <text:p/>
          </table:table-cell>
          <table:table-cell table:style-name="ce120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5">
          <table:table-cell table:style-name="ce109"/>
          <table:table-cell/>
          <table:table-cell table:style-name="ce114"/>
          <table:table-cell table:style-name="ce116" table:content-validation-name="val3" table:formula="of:=IF([.A44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44]=&quot;&quot;);&quot;&quot;;[.E44])" office:value-type="float" office:value="0" calcext:value-type="float">
            <text:p>0</text:p>
          </table:table-cell>
          <table:table-cell table:style-name="ce120" table:formula="of:=IF(OR([.G$14]=&quot;&quot;;[.$E44]=&quot;&quot;);&quot;&quot;;[.F44])" office:value-type="float" office:value="0" calcext:value-type="float">
            <text:p>0</text:p>
          </table:table-cell>
          <table:table-cell table:style-name="ce120" table:formula="of:=IF(OR([.H$14]=&quot;&quot;;[.$E44]=&quot;&quot;);&quot;&quot;;[.G44])" office:value-type="float" office:value="0" calcext:value-type="float">
            <text:p>0</text:p>
          </table:table-cell>
          <table:table-cell table:style-name="ce120" table:formula="of:=IF(OR([.I$14]=&quot;&quot;;[.$E44]=&quot;&quot;);&quot;&quot;;[.H44])" office:value-type="float" office:value="0" calcext:value-type="float">
            <text:p>0</text:p>
          </table:table-cell>
          <table:table-cell table:style-name="ce120" table:formula="of:=IF(OR([.J$14]=&quot;&quot;;[.$E44]=&quot;&quot;);&quot;&quot;;[.I44])" office:value-type="float" office:value="0" calcext:value-type="float">
            <text:p>0</text:p>
          </table:table-cell>
          <table:table-cell table:style-name="ce120" table:formula="of:=IF(OR([.K$14]=&quot;&quot;;[.$E44]=&quot;&quot;);&quot;&quot;;[.J44])">
            <text:p/>
          </table:table-cell>
          <table:table-cell table:style-name="ce120" table:formula="of:=IF(OR([.L$14]=&quot;&quot;;[.$E44]=&quot;&quot;);&quot;&quot;;[.K44])">
            <text:p/>
          </table:table-cell>
          <table:table-cell table:style-name="ce120" table:formula="of:=IF(OR([.M$14]=&quot;&quot;;[.$E44]=&quot;&quot;);&quot;&quot;;[.L44])">
            <text:p/>
          </table:table-cell>
          <table:table-cell table:style-name="ce120" table:formula="of:=IF(OR([.N$14]=&quot;&quot;;[.$E44]=&quot;&quot;);&quot;&quot;;[.M44])">
            <text:p/>
          </table:table-cell>
          <table:table-cell table:style-name="ce120" table:formula="of:=IF(OR([.O$14]=&quot;&quot;;[.$E44]=&quot;&quot;);&quot;&quot;;[.N44])">
            <text:p/>
          </table:table-cell>
          <table:table-cell table:style-name="ce120" table:formula="of:=IF(OR([.P$14]=&quot;&quot;;[.$E44]=&quot;&quot;);&quot;&quot;;[.O44])">
            <text:p/>
          </table:table-cell>
          <table:table-cell table:style-name="ce120" table:formula="of:=IF(OR([.Q$14]=&quot;&quot;;[.$E44]=&quot;&quot;);&quot;&quot;;[.P44])">
            <text:p/>
          </table:table-cell>
          <table:table-cell table:style-name="ce120" table:formula="of:=IF(OR([.R$14]=&quot;&quot;;[.$E44]=&quot;&quot;);&quot;&quot;;[.Q44])">
            <text:p/>
          </table:table-cell>
          <table:table-cell table:style-name="ce120" table:formula="of:=IF(OR([.S$14]=&quot;&quot;;[.$E44]=&quot;&quot;);&quot;&quot;;[.R44])">
            <text:p/>
          </table:table-cell>
          <table:table-cell table:style-name="ce120" table:formula="of:=IF(OR([.T$14]=&quot;&quot;;[.$E44]=&quot;&quot;);&quot;&quot;;[.S44])">
            <text:p/>
          </table:table-cell>
          <table:table-cell table:style-name="ce120" table:formula="of:=IF(OR([.U$14]=&quot;&quot;;[.$E44]=&quot;&quot;);&quot;&quot;;[.T44])">
            <text:p/>
          </table:table-cell>
          <table:table-cell table:style-name="ce120" table:formula="of:=IF(OR([.V$14]=&quot;&quot;;[.$E44]=&quot;&quot;);&quot;&quot;;[.U44])">
            <text:p/>
          </table:table-cell>
          <table:table-cell table:style-name="ce120" table:formula="of:=IF(OR([.W$14]=&quot;&quot;;[.$E44]=&quot;&quot;);&quot;&quot;;[.V44])">
            <text:p/>
          </table:table-cell>
          <table:table-cell table:style-name="ce120" table:formula="of:=IF(OR([.X$14]=&quot;&quot;;[.$E44]=&quot;&quot;);&quot;&quot;;[.W44])">
            <text:p/>
          </table:table-cell>
          <table:table-cell table:style-name="ce120" table:formula="of:=IF(OR([.Y$14]=&quot;&quot;;[.$E44]=&quot;&quot;);&quot;&quot;;[.X44])">
            <text:p/>
          </table:table-cell>
          <table:table-cell table:style-name="ce120" table:number-columns-repeated="3"/>
          <table:table-cell table:style-name="ce120" table:formula="of:=IF(OR([.AC$14]=&quot;&quot;;[.$E44]=&quot;&quot;);&quot;&quot;;[.AB44])">
            <text:p/>
          </table:table-cell>
          <table:table-cell table:style-name="ce120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5">
          <table:table-cell table:style-name="ce109"/>
          <table:table-cell/>
          <table:table-cell table:style-name="ce114"/>
          <table:table-cell table:style-name="ce116" table:content-validation-name="val3" table:formula="of:=IF([.A45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45]=&quot;&quot;);&quot;&quot;;[.E45])" office:value-type="float" office:value="0" calcext:value-type="float">
            <text:p>0</text:p>
          </table:table-cell>
          <table:table-cell table:style-name="ce120" table:formula="of:=IF(OR([.G$14]=&quot;&quot;;[.$E45]=&quot;&quot;);&quot;&quot;;[.F45])" office:value-type="float" office:value="0" calcext:value-type="float">
            <text:p>0</text:p>
          </table:table-cell>
          <table:table-cell table:style-name="ce120" table:formula="of:=IF(OR([.H$14]=&quot;&quot;;[.$E45]=&quot;&quot;);&quot;&quot;;[.G45])" office:value-type="float" office:value="0" calcext:value-type="float">
            <text:p>0</text:p>
          </table:table-cell>
          <table:table-cell table:style-name="ce120" table:formula="of:=IF(OR([.I$14]=&quot;&quot;;[.$E45]=&quot;&quot;);&quot;&quot;;[.H45])" office:value-type="float" office:value="0" calcext:value-type="float">
            <text:p>0</text:p>
          </table:table-cell>
          <table:table-cell table:style-name="ce120" table:formula="of:=IF(OR([.J$14]=&quot;&quot;;[.$E45]=&quot;&quot;);&quot;&quot;;[.I45])" office:value-type="float" office:value="0" calcext:value-type="float">
            <text:p>0</text:p>
          </table:table-cell>
          <table:table-cell table:style-name="ce120" table:formula="of:=IF(OR([.K$14]=&quot;&quot;;[.$E45]=&quot;&quot;);&quot;&quot;;[.J45])">
            <text:p/>
          </table:table-cell>
          <table:table-cell table:style-name="ce120" table:formula="of:=IF(OR([.L$14]=&quot;&quot;;[.$E45]=&quot;&quot;);&quot;&quot;;[.K45])">
            <text:p/>
          </table:table-cell>
          <table:table-cell table:style-name="ce120" table:formula="of:=IF(OR([.M$14]=&quot;&quot;;[.$E45]=&quot;&quot;);&quot;&quot;;[.L45])">
            <text:p/>
          </table:table-cell>
          <table:table-cell table:style-name="ce120" table:formula="of:=IF(OR([.N$14]=&quot;&quot;;[.$E45]=&quot;&quot;);&quot;&quot;;[.M45])">
            <text:p/>
          </table:table-cell>
          <table:table-cell table:style-name="ce120" table:formula="of:=IF(OR([.O$14]=&quot;&quot;;[.$E45]=&quot;&quot;);&quot;&quot;;[.N45])">
            <text:p/>
          </table:table-cell>
          <table:table-cell table:style-name="ce120" table:formula="of:=IF(OR([.P$14]=&quot;&quot;;[.$E45]=&quot;&quot;);&quot;&quot;;[.O45])">
            <text:p/>
          </table:table-cell>
          <table:table-cell table:style-name="ce120" table:formula="of:=IF(OR([.Q$14]=&quot;&quot;;[.$E45]=&quot;&quot;);&quot;&quot;;[.P45])">
            <text:p/>
          </table:table-cell>
          <table:table-cell table:style-name="ce120" table:formula="of:=IF(OR([.R$14]=&quot;&quot;;[.$E45]=&quot;&quot;);&quot;&quot;;[.Q45])">
            <text:p/>
          </table:table-cell>
          <table:table-cell table:style-name="ce120" table:formula="of:=IF(OR([.S$14]=&quot;&quot;;[.$E45]=&quot;&quot;);&quot;&quot;;[.R45])">
            <text:p/>
          </table:table-cell>
          <table:table-cell table:style-name="ce120" table:formula="of:=IF(OR([.T$14]=&quot;&quot;;[.$E45]=&quot;&quot;);&quot;&quot;;[.S45])">
            <text:p/>
          </table:table-cell>
          <table:table-cell table:style-name="ce120" table:formula="of:=IF(OR([.U$14]=&quot;&quot;;[.$E45]=&quot;&quot;);&quot;&quot;;[.T45])">
            <text:p/>
          </table:table-cell>
          <table:table-cell table:style-name="ce120" table:formula="of:=IF(OR([.V$14]=&quot;&quot;;[.$E45]=&quot;&quot;);&quot;&quot;;[.U45])">
            <text:p/>
          </table:table-cell>
          <table:table-cell table:style-name="ce120" table:formula="of:=IF(OR([.W$14]=&quot;&quot;;[.$E45]=&quot;&quot;);&quot;&quot;;[.V45])">
            <text:p/>
          </table:table-cell>
          <table:table-cell table:style-name="ce120" table:formula="of:=IF(OR([.X$14]=&quot;&quot;;[.$E45]=&quot;&quot;);&quot;&quot;;[.W45])">
            <text:p/>
          </table:table-cell>
          <table:table-cell table:style-name="ce120" table:formula="of:=IF(OR([.Y$14]=&quot;&quot;;[.$E45]=&quot;&quot;);&quot;&quot;;[.X45])">
            <text:p/>
          </table:table-cell>
          <table:table-cell table:style-name="ce120" table:number-columns-repeated="3"/>
          <table:table-cell table:style-name="ce120" table:formula="of:=IF(OR([.AC$14]=&quot;&quot;;[.$E45]=&quot;&quot;);&quot;&quot;;[.AB45])">
            <text:p/>
          </table:table-cell>
          <table:table-cell table:style-name="ce120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5">
          <table:table-cell table:style-name="ce109"/>
          <table:table-cell/>
          <table:table-cell table:style-name="ce114"/>
          <table:table-cell table:style-name="ce116" table:content-validation-name="val3" table:formula="of:=IF([.A46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46]=&quot;&quot;);&quot;&quot;;[.E46])" office:value-type="float" office:value="0" calcext:value-type="float">
            <text:p>0</text:p>
          </table:table-cell>
          <table:table-cell table:style-name="ce120" table:formula="of:=IF(OR([.G$14]=&quot;&quot;;[.$E46]=&quot;&quot;);&quot;&quot;;[.F46])" office:value-type="float" office:value="0" calcext:value-type="float">
            <text:p>0</text:p>
          </table:table-cell>
          <table:table-cell table:style-name="ce120" table:formula="of:=IF(OR([.H$14]=&quot;&quot;;[.$E46]=&quot;&quot;);&quot;&quot;;[.G46])" office:value-type="float" office:value="0" calcext:value-type="float">
            <text:p>0</text:p>
          </table:table-cell>
          <table:table-cell table:style-name="ce120" table:formula="of:=IF(OR([.I$14]=&quot;&quot;;[.$E46]=&quot;&quot;);&quot;&quot;;[.H46])" office:value-type="float" office:value="0" calcext:value-type="float">
            <text:p>0</text:p>
          </table:table-cell>
          <table:table-cell table:style-name="ce120" table:formula="of:=IF(OR([.J$14]=&quot;&quot;;[.$E46]=&quot;&quot;);&quot;&quot;;[.I46])" office:value-type="float" office:value="0" calcext:value-type="float">
            <text:p>0</text:p>
          </table:table-cell>
          <table:table-cell table:style-name="ce120" table:formula="of:=IF(OR([.K$14]=&quot;&quot;;[.$E46]=&quot;&quot;);&quot;&quot;;[.J46])">
            <text:p/>
          </table:table-cell>
          <table:table-cell table:style-name="ce120" table:formula="of:=IF(OR([.L$14]=&quot;&quot;;[.$E46]=&quot;&quot;);&quot;&quot;;[.K46])">
            <text:p/>
          </table:table-cell>
          <table:table-cell table:style-name="ce120" table:formula="of:=IF(OR([.M$14]=&quot;&quot;;[.$E46]=&quot;&quot;);&quot;&quot;;[.L46])">
            <text:p/>
          </table:table-cell>
          <table:table-cell table:style-name="ce120" table:formula="of:=IF(OR([.N$14]=&quot;&quot;;[.$E46]=&quot;&quot;);&quot;&quot;;[.M46])">
            <text:p/>
          </table:table-cell>
          <table:table-cell table:style-name="ce120" table:formula="of:=IF(OR([.O$14]=&quot;&quot;;[.$E46]=&quot;&quot;);&quot;&quot;;[.N46])">
            <text:p/>
          </table:table-cell>
          <table:table-cell table:style-name="ce120" table:formula="of:=IF(OR([.P$14]=&quot;&quot;;[.$E46]=&quot;&quot;);&quot;&quot;;[.O46])">
            <text:p/>
          </table:table-cell>
          <table:table-cell table:style-name="ce120" table:formula="of:=IF(OR([.Q$14]=&quot;&quot;;[.$E46]=&quot;&quot;);&quot;&quot;;[.P46])">
            <text:p/>
          </table:table-cell>
          <table:table-cell table:style-name="ce120" table:formula="of:=IF(OR([.R$14]=&quot;&quot;;[.$E46]=&quot;&quot;);&quot;&quot;;[.Q46])">
            <text:p/>
          </table:table-cell>
          <table:table-cell table:style-name="ce120" table:formula="of:=IF(OR([.S$14]=&quot;&quot;;[.$E46]=&quot;&quot;);&quot;&quot;;[.R46])">
            <text:p/>
          </table:table-cell>
          <table:table-cell table:style-name="ce120" table:formula="of:=IF(OR([.T$14]=&quot;&quot;;[.$E46]=&quot;&quot;);&quot;&quot;;[.S46])">
            <text:p/>
          </table:table-cell>
          <table:table-cell table:style-name="ce120" table:formula="of:=IF(OR([.U$14]=&quot;&quot;;[.$E46]=&quot;&quot;);&quot;&quot;;[.T46])">
            <text:p/>
          </table:table-cell>
          <table:table-cell table:style-name="ce120" table:formula="of:=IF(OR([.V$14]=&quot;&quot;;[.$E46]=&quot;&quot;);&quot;&quot;;[.U46])">
            <text:p/>
          </table:table-cell>
          <table:table-cell table:style-name="ce120" table:formula="of:=IF(OR([.W$14]=&quot;&quot;;[.$E46]=&quot;&quot;);&quot;&quot;;[.V46])">
            <text:p/>
          </table:table-cell>
          <table:table-cell table:style-name="ce120" table:formula="of:=IF(OR([.X$14]=&quot;&quot;;[.$E46]=&quot;&quot;);&quot;&quot;;[.W46])">
            <text:p/>
          </table:table-cell>
          <table:table-cell table:style-name="ce120" table:formula="of:=IF(OR([.Y$14]=&quot;&quot;;[.$E46]=&quot;&quot;);&quot;&quot;;[.X46])">
            <text:p/>
          </table:table-cell>
          <table:table-cell table:style-name="ce120" table:number-columns-repeated="3"/>
          <table:table-cell table:style-name="ce120" table:formula="of:=IF(OR([.AC$14]=&quot;&quot;;[.$E46]=&quot;&quot;);&quot;&quot;;[.AB46])">
            <text:p/>
          </table:table-cell>
          <table:table-cell table:style-name="ce120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5">
          <table:table-cell table:style-name="ce109"/>
          <table:table-cell/>
          <table:table-cell table:style-name="ce114"/>
          <table:table-cell table:style-name="ce116" table:content-validation-name="val3" table:formula="of:=IF([.A47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47]=&quot;&quot;);&quot;&quot;;[.E47])" office:value-type="float" office:value="0" calcext:value-type="float">
            <text:p>0</text:p>
          </table:table-cell>
          <table:table-cell table:style-name="ce120" table:formula="of:=IF(OR([.G$14]=&quot;&quot;;[.$E47]=&quot;&quot;);&quot;&quot;;[.F47])" office:value-type="float" office:value="0" calcext:value-type="float">
            <text:p>0</text:p>
          </table:table-cell>
          <table:table-cell table:style-name="ce120" table:formula="of:=IF(OR([.H$14]=&quot;&quot;;[.$E47]=&quot;&quot;);&quot;&quot;;[.G47])" office:value-type="float" office:value="0" calcext:value-type="float">
            <text:p>0</text:p>
          </table:table-cell>
          <table:table-cell table:style-name="ce120" table:formula="of:=IF(OR([.I$14]=&quot;&quot;;[.$E47]=&quot;&quot;);&quot;&quot;;[.H47])" office:value-type="float" office:value="0" calcext:value-type="float">
            <text:p>0</text:p>
          </table:table-cell>
          <table:table-cell table:style-name="ce120" table:formula="of:=IF(OR([.J$14]=&quot;&quot;;[.$E47]=&quot;&quot;);&quot;&quot;;[.I47])" office:value-type="float" office:value="0" calcext:value-type="float">
            <text:p>0</text:p>
          </table:table-cell>
          <table:table-cell table:style-name="ce120" table:formula="of:=IF(OR([.K$14]=&quot;&quot;;[.$E47]=&quot;&quot;);&quot;&quot;;[.J47])">
            <text:p/>
          </table:table-cell>
          <table:table-cell table:style-name="ce120" table:formula="of:=IF(OR([.L$14]=&quot;&quot;;[.$E47]=&quot;&quot;);&quot;&quot;;[.K47])">
            <text:p/>
          </table:table-cell>
          <table:table-cell table:style-name="ce120" table:formula="of:=IF(OR([.M$14]=&quot;&quot;;[.$E47]=&quot;&quot;);&quot;&quot;;[.L47])">
            <text:p/>
          </table:table-cell>
          <table:table-cell table:style-name="ce120" table:formula="of:=IF(OR([.N$14]=&quot;&quot;;[.$E47]=&quot;&quot;);&quot;&quot;;[.M47])">
            <text:p/>
          </table:table-cell>
          <table:table-cell table:style-name="ce120" table:formula="of:=IF(OR([.O$14]=&quot;&quot;;[.$E47]=&quot;&quot;);&quot;&quot;;[.N47])">
            <text:p/>
          </table:table-cell>
          <table:table-cell table:style-name="ce120" table:formula="of:=IF(OR([.P$14]=&quot;&quot;;[.$E47]=&quot;&quot;);&quot;&quot;;[.O47])">
            <text:p/>
          </table:table-cell>
          <table:table-cell table:style-name="ce120" table:formula="of:=IF(OR([.Q$14]=&quot;&quot;;[.$E47]=&quot;&quot;);&quot;&quot;;[.P47])">
            <text:p/>
          </table:table-cell>
          <table:table-cell table:style-name="ce120" table:formula="of:=IF(OR([.R$14]=&quot;&quot;;[.$E47]=&quot;&quot;);&quot;&quot;;[.Q47])">
            <text:p/>
          </table:table-cell>
          <table:table-cell table:style-name="ce120" table:formula="of:=IF(OR([.S$14]=&quot;&quot;;[.$E47]=&quot;&quot;);&quot;&quot;;[.R47])">
            <text:p/>
          </table:table-cell>
          <table:table-cell table:style-name="ce120" table:formula="of:=IF(OR([.T$14]=&quot;&quot;;[.$E47]=&quot;&quot;);&quot;&quot;;[.S47])">
            <text:p/>
          </table:table-cell>
          <table:table-cell table:style-name="ce120" table:formula="of:=IF(OR([.U$14]=&quot;&quot;;[.$E47]=&quot;&quot;);&quot;&quot;;[.T47])">
            <text:p/>
          </table:table-cell>
          <table:table-cell table:style-name="ce120" table:formula="of:=IF(OR([.V$14]=&quot;&quot;;[.$E47]=&quot;&quot;);&quot;&quot;;[.U47])">
            <text:p/>
          </table:table-cell>
          <table:table-cell table:style-name="ce120" table:formula="of:=IF(OR([.W$14]=&quot;&quot;;[.$E47]=&quot;&quot;);&quot;&quot;;[.V47])">
            <text:p/>
          </table:table-cell>
          <table:table-cell table:style-name="ce120" table:formula="of:=IF(OR([.X$14]=&quot;&quot;;[.$E47]=&quot;&quot;);&quot;&quot;;[.W47])">
            <text:p/>
          </table:table-cell>
          <table:table-cell table:style-name="ce120" table:formula="of:=IF(OR([.Y$14]=&quot;&quot;;[.$E47]=&quot;&quot;);&quot;&quot;;[.X47])">
            <text:p/>
          </table:table-cell>
          <table:table-cell table:style-name="ce120" table:number-columns-repeated="3"/>
          <table:table-cell table:style-name="ce120" table:formula="of:=IF(OR([.AC$14]=&quot;&quot;;[.$E47]=&quot;&quot;);&quot;&quot;;[.AB47])">
            <text:p/>
          </table:table-cell>
          <table:table-cell table:style-name="ce120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5">
          <table:table-cell table:style-name="ce109"/>
          <table:table-cell/>
          <table:table-cell table:style-name="ce114"/>
          <table:table-cell table:style-name="ce116" table:content-validation-name="val3" table:formula="of:=IF([.A48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48]=&quot;&quot;);&quot;&quot;;[.E48])" office:value-type="float" office:value="0" calcext:value-type="float">
            <text:p>0</text:p>
          </table:table-cell>
          <table:table-cell table:style-name="ce120" table:formula="of:=IF(OR([.G$14]=&quot;&quot;;[.$E48]=&quot;&quot;);&quot;&quot;;[.F48])" office:value-type="float" office:value="0" calcext:value-type="float">
            <text:p>0</text:p>
          </table:table-cell>
          <table:table-cell table:style-name="ce120" table:formula="of:=IF(OR([.H$14]=&quot;&quot;;[.$E48]=&quot;&quot;);&quot;&quot;;[.G48])" office:value-type="float" office:value="0" calcext:value-type="float">
            <text:p>0</text:p>
          </table:table-cell>
          <table:table-cell table:style-name="ce120" table:formula="of:=IF(OR([.I$14]=&quot;&quot;;[.$E48]=&quot;&quot;);&quot;&quot;;[.H48])" office:value-type="float" office:value="0" calcext:value-type="float">
            <text:p>0</text:p>
          </table:table-cell>
          <table:table-cell table:style-name="ce120" table:formula="of:=IF(OR([.J$14]=&quot;&quot;;[.$E48]=&quot;&quot;);&quot;&quot;;[.I48])" office:value-type="float" office:value="0" calcext:value-type="float">
            <text:p>0</text:p>
          </table:table-cell>
          <table:table-cell table:style-name="ce120" table:formula="of:=IF(OR([.K$14]=&quot;&quot;;[.$E48]=&quot;&quot;);&quot;&quot;;[.J48])">
            <text:p/>
          </table:table-cell>
          <table:table-cell table:style-name="ce120" table:formula="of:=IF(OR([.L$14]=&quot;&quot;;[.$E48]=&quot;&quot;);&quot;&quot;;[.K48])">
            <text:p/>
          </table:table-cell>
          <table:table-cell table:style-name="ce120" table:formula="of:=IF(OR([.M$14]=&quot;&quot;;[.$E48]=&quot;&quot;);&quot;&quot;;[.L48])">
            <text:p/>
          </table:table-cell>
          <table:table-cell table:style-name="ce120" table:formula="of:=IF(OR([.N$14]=&quot;&quot;;[.$E48]=&quot;&quot;);&quot;&quot;;[.M48])">
            <text:p/>
          </table:table-cell>
          <table:table-cell table:style-name="ce120" table:formula="of:=IF(OR([.O$14]=&quot;&quot;;[.$E48]=&quot;&quot;);&quot;&quot;;[.N48])">
            <text:p/>
          </table:table-cell>
          <table:table-cell table:style-name="ce120" table:formula="of:=IF(OR([.P$14]=&quot;&quot;;[.$E48]=&quot;&quot;);&quot;&quot;;[.O48])">
            <text:p/>
          </table:table-cell>
          <table:table-cell table:style-name="ce120" table:formula="of:=IF(OR([.Q$14]=&quot;&quot;;[.$E48]=&quot;&quot;);&quot;&quot;;[.P48])">
            <text:p/>
          </table:table-cell>
          <table:table-cell table:style-name="ce120" table:formula="of:=IF(OR([.R$14]=&quot;&quot;;[.$E48]=&quot;&quot;);&quot;&quot;;[.Q48])">
            <text:p/>
          </table:table-cell>
          <table:table-cell table:style-name="ce120" table:formula="of:=IF(OR([.S$14]=&quot;&quot;;[.$E48]=&quot;&quot;);&quot;&quot;;[.R48])">
            <text:p/>
          </table:table-cell>
          <table:table-cell table:style-name="ce120" table:formula="of:=IF(OR([.T$14]=&quot;&quot;;[.$E48]=&quot;&quot;);&quot;&quot;;[.S48])">
            <text:p/>
          </table:table-cell>
          <table:table-cell table:style-name="ce120" table:formula="of:=IF(OR([.U$14]=&quot;&quot;;[.$E48]=&quot;&quot;);&quot;&quot;;[.T48])">
            <text:p/>
          </table:table-cell>
          <table:table-cell table:style-name="ce120" table:formula="of:=IF(OR([.V$14]=&quot;&quot;;[.$E48]=&quot;&quot;);&quot;&quot;;[.U48])">
            <text:p/>
          </table:table-cell>
          <table:table-cell table:style-name="ce120" table:formula="of:=IF(OR([.W$14]=&quot;&quot;;[.$E48]=&quot;&quot;);&quot;&quot;;[.V48])">
            <text:p/>
          </table:table-cell>
          <table:table-cell table:style-name="ce120" table:formula="of:=IF(OR([.X$14]=&quot;&quot;;[.$E48]=&quot;&quot;);&quot;&quot;;[.W48])">
            <text:p/>
          </table:table-cell>
          <table:table-cell table:style-name="ce120" table:formula="of:=IF(OR([.Y$14]=&quot;&quot;;[.$E48]=&quot;&quot;);&quot;&quot;;[.X48])">
            <text:p/>
          </table:table-cell>
          <table:table-cell table:style-name="ce120" table:number-columns-repeated="3"/>
          <table:table-cell table:style-name="ce120" table:formula="of:=IF(OR([.AC$14]=&quot;&quot;;[.$E48]=&quot;&quot;);&quot;&quot;;[.AB48])">
            <text:p/>
          </table:table-cell>
          <table:table-cell table:style-name="ce120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5">
          <table:table-cell table:style-name="ce109"/>
          <table:table-cell/>
          <table:table-cell table:style-name="ce114"/>
          <table:table-cell table:style-name="ce116" table:content-validation-name="val3" table:formula="of:=IF([.A49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49]=&quot;&quot;);&quot;&quot;;[.E49])" office:value-type="float" office:value="0" calcext:value-type="float">
            <text:p>0</text:p>
          </table:table-cell>
          <table:table-cell table:style-name="ce120" table:formula="of:=IF(OR([.G$14]=&quot;&quot;;[.$E49]=&quot;&quot;);&quot;&quot;;[.F49])" office:value-type="float" office:value="0" calcext:value-type="float">
            <text:p>0</text:p>
          </table:table-cell>
          <table:table-cell table:style-name="ce120" table:formula="of:=IF(OR([.H$14]=&quot;&quot;;[.$E49]=&quot;&quot;);&quot;&quot;;[.G49])" office:value-type="float" office:value="0" calcext:value-type="float">
            <text:p>0</text:p>
          </table:table-cell>
          <table:table-cell table:style-name="ce120" table:formula="of:=IF(OR([.I$14]=&quot;&quot;;[.$E49]=&quot;&quot;);&quot;&quot;;[.H49])" office:value-type="float" office:value="0" calcext:value-type="float">
            <text:p>0</text:p>
          </table:table-cell>
          <table:table-cell table:style-name="ce120" table:formula="of:=IF(OR([.J$14]=&quot;&quot;;[.$E49]=&quot;&quot;);&quot;&quot;;[.I49])" office:value-type="float" office:value="0" calcext:value-type="float">
            <text:p>0</text:p>
          </table:table-cell>
          <table:table-cell table:style-name="ce120" table:formula="of:=IF(OR([.K$14]=&quot;&quot;;[.$E49]=&quot;&quot;);&quot;&quot;;[.J49])">
            <text:p/>
          </table:table-cell>
          <table:table-cell table:style-name="ce120" table:formula="of:=IF(OR([.L$14]=&quot;&quot;;[.$E49]=&quot;&quot;);&quot;&quot;;[.K49])">
            <text:p/>
          </table:table-cell>
          <table:table-cell table:style-name="ce120" table:formula="of:=IF(OR([.M$14]=&quot;&quot;;[.$E49]=&quot;&quot;);&quot;&quot;;[.L49])">
            <text:p/>
          </table:table-cell>
          <table:table-cell table:style-name="ce120" table:formula="of:=IF(OR([.N$14]=&quot;&quot;;[.$E49]=&quot;&quot;);&quot;&quot;;[.M49])">
            <text:p/>
          </table:table-cell>
          <table:table-cell table:style-name="ce120" table:formula="of:=IF(OR([.O$14]=&quot;&quot;;[.$E49]=&quot;&quot;);&quot;&quot;;[.N49])">
            <text:p/>
          </table:table-cell>
          <table:table-cell table:style-name="ce120" table:formula="of:=IF(OR([.P$14]=&quot;&quot;;[.$E49]=&quot;&quot;);&quot;&quot;;[.O49])">
            <text:p/>
          </table:table-cell>
          <table:table-cell table:style-name="ce120" table:formula="of:=IF(OR([.Q$14]=&quot;&quot;;[.$E49]=&quot;&quot;);&quot;&quot;;[.P49])">
            <text:p/>
          </table:table-cell>
          <table:table-cell table:style-name="ce120" table:formula="of:=IF(OR([.R$14]=&quot;&quot;;[.$E49]=&quot;&quot;);&quot;&quot;;[.Q49])">
            <text:p/>
          </table:table-cell>
          <table:table-cell table:style-name="ce120" table:formula="of:=IF(OR([.S$14]=&quot;&quot;;[.$E49]=&quot;&quot;);&quot;&quot;;[.R49])">
            <text:p/>
          </table:table-cell>
          <table:table-cell table:style-name="ce120" table:formula="of:=IF(OR([.T$14]=&quot;&quot;;[.$E49]=&quot;&quot;);&quot;&quot;;[.S49])">
            <text:p/>
          </table:table-cell>
          <table:table-cell table:style-name="ce120" table:formula="of:=IF(OR([.U$14]=&quot;&quot;;[.$E49]=&quot;&quot;);&quot;&quot;;[.T49])">
            <text:p/>
          </table:table-cell>
          <table:table-cell table:style-name="ce120" table:formula="of:=IF(OR([.V$14]=&quot;&quot;;[.$E49]=&quot;&quot;);&quot;&quot;;[.U49])">
            <text:p/>
          </table:table-cell>
          <table:table-cell table:style-name="ce120" table:formula="of:=IF(OR([.W$14]=&quot;&quot;;[.$E49]=&quot;&quot;);&quot;&quot;;[.V49])">
            <text:p/>
          </table:table-cell>
          <table:table-cell table:style-name="ce120" table:formula="of:=IF(OR([.X$14]=&quot;&quot;;[.$E49]=&quot;&quot;);&quot;&quot;;[.W49])">
            <text:p/>
          </table:table-cell>
          <table:table-cell table:style-name="ce120" table:formula="of:=IF(OR([.Y$14]=&quot;&quot;;[.$E49]=&quot;&quot;);&quot;&quot;;[.X49])">
            <text:p/>
          </table:table-cell>
          <table:table-cell table:style-name="ce120" table:number-columns-repeated="3"/>
          <table:table-cell table:style-name="ce120" table:formula="of:=IF(OR([.AC$14]=&quot;&quot;;[.$E49]=&quot;&quot;);&quot;&quot;;[.AB49])">
            <text:p/>
          </table:table-cell>
          <table:table-cell table:style-name="ce120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5">
          <table:table-cell table:style-name="ce109"/>
          <table:table-cell/>
          <table:table-cell table:style-name="ce114"/>
          <table:table-cell table:style-name="ce116" table:content-validation-name="val3" table:formula="of:=IF([.A50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50]=&quot;&quot;);&quot;&quot;;[.E50])" office:value-type="float" office:value="0" calcext:value-type="float">
            <text:p>0</text:p>
          </table:table-cell>
          <table:table-cell table:style-name="ce120" table:formula="of:=IF(OR([.G$14]=&quot;&quot;;[.$E50]=&quot;&quot;);&quot;&quot;;[.F50])" office:value-type="float" office:value="0" calcext:value-type="float">
            <text:p>0</text:p>
          </table:table-cell>
          <table:table-cell table:style-name="ce120" table:formula="of:=IF(OR([.H$14]=&quot;&quot;;[.$E50]=&quot;&quot;);&quot;&quot;;[.G50])" office:value-type="float" office:value="0" calcext:value-type="float">
            <text:p>0</text:p>
          </table:table-cell>
          <table:table-cell table:style-name="ce120" table:formula="of:=IF(OR([.I$14]=&quot;&quot;;[.$E50]=&quot;&quot;);&quot;&quot;;[.H50])" office:value-type="float" office:value="0" calcext:value-type="float">
            <text:p>0</text:p>
          </table:table-cell>
          <table:table-cell table:style-name="ce120" table:formula="of:=IF(OR([.J$14]=&quot;&quot;;[.$E50]=&quot;&quot;);&quot;&quot;;[.I50])" office:value-type="float" office:value="0" calcext:value-type="float">
            <text:p>0</text:p>
          </table:table-cell>
          <table:table-cell table:style-name="ce120" table:formula="of:=IF(OR([.K$14]=&quot;&quot;;[.$E50]=&quot;&quot;);&quot;&quot;;[.J50])">
            <text:p/>
          </table:table-cell>
          <table:table-cell table:style-name="ce120" table:formula="of:=IF(OR([.L$14]=&quot;&quot;;[.$E50]=&quot;&quot;);&quot;&quot;;[.K50])">
            <text:p/>
          </table:table-cell>
          <table:table-cell table:style-name="ce120" table:formula="of:=IF(OR([.M$14]=&quot;&quot;;[.$E50]=&quot;&quot;);&quot;&quot;;[.L50])">
            <text:p/>
          </table:table-cell>
          <table:table-cell table:style-name="ce120" table:formula="of:=IF(OR([.N$14]=&quot;&quot;;[.$E50]=&quot;&quot;);&quot;&quot;;[.M50])">
            <text:p/>
          </table:table-cell>
          <table:table-cell table:style-name="ce120" table:formula="of:=IF(OR([.O$14]=&quot;&quot;;[.$E50]=&quot;&quot;);&quot;&quot;;[.N50])">
            <text:p/>
          </table:table-cell>
          <table:table-cell table:style-name="ce120" table:formula="of:=IF(OR([.P$14]=&quot;&quot;;[.$E50]=&quot;&quot;);&quot;&quot;;[.O50])">
            <text:p/>
          </table:table-cell>
          <table:table-cell table:style-name="ce120" table:formula="of:=IF(OR([.Q$14]=&quot;&quot;;[.$E50]=&quot;&quot;);&quot;&quot;;[.P50])">
            <text:p/>
          </table:table-cell>
          <table:table-cell table:style-name="ce120" table:formula="of:=IF(OR([.R$14]=&quot;&quot;;[.$E50]=&quot;&quot;);&quot;&quot;;[.Q50])">
            <text:p/>
          </table:table-cell>
          <table:table-cell table:style-name="ce120" table:formula="of:=IF(OR([.S$14]=&quot;&quot;;[.$E50]=&quot;&quot;);&quot;&quot;;[.R50])">
            <text:p/>
          </table:table-cell>
          <table:table-cell table:style-name="ce120" table:formula="of:=IF(OR([.T$14]=&quot;&quot;;[.$E50]=&quot;&quot;);&quot;&quot;;[.S50])">
            <text:p/>
          </table:table-cell>
          <table:table-cell table:style-name="ce120" table:formula="of:=IF(OR([.U$14]=&quot;&quot;;[.$E50]=&quot;&quot;);&quot;&quot;;[.T50])">
            <text:p/>
          </table:table-cell>
          <table:table-cell table:style-name="ce120" table:formula="of:=IF(OR([.V$14]=&quot;&quot;;[.$E50]=&quot;&quot;);&quot;&quot;;[.U50])">
            <text:p/>
          </table:table-cell>
          <table:table-cell table:style-name="ce120" table:formula="of:=IF(OR([.W$14]=&quot;&quot;;[.$E50]=&quot;&quot;);&quot;&quot;;[.V50])">
            <text:p/>
          </table:table-cell>
          <table:table-cell table:style-name="ce120" table:formula="of:=IF(OR([.X$14]=&quot;&quot;;[.$E50]=&quot;&quot;);&quot;&quot;;[.W50])">
            <office:annotation draw:style-name="gr8" draw:text-style-name="P6" svg:width="82.18pt" svg:height="45.58pt" svg:x="947.74pt" svg:y="613.62pt" draw:caption-point-x="-17.29pt" draw:caption-point-y="47.31pt">
              <dc:date>2015-10-05T00:00:00</dc:date>
              <text:p text:style-name="P5"><text:span text:style-name="T3"/></text:p>
              <text:p text:style-name="P5"><text:span text:style-name="T3"/></text:p>
              <text:p text:style-name="P5"><text:span text:style-name="T3"/></text:p>
            </office:annotation>
            <text:p/>
          </table:table-cell>
          <table:table-cell table:style-name="ce120" table:formula="of:=IF(OR([.Y$14]=&quot;&quot;;[.$E50]=&quot;&quot;);&quot;&quot;;[.X50])">
            <text:p/>
          </table:table-cell>
          <table:table-cell table:style-name="ce120" table:number-columns-repeated="3"/>
          <table:table-cell table:style-name="ce120" table:formula="of:=IF(OR([.AC$14]=&quot;&quot;;[.$E50]=&quot;&quot;);&quot;&quot;;[.AB50])">
            <text:p/>
          </table:table-cell>
          <table:table-cell table:style-name="ce120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5">
          <table:table-cell table:style-name="ce109"/>
          <table:table-cell/>
          <table:table-cell table:style-name="ce114"/>
          <table:table-cell table:style-name="ce116" table:content-validation-name="val3" table:formula="of:=IF([.A51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51]=&quot;&quot;);&quot;&quot;;[.E51])" office:value-type="float" office:value="0" calcext:value-type="float">
            <text:p>0</text:p>
          </table:table-cell>
          <table:table-cell table:style-name="ce120" table:formula="of:=IF(OR([.G$14]=&quot;&quot;;[.$E51]=&quot;&quot;);&quot;&quot;;[.F51])" office:value-type="float" office:value="0" calcext:value-type="float">
            <text:p>0</text:p>
          </table:table-cell>
          <table:table-cell table:style-name="ce120" table:formula="of:=IF(OR([.H$14]=&quot;&quot;;[.$E51]=&quot;&quot;);&quot;&quot;;[.G51])" office:value-type="float" office:value="0" calcext:value-type="float">
            <text:p>0</text:p>
          </table:table-cell>
          <table:table-cell table:style-name="ce120" table:formula="of:=IF(OR([.I$14]=&quot;&quot;;[.$E51]=&quot;&quot;);&quot;&quot;;[.H51])" office:value-type="float" office:value="0" calcext:value-type="float">
            <text:p>0</text:p>
          </table:table-cell>
          <table:table-cell table:style-name="ce120" table:formula="of:=IF(OR([.J$14]=&quot;&quot;;[.$E51]=&quot;&quot;);&quot;&quot;;[.I51])" office:value-type="float" office:value="0" calcext:value-type="float">
            <text:p>0</text:p>
          </table:table-cell>
          <table:table-cell table:style-name="ce120" table:formula="of:=IF(OR([.K$14]=&quot;&quot;;[.$E51]=&quot;&quot;);&quot;&quot;;[.J51])">
            <text:p/>
          </table:table-cell>
          <table:table-cell table:style-name="ce120" table:formula="of:=IF(OR([.L$14]=&quot;&quot;;[.$E51]=&quot;&quot;);&quot;&quot;;[.K51])">
            <text:p/>
          </table:table-cell>
          <table:table-cell table:style-name="ce120" table:formula="of:=IF(OR([.M$14]=&quot;&quot;;[.$E51]=&quot;&quot;);&quot;&quot;;[.L51])">
            <text:p/>
          </table:table-cell>
          <table:table-cell table:style-name="ce120" table:formula="of:=IF(OR([.N$14]=&quot;&quot;;[.$E51]=&quot;&quot;);&quot;&quot;;[.M51])">
            <text:p/>
          </table:table-cell>
          <table:table-cell table:style-name="ce120" table:formula="of:=IF(OR([.O$14]=&quot;&quot;;[.$E51]=&quot;&quot;);&quot;&quot;;[.N51])">
            <text:p/>
          </table:table-cell>
          <table:table-cell table:style-name="ce120" table:formula="of:=IF(OR([.P$14]=&quot;&quot;;[.$E51]=&quot;&quot;);&quot;&quot;;[.O51])">
            <text:p/>
          </table:table-cell>
          <table:table-cell table:style-name="ce120" table:formula="of:=IF(OR([.Q$14]=&quot;&quot;;[.$E51]=&quot;&quot;);&quot;&quot;;[.P51])">
            <text:p/>
          </table:table-cell>
          <table:table-cell table:style-name="ce120" table:formula="of:=IF(OR([.R$14]=&quot;&quot;;[.$E51]=&quot;&quot;);&quot;&quot;;[.Q51])">
            <text:p/>
          </table:table-cell>
          <table:table-cell table:style-name="ce120" table:formula="of:=IF(OR([.S$14]=&quot;&quot;;[.$E51]=&quot;&quot;);&quot;&quot;;[.R51])">
            <text:p/>
          </table:table-cell>
          <table:table-cell table:style-name="ce120" table:formula="of:=IF(OR([.T$14]=&quot;&quot;;[.$E51]=&quot;&quot;);&quot;&quot;;[.S51])">
            <text:p/>
          </table:table-cell>
          <table:table-cell table:style-name="ce120" table:formula="of:=IF(OR([.U$14]=&quot;&quot;;[.$E51]=&quot;&quot;);&quot;&quot;;[.T51])">
            <text:p/>
          </table:table-cell>
          <table:table-cell table:style-name="ce120" table:formula="of:=IF(OR([.V$14]=&quot;&quot;;[.$E51]=&quot;&quot;);&quot;&quot;;[.U51])">
            <text:p/>
          </table:table-cell>
          <table:table-cell table:style-name="ce120" table:formula="of:=IF(OR([.W$14]=&quot;&quot;;[.$E51]=&quot;&quot;);&quot;&quot;;[.V51])">
            <text:p/>
          </table:table-cell>
          <table:table-cell table:style-name="ce120" table:formula="of:=IF(OR([.X$14]=&quot;&quot;;[.$E51]=&quot;&quot;);&quot;&quot;;[.W51])">
            <text:p/>
          </table:table-cell>
          <table:table-cell table:style-name="ce120" table:formula="of:=IF(OR([.Y$14]=&quot;&quot;;[.$E51]=&quot;&quot;);&quot;&quot;;[.X51])">
            <text:p/>
          </table:table-cell>
          <table:table-cell table:style-name="ce120" table:number-columns-repeated="3"/>
          <table:table-cell table:style-name="ce120" table:formula="of:=IF(OR([.AC$14]=&quot;&quot;;[.$E51]=&quot;&quot;);&quot;&quot;;[.AB51])">
            <text:p/>
          </table:table-cell>
          <table:table-cell table:style-name="ce120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5">
          <table:table-cell table:style-name="ce109"/>
          <table:table-cell/>
          <table:table-cell table:style-name="ce114"/>
          <table:table-cell table:style-name="ce116" table:content-validation-name="val3" table:formula="of:=IF([.A52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52]=&quot;&quot;);&quot;&quot;;[.E52])" office:value-type="float" office:value="0" calcext:value-type="float">
            <text:p>0</text:p>
          </table:table-cell>
          <table:table-cell table:style-name="ce120" table:formula="of:=IF(OR([.G$14]=&quot;&quot;;[.$E52]=&quot;&quot;);&quot;&quot;;[.F52])" office:value-type="float" office:value="0" calcext:value-type="float">
            <text:p>0</text:p>
          </table:table-cell>
          <table:table-cell table:style-name="ce120" table:formula="of:=IF(OR([.H$14]=&quot;&quot;;[.$E52]=&quot;&quot;);&quot;&quot;;[.G52])" office:value-type="float" office:value="0" calcext:value-type="float">
            <text:p>0</text:p>
          </table:table-cell>
          <table:table-cell table:style-name="ce120" table:formula="of:=IF(OR([.I$14]=&quot;&quot;;[.$E52]=&quot;&quot;);&quot;&quot;;[.H52])" office:value-type="float" office:value="0" calcext:value-type="float">
            <text:p>0</text:p>
          </table:table-cell>
          <table:table-cell table:style-name="ce120" table:formula="of:=IF(OR([.J$14]=&quot;&quot;;[.$E52]=&quot;&quot;);&quot;&quot;;[.I52])" office:value-type="float" office:value="0" calcext:value-type="float">
            <text:p>0</text:p>
          </table:table-cell>
          <table:table-cell table:style-name="ce120" table:formula="of:=IF(OR([.K$14]=&quot;&quot;;[.$E52]=&quot;&quot;);&quot;&quot;;[.J52])">
            <text:p/>
          </table:table-cell>
          <table:table-cell table:style-name="ce120" table:formula="of:=IF(OR([.L$14]=&quot;&quot;;[.$E52]=&quot;&quot;);&quot;&quot;;[.K52])">
            <text:p/>
          </table:table-cell>
          <table:table-cell table:style-name="ce120" table:formula="of:=IF(OR([.M$14]=&quot;&quot;;[.$E52]=&quot;&quot;);&quot;&quot;;[.L52])">
            <text:p/>
          </table:table-cell>
          <table:table-cell table:style-name="ce120" table:formula="of:=IF(OR([.N$14]=&quot;&quot;;[.$E52]=&quot;&quot;);&quot;&quot;;[.M52])">
            <text:p/>
          </table:table-cell>
          <table:table-cell table:style-name="ce120" table:formula="of:=IF(OR([.O$14]=&quot;&quot;;[.$E52]=&quot;&quot;);&quot;&quot;;[.N52])">
            <text:p/>
          </table:table-cell>
          <table:table-cell table:style-name="ce120" table:formula="of:=IF(OR([.P$14]=&quot;&quot;;[.$E52]=&quot;&quot;);&quot;&quot;;[.O52])">
            <text:p/>
          </table:table-cell>
          <table:table-cell table:style-name="ce120" table:formula="of:=IF(OR([.Q$14]=&quot;&quot;;[.$E52]=&quot;&quot;);&quot;&quot;;[.P52])">
            <text:p/>
          </table:table-cell>
          <table:table-cell table:style-name="ce120" table:formula="of:=IF(OR([.R$14]=&quot;&quot;;[.$E52]=&quot;&quot;);&quot;&quot;;[.Q52])">
            <text:p/>
          </table:table-cell>
          <table:table-cell table:style-name="ce120" table:formula="of:=IF(OR([.S$14]=&quot;&quot;;[.$E52]=&quot;&quot;);&quot;&quot;;[.R52])">
            <text:p/>
          </table:table-cell>
          <table:table-cell table:style-name="ce120" table:formula="of:=IF(OR([.T$14]=&quot;&quot;;[.$E52]=&quot;&quot;);&quot;&quot;;[.S52])">
            <text:p/>
          </table:table-cell>
          <table:table-cell table:style-name="ce120" table:formula="of:=IF(OR([.U$14]=&quot;&quot;;[.$E52]=&quot;&quot;);&quot;&quot;;[.T52])">
            <text:p/>
          </table:table-cell>
          <table:table-cell table:style-name="ce120" table:formula="of:=IF(OR([.V$14]=&quot;&quot;;[.$E52]=&quot;&quot;);&quot;&quot;;[.U52])">
            <text:p/>
          </table:table-cell>
          <table:table-cell table:style-name="ce120" table:formula="of:=IF(OR([.W$14]=&quot;&quot;;[.$E52]=&quot;&quot;);&quot;&quot;;[.V52])">
            <text:p/>
          </table:table-cell>
          <table:table-cell table:style-name="ce120" table:formula="of:=IF(OR([.X$14]=&quot;&quot;;[.$E52]=&quot;&quot;);&quot;&quot;;[.W52])">
            <text:p/>
          </table:table-cell>
          <table:table-cell table:style-name="ce120" table:formula="of:=IF(OR([.Y$14]=&quot;&quot;;[.$E52]=&quot;&quot;);&quot;&quot;;[.X52])">
            <text:p/>
          </table:table-cell>
          <table:table-cell table:style-name="ce120" table:number-columns-repeated="3"/>
          <table:table-cell table:style-name="ce120" table:formula="of:=IF(OR([.AC$14]=&quot;&quot;;[.$E52]=&quot;&quot;);&quot;&quot;;[.AB52])">
            <text:p/>
          </table:table-cell>
          <table:table-cell table:style-name="ce120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5">
          <table:table-cell table:style-name="ce109"/>
          <table:table-cell/>
          <table:table-cell table:style-name="ce114"/>
          <table:table-cell table:style-name="ce116" table:content-validation-name="val3" table:formula="of:=IF([.A53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53]=&quot;&quot;);&quot;&quot;;[.E53])" office:value-type="float" office:value="0" calcext:value-type="float">
            <text:p>0</text:p>
          </table:table-cell>
          <table:table-cell table:style-name="ce120" table:formula="of:=IF(OR([.G$14]=&quot;&quot;;[.$E53]=&quot;&quot;);&quot;&quot;;[.F53])" office:value-type="float" office:value="0" calcext:value-type="float">
            <text:p>0</text:p>
          </table:table-cell>
          <table:table-cell table:style-name="ce120" table:formula="of:=IF(OR([.H$14]=&quot;&quot;;[.$E53]=&quot;&quot;);&quot;&quot;;[.G53])" office:value-type="float" office:value="0" calcext:value-type="float">
            <text:p>0</text:p>
          </table:table-cell>
          <table:table-cell table:style-name="ce120" table:formula="of:=IF(OR([.I$14]=&quot;&quot;;[.$E53]=&quot;&quot;);&quot;&quot;;[.H53])" office:value-type="float" office:value="0" calcext:value-type="float">
            <text:p>0</text:p>
          </table:table-cell>
          <table:table-cell table:style-name="ce120" table:formula="of:=IF(OR([.J$14]=&quot;&quot;;[.$E53]=&quot;&quot;);&quot;&quot;;[.I53])" office:value-type="float" office:value="0" calcext:value-type="float">
            <text:p>0</text:p>
          </table:table-cell>
          <table:table-cell table:style-name="ce120" table:formula="of:=IF(OR([.K$14]=&quot;&quot;;[.$E53]=&quot;&quot;);&quot;&quot;;[.J53])">
            <text:p/>
          </table:table-cell>
          <table:table-cell table:style-name="ce120" table:formula="of:=IF(OR([.L$14]=&quot;&quot;;[.$E53]=&quot;&quot;);&quot;&quot;;[.K53])">
            <text:p/>
          </table:table-cell>
          <table:table-cell table:style-name="ce120" table:formula="of:=IF(OR([.M$14]=&quot;&quot;;[.$E53]=&quot;&quot;);&quot;&quot;;[.L53])">
            <text:p/>
          </table:table-cell>
          <table:table-cell table:style-name="ce120" table:formula="of:=IF(OR([.N$14]=&quot;&quot;;[.$E53]=&quot;&quot;);&quot;&quot;;[.M53])">
            <text:p/>
          </table:table-cell>
          <table:table-cell table:style-name="ce120" table:formula="of:=IF(OR([.O$14]=&quot;&quot;;[.$E53]=&quot;&quot;);&quot;&quot;;[.N53])">
            <text:p/>
          </table:table-cell>
          <table:table-cell table:style-name="ce120" table:formula="of:=IF(OR([.P$14]=&quot;&quot;;[.$E53]=&quot;&quot;);&quot;&quot;;[.O53])">
            <text:p/>
          </table:table-cell>
          <table:table-cell table:style-name="ce120" table:formula="of:=IF(OR([.Q$14]=&quot;&quot;;[.$E53]=&quot;&quot;);&quot;&quot;;[.P53])">
            <text:p/>
          </table:table-cell>
          <table:table-cell table:style-name="ce120" table:formula="of:=IF(OR([.R$14]=&quot;&quot;;[.$E53]=&quot;&quot;);&quot;&quot;;[.Q53])">
            <text:p/>
          </table:table-cell>
          <table:table-cell table:style-name="ce120" table:formula="of:=IF(OR([.S$14]=&quot;&quot;;[.$E53]=&quot;&quot;);&quot;&quot;;[.R53])">
            <text:p/>
          </table:table-cell>
          <table:table-cell table:style-name="ce120" table:formula="of:=IF(OR([.T$14]=&quot;&quot;;[.$E53]=&quot;&quot;);&quot;&quot;;[.S53])">
            <text:p/>
          </table:table-cell>
          <table:table-cell table:style-name="ce120" table:formula="of:=IF(OR([.U$14]=&quot;&quot;;[.$E53]=&quot;&quot;);&quot;&quot;;[.T53])">
            <text:p/>
          </table:table-cell>
          <table:table-cell table:style-name="ce120" table:formula="of:=IF(OR([.V$14]=&quot;&quot;;[.$E53]=&quot;&quot;);&quot;&quot;;[.U53])">
            <text:p/>
          </table:table-cell>
          <table:table-cell table:style-name="ce120" table:formula="of:=IF(OR([.W$14]=&quot;&quot;;[.$E53]=&quot;&quot;);&quot;&quot;;[.V53])">
            <text:p/>
          </table:table-cell>
          <table:table-cell table:style-name="ce120" table:formula="of:=IF(OR([.X$14]=&quot;&quot;;[.$E53]=&quot;&quot;);&quot;&quot;;[.W53])">
            <text:p/>
          </table:table-cell>
          <table:table-cell table:style-name="ce120" table:formula="of:=IF(OR([.Y$14]=&quot;&quot;;[.$E53]=&quot;&quot;);&quot;&quot;;[.X53])">
            <text:p/>
          </table:table-cell>
          <table:table-cell table:style-name="ce120" table:number-columns-repeated="3"/>
          <table:table-cell table:style-name="ce120" table:formula="of:=IF(OR([.AC$14]=&quot;&quot;;[.$E53]=&quot;&quot;);&quot;&quot;;[.AB53])">
            <text:p/>
          </table:table-cell>
          <table:table-cell table:style-name="ce120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54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54]=&quot;&quot;);&quot;&quot;;[.E54])" office:value-type="float" office:value="0" calcext:value-type="float">
            <text:p>0</text:p>
          </table:table-cell>
          <table:table-cell table:style-name="ce120" table:formula="of:=IF(OR([.G$14]=&quot;&quot;;[.$E54]=&quot;&quot;);&quot;&quot;;[.F54])" office:value-type="float" office:value="0" calcext:value-type="float">
            <text:p>0</text:p>
          </table:table-cell>
          <table:table-cell table:style-name="ce120" table:formula="of:=IF(OR([.H$14]=&quot;&quot;;[.$E54]=&quot;&quot;);&quot;&quot;;[.G54])" office:value-type="float" office:value="0" calcext:value-type="float">
            <text:p>0</text:p>
          </table:table-cell>
          <table:table-cell table:style-name="ce120" table:formula="of:=IF(OR([.I$14]=&quot;&quot;;[.$E54]=&quot;&quot;);&quot;&quot;;[.H54])" office:value-type="float" office:value="0" calcext:value-type="float">
            <text:p>0</text:p>
          </table:table-cell>
          <table:table-cell table:style-name="ce120" table:formula="of:=IF(OR([.J$14]=&quot;&quot;;[.$E54]=&quot;&quot;);&quot;&quot;;[.I54])" office:value-type="float" office:value="0" calcext:value-type="float">
            <text:p>0</text:p>
          </table:table-cell>
          <table:table-cell table:style-name="ce120" table:formula="of:=IF(OR([.K$14]=&quot;&quot;;[.$E54]=&quot;&quot;);&quot;&quot;;[.J54])">
            <text:p/>
          </table:table-cell>
          <table:table-cell table:style-name="ce120" table:formula="of:=IF(OR([.L$14]=&quot;&quot;;[.$E54]=&quot;&quot;);&quot;&quot;;[.K54])">
            <text:p/>
          </table:table-cell>
          <table:table-cell table:style-name="ce120" table:formula="of:=IF(OR([.M$14]=&quot;&quot;;[.$E54]=&quot;&quot;);&quot;&quot;;[.L54])">
            <text:p/>
          </table:table-cell>
          <table:table-cell table:style-name="ce120" table:formula="of:=IF(OR([.N$14]=&quot;&quot;;[.$E54]=&quot;&quot;);&quot;&quot;;[.M54])">
            <text:p/>
          </table:table-cell>
          <table:table-cell table:style-name="ce120" table:formula="of:=IF(OR([.O$14]=&quot;&quot;;[.$E54]=&quot;&quot;);&quot;&quot;;[.N54])">
            <text:p/>
          </table:table-cell>
          <table:table-cell table:style-name="ce120" table:formula="of:=IF(OR([.P$14]=&quot;&quot;;[.$E54]=&quot;&quot;);&quot;&quot;;[.O54])">
            <text:p/>
          </table:table-cell>
          <table:table-cell table:style-name="ce120" table:formula="of:=IF(OR([.Q$14]=&quot;&quot;;[.$E54]=&quot;&quot;);&quot;&quot;;[.P54])">
            <text:p/>
          </table:table-cell>
          <table:table-cell table:style-name="ce120" table:formula="of:=IF(OR([.R$14]=&quot;&quot;;[.$E54]=&quot;&quot;);&quot;&quot;;[.Q54])">
            <text:p/>
          </table:table-cell>
          <table:table-cell table:style-name="ce120" table:formula="of:=IF(OR([.S$14]=&quot;&quot;;[.$E54]=&quot;&quot;);&quot;&quot;;[.R54])">
            <text:p/>
          </table:table-cell>
          <table:table-cell table:style-name="ce120" table:formula="of:=IF(OR([.T$14]=&quot;&quot;;[.$E54]=&quot;&quot;);&quot;&quot;;[.S54])">
            <text:p/>
          </table:table-cell>
          <table:table-cell table:style-name="ce120" table:formula="of:=IF(OR([.U$14]=&quot;&quot;;[.$E54]=&quot;&quot;);&quot;&quot;;[.T54])">
            <text:p/>
          </table:table-cell>
          <table:table-cell table:style-name="ce120" table:formula="of:=IF(OR([.V$14]=&quot;&quot;;[.$E54]=&quot;&quot;);&quot;&quot;;[.U54])">
            <text:p/>
          </table:table-cell>
          <table:table-cell table:style-name="ce120" table:formula="of:=IF(OR([.W$14]=&quot;&quot;;[.$E54]=&quot;&quot;);&quot;&quot;;[.V54])">
            <text:p/>
          </table:table-cell>
          <table:table-cell table:style-name="ce120" table:formula="of:=IF(OR([.X$14]=&quot;&quot;;[.$E54]=&quot;&quot;);&quot;&quot;;[.W54])">
            <text:p/>
          </table:table-cell>
          <table:table-cell table:style-name="ce120" table:formula="of:=IF(OR([.Y$14]=&quot;&quot;;[.$E54]=&quot;&quot;);&quot;&quot;;[.X54])">
            <text:p/>
          </table:table-cell>
          <table:table-cell table:style-name="ce120" table:number-columns-repeated="3"/>
          <table:table-cell table:style-name="ce120" table:formula="of:=IF(OR([.AC$14]=&quot;&quot;;[.$E54]=&quot;&quot;);&quot;&quot;;[.AB54])">
            <text:p/>
          </table:table-cell>
          <table:table-cell table:style-name="ce120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55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55]=&quot;&quot;);&quot;&quot;;[.E55])" office:value-type="float" office:value="0" calcext:value-type="float">
            <text:p>0</text:p>
          </table:table-cell>
          <table:table-cell table:style-name="ce120" table:formula="of:=IF(OR([.G$14]=&quot;&quot;;[.$E55]=&quot;&quot;);&quot;&quot;;[.F55])" office:value-type="float" office:value="0" calcext:value-type="float">
            <text:p>0</text:p>
          </table:table-cell>
          <table:table-cell table:style-name="ce120" table:formula="of:=IF(OR([.H$14]=&quot;&quot;;[.$E55]=&quot;&quot;);&quot;&quot;;[.G55])" office:value-type="float" office:value="0" calcext:value-type="float">
            <text:p>0</text:p>
          </table:table-cell>
          <table:table-cell table:style-name="ce120" table:formula="of:=IF(OR([.I$14]=&quot;&quot;;[.$E55]=&quot;&quot;);&quot;&quot;;[.H55])" office:value-type="float" office:value="0" calcext:value-type="float">
            <text:p>0</text:p>
          </table:table-cell>
          <table:table-cell table:style-name="ce120" table:formula="of:=IF(OR([.J$14]=&quot;&quot;;[.$E55]=&quot;&quot;);&quot;&quot;;[.I55])" office:value-type="float" office:value="0" calcext:value-type="float">
            <text:p>0</text:p>
          </table:table-cell>
          <table:table-cell table:style-name="ce120" table:formula="of:=IF(OR([.K$14]=&quot;&quot;;[.$E55]=&quot;&quot;);&quot;&quot;;[.J55])">
            <text:p/>
          </table:table-cell>
          <table:table-cell table:style-name="ce120" table:formula="of:=IF(OR([.L$14]=&quot;&quot;;[.$E55]=&quot;&quot;);&quot;&quot;;[.K55])">
            <text:p/>
          </table:table-cell>
          <table:table-cell table:style-name="ce120" table:formula="of:=IF(OR([.M$14]=&quot;&quot;;[.$E55]=&quot;&quot;);&quot;&quot;;[.L55])">
            <text:p/>
          </table:table-cell>
          <table:table-cell table:style-name="ce120" table:formula="of:=IF(OR([.N$14]=&quot;&quot;;[.$E55]=&quot;&quot;);&quot;&quot;;[.M55])">
            <text:p/>
          </table:table-cell>
          <table:table-cell table:style-name="ce120" table:formula="of:=IF(OR([.O$14]=&quot;&quot;;[.$E55]=&quot;&quot;);&quot;&quot;;[.N55])">
            <text:p/>
          </table:table-cell>
          <table:table-cell table:style-name="ce120" table:formula="of:=IF(OR([.P$14]=&quot;&quot;;[.$E55]=&quot;&quot;);&quot;&quot;;[.O55])">
            <text:p/>
          </table:table-cell>
          <table:table-cell table:style-name="ce120" table:formula="of:=IF(OR([.Q$14]=&quot;&quot;;[.$E55]=&quot;&quot;);&quot;&quot;;[.P55])">
            <text:p/>
          </table:table-cell>
          <table:table-cell table:style-name="ce120" table:formula="of:=IF(OR([.R$14]=&quot;&quot;;[.$E55]=&quot;&quot;);&quot;&quot;;[.Q55])">
            <text:p/>
          </table:table-cell>
          <table:table-cell table:style-name="ce120" table:formula="of:=IF(OR([.S$14]=&quot;&quot;;[.$E55]=&quot;&quot;);&quot;&quot;;[.R55])">
            <text:p/>
          </table:table-cell>
          <table:table-cell table:style-name="ce120" table:formula="of:=IF(OR([.T$14]=&quot;&quot;;[.$E55]=&quot;&quot;);&quot;&quot;;[.S55])">
            <text:p/>
          </table:table-cell>
          <table:table-cell table:style-name="ce120" table:formula="of:=IF(OR([.U$14]=&quot;&quot;;[.$E55]=&quot;&quot;);&quot;&quot;;[.T55])">
            <text:p/>
          </table:table-cell>
          <table:table-cell table:style-name="ce120" table:formula="of:=IF(OR([.V$14]=&quot;&quot;;[.$E55]=&quot;&quot;);&quot;&quot;;[.U55])">
            <text:p/>
          </table:table-cell>
          <table:table-cell table:style-name="ce120" table:formula="of:=IF(OR([.W$14]=&quot;&quot;;[.$E55]=&quot;&quot;);&quot;&quot;;[.V55])">
            <text:p/>
          </table:table-cell>
          <table:table-cell table:style-name="ce120" table:formula="of:=IF(OR([.X$14]=&quot;&quot;;[.$E55]=&quot;&quot;);&quot;&quot;;[.W55])">
            <text:p/>
          </table:table-cell>
          <table:table-cell table:style-name="ce120" table:formula="of:=IF(OR([.Y$14]=&quot;&quot;;[.$E55]=&quot;&quot;);&quot;&quot;;[.X55])">
            <text:p/>
          </table:table-cell>
          <table:table-cell table:style-name="ce120" table:number-columns-repeated="3"/>
          <table:table-cell table:style-name="ce120" table:formula="of:=IF(OR([.AC$14]=&quot;&quot;;[.$E55]=&quot;&quot;);&quot;&quot;;[.AB55])">
            <text:p/>
          </table:table-cell>
          <table:table-cell table:style-name="ce120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56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56]=&quot;&quot;);&quot;&quot;;[.E56])" office:value-type="float" office:value="0" calcext:value-type="float">
            <text:p>0</text:p>
          </table:table-cell>
          <table:table-cell table:style-name="ce120" table:formula="of:=IF(OR([.G$14]=&quot;&quot;;[.$E56]=&quot;&quot;);&quot;&quot;;[.F56])" office:value-type="float" office:value="0" calcext:value-type="float">
            <text:p>0</text:p>
          </table:table-cell>
          <table:table-cell table:style-name="ce120" table:formula="of:=IF(OR([.H$14]=&quot;&quot;;[.$E56]=&quot;&quot;);&quot;&quot;;[.G56])" office:value-type="float" office:value="0" calcext:value-type="float">
            <text:p>0</text:p>
          </table:table-cell>
          <table:table-cell table:style-name="ce120" table:formula="of:=IF(OR([.I$14]=&quot;&quot;;[.$E56]=&quot;&quot;);&quot;&quot;;[.H56])" office:value-type="float" office:value="0" calcext:value-type="float">
            <text:p>0</text:p>
          </table:table-cell>
          <table:table-cell table:style-name="ce120" table:formula="of:=IF(OR([.J$14]=&quot;&quot;;[.$E56]=&quot;&quot;);&quot;&quot;;[.I56])" office:value-type="float" office:value="0" calcext:value-type="float">
            <text:p>0</text:p>
          </table:table-cell>
          <table:table-cell table:style-name="ce120" table:formula="of:=IF(OR([.K$14]=&quot;&quot;;[.$E56]=&quot;&quot;);&quot;&quot;;[.J56])">
            <text:p/>
          </table:table-cell>
          <table:table-cell table:style-name="ce120" table:formula="of:=IF(OR([.L$14]=&quot;&quot;;[.$E56]=&quot;&quot;);&quot;&quot;;[.K56])">
            <text:p/>
          </table:table-cell>
          <table:table-cell table:style-name="ce120" table:formula="of:=IF(OR([.M$14]=&quot;&quot;;[.$E56]=&quot;&quot;);&quot;&quot;;[.L56])">
            <text:p/>
          </table:table-cell>
          <table:table-cell table:style-name="ce120" table:formula="of:=IF(OR([.N$14]=&quot;&quot;;[.$E56]=&quot;&quot;);&quot;&quot;;[.M56])">
            <text:p/>
          </table:table-cell>
          <table:table-cell table:style-name="ce120" table:formula="of:=IF(OR([.O$14]=&quot;&quot;;[.$E56]=&quot;&quot;);&quot;&quot;;[.N56])">
            <text:p/>
          </table:table-cell>
          <table:table-cell table:style-name="ce120" table:formula="of:=IF(OR([.P$14]=&quot;&quot;;[.$E56]=&quot;&quot;);&quot;&quot;;[.O56])">
            <text:p/>
          </table:table-cell>
          <table:table-cell table:style-name="ce120" table:formula="of:=IF(OR([.Q$14]=&quot;&quot;;[.$E56]=&quot;&quot;);&quot;&quot;;[.P56])">
            <text:p/>
          </table:table-cell>
          <table:table-cell table:style-name="ce120" table:formula="of:=IF(OR([.R$14]=&quot;&quot;;[.$E56]=&quot;&quot;);&quot;&quot;;[.Q56])">
            <text:p/>
          </table:table-cell>
          <table:table-cell table:style-name="ce120" table:formula="of:=IF(OR([.S$14]=&quot;&quot;;[.$E56]=&quot;&quot;);&quot;&quot;;[.R56])">
            <text:p/>
          </table:table-cell>
          <table:table-cell table:style-name="ce120" table:formula="of:=IF(OR([.T$14]=&quot;&quot;;[.$E56]=&quot;&quot;);&quot;&quot;;[.S56])">
            <text:p/>
          </table:table-cell>
          <table:table-cell table:style-name="ce120" table:formula="of:=IF(OR([.U$14]=&quot;&quot;;[.$E56]=&quot;&quot;);&quot;&quot;;[.T56])">
            <text:p/>
          </table:table-cell>
          <table:table-cell table:style-name="ce120" table:formula="of:=IF(OR([.V$14]=&quot;&quot;;[.$E56]=&quot;&quot;);&quot;&quot;;[.U56])">
            <text:p/>
          </table:table-cell>
          <table:table-cell table:style-name="ce120" table:formula="of:=IF(OR([.W$14]=&quot;&quot;;[.$E56]=&quot;&quot;);&quot;&quot;;[.V56])">
            <text:p/>
          </table:table-cell>
          <table:table-cell table:style-name="ce120" table:formula="of:=IF(OR([.X$14]=&quot;&quot;;[.$E56]=&quot;&quot;);&quot;&quot;;[.W56])">
            <text:p/>
          </table:table-cell>
          <table:table-cell table:style-name="ce120" table:formula="of:=IF(OR([.Y$14]=&quot;&quot;;[.$E56]=&quot;&quot;);&quot;&quot;;[.X56])">
            <text:p/>
          </table:table-cell>
          <table:table-cell table:style-name="ce120" table:number-columns-repeated="3"/>
          <table:table-cell table:style-name="ce120" table:formula="of:=IF(OR([.AC$14]=&quot;&quot;;[.$E56]=&quot;&quot;);&quot;&quot;;[.AB56])">
            <text:p/>
          </table:table-cell>
          <table:table-cell table:style-name="ce120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57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57]=&quot;&quot;);&quot;&quot;;[.E57])" office:value-type="float" office:value="0" calcext:value-type="float">
            <text:p>0</text:p>
          </table:table-cell>
          <table:table-cell table:style-name="ce120" table:formula="of:=IF(OR([.G$14]=&quot;&quot;;[.$E57]=&quot;&quot;);&quot;&quot;;[.F57])" office:value-type="float" office:value="0" calcext:value-type="float">
            <text:p>0</text:p>
          </table:table-cell>
          <table:table-cell table:style-name="ce120" table:formula="of:=IF(OR([.H$14]=&quot;&quot;;[.$E57]=&quot;&quot;);&quot;&quot;;[.G57])" office:value-type="float" office:value="0" calcext:value-type="float">
            <text:p>0</text:p>
          </table:table-cell>
          <table:table-cell table:style-name="ce120" table:formula="of:=IF(OR([.I$14]=&quot;&quot;;[.$E57]=&quot;&quot;);&quot;&quot;;[.H57])" office:value-type="float" office:value="0" calcext:value-type="float">
            <text:p>0</text:p>
          </table:table-cell>
          <table:table-cell table:style-name="ce120" table:formula="of:=IF(OR([.J$14]=&quot;&quot;;[.$E57]=&quot;&quot;);&quot;&quot;;[.I57])" office:value-type="float" office:value="0" calcext:value-type="float">
            <text:p>0</text:p>
          </table:table-cell>
          <table:table-cell table:style-name="ce120" table:formula="of:=IF(OR([.K$14]=&quot;&quot;;[.$E57]=&quot;&quot;);&quot;&quot;;[.J57])">
            <text:p/>
          </table:table-cell>
          <table:table-cell table:style-name="ce120" table:formula="of:=IF(OR([.L$14]=&quot;&quot;;[.$E57]=&quot;&quot;);&quot;&quot;;[.K57])">
            <text:p/>
          </table:table-cell>
          <table:table-cell table:style-name="ce120" table:formula="of:=IF(OR([.M$14]=&quot;&quot;;[.$E57]=&quot;&quot;);&quot;&quot;;[.L57])">
            <text:p/>
          </table:table-cell>
          <table:table-cell table:style-name="ce120" table:formula="of:=IF(OR([.N$14]=&quot;&quot;;[.$E57]=&quot;&quot;);&quot;&quot;;[.M57])">
            <text:p/>
          </table:table-cell>
          <table:table-cell table:style-name="ce120" table:formula="of:=IF(OR([.O$14]=&quot;&quot;;[.$E57]=&quot;&quot;);&quot;&quot;;[.N57])">
            <text:p/>
          </table:table-cell>
          <table:table-cell table:style-name="ce120" table:formula="of:=IF(OR([.P$14]=&quot;&quot;;[.$E57]=&quot;&quot;);&quot;&quot;;[.O57])">
            <text:p/>
          </table:table-cell>
          <table:table-cell table:style-name="ce120" table:formula="of:=IF(OR([.Q$14]=&quot;&quot;;[.$E57]=&quot;&quot;);&quot;&quot;;[.P57])">
            <text:p/>
          </table:table-cell>
          <table:table-cell table:style-name="ce120" table:formula="of:=IF(OR([.R$14]=&quot;&quot;;[.$E57]=&quot;&quot;);&quot;&quot;;[.Q57])">
            <text:p/>
          </table:table-cell>
          <table:table-cell table:style-name="ce120" table:formula="of:=IF(OR([.S$14]=&quot;&quot;;[.$E57]=&quot;&quot;);&quot;&quot;;[.R57])">
            <text:p/>
          </table:table-cell>
          <table:table-cell table:style-name="ce120" table:formula="of:=IF(OR([.T$14]=&quot;&quot;;[.$E57]=&quot;&quot;);&quot;&quot;;[.S57])">
            <text:p/>
          </table:table-cell>
          <table:table-cell table:style-name="ce120" table:formula="of:=IF(OR([.U$14]=&quot;&quot;;[.$E57]=&quot;&quot;);&quot;&quot;;[.T57])">
            <text:p/>
          </table:table-cell>
          <table:table-cell table:style-name="ce120" table:formula="of:=IF(OR([.V$14]=&quot;&quot;;[.$E57]=&quot;&quot;);&quot;&quot;;[.U57])">
            <text:p/>
          </table:table-cell>
          <table:table-cell table:style-name="ce120" table:formula="of:=IF(OR([.W$14]=&quot;&quot;;[.$E57]=&quot;&quot;);&quot;&quot;;[.V57])">
            <text:p/>
          </table:table-cell>
          <table:table-cell table:style-name="ce120" table:formula="of:=IF(OR([.X$14]=&quot;&quot;;[.$E57]=&quot;&quot;);&quot;&quot;;[.W57])">
            <text:p/>
          </table:table-cell>
          <table:table-cell table:style-name="ce120" table:formula="of:=IF(OR([.Y$14]=&quot;&quot;;[.$E57]=&quot;&quot;);&quot;&quot;;[.X57])">
            <text:p/>
          </table:table-cell>
          <table:table-cell table:style-name="ce120" table:number-columns-repeated="3"/>
          <table:table-cell table:style-name="ce120" table:formula="of:=IF(OR([.AC$14]=&quot;&quot;;[.$E57]=&quot;&quot;);&quot;&quot;;[.AB57])">
            <text:p/>
          </table:table-cell>
          <table:table-cell table:style-name="ce120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58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58]=&quot;&quot;);&quot;&quot;;[.E58])" office:value-type="float" office:value="0" calcext:value-type="float">
            <text:p>0</text:p>
          </table:table-cell>
          <table:table-cell table:style-name="ce120" table:formula="of:=IF(OR([.G$14]=&quot;&quot;;[.$E58]=&quot;&quot;);&quot;&quot;;[.F58])" office:value-type="float" office:value="0" calcext:value-type="float">
            <text:p>0</text:p>
          </table:table-cell>
          <table:table-cell table:style-name="ce120" table:formula="of:=IF(OR([.H$14]=&quot;&quot;;[.$E58]=&quot;&quot;);&quot;&quot;;[.G58])" office:value-type="float" office:value="0" calcext:value-type="float">
            <text:p>0</text:p>
          </table:table-cell>
          <table:table-cell table:style-name="ce120" table:formula="of:=IF(OR([.I$14]=&quot;&quot;;[.$E58]=&quot;&quot;);&quot;&quot;;[.H58])" office:value-type="float" office:value="0" calcext:value-type="float">
            <text:p>0</text:p>
          </table:table-cell>
          <table:table-cell table:style-name="ce120" table:formula="of:=IF(OR([.J$14]=&quot;&quot;;[.$E58]=&quot;&quot;);&quot;&quot;;[.I58])" office:value-type="float" office:value="0" calcext:value-type="float">
            <text:p>0</text:p>
          </table:table-cell>
          <table:table-cell table:style-name="ce120" table:formula="of:=IF(OR([.K$14]=&quot;&quot;;[.$E58]=&quot;&quot;);&quot;&quot;;[.J58])">
            <text:p/>
          </table:table-cell>
          <table:table-cell table:style-name="ce120" table:formula="of:=IF(OR([.L$14]=&quot;&quot;;[.$E58]=&quot;&quot;);&quot;&quot;;[.K58])">
            <text:p/>
          </table:table-cell>
          <table:table-cell table:style-name="ce120" table:formula="of:=IF(OR([.M$14]=&quot;&quot;;[.$E58]=&quot;&quot;);&quot;&quot;;[.L58])">
            <text:p/>
          </table:table-cell>
          <table:table-cell table:style-name="ce120" table:formula="of:=IF(OR([.N$14]=&quot;&quot;;[.$E58]=&quot;&quot;);&quot;&quot;;[.M58])">
            <text:p/>
          </table:table-cell>
          <table:table-cell table:style-name="ce120" table:formula="of:=IF(OR([.O$14]=&quot;&quot;;[.$E58]=&quot;&quot;);&quot;&quot;;[.N58])">
            <text:p/>
          </table:table-cell>
          <table:table-cell table:style-name="ce120" table:formula="of:=IF(OR([.P$14]=&quot;&quot;;[.$E58]=&quot;&quot;);&quot;&quot;;[.O58])">
            <text:p/>
          </table:table-cell>
          <table:table-cell table:style-name="ce120" table:formula="of:=IF(OR([.Q$14]=&quot;&quot;;[.$E58]=&quot;&quot;);&quot;&quot;;[.P58])">
            <text:p/>
          </table:table-cell>
          <table:table-cell table:style-name="ce120" table:formula="of:=IF(OR([.R$14]=&quot;&quot;;[.$E58]=&quot;&quot;);&quot;&quot;;[.Q58])">
            <text:p/>
          </table:table-cell>
          <table:table-cell table:style-name="ce120" table:formula="of:=IF(OR([.S$14]=&quot;&quot;;[.$E58]=&quot;&quot;);&quot;&quot;;[.R58])">
            <text:p/>
          </table:table-cell>
          <table:table-cell table:style-name="ce120" table:formula="of:=IF(OR([.T$14]=&quot;&quot;;[.$E58]=&quot;&quot;);&quot;&quot;;[.S58])">
            <text:p/>
          </table:table-cell>
          <table:table-cell table:style-name="ce120" table:formula="of:=IF(OR([.U$14]=&quot;&quot;;[.$E58]=&quot;&quot;);&quot;&quot;;[.T58])">
            <text:p/>
          </table:table-cell>
          <table:table-cell table:style-name="ce120" table:formula="of:=IF(OR([.V$14]=&quot;&quot;;[.$E58]=&quot;&quot;);&quot;&quot;;[.U58])">
            <text:p/>
          </table:table-cell>
          <table:table-cell table:style-name="ce120" table:formula="of:=IF(OR([.W$14]=&quot;&quot;;[.$E58]=&quot;&quot;);&quot;&quot;;[.V58])">
            <text:p/>
          </table:table-cell>
          <table:table-cell table:style-name="ce120" table:formula="of:=IF(OR([.X$14]=&quot;&quot;;[.$E58]=&quot;&quot;);&quot;&quot;;[.W58])">
            <text:p/>
          </table:table-cell>
          <table:table-cell table:style-name="ce120" table:formula="of:=IF(OR([.Y$14]=&quot;&quot;;[.$E58]=&quot;&quot;);&quot;&quot;;[.X58])">
            <text:p/>
          </table:table-cell>
          <table:table-cell table:style-name="ce120" table:number-columns-repeated="3"/>
          <table:table-cell table:style-name="ce120" table:formula="of:=IF(OR([.AC$14]=&quot;&quot;;[.$E58]=&quot;&quot;);&quot;&quot;;[.AB58])">
            <text:p/>
          </table:table-cell>
          <table:table-cell table:style-name="ce120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59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59]=&quot;&quot;);&quot;&quot;;[.E59])" office:value-type="float" office:value="0" calcext:value-type="float">
            <text:p>0</text:p>
          </table:table-cell>
          <table:table-cell table:style-name="ce120" table:formula="of:=IF(OR([.G$14]=&quot;&quot;;[.$E59]=&quot;&quot;);&quot;&quot;;[.F59])" office:value-type="float" office:value="0" calcext:value-type="float">
            <text:p>0</text:p>
          </table:table-cell>
          <table:table-cell table:style-name="ce120" table:formula="of:=IF(OR([.H$14]=&quot;&quot;;[.$E59]=&quot;&quot;);&quot;&quot;;[.G59])" office:value-type="float" office:value="0" calcext:value-type="float">
            <text:p>0</text:p>
          </table:table-cell>
          <table:table-cell table:style-name="ce120" table:formula="of:=IF(OR([.I$14]=&quot;&quot;;[.$E59]=&quot;&quot;);&quot;&quot;;[.H59])" office:value-type="float" office:value="0" calcext:value-type="float">
            <text:p>0</text:p>
          </table:table-cell>
          <table:table-cell table:style-name="ce120" table:formula="of:=IF(OR([.J$14]=&quot;&quot;;[.$E59]=&quot;&quot;);&quot;&quot;;[.I59])" office:value-type="float" office:value="0" calcext:value-type="float">
            <text:p>0</text:p>
          </table:table-cell>
          <table:table-cell table:style-name="ce120" table:formula="of:=IF(OR([.K$14]=&quot;&quot;;[.$E59]=&quot;&quot;);&quot;&quot;;[.J59])">
            <text:p/>
          </table:table-cell>
          <table:table-cell table:style-name="ce120" table:formula="of:=IF(OR([.L$14]=&quot;&quot;;[.$E59]=&quot;&quot;);&quot;&quot;;[.K59])">
            <text:p/>
          </table:table-cell>
          <table:table-cell table:style-name="ce120" table:formula="of:=IF(OR([.M$14]=&quot;&quot;;[.$E59]=&quot;&quot;);&quot;&quot;;[.L59])">
            <text:p/>
          </table:table-cell>
          <table:table-cell table:style-name="ce120" table:formula="of:=IF(OR([.N$14]=&quot;&quot;;[.$E59]=&quot;&quot;);&quot;&quot;;[.M59])">
            <text:p/>
          </table:table-cell>
          <table:table-cell table:style-name="ce120" table:formula="of:=IF(OR([.O$14]=&quot;&quot;;[.$E59]=&quot;&quot;);&quot;&quot;;[.N59])">
            <text:p/>
          </table:table-cell>
          <table:table-cell table:style-name="ce120" table:formula="of:=IF(OR([.P$14]=&quot;&quot;;[.$E59]=&quot;&quot;);&quot;&quot;;[.O59])">
            <text:p/>
          </table:table-cell>
          <table:table-cell table:style-name="ce120" table:formula="of:=IF(OR([.Q$14]=&quot;&quot;;[.$E59]=&quot;&quot;);&quot;&quot;;[.P59])">
            <text:p/>
          </table:table-cell>
          <table:table-cell table:style-name="ce120" table:formula="of:=IF(OR([.R$14]=&quot;&quot;;[.$E59]=&quot;&quot;);&quot;&quot;;[.Q59])">
            <text:p/>
          </table:table-cell>
          <table:table-cell table:style-name="ce120" table:formula="of:=IF(OR([.S$14]=&quot;&quot;;[.$E59]=&quot;&quot;);&quot;&quot;;[.R59])">
            <text:p/>
          </table:table-cell>
          <table:table-cell table:style-name="ce120" table:formula="of:=IF(OR([.T$14]=&quot;&quot;;[.$E59]=&quot;&quot;);&quot;&quot;;[.S59])">
            <text:p/>
          </table:table-cell>
          <table:table-cell table:style-name="ce120" table:formula="of:=IF(OR([.U$14]=&quot;&quot;;[.$E59]=&quot;&quot;);&quot;&quot;;[.T59])">
            <text:p/>
          </table:table-cell>
          <table:table-cell table:style-name="ce120" table:formula="of:=IF(OR([.V$14]=&quot;&quot;;[.$E59]=&quot;&quot;);&quot;&quot;;[.U59])">
            <text:p/>
          </table:table-cell>
          <table:table-cell table:style-name="ce120" table:formula="of:=IF(OR([.W$14]=&quot;&quot;;[.$E59]=&quot;&quot;);&quot;&quot;;[.V59])">
            <text:p/>
          </table:table-cell>
          <table:table-cell table:style-name="ce120" table:formula="of:=IF(OR([.X$14]=&quot;&quot;;[.$E59]=&quot;&quot;);&quot;&quot;;[.W59])">
            <text:p/>
          </table:table-cell>
          <table:table-cell table:style-name="ce120" table:formula="of:=IF(OR([.Y$14]=&quot;&quot;;[.$E59]=&quot;&quot;);&quot;&quot;;[.X59])">
            <text:p/>
          </table:table-cell>
          <table:table-cell table:style-name="ce120" table:number-columns-repeated="3"/>
          <table:table-cell table:style-name="ce120" table:formula="of:=IF(OR([.AC$14]=&quot;&quot;;[.$E59]=&quot;&quot;);&quot;&quot;;[.AB59])">
            <text:p/>
          </table:table-cell>
          <table:table-cell table:style-name="ce120"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60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60]=&quot;&quot;);&quot;&quot;;[.E60])" office:value-type="float" office:value="0" calcext:value-type="float">
            <text:p>0</text:p>
          </table:table-cell>
          <table:table-cell table:style-name="ce120" table:formula="of:=IF(OR([.G$14]=&quot;&quot;;[.$E60]=&quot;&quot;);&quot;&quot;;[.F60])" office:value-type="float" office:value="0" calcext:value-type="float">
            <text:p>0</text:p>
          </table:table-cell>
          <table:table-cell table:style-name="ce120" table:formula="of:=IF(OR([.H$14]=&quot;&quot;;[.$E60]=&quot;&quot;);&quot;&quot;;[.G60])" office:value-type="float" office:value="0" calcext:value-type="float">
            <text:p>0</text:p>
          </table:table-cell>
          <table:table-cell table:style-name="ce120" table:formula="of:=IF(OR([.I$14]=&quot;&quot;;[.$E60]=&quot;&quot;);&quot;&quot;;[.H60])" office:value-type="float" office:value="0" calcext:value-type="float">
            <text:p>0</text:p>
          </table:table-cell>
          <table:table-cell table:style-name="ce120" table:formula="of:=IF(OR([.J$14]=&quot;&quot;;[.$E60]=&quot;&quot;);&quot;&quot;;[.I60])" office:value-type="float" office:value="0" calcext:value-type="float">
            <text:p>0</text:p>
          </table:table-cell>
          <table:table-cell table:style-name="ce120" table:formula="of:=IF(OR([.K$14]=&quot;&quot;;[.$E60]=&quot;&quot;);&quot;&quot;;[.J60])">
            <text:p/>
          </table:table-cell>
          <table:table-cell table:style-name="ce120" table:formula="of:=IF(OR([.L$14]=&quot;&quot;;[.$E60]=&quot;&quot;);&quot;&quot;;[.K60])">
            <text:p/>
          </table:table-cell>
          <table:table-cell table:style-name="ce120" table:formula="of:=IF(OR([.M$14]=&quot;&quot;;[.$E60]=&quot;&quot;);&quot;&quot;;[.L60])">
            <text:p/>
          </table:table-cell>
          <table:table-cell table:style-name="ce120" table:formula="of:=IF(OR([.N$14]=&quot;&quot;;[.$E60]=&quot;&quot;);&quot;&quot;;[.M60])">
            <text:p/>
          </table:table-cell>
          <table:table-cell table:style-name="ce120" table:formula="of:=IF(OR([.O$14]=&quot;&quot;;[.$E60]=&quot;&quot;);&quot;&quot;;[.N60])">
            <text:p/>
          </table:table-cell>
          <table:table-cell table:style-name="ce120" table:formula="of:=IF(OR([.P$14]=&quot;&quot;;[.$E60]=&quot;&quot;);&quot;&quot;;[.O60])">
            <text:p/>
          </table:table-cell>
          <table:table-cell table:style-name="ce120" table:formula="of:=IF(OR([.Q$14]=&quot;&quot;;[.$E60]=&quot;&quot;);&quot;&quot;;[.P60])">
            <text:p/>
          </table:table-cell>
          <table:table-cell table:style-name="ce120" table:formula="of:=IF(OR([.R$14]=&quot;&quot;;[.$E60]=&quot;&quot;);&quot;&quot;;[.Q60])">
            <text:p/>
          </table:table-cell>
          <table:table-cell table:style-name="ce120" table:formula="of:=IF(OR([.S$14]=&quot;&quot;;[.$E60]=&quot;&quot;);&quot;&quot;;[.R60])">
            <text:p/>
          </table:table-cell>
          <table:table-cell table:style-name="ce120" table:formula="of:=IF(OR([.T$14]=&quot;&quot;;[.$E60]=&quot;&quot;);&quot;&quot;;[.S60])">
            <text:p/>
          </table:table-cell>
          <table:table-cell table:style-name="ce120" table:formula="of:=IF(OR([.U$14]=&quot;&quot;;[.$E60]=&quot;&quot;);&quot;&quot;;[.T60])">
            <text:p/>
          </table:table-cell>
          <table:table-cell table:style-name="ce120" table:formula="of:=IF(OR([.V$14]=&quot;&quot;;[.$E60]=&quot;&quot;);&quot;&quot;;[.U60])">
            <text:p/>
          </table:table-cell>
          <table:table-cell table:style-name="ce120" table:formula="of:=IF(OR([.W$14]=&quot;&quot;;[.$E60]=&quot;&quot;);&quot;&quot;;[.V60])">
            <text:p/>
          </table:table-cell>
          <table:table-cell table:style-name="ce120" table:formula="of:=IF(OR([.X$14]=&quot;&quot;;[.$E60]=&quot;&quot;);&quot;&quot;;[.W60])">
            <text:p/>
          </table:table-cell>
          <table:table-cell table:style-name="ce120" table:formula="of:=IF(OR([.Y$14]=&quot;&quot;;[.$E60]=&quot;&quot;);&quot;&quot;;[.X60])">
            <text:p/>
          </table:table-cell>
          <table:table-cell table:style-name="ce120" table:number-columns-repeated="3"/>
          <table:table-cell table:style-name="ce120" table:formula="of:=IF(OR([.AC$14]=&quot;&quot;;[.$E60]=&quot;&quot;);&quot;&quot;;[.AB60])">
            <text:p/>
          </table:table-cell>
          <table:table-cell table:style-name="ce120"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61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61]=&quot;&quot;);&quot;&quot;;[.E61])" office:value-type="float" office:value="0" calcext:value-type="float">
            <text:p>0</text:p>
          </table:table-cell>
          <table:table-cell table:style-name="ce120" table:formula="of:=IF(OR([.G$14]=&quot;&quot;;[.$E61]=&quot;&quot;);&quot;&quot;;[.F61])" office:value-type="float" office:value="0" calcext:value-type="float">
            <text:p>0</text:p>
          </table:table-cell>
          <table:table-cell table:style-name="ce120" table:formula="of:=IF(OR([.H$14]=&quot;&quot;;[.$E61]=&quot;&quot;);&quot;&quot;;[.G61])" office:value-type="float" office:value="0" calcext:value-type="float">
            <text:p>0</text:p>
          </table:table-cell>
          <table:table-cell table:style-name="ce120" table:formula="of:=IF(OR([.I$14]=&quot;&quot;;[.$E61]=&quot;&quot;);&quot;&quot;;[.H61])" office:value-type="float" office:value="0" calcext:value-type="float">
            <text:p>0</text:p>
          </table:table-cell>
          <table:table-cell table:style-name="ce120" table:formula="of:=IF(OR([.J$14]=&quot;&quot;;[.$E61]=&quot;&quot;);&quot;&quot;;[.I61])" office:value-type="float" office:value="0" calcext:value-type="float">
            <text:p>0</text:p>
          </table:table-cell>
          <table:table-cell table:style-name="ce120" table:formula="of:=IF(OR([.K$14]=&quot;&quot;;[.$E61]=&quot;&quot;);&quot;&quot;;[.J61])">
            <text:p/>
          </table:table-cell>
          <table:table-cell table:style-name="ce120" table:formula="of:=IF(OR([.L$14]=&quot;&quot;;[.$E61]=&quot;&quot;);&quot;&quot;;[.K61])">
            <text:p/>
          </table:table-cell>
          <table:table-cell table:style-name="ce120" table:formula="of:=IF(OR([.M$14]=&quot;&quot;;[.$E61]=&quot;&quot;);&quot;&quot;;[.L61])">
            <text:p/>
          </table:table-cell>
          <table:table-cell table:style-name="ce120" table:formula="of:=IF(OR([.N$14]=&quot;&quot;;[.$E61]=&quot;&quot;);&quot;&quot;;[.M61])">
            <text:p/>
          </table:table-cell>
          <table:table-cell table:style-name="ce120" table:formula="of:=IF(OR([.O$14]=&quot;&quot;;[.$E61]=&quot;&quot;);&quot;&quot;;[.N61])">
            <text:p/>
          </table:table-cell>
          <table:table-cell table:style-name="ce120" table:formula="of:=IF(OR([.P$14]=&quot;&quot;;[.$E61]=&quot;&quot;);&quot;&quot;;[.O61])">
            <text:p/>
          </table:table-cell>
          <table:table-cell table:style-name="ce120" table:formula="of:=IF(OR([.Q$14]=&quot;&quot;;[.$E61]=&quot;&quot;);&quot;&quot;;[.P61])">
            <text:p/>
          </table:table-cell>
          <table:table-cell table:style-name="ce120" table:formula="of:=IF(OR([.R$14]=&quot;&quot;;[.$E61]=&quot;&quot;);&quot;&quot;;[.Q61])">
            <text:p/>
          </table:table-cell>
          <table:table-cell table:style-name="ce120" table:formula="of:=IF(OR([.S$14]=&quot;&quot;;[.$E61]=&quot;&quot;);&quot;&quot;;[.R61])">
            <text:p/>
          </table:table-cell>
          <table:table-cell table:style-name="ce120" table:formula="of:=IF(OR([.T$14]=&quot;&quot;;[.$E61]=&quot;&quot;);&quot;&quot;;[.S61])">
            <text:p/>
          </table:table-cell>
          <table:table-cell table:style-name="ce120" table:formula="of:=IF(OR([.U$14]=&quot;&quot;;[.$E61]=&quot;&quot;);&quot;&quot;;[.T61])">
            <text:p/>
          </table:table-cell>
          <table:table-cell table:style-name="ce120" table:formula="of:=IF(OR([.V$14]=&quot;&quot;;[.$E61]=&quot;&quot;);&quot;&quot;;[.U61])">
            <text:p/>
          </table:table-cell>
          <table:table-cell table:style-name="ce120" table:formula="of:=IF(OR([.W$14]=&quot;&quot;;[.$E61]=&quot;&quot;);&quot;&quot;;[.V61])">
            <text:p/>
          </table:table-cell>
          <table:table-cell table:style-name="ce120" table:formula="of:=IF(OR([.X$14]=&quot;&quot;;[.$E61]=&quot;&quot;);&quot;&quot;;[.W61])">
            <text:p/>
          </table:table-cell>
          <table:table-cell table:style-name="ce120" table:formula="of:=IF(OR([.Y$14]=&quot;&quot;;[.$E61]=&quot;&quot;);&quot;&quot;;[.X61])">
            <text:p/>
          </table:table-cell>
          <table:table-cell table:style-name="ce120" table:number-columns-repeated="3"/>
          <table:table-cell table:style-name="ce120" table:formula="of:=IF(OR([.AC$14]=&quot;&quot;;[.$E61]=&quot;&quot;);&quot;&quot;;[.AB61])">
            <text:p/>
          </table:table-cell>
          <table:table-cell table:style-name="ce120"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62]&lt;&gt;&quot;&quot;;&quot;Planned&quot;;&quot;&quot;)">
            <text:p/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F(OR([.F$14]=&quot;&quot;;[.$E62]=&quot;&quot;);&quot;&quot;;[.E62])" office:value-type="float" office:value="0" calcext:value-type="float">
            <text:p>0</text:p>
          </table:table-cell>
          <table:table-cell table:style-name="ce120" table:formula="of:=IF(OR([.G$14]=&quot;&quot;;[.$E62]=&quot;&quot;);&quot;&quot;;[.F62])" office:value-type="float" office:value="0" calcext:value-type="float">
            <text:p>0</text:p>
          </table:table-cell>
          <table:table-cell table:style-name="ce120" table:formula="of:=IF(OR([.H$14]=&quot;&quot;;[.$E62]=&quot;&quot;);&quot;&quot;;[.G62])" office:value-type="float" office:value="0" calcext:value-type="float">
            <text:p>0</text:p>
          </table:table-cell>
          <table:table-cell table:style-name="ce120" table:formula="of:=IF(OR([.I$14]=&quot;&quot;;[.$E62]=&quot;&quot;);&quot;&quot;;[.H62])" office:value-type="float" office:value="0" calcext:value-type="float">
            <text:p>0</text:p>
          </table:table-cell>
          <table:table-cell table:style-name="ce120" table:formula="of:=IF(OR([.J$14]=&quot;&quot;;[.$E62]=&quot;&quot;);&quot;&quot;;[.I62])" office:value-type="float" office:value="0" calcext:value-type="float">
            <text:p>0</text:p>
          </table:table-cell>
          <table:table-cell table:style-name="ce120" table:formula="of:=IF(OR([.K$14]=&quot;&quot;;[.$E62]=&quot;&quot;);&quot;&quot;;[.J62])">
            <text:p/>
          </table:table-cell>
          <table:table-cell table:style-name="ce120" table:formula="of:=IF(OR([.L$14]=&quot;&quot;;[.$E62]=&quot;&quot;);&quot;&quot;;[.K62])">
            <text:p/>
          </table:table-cell>
          <table:table-cell table:style-name="ce120" table:formula="of:=IF(OR([.M$14]=&quot;&quot;;[.$E62]=&quot;&quot;);&quot;&quot;;[.L62])">
            <text:p/>
          </table:table-cell>
          <table:table-cell table:style-name="ce120" table:formula="of:=IF(OR([.N$14]=&quot;&quot;;[.$E62]=&quot;&quot;);&quot;&quot;;[.M62])">
            <text:p/>
          </table:table-cell>
          <table:table-cell table:style-name="ce120" table:formula="of:=IF(OR([.O$14]=&quot;&quot;;[.$E62]=&quot;&quot;);&quot;&quot;;[.N62])">
            <text:p/>
          </table:table-cell>
          <table:table-cell table:style-name="ce120" table:formula="of:=IF(OR([.P$14]=&quot;&quot;;[.$E62]=&quot;&quot;);&quot;&quot;;[.O62])">
            <text:p/>
          </table:table-cell>
          <table:table-cell table:style-name="ce120" table:formula="of:=IF(OR([.Q$14]=&quot;&quot;;[.$E62]=&quot;&quot;);&quot;&quot;;[.P62])">
            <text:p/>
          </table:table-cell>
          <table:table-cell table:style-name="ce120" table:formula="of:=IF(OR([.R$14]=&quot;&quot;;[.$E62]=&quot;&quot;);&quot;&quot;;[.Q62])">
            <text:p/>
          </table:table-cell>
          <table:table-cell table:style-name="ce120" table:formula="of:=IF(OR([.S$14]=&quot;&quot;;[.$E62]=&quot;&quot;);&quot;&quot;;[.R62])">
            <text:p/>
          </table:table-cell>
          <table:table-cell table:style-name="ce120" table:formula="of:=IF(OR([.T$14]=&quot;&quot;;[.$E62]=&quot;&quot;);&quot;&quot;;[.S62])">
            <text:p/>
          </table:table-cell>
          <table:table-cell table:style-name="ce120" table:formula="of:=IF(OR([.U$14]=&quot;&quot;;[.$E62]=&quot;&quot;);&quot;&quot;;[.T62])">
            <text:p/>
          </table:table-cell>
          <table:table-cell table:style-name="ce120" table:formula="of:=IF(OR([.V$14]=&quot;&quot;;[.$E62]=&quot;&quot;);&quot;&quot;;[.U62])">
            <text:p/>
          </table:table-cell>
          <table:table-cell table:style-name="ce120" table:formula="of:=IF(OR([.W$14]=&quot;&quot;;[.$E62]=&quot;&quot;);&quot;&quot;;[.V62])">
            <text:p/>
          </table:table-cell>
          <table:table-cell table:style-name="ce120" table:formula="of:=IF(OR([.X$14]=&quot;&quot;;[.$E62]=&quot;&quot;);&quot;&quot;;[.W62])">
            <text:p/>
          </table:table-cell>
          <table:table-cell table:style-name="ce120" table:formula="of:=IF(OR([.Y$14]=&quot;&quot;;[.$E62]=&quot;&quot;);&quot;&quot;;[.X62])">
            <text:p/>
          </table:table-cell>
          <table:table-cell table:style-name="ce120" table:formula="of:=IF(OR([.Z$14]=&quot;&quot;;[.$E62]=&quot;&quot;);&quot;&quot;;[.Y62])">
            <text:p/>
          </table:table-cell>
          <table:table-cell table:style-name="ce120" table:formula="of:=IF(OR([.AA$14]=&quot;&quot;;[.$E62]=&quot;&quot;);&quot;&quot;;[.Z62])">
            <text:p/>
          </table:table-cell>
          <table:table-cell table:style-name="ce120" table:formula="of:=IF(OR([.AB$14]=&quot;&quot;;[.$E62]=&quot;&quot;);&quot;&quot;;[.AA62])">
            <text:p/>
          </table:table-cell>
          <table:table-cell table:style-name="ce120" table:formula="of:=IF(OR([.AC$14]=&quot;&quot;;[.$E62]=&quot;&quot;);&quot;&quot;;[.AB62])">
            <text:p/>
          </table:table-cell>
          <table:table-cell table:style-name="ce120"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63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0" table:formula="of:=IF(OR([.F$14]=&quot;&quot;;[.$E63]=&quot;&quot;);&quot;&quot;;[.E63])" office:value-type="float" office:value="0" calcext:value-type="float">
            <text:p>0</text:p>
          </table:table-cell>
          <table:table-cell table:formula="of:=IF(OR([.G$14]=&quot;&quot;;[.$E63]=&quot;&quot;);&quot;&quot;;[.F63])" office:value-type="float" office:value="0" calcext:value-type="float">
            <text:p>0</text:p>
          </table:table-cell>
          <table:table-cell table:formula="of:=IF(OR([.H$14]=&quot;&quot;;[.$E63]=&quot;&quot;);&quot;&quot;;[.G63])" office:value-type="float" office:value="0" calcext:value-type="float">
            <text:p>0</text:p>
          </table:table-cell>
          <table:table-cell table:formula="of:=IF(OR([.I$14]=&quot;&quot;;[.$E63]=&quot;&quot;);&quot;&quot;;[.H63])" office:value-type="float" office:value="0" calcext:value-type="float">
            <text:p>0</text:p>
          </table:table-cell>
          <table:table-cell table:formula="of:=IF(OR([.J$14]=&quot;&quot;;[.$E63]=&quot;&quot;);&quot;&quot;;[.I63])" office:value-type="float" office:value="0" calcext:value-type="float">
            <text:p>0</text:p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64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0" table:formula="of:=IF(OR([.F$14]=&quot;&quot;;[.$E64]=&quot;&quot;);&quot;&quot;;[.E64])" office:value-type="float" office:value="0" calcext:value-type="float">
            <text:p>0</text:p>
          </table:table-cell>
          <table:table-cell table:style-name="ce120" table:formula="of:=IF(OR([.G$14]=&quot;&quot;;[.$E64]=&quot;&quot;);&quot;&quot;;[.F64])" office:value-type="float" office:value="0" calcext:value-type="float">
            <text:p>0</text:p>
          </table:table-cell>
          <table:table-cell table:style-name="ce120" table:formula="of:=IF(OR([.H$14]=&quot;&quot;;[.$E64]=&quot;&quot;);&quot;&quot;;[.G64])" office:value-type="float" office:value="0" calcext:value-type="float">
            <text:p>0</text:p>
          </table:table-cell>
          <table:table-cell table:style-name="ce120" table:formula="of:=IF(OR([.I$14]=&quot;&quot;;[.$E64]=&quot;&quot;);&quot;&quot;;[.H64])" office:value-type="float" office:value="0" calcext:value-type="float">
            <text:p>0</text:p>
          </table:table-cell>
          <table:table-cell table:style-name="ce120" table:formula="of:=IF(OR([.J$14]=&quot;&quot;;[.$E64]=&quot;&quot;);&quot;&quot;;[.I64])" office:value-type="float" office:value="0" calcext:value-type="float">
            <text:p>0</text:p>
          </table:table-cell>
          <table:table-cell table:style-name="ce120" table:formula="of:=IF(OR([.K$14]=&quot;&quot;;[.$E64]=&quot;&quot;);&quot;&quot;;[.J64])">
            <text:p/>
          </table:table-cell>
          <table:table-cell table:style-name="ce120" table:formula="of:=IF(OR([.L$14]=&quot;&quot;;[.$E64]=&quot;&quot;);&quot;&quot;;[.K64])">
            <text:p/>
          </table:table-cell>
          <table:table-cell table:style-name="ce120" table:formula="of:=IF(OR([.M$14]=&quot;&quot;;[.$E64]=&quot;&quot;);&quot;&quot;;[.L64])">
            <text:p/>
          </table:table-cell>
          <table:table-cell table:style-name="ce120" table:formula="of:=IF(OR([.N$14]=&quot;&quot;;[.$E64]=&quot;&quot;);&quot;&quot;;[.M64])">
            <text:p/>
          </table:table-cell>
          <table:table-cell table:style-name="ce120" table:formula="of:=IF(OR([.O$14]=&quot;&quot;;[.$E64]=&quot;&quot;);&quot;&quot;;[.N64])">
            <text:p/>
          </table:table-cell>
          <table:table-cell table:style-name="ce120" table:formula="of:=IF(OR([.P$14]=&quot;&quot;;[.$E64]=&quot;&quot;);&quot;&quot;;[.O64])">
            <text:p/>
          </table:table-cell>
          <table:table-cell table:style-name="ce120" table:formula="of:=IF(OR([.Q$14]=&quot;&quot;;[.$E64]=&quot;&quot;);&quot;&quot;;[.P64])">
            <text:p/>
          </table:table-cell>
          <table:table-cell table:style-name="ce120" table:formula="of:=IF(OR([.R$14]=&quot;&quot;;[.$E64]=&quot;&quot;);&quot;&quot;;[.Q64])">
            <text:p/>
          </table:table-cell>
          <table:table-cell table:style-name="ce120" table:formula="of:=IF(OR([.S$14]=&quot;&quot;;[.$E64]=&quot;&quot;);&quot;&quot;;[.R64])">
            <text:p/>
          </table:table-cell>
          <table:table-cell table:style-name="ce120" table:formula="of:=IF(OR([.T$14]=&quot;&quot;;[.$E64]=&quot;&quot;);&quot;&quot;;[.S64])">
            <text:p/>
          </table:table-cell>
          <table:table-cell table:style-name="ce120" table:formula="of:=IF(OR([.U$14]=&quot;&quot;;[.$E64]=&quot;&quot;);&quot;&quot;;[.T64])">
            <text:p/>
          </table:table-cell>
          <table:table-cell table:style-name="ce120" table:formula="of:=IF(OR([.V$14]=&quot;&quot;;[.$E64]=&quot;&quot;);&quot;&quot;;[.U64])">
            <text:p/>
          </table:table-cell>
          <table:table-cell table:style-name="ce120" table:formula="of:=IF(OR([.W$14]=&quot;&quot;;[.$E64]=&quot;&quot;);&quot;&quot;;[.V64])">
            <text:p/>
          </table:table-cell>
          <table:table-cell table:style-name="ce120" table:formula="of:=IF(OR([.X$14]=&quot;&quot;;[.$E64]=&quot;&quot;);&quot;&quot;;[.W64])">
            <text:p/>
          </table:table-cell>
          <table:table-cell table:style-name="ce120" table:formula="of:=IF(OR([.Y$14]=&quot;&quot;;[.$E64]=&quot;&quot;);&quot;&quot;;[.X64])">
            <text:p/>
          </table:table-cell>
          <table:table-cell table:number-columns-repeated="999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65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0" table:formula="of:=IF(OR([.F$14]=&quot;&quot;;[.$E65]=&quot;&quot;);&quot;&quot;;[.E65])" office:value-type="float" office:value="0" calcext:value-type="float">
            <text:p>0</text:p>
          </table:table-cell>
          <table:table-cell table:style-name="ce120" table:formula="of:=IF(OR([.G$14]=&quot;&quot;;[.$E65]=&quot;&quot;);&quot;&quot;;[.F65])" office:value-type="float" office:value="0" calcext:value-type="float">
            <text:p>0</text:p>
          </table:table-cell>
          <table:table-cell table:style-name="ce120" table:formula="of:=IF(OR([.H$14]=&quot;&quot;;[.$E65]=&quot;&quot;);&quot;&quot;;[.G65])" office:value-type="float" office:value="0" calcext:value-type="float">
            <text:p>0</text:p>
          </table:table-cell>
          <table:table-cell table:style-name="ce120" table:formula="of:=IF(OR([.I$14]=&quot;&quot;;[.$E65]=&quot;&quot;);&quot;&quot;;[.H65])" office:value-type="float" office:value="0" calcext:value-type="float">
            <text:p>0</text:p>
          </table:table-cell>
          <table:table-cell table:style-name="ce120" table:formula="of:=IF(OR([.J$14]=&quot;&quot;;[.$E65]=&quot;&quot;);&quot;&quot;;[.I65])" office:value-type="float" office:value="0" calcext:value-type="float">
            <text:p>0</text:p>
          </table:table-cell>
          <table:table-cell table:style-name="ce120" table:formula="of:=IF(OR([.K$14]=&quot;&quot;;[.$E65]=&quot;&quot;);&quot;&quot;;[.J65])">
            <text:p/>
          </table:table-cell>
          <table:table-cell table:style-name="ce120" table:formula="of:=IF(OR([.L$14]=&quot;&quot;;[.$E65]=&quot;&quot;);&quot;&quot;;[.K65])">
            <text:p/>
          </table:table-cell>
          <table:table-cell table:style-name="ce120" table:formula="of:=IF(OR([.M$14]=&quot;&quot;;[.$E65]=&quot;&quot;);&quot;&quot;;[.L65])">
            <text:p/>
          </table:table-cell>
          <table:table-cell table:style-name="ce120" table:formula="of:=IF(OR([.N$14]=&quot;&quot;;[.$E65]=&quot;&quot;);&quot;&quot;;[.M65])">
            <text:p/>
          </table:table-cell>
          <table:table-cell table:style-name="ce120" table:formula="of:=IF(OR([.O$14]=&quot;&quot;;[.$E65]=&quot;&quot;);&quot;&quot;;[.N65])">
            <text:p/>
          </table:table-cell>
          <table:table-cell table:style-name="ce120" table:formula="of:=IF(OR([.P$14]=&quot;&quot;;[.$E65]=&quot;&quot;);&quot;&quot;;[.O65])">
            <text:p/>
          </table:table-cell>
          <table:table-cell table:style-name="ce120" table:formula="of:=IF(OR([.Q$14]=&quot;&quot;;[.$E65]=&quot;&quot;);&quot;&quot;;[.P65])">
            <text:p/>
          </table:table-cell>
          <table:table-cell table:style-name="ce120" table:formula="of:=IF(OR([.R$14]=&quot;&quot;;[.$E65]=&quot;&quot;);&quot;&quot;;[.Q65])">
            <text:p/>
          </table:table-cell>
          <table:table-cell table:style-name="ce120" table:formula="of:=IF(OR([.S$14]=&quot;&quot;;[.$E65]=&quot;&quot;);&quot;&quot;;[.R65])">
            <text:p/>
          </table:table-cell>
          <table:table-cell table:style-name="ce120" table:formula="of:=IF(OR([.T$14]=&quot;&quot;;[.$E65]=&quot;&quot;);&quot;&quot;;[.S65])">
            <text:p/>
          </table:table-cell>
          <table:table-cell table:style-name="ce120" table:formula="of:=IF(OR([.U$14]=&quot;&quot;;[.$E65]=&quot;&quot;);&quot;&quot;;[.T65])">
            <text:p/>
          </table:table-cell>
          <table:table-cell table:style-name="ce120" table:formula="of:=IF(OR([.V$14]=&quot;&quot;;[.$E65]=&quot;&quot;);&quot;&quot;;[.U65])">
            <text:p/>
          </table:table-cell>
          <table:table-cell table:style-name="ce120" table:formula="of:=IF(OR([.W$14]=&quot;&quot;;[.$E65]=&quot;&quot;);&quot;&quot;;[.V65])">
            <text:p/>
          </table:table-cell>
          <table:table-cell table:style-name="ce120" table:formula="of:=IF(OR([.X$14]=&quot;&quot;;[.$E65]=&quot;&quot;);&quot;&quot;;[.W65])">
            <text:p/>
          </table:table-cell>
          <table:table-cell table:style-name="ce120" table:formula="of:=IF(OR([.Y$14]=&quot;&quot;;[.$E65]=&quot;&quot;);&quot;&quot;;[.X65])">
            <text:p/>
          </table:table-cell>
          <table:table-cell table:number-columns-repeated="999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66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0" table:formula="of:=IF(OR([.F$14]=&quot;&quot;;[.$E66]=&quot;&quot;);&quot;&quot;;[.E66])" office:value-type="float" office:value="0" calcext:value-type="float">
            <text:p>0</text:p>
          </table:table-cell>
          <table:table-cell table:style-name="ce120" table:formula="of:=IF(OR([.G$14]=&quot;&quot;;[.$E66]=&quot;&quot;);&quot;&quot;;[.F66])" office:value-type="float" office:value="0" calcext:value-type="float">
            <text:p>0</text:p>
          </table:table-cell>
          <table:table-cell table:style-name="ce120" table:formula="of:=IF(OR([.H$14]=&quot;&quot;;[.$E66]=&quot;&quot;);&quot;&quot;;[.G66])" office:value-type="float" office:value="0" calcext:value-type="float">
            <text:p>0</text:p>
          </table:table-cell>
          <table:table-cell table:style-name="ce120" table:formula="of:=IF(OR([.I$14]=&quot;&quot;;[.$E66]=&quot;&quot;);&quot;&quot;;[.H66])" office:value-type="float" office:value="0" calcext:value-type="float">
            <text:p>0</text:p>
          </table:table-cell>
          <table:table-cell table:style-name="ce120" table:formula="of:=IF(OR([.J$14]=&quot;&quot;;[.$E66]=&quot;&quot;);&quot;&quot;;[.I66])" office:value-type="float" office:value="0" calcext:value-type="float">
            <text:p>0</text:p>
          </table:table-cell>
          <table:table-cell table:style-name="ce120" table:formula="of:=IF(OR([.K$14]=&quot;&quot;;[.$E66]=&quot;&quot;);&quot;&quot;;[.J66])">
            <text:p/>
          </table:table-cell>
          <table:table-cell table:style-name="ce120" table:formula="of:=IF(OR([.L$14]=&quot;&quot;;[.$E66]=&quot;&quot;);&quot;&quot;;[.K66])">
            <text:p/>
          </table:table-cell>
          <table:table-cell table:style-name="ce120" table:formula="of:=IF(OR([.M$14]=&quot;&quot;;[.$E66]=&quot;&quot;);&quot;&quot;;[.L66])">
            <text:p/>
          </table:table-cell>
          <table:table-cell table:style-name="ce120" table:formula="of:=IF(OR([.N$14]=&quot;&quot;;[.$E66]=&quot;&quot;);&quot;&quot;;[.M66])">
            <text:p/>
          </table:table-cell>
          <table:table-cell table:style-name="ce120" table:formula="of:=IF(OR([.O$14]=&quot;&quot;;[.$E66]=&quot;&quot;);&quot;&quot;;[.N66])">
            <text:p/>
          </table:table-cell>
          <table:table-cell table:style-name="ce120" table:formula="of:=IF(OR([.P$14]=&quot;&quot;;[.$E66]=&quot;&quot;);&quot;&quot;;[.O66])">
            <text:p/>
          </table:table-cell>
          <table:table-cell table:style-name="ce120" table:formula="of:=IF(OR([.Q$14]=&quot;&quot;;[.$E66]=&quot;&quot;);&quot;&quot;;[.P66])">
            <text:p/>
          </table:table-cell>
          <table:table-cell table:style-name="ce120" table:formula="of:=IF(OR([.R$14]=&quot;&quot;;[.$E66]=&quot;&quot;);&quot;&quot;;[.Q66])">
            <text:p/>
          </table:table-cell>
          <table:table-cell table:style-name="ce120" table:formula="of:=IF(OR([.S$14]=&quot;&quot;;[.$E66]=&quot;&quot;);&quot;&quot;;[.R66])">
            <text:p/>
          </table:table-cell>
          <table:table-cell table:style-name="ce120" table:formula="of:=IF(OR([.T$14]=&quot;&quot;;[.$E66]=&quot;&quot;);&quot;&quot;;[.S66])">
            <text:p/>
          </table:table-cell>
          <table:table-cell table:style-name="ce120" table:formula="of:=IF(OR([.U$14]=&quot;&quot;;[.$E66]=&quot;&quot;);&quot;&quot;;[.T66])">
            <text:p/>
          </table:table-cell>
          <table:table-cell table:style-name="ce120" table:formula="of:=IF(OR([.V$14]=&quot;&quot;;[.$E66]=&quot;&quot;);&quot;&quot;;[.U66])">
            <text:p/>
          </table:table-cell>
          <table:table-cell table:style-name="ce120" table:formula="of:=IF(OR([.W$14]=&quot;&quot;;[.$E66]=&quot;&quot;);&quot;&quot;;[.V66])">
            <text:p/>
          </table:table-cell>
          <table:table-cell table:style-name="ce120" table:formula="of:=IF(OR([.X$14]=&quot;&quot;;[.$E66]=&quot;&quot;);&quot;&quot;;[.W66])">
            <text:p/>
          </table:table-cell>
          <table:table-cell table:style-name="ce120" table:formula="of:=IF(OR([.Y$14]=&quot;&quot;;[.$E66]=&quot;&quot;);&quot;&quot;;[.X66])">
            <text:p/>
          </table:table-cell>
          <table:table-cell table:number-columns-repeated="999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67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0" table:formula="of:=IF(OR([.F$14]=&quot;&quot;;[.$E67]=&quot;&quot;);&quot;&quot;;[.E67])" office:value-type="float" office:value="0" calcext:value-type="float">
            <text:p>0</text:p>
          </table:table-cell>
          <table:table-cell table:style-name="ce120" table:formula="of:=IF(OR([.G$14]=&quot;&quot;;[.$E67]=&quot;&quot;);&quot;&quot;;[.F67])" office:value-type="float" office:value="0" calcext:value-type="float">
            <text:p>0</text:p>
          </table:table-cell>
          <table:table-cell table:style-name="ce120" table:formula="of:=IF(OR([.H$14]=&quot;&quot;;[.$E67]=&quot;&quot;);&quot;&quot;;[.G67])" office:value-type="float" office:value="0" calcext:value-type="float">
            <text:p>0</text:p>
          </table:table-cell>
          <table:table-cell table:style-name="ce120" table:formula="of:=IF(OR([.I$14]=&quot;&quot;;[.$E67]=&quot;&quot;);&quot;&quot;;[.H67])" office:value-type="float" office:value="0" calcext:value-type="float">
            <text:p>0</text:p>
          </table:table-cell>
          <table:table-cell table:style-name="ce120" table:formula="of:=IF(OR([.J$14]=&quot;&quot;;[.$E67]=&quot;&quot;);&quot;&quot;;[.I67])" office:value-type="float" office:value="0" calcext:value-type="float">
            <text:p>0</text:p>
          </table:table-cell>
          <table:table-cell table:style-name="ce120" table:formula="of:=IF(OR([.K$14]=&quot;&quot;;[.$E67]=&quot;&quot;);&quot;&quot;;[.J67])">
            <text:p/>
          </table:table-cell>
          <table:table-cell table:style-name="ce120" table:formula="of:=IF(OR([.L$14]=&quot;&quot;;[.$E67]=&quot;&quot;);&quot;&quot;;[.K67])">
            <text:p/>
          </table:table-cell>
          <table:table-cell table:style-name="ce120" table:formula="of:=IF(OR([.M$14]=&quot;&quot;;[.$E67]=&quot;&quot;);&quot;&quot;;[.L67])">
            <text:p/>
          </table:table-cell>
          <table:table-cell table:style-name="ce120" table:formula="of:=IF(OR([.N$14]=&quot;&quot;;[.$E67]=&quot;&quot;);&quot;&quot;;[.M67])">
            <text:p/>
          </table:table-cell>
          <table:table-cell table:style-name="ce120" table:formula="of:=IF(OR([.O$14]=&quot;&quot;;[.$E67]=&quot;&quot;);&quot;&quot;;[.N67])">
            <text:p/>
          </table:table-cell>
          <table:table-cell table:style-name="ce120" table:formula="of:=IF(OR([.P$14]=&quot;&quot;;[.$E67]=&quot;&quot;);&quot;&quot;;[.O67])">
            <text:p/>
          </table:table-cell>
          <table:table-cell table:style-name="ce120" table:formula="of:=IF(OR([.Q$14]=&quot;&quot;;[.$E67]=&quot;&quot;);&quot;&quot;;[.P67])">
            <text:p/>
          </table:table-cell>
          <table:table-cell table:style-name="ce120" table:formula="of:=IF(OR([.R$14]=&quot;&quot;;[.$E67]=&quot;&quot;);&quot;&quot;;[.Q67])">
            <text:p/>
          </table:table-cell>
          <table:table-cell table:style-name="ce120" table:formula="of:=IF(OR([.S$14]=&quot;&quot;;[.$E67]=&quot;&quot;);&quot;&quot;;[.R67])">
            <text:p/>
          </table:table-cell>
          <table:table-cell table:style-name="ce120" table:formula="of:=IF(OR([.T$14]=&quot;&quot;;[.$E67]=&quot;&quot;);&quot;&quot;;[.S67])">
            <text:p/>
          </table:table-cell>
          <table:table-cell table:style-name="ce120" table:formula="of:=IF(OR([.U$14]=&quot;&quot;;[.$E67]=&quot;&quot;);&quot;&quot;;[.T67])">
            <text:p/>
          </table:table-cell>
          <table:table-cell table:style-name="ce120" table:formula="of:=IF(OR([.V$14]=&quot;&quot;;[.$E67]=&quot;&quot;);&quot;&quot;;[.U67])">
            <text:p/>
          </table:table-cell>
          <table:table-cell table:style-name="ce120" table:formula="of:=IF(OR([.W$14]=&quot;&quot;;[.$E67]=&quot;&quot;);&quot;&quot;;[.V67])">
            <text:p/>
          </table:table-cell>
          <table:table-cell table:style-name="ce120" table:formula="of:=IF(OR([.X$14]=&quot;&quot;;[.$E67]=&quot;&quot;);&quot;&quot;;[.W67])">
            <text:p/>
          </table:table-cell>
          <table:table-cell table:style-name="ce120" table:formula="of:=IF(OR([.Y$14]=&quot;&quot;;[.$E67]=&quot;&quot;);&quot;&quot;;[.X67])">
            <text:p/>
          </table:table-cell>
          <table:table-cell table:number-columns-repeated="999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68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0" table:formula="of:=IF(OR([.F$14]=&quot;&quot;;[.$E68]=&quot;&quot;);&quot;&quot;;[.E68])" office:value-type="float" office:value="0" calcext:value-type="float">
            <text:p>0</text:p>
          </table:table-cell>
          <table:table-cell table:style-name="ce120" table:formula="of:=IF(OR([.G$14]=&quot;&quot;;[.$E68]=&quot;&quot;);&quot;&quot;;[.F68])" office:value-type="float" office:value="0" calcext:value-type="float">
            <text:p>0</text:p>
          </table:table-cell>
          <table:table-cell table:style-name="ce120" table:formula="of:=IF(OR([.H$14]=&quot;&quot;;[.$E68]=&quot;&quot;);&quot;&quot;;[.G68])" office:value-type="float" office:value="0" calcext:value-type="float">
            <text:p>0</text:p>
          </table:table-cell>
          <table:table-cell table:style-name="ce120" table:formula="of:=IF(OR([.I$14]=&quot;&quot;;[.$E68]=&quot;&quot;);&quot;&quot;;[.H68])" office:value-type="float" office:value="0" calcext:value-type="float">
            <text:p>0</text:p>
          </table:table-cell>
          <table:table-cell table:style-name="ce120" table:formula="of:=IF(OR([.J$14]=&quot;&quot;;[.$E68]=&quot;&quot;);&quot;&quot;;[.I68])" office:value-type="float" office:value="0" calcext:value-type="float">
            <text:p>0</text:p>
          </table:table-cell>
          <table:table-cell table:style-name="ce120" table:formula="of:=IF(OR([.K$14]=&quot;&quot;;[.$E68]=&quot;&quot;);&quot;&quot;;[.J68])">
            <text:p/>
          </table:table-cell>
          <table:table-cell table:style-name="ce120" table:formula="of:=IF(OR([.L$14]=&quot;&quot;;[.$E68]=&quot;&quot;);&quot;&quot;;[.K68])">
            <text:p/>
          </table:table-cell>
          <table:table-cell table:style-name="ce120" table:formula="of:=IF(OR([.M$14]=&quot;&quot;;[.$E68]=&quot;&quot;);&quot;&quot;;[.L68])">
            <text:p/>
          </table:table-cell>
          <table:table-cell table:style-name="ce120" table:formula="of:=IF(OR([.N$14]=&quot;&quot;;[.$E68]=&quot;&quot;);&quot;&quot;;[.M68])">
            <text:p/>
          </table:table-cell>
          <table:table-cell table:style-name="ce120" table:formula="of:=IF(OR([.O$14]=&quot;&quot;;[.$E68]=&quot;&quot;);&quot;&quot;;[.N68])">
            <text:p/>
          </table:table-cell>
          <table:table-cell table:style-name="ce120" table:formula="of:=IF(OR([.P$14]=&quot;&quot;;[.$E68]=&quot;&quot;);&quot;&quot;;[.O68])">
            <text:p/>
          </table:table-cell>
          <table:table-cell table:style-name="ce120" table:formula="of:=IF(OR([.Q$14]=&quot;&quot;;[.$E68]=&quot;&quot;);&quot;&quot;;[.P68])">
            <text:p/>
          </table:table-cell>
          <table:table-cell table:style-name="ce120" table:formula="of:=IF(OR([.R$14]=&quot;&quot;;[.$E68]=&quot;&quot;);&quot;&quot;;[.Q68])">
            <text:p/>
          </table:table-cell>
          <table:table-cell table:style-name="ce120" table:formula="of:=IF(OR([.S$14]=&quot;&quot;;[.$E68]=&quot;&quot;);&quot;&quot;;[.R68])">
            <text:p/>
          </table:table-cell>
          <table:table-cell table:style-name="ce120" table:formula="of:=IF(OR([.T$14]=&quot;&quot;;[.$E68]=&quot;&quot;);&quot;&quot;;[.S68])">
            <text:p/>
          </table:table-cell>
          <table:table-cell table:style-name="ce120" table:formula="of:=IF(OR([.U$14]=&quot;&quot;;[.$E68]=&quot;&quot;);&quot;&quot;;[.T68])">
            <text:p/>
          </table:table-cell>
          <table:table-cell table:style-name="ce120" table:formula="of:=IF(OR([.V$14]=&quot;&quot;;[.$E68]=&quot;&quot;);&quot;&quot;;[.U68])">
            <text:p/>
          </table:table-cell>
          <table:table-cell table:style-name="ce120" table:formula="of:=IF(OR([.W$14]=&quot;&quot;;[.$E68]=&quot;&quot;);&quot;&quot;;[.V68])">
            <text:p/>
          </table:table-cell>
          <table:table-cell table:style-name="ce120" table:formula="of:=IF(OR([.X$14]=&quot;&quot;;[.$E68]=&quot;&quot;);&quot;&quot;;[.W68])">
            <text:p/>
          </table:table-cell>
          <table:table-cell table:style-name="ce120" table:formula="of:=IF(OR([.Y$14]=&quot;&quot;;[.$E68]=&quot;&quot;);&quot;&quot;;[.X68])">
            <text:p/>
          </table:table-cell>
          <table:table-cell table:number-columns-repeated="999"/>
        </table:table-row>
        <table:table-row table:style-name="ro5">
          <table:table-cell table:style-name="ce108"/>
          <table:table-cell/>
          <table:table-cell table:style-name="ce114"/>
          <table:table-cell table:style-name="ce116" table:content-validation-name="val3" table:formula="of:=IF([.A69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0" table:formula="of:=IF(OR([.F$14]=&quot;&quot;;[.$E69]=&quot;&quot;);&quot;&quot;;[.E69])" office:value-type="float" office:value="0" calcext:value-type="float">
            <text:p>0</text:p>
          </table:table-cell>
          <table:table-cell table:style-name="ce120" table:formula="of:=IF(OR([.G$14]=&quot;&quot;;[.$E69]=&quot;&quot;);&quot;&quot;;[.F69])" office:value-type="float" office:value="0" calcext:value-type="float">
            <text:p>0</text:p>
          </table:table-cell>
          <table:table-cell table:style-name="ce120" table:formula="of:=IF(OR([.H$14]=&quot;&quot;;[.$E69]=&quot;&quot;);&quot;&quot;;[.G69])" office:value-type="float" office:value="0" calcext:value-type="float">
            <text:p>0</text:p>
          </table:table-cell>
          <table:table-cell table:style-name="ce120" table:formula="of:=IF(OR([.I$14]=&quot;&quot;;[.$E69]=&quot;&quot;);&quot;&quot;;[.H69])" office:value-type="float" office:value="0" calcext:value-type="float">
            <text:p>0</text:p>
          </table:table-cell>
          <table:table-cell table:style-name="ce120" table:formula="of:=IF(OR([.J$14]=&quot;&quot;;[.$E69]=&quot;&quot;);&quot;&quot;;[.I69])" office:value-type="float" office:value="0" calcext:value-type="float">
            <text:p>0</text:p>
          </table:table-cell>
          <table:table-cell table:style-name="ce120" table:formula="of:=IF(OR([.K$14]=&quot;&quot;;[.$E69]=&quot;&quot;);&quot;&quot;;[.J69])">
            <text:p/>
          </table:table-cell>
          <table:table-cell table:style-name="ce120" table:formula="of:=IF(OR([.L$14]=&quot;&quot;;[.$E69]=&quot;&quot;);&quot;&quot;;[.K69])">
            <text:p/>
          </table:table-cell>
          <table:table-cell table:style-name="ce120" table:formula="of:=IF(OR([.M$14]=&quot;&quot;;[.$E69]=&quot;&quot;);&quot;&quot;;[.L69])">
            <text:p/>
          </table:table-cell>
          <table:table-cell table:style-name="ce120" table:formula="of:=IF(OR([.N$14]=&quot;&quot;;[.$E69]=&quot;&quot;);&quot;&quot;;[.M69])">
            <text:p/>
          </table:table-cell>
          <table:table-cell table:style-name="ce120" table:formula="of:=IF(OR([.O$14]=&quot;&quot;;[.$E69]=&quot;&quot;);&quot;&quot;;[.N69])">
            <text:p/>
          </table:table-cell>
          <table:table-cell table:style-name="ce120" table:formula="of:=IF(OR([.P$14]=&quot;&quot;;[.$E69]=&quot;&quot;);&quot;&quot;;[.O69])">
            <text:p/>
          </table:table-cell>
          <table:table-cell table:style-name="ce120" table:formula="of:=IF(OR([.Q$14]=&quot;&quot;;[.$E69]=&quot;&quot;);&quot;&quot;;[.P69])">
            <text:p/>
          </table:table-cell>
          <table:table-cell table:style-name="ce120" table:formula="of:=IF(OR([.R$14]=&quot;&quot;;[.$E69]=&quot;&quot;);&quot;&quot;;[.Q69])">
            <text:p/>
          </table:table-cell>
          <table:table-cell table:style-name="ce120" table:formula="of:=IF(OR([.S$14]=&quot;&quot;;[.$E69]=&quot;&quot;);&quot;&quot;;[.R69])">
            <text:p/>
          </table:table-cell>
          <table:table-cell table:style-name="ce120" table:formula="of:=IF(OR([.T$14]=&quot;&quot;;[.$E69]=&quot;&quot;);&quot;&quot;;[.S69])">
            <text:p/>
          </table:table-cell>
          <table:table-cell table:style-name="ce120" table:formula="of:=IF(OR([.U$14]=&quot;&quot;;[.$E69]=&quot;&quot;);&quot;&quot;;[.T69])">
            <text:p/>
          </table:table-cell>
          <table:table-cell table:style-name="ce120" table:formula="of:=IF(OR([.V$14]=&quot;&quot;;[.$E69]=&quot;&quot;);&quot;&quot;;[.U69])">
            <text:p/>
          </table:table-cell>
          <table:table-cell table:style-name="ce120" table:formula="of:=IF(OR([.W$14]=&quot;&quot;;[.$E69]=&quot;&quot;);&quot;&quot;;[.V69])">
            <text:p/>
          </table:table-cell>
          <table:table-cell table:style-name="ce120" table:formula="of:=IF(OR([.X$14]=&quot;&quot;;[.$E69]=&quot;&quot;);&quot;&quot;;[.W69])">
            <text:p/>
          </table:table-cell>
          <table:table-cell table:style-name="ce120" table:formula="of:=IF(OR([.Y$14]=&quot;&quot;;[.$E69]=&quot;&quot;);&quot;&quot;;[.X69])">
            <text:p/>
          </table:table-cell>
          <table:table-cell table:number-columns-repeated="999"/>
        </table:table-row>
        <table:table-row table:style-name="ro5">
          <table:table-cell table:number-columns-repeated="4"/>
          <table:table-cell office:value-type="float" office:value="0" calcext:value-type="float">
            <text:p>0</text:p>
          </table:table-cell>
          <table:table-cell table:style-name="ce120" table:formula="of:=IF(OR([.F$14]=&quot;&quot;;[.$E70]=&quot;&quot;);&quot;&quot;;[.E70]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0" table:formula="of:=IF(OR([.F$14]=&quot;&quot;;[.$E71]=&quot;&quot;);&quot;&quot;;[.E71])">
            <text:p/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0" table:formula="of:=IF(OR([.F$14]=&quot;&quot;;[.$E72]=&quot;&quot;);&quot;&quot;;[.E72])">
            <text:p/>
          </table:table-cell>
          <table:table-cell table:number-columns-repeated="1018"/>
        </table:table-row>
        <table:table-row table:style-name="ro2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expression table:name="AverageSpeedLastEight" table:base-cell-address="$Sp1.$A$1" table:expression="OFFSET(#REF!;1;0;#REF!;1)"/>
          <table:named-expression table:name="AverageSpeedRealized" table:base-cell-address="$Sp1.$A$1" table:expression="OFFSET(#REF!;1;0;#REF!;1)"/>
          <table:named-expression table:name="AverageSpeedWorstThree" table:base-cell-address="$Sp1.$A$1" table:expression="OFFSET(#REF!;1;0;#REF!;1)"/>
          <table:named-expression table:name="ColBottomCurrentScope" table:base-cell-address="$Sp1.$A$1" table:expression="OFFSET(#REF!;1;0;#REF!;1)"/>
          <table:named-expression table:name="ColTopRemainingWork" table:base-cell-address="$Sp1.$A$1" table:expression="OFFSET(#REF!;1;0;#REF!;1)"/>
          <table:named-range table:name="DoneDays" table:base-cell-address="$Sp1.$A$1" table:cell-range-address="$'Sprint 1'.$D$11"/>
          <table:named-range table:name="ImplementationDays" table:base-cell-address="$Sp1.$A$1" table:cell-range-address="$'Sprint 1'.$B$9"/>
          <table:named-expression table:name="LastEight" table:base-cell-address="$Sp1.$A$1" table:expression="IF(#REF!&gt;8;OFFSET(#REF!;#REF!-7;0;8;1);OFFSET(#REF!;1;0;#REF!-1;1))"/>
          <table:named-expression table:name="LastPlanned" table:base-cell-address="$Sp1.$B$1" table:expression="IF(OFFSET(#REF!;1;0;1;1)=&quot;&quot;;1;OFFSET(#REF!;#REF!;0;1;1))"/>
          <table:named-expression table:name="LastRealized" table:base-cell-address="$Sp1.$A$1" table:expression="IF(OFFSET(#REF!;1;0;1;1)=&quot;&quot;;1;OFFSET(#REF!;#REF!;0;1;1))"/>
          <table:named-expression table:name="PBCurrentBottom" table:base-cell-address="$Sp1.$A$1" table:expression="OFFSET(#REF!;1;0;#REF!;1)"/>
          <table:named-expression table:name="PBTrend" table:base-cell-address="$Sp1.$A$1" table:expression="OFFSET(#REF!;1;0;#REF!;1)"/>
          <table:named-expression table:name="PlannedSpeed" table:base-cell-address="$Sp1.$A$1" table:expression="OFFSET(#REF!;1;0;#REF!;1)"/>
          <table:named-expression table:name="RealizedSpeed" table:base-cell-address="$Sp1.$A$1" table:expression="OFFSET(#REF!;1;0;#REF!;1)"/>
          <table:named-expression table:name="RealValues" table:base-cell-address="$Sp1.$A$1" table:expression="NA()"/>
          <table:named-expression table:name="SprintCount" table:base-cell-address="$Sp1.$A$1" table:expression="#REF!"/>
          <table:named-expression table:name="SprintsInTrend" table:base-cell-address="$Sp1.$A$1" table:expression="#REF!"/>
          <table:named-range table:name="SprintTasks" table:base-cell-address="$Sp1.$A$1" table:cell-range-address="$'Sprint 1'.$A$14:.$AD$67"/>
          <table:named-range table:name="TaskRows" table:base-cell-address="$Sp1.$A$1" table:cell-range-address="$'Sprint 1'.$B$11"/>
          <table:named-range table:name="TaskStatus" table:base-cell-address="$Sp1.$A$1" table:cell-range-address="$'Sprint 1'.$D$14:.$D$62"/>
          <table:named-range table:name="TaskStoryID" table:base-cell-address="$Sp1.$A$1" table:cell-range-address="$'Sprint 1'.$B$14:.$B$57"/>
          <table:named-range table:name="TotalEffort" table:base-cell-address="$Sp1.$A$1" table:cell-range-address="$'Sprint 1'.$E$10"/>
          <table:named-range table:name="TrendDays" table:base-cell-address="$Sp1.$A$1" table:cell-range-address="$'Sprint 1'.$D$13"/>
          <table:named-expression table:name="TrendOffset" table:base-cell-address="$Sp1.$A$1" table:expression="#REF!"/>
          <table:named-expression table:name="TrendSprintCount" table:base-cell-address="$Sp1.$A$1" table:expression="#REF!"/>
        </table:named-expressions>
        <calcext:conditional-formats>
          <calcext:conditional-format calcext:target-range-address="'Sprint 1'.D32:'Sprint 1'.E62 'Sprint 1'.F32:'Sprint 1'.F72 'Sprint 1'.D63:'Sprint 1'.D69 'Sprint 1'.Z25:'Sprint 1'.AD62 'Sprint 1'.D24:'Sprint 1'.Y31 'Sprint 1'.G32:'Sprint 1'.Y62 'Sprint 1'.G64:'Sprint 1'.Y69 'Sprint 1'.E15:'Sprint 1'.AD15 'Sprint 1'.E22:'Sprint 1'.R23 'Sprint 1'.E16:'Sprint 1'.AD16 'Sprint 1'.E17:'Sprint 1'.AD20 'Sprint 1'.C15:'Sprint 1'.D23 'Sprint 1'.C24:'Sprint 1'.C69">
            <calcext:condition calcext:apply-style-name="Excel_CondFormat_5_1_1" calcext:value="formula-is([$'Sprint 1'.$D15]=&quot;Done&quot;)" calcext:base-cell-address="'Sprint 1'.C15"/>
            <calcext:condition calcext:apply-style-name="Excel_CondFormat_5_1_2" calcext:value="formula-is([$'Sprint 1'.$D15]=&quot;Ongoing&quot;)" calcext:base-cell-address="'Sprint 1'.C15"/>
          </calcext:conditional-format>
          <calcext:conditional-format calcext:target-range-address="'Sprint 1'.B24:'Sprint 1'.B32">
            <calcext:condition calcext:apply-style-name="Excel_CondFormat_5_3_1" calcext:value="formula-is([$'Sprint 1'.$C#REF!]=&quot;Done&quot;)" calcext:base-cell-address="'Sprint 1'.B24"/>
            <calcext:condition calcext:apply-style-name="Excel_CondFormat_5_3_2" calcext:value="formula-is([$'Sprint 1'.$C#REF!]=&quot;Ongoing&quot;)" calcext:base-cell-address="'Sprint 1'.B24"/>
            <calcext:condition calcext:apply-style-name="Excel_CondFormat_5_3_3" calcext:value="formula-is([$'Sprint 1'.$C#REF!]=&quot;Removed&quot;)" calcext:base-cell-address="'Sprint 1'.B24"/>
          </calcext:conditional-format>
          <calcext:conditional-format calcext:target-range-address="'Sprint 1'.A17:'Sprint 1'.A29">
            <calcext:condition calcext:apply-style-name="Excel_CondFormat_3_1_1" calcext:value="formula-is([$'Product Tasks'.$C19]=&quot;Done&quot;)" calcext:base-cell-address="'Sprint 1'.A17"/>
            <calcext:condition calcext:apply-style-name="Excel_CondFormat_3_1_2" calcext:value="formula-is([$'Product Tasks'.$C19]=&quot;Ongoing&quot;)" calcext:base-cell-address="'Sprint 1'.A17"/>
            <calcext:condition calcext:apply-style-name="Excel_CondFormat_3_1_3" calcext:value="formula-is([$'Product Tasks'.$C19]=&quot;Removed&quot;)" calcext:base-cell-address="'Sprint 1'.A17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Z24:'Sprint 1'.AD24 'Sprint 1'.S22:'Sprint 1'.AD23">
            <calcext:condition calcext:apply-style-name="Excel_CondFormat_5_1_1" calcext:value="formula-is([$'Sprint 1'.$D22]=&quot;Done&quot;)" calcext:base-cell-address="'Sprint 1'.S22"/>
            <calcext:condition calcext:apply-style-name="Excel_CondFormat_5_1_2" calcext:value="formula-is([$'Sprint 1'.$D22]=&quot;Ongoing&quot;)" calcext:base-cell-address="'Sprint 1'.S22"/>
          </calcext:conditional-format>
          <calcext:conditional-format calcext:target-range-address="'Sprint 1'.E21:'Sprint 1'.AD21">
            <calcext:condition calcext:apply-style-name="Excel_CondFormat_5_1_1" calcext:value="formula-is([$'Sprint 1'.$D21]=&quot;Done&quot;)" calcext:base-cell-address="'Sprint 1'.E21"/>
            <calcext:condition calcext:apply-style-name="Excel_CondFormat_5_1_2" calcext:value="formula-is([$'Sprint 1'.$D21]=&quot;Ongoing&quot;)" calcext:base-cell-address="'Sprint 1'.E21"/>
          </calcext:conditional-format>
          <calcext:conditional-format calcext:target-range-address="'Sprint 1'.A15:'Sprint 1'.A69">
            <calcext:condition calcext:apply-style-name="Excel_CondFormat_3_1_1" calcext:value="formula-is([$'Product Tasks'.$C17]=&quot;Done&quot;)" calcext:base-cell-address="'Sprint 1'.A15"/>
            <calcext:condition calcext:apply-style-name="Excel_CondFormat_3_1_2" calcext:value="formula-is([$'Product Tasks'.$C17]=&quot;Ongoing&quot;)" calcext:base-cell-address="'Sprint 1'.A15"/>
            <calcext:condition calcext:apply-style-name="Excel_CondFormat_3_1_3" calcext:value="formula-is([$'Product Tasks'.$C17]=&quot;Removed&quot;)" calcext:base-cell-address="'Sprint 1'.A15"/>
          </calcext:conditional-format>
        </calcext:conditional-formats>
      </table:table>
      <table:table table:name="Sprint 2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6" form:id="control6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7" form:id="control7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1" office:value-type="float" office:value="1" calcext:value-type="float">
            <text:p>Sprint 1 Backlog</text:p>
          </table:table-cell>
          <table:table-cell table:style-name="ce110"/>
          <table:table-cell>
            <draw:frame table:end-cell-address="'Sprint 2'.AE8" table:end-x="4.14pt" table:end-y="10.52pt" draw:z-index="0" draw:name="Chart 2" draw:style-name="gr6" draw:text-style-name="P4" svg:width="748.6pt" svg:height="102.02pt" svg:x="40.85pt" svg:y="3.03pt">
              <draw:object draw:notify-on-update-of-ranges="'Sprint 2'.F10:'Sprint 2'.AD10 'Sprint 2'.F11:'Sprint 2'.AD11 'Sprint 2'.F12:'Sprint 2'.AD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ce117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7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2'.A8" table:end-x="144.28pt" table:end-y="2.27pt" draw:z-index="1" draw:name="Button 1" draw:style-name="gr1" draw:text-style-name="P1" svg:width="124.5pt" svg:height="21.03pt" svg:x="19.79pt" svg:y="6.77pt" draw:control="control6">
              <svg:desc>Sort Sprint Tasks</svg:desc>
            </draw:control>
            <draw:control table:end-cell-address="'Sprint 2'.C8" table:end-x="18.6pt" table:end-y="2.27pt" draw:z-index="2" draw:name="Button 2" draw:style-name="gr1" draw:text-style-name="P1" svg:width="113.02pt" svg:height="21.03pt" svg:x="166.37pt" svg:y="6.77pt" draw:control="control7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2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1" office:value-type="float" office:value="5" calcext:value-type="float">
            <text:p>5</text:p>
          </table:table-cell>
          <table:table-cell table:style-name="ce102"/>
          <table:table-cell table:style-name="ce115"/>
          <table:table-cell table:style-name="ce118" office:value-type="string" calcext:value-type="string">
            <text:p>Effort</text:p>
          </table:table-cell>
          <table:table-cell table:style-name="ce118" office:value-type="string" calcext:value-type="string">
            <text:p>Remaining on implementation day…</text:p>
          </table:table-cell>
          <table:table-cell table:style-name="ce118" table:number-columns-repeated="6"/>
          <table:table-cell table:style-name="ce123" table:number-columns-repeated="18"/>
          <table:table-cell table:number-columns-repeated="994"/>
        </table:table-row>
        <table:table-row table:style-name="ro5">
          <table:table-cell table:style-name="ce102" office:value-type="string" calcext:value-type="string">
            <text:p>Trend calculated based on last</text:p>
          </table:table-cell>
          <table:table-cell table:style-name="ce111" office:value-type="float" office:value="5" calcext:value-type="float">
            <text:p>5</text:p>
          </table:table-cell>
          <table:table-cell table:style-name="ce102" office:value-type="string" calcext:value-type="string">
            <text:p>Days</text:p>
          </table:table-cell>
          <table:table-cell table:style-name="ce102" office:value-type="string" calcext:value-type="string">
            <text:p>Totals</text:p>
          </table:table-cell>
          <table:table-cell table:style-name="ce119" table:formula="of:=SUM(OFFSET([.E14];1;0;TaskRows;1))" office:value-type="string" office:string-value="" calcext:value-type="error">
            <text:p>#REF!</text:p>
          </table:table-cell>
          <table:table-cell table:style-name="ce122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REF!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2" office:value-type="string" calcext:value-type="string">
            <text:p>Task name</text:p>
          </table:table-cell>
          <table:table-cell table:style-name="ce112" office:value-type="string" calcext:value-type="string">
            <text:p>Story ID</text:p>
          </table:table-cell>
          <table:table-cell table:style-name="ce102" office:value-type="string" calcext:value-type="string">
            <text:p>Responsible</text:p>
          </table:table-cell>
          <table:table-cell table:style-name="ce102" office:value-type="string" calcext:value-type="string">
            <text:p>Status</text:p>
          </table:table-cell>
          <table:table-cell table:style-name="ce112" office:value-type="string" calcext:value-type="string">
            <text:p>Est.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formula="of:=IF([.$B$9]&gt;[.F14];[.F14]+1;&quot;&quot;)" office:value-type="float" office:value="2" calcext:value-type="float">
            <text:p>2</text:p>
          </table:table-cell>
          <table:table-cell table:style-name="ce112" table:formula="of:=IF([.$B$9]&gt;[.G14];[.G14]+1;&quot;&quot;)" office:value-type="float" office:value="3" calcext:value-type="float">
            <text:p>3</text:p>
          </table:table-cell>
          <table:table-cell table:style-name="ce112" table:formula="of:=IF([.$B$9]&gt;[.H14];[.H14]+1;&quot;&quot;)" office:value-type="float" office:value="4" calcext:value-type="float">
            <text:p>4</text:p>
          </table:table-cell>
          <table:table-cell table:style-name="ce112" table:formula="of:=IF([.$B$9]&gt;[.I14];[.I14]+1;&quot;&quot;)" office:value-type="float" office:value="5" calcext:value-type="float">
            <text:p>5</text:p>
          </table:table-cell>
          <table:table-cell table:style-name="ce112" table:formula="of:=IF([.$B$9]&gt;[.J14];[.J14]+1;&quot;&quot;)">
            <text:p/>
          </table:table-cell>
          <table:table-cell table:style-name="ce112" table:formula="of:=IF([.$B$9]&gt;[.K14];[.K14]+1;&quot;&quot;)">
            <text:p/>
          </table:table-cell>
          <table:table-cell table:style-name="ce112" table:formula="of:=IF([.$B$9]&gt;[.L14];[.L14]+1;&quot;&quot;)">
            <text:p/>
          </table:table-cell>
          <table:table-cell table:style-name="ce112" table:formula="of:=IF([.$B$9]&gt;[.M14];[.M14]+1;&quot;&quot;)">
            <text:p/>
          </table:table-cell>
          <table:table-cell table:style-name="ce112" table:formula="of:=IF([.$B$9]&gt;[.N14];[.N14]+1;&quot;&quot;)">
            <text:p/>
          </table:table-cell>
          <table:table-cell table:style-name="ce112" table:formula="of:=IF([.$B$9]&gt;[.O14];[.O14]+1;&quot;&quot;)">
            <text:p/>
          </table:table-cell>
          <table:table-cell table:style-name="ce112" table:formula="of:=IF([.$B$9]&gt;[.P14];[.P14]+1;&quot;&quot;)">
            <text:p/>
          </table:table-cell>
          <table:table-cell table:style-name="ce112" table:formula="of:=IF([.$B$9]&gt;[.Q14];[.Q14]+1;&quot;&quot;)">
            <text:p/>
          </table:table-cell>
          <table:table-cell table:style-name="ce112" table:formula="of:=IF([.$B$9]&gt;[.R14];[.R14]+1;&quot;&quot;)">
            <text:p/>
          </table:table-cell>
          <table:table-cell table:style-name="ce112" table:formula="of:=IF([.$B$9]&gt;[.S14];[.S14]+1;&quot;&quot;)">
            <text:p/>
          </table:table-cell>
          <table:table-cell table:style-name="ce112" table:formula="of:=IF([.$B$9]&gt;[.T14];[.T14]+1;&quot;&quot;)">
            <text:p/>
          </table:table-cell>
          <table:table-cell table:style-name="ce112" table:formula="of:=IF([.$B$9]&gt;[.U14];[.U14]+1;&quot;&quot;)">
            <text:p/>
          </table:table-cell>
          <table:table-cell table:style-name="ce112" table:formula="of:=IF([.$B$9]&gt;[.V14];[.V14]+1;&quot;&quot;)">
            <text:p/>
          </table:table-cell>
          <table:table-cell table:style-name="ce112" table:formula="of:=IF([.$B$9]&gt;[.W14];[.W14]+1;&quot;&quot;)">
            <text:p/>
          </table:table-cell>
          <table:table-cell table:style-name="ce112" table:formula="of:=IF([.$B$9]&gt;[.X14];[.X14]+1;&quot;&quot;)">
            <text:p/>
          </table:table-cell>
          <table:table-cell table:style-name="ce112" table:formula="of:=IF([.$B$9]&gt;[.Y14];[.Y14]+1;&quot;&quot;)">
            <text:p/>
          </table:table-cell>
          <table:table-cell table:style-name="ce112" table:formula="of:=IF([.$B$9]&gt;[.Z14];[.Z14]+1;&quot;&quot;)">
            <text:p/>
          </table:table-cell>
          <table:table-cell table:style-name="ce112" table:formula="of:=IF([.$B$9]&gt;[.AA14];[.AA14]+1;&quot;&quot;)">
            <text:p/>
          </table:table-cell>
          <table:table-cell table:style-name="ce112" table:formula="of:=IF([.$B$9]&gt;[.AB14];[.AB14]+1;&quot;&quot;)">
            <text:p/>
          </table:table-cell>
          <table:table-cell table:style-name="ce112" table:formula="of:=IF([.$B$9]&gt;[.AC14];[.AC14]+1;&quot;&quot;)">
            <text:p/>
          </table:table-cell>
          <table:table-cell table:number-columns-repeated="994"/>
        </table:table-row>
        <table:table-row table:style-name="ro10">
          <table:table-cell table:style-name="ce125"/>
          <table:table-cell table:style-name="ce128"/>
          <table:table-cell table:style-name="ce132"/>
          <table:table-cell table:style-name="ce134" table:content-validation-name="val3"/>
          <table:table-cell table:style-name="ce131" table:number-columns-repeated="26"/>
          <table:table-cell table:number-columns-repeated="994"/>
        </table:table-row>
        <table:table-row table:style-name="ro10">
          <table:table-cell table:style-name="ce125"/>
          <table:table-cell table:style-name="ce128"/>
          <table:table-cell table:style-name="ce132"/>
          <table:table-cell table:style-name="ce134" table:content-validation-name="val3"/>
          <table:table-cell table:style-name="ce131" table:number-columns-repeated="24"/>
          <table:table-cell table:style-name="ce131" table:formula="of:=IF(OR([.AC$14]=&quot;&quot;;[.$E16]=&quot;&quot;);&quot;&quot;;[.AB16])">
            <text:p/>
          </table:table-cell>
          <table:table-cell table:style-name="ce131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0">
          <table:table-cell table:style-name="ce125"/>
          <table:table-cell table:style-name="ce128"/>
          <table:table-cell table:style-name="ce132"/>
          <table:table-cell table:style-name="ce134" table:content-validation-name="val3"/>
          <table:table-cell table:style-name="ce131" table:number-columns-repeated="24"/>
          <table:table-cell table:style-name="ce131" table:formula="of:=IF(OR([.AC$14]=&quot;&quot;;[.$E17]=&quot;&quot;);&quot;&quot;;[.AB17])">
            <text:p/>
          </table:table-cell>
          <table:table-cell table:style-name="ce131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0">
          <table:table-cell table:style-name="ce125"/>
          <table:table-cell table:style-name="ce129"/>
          <table:table-cell table:style-name="ce132"/>
          <table:table-cell table:style-name="ce134" table:content-validation-name="val3"/>
          <table:table-cell table:style-name="ce131" table:number-columns-repeated="24"/>
          <table:table-cell table:style-name="ce131" table:formula="of:=IF(OR([.AC$14]=&quot;&quot;;[.$E18]=&quot;&quot;);&quot;&quot;;[.AB18])">
            <text:p/>
          </table:table-cell>
          <table:table-cell table:style-name="ce131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0">
          <table:table-cell table:style-name="ce125"/>
          <table:table-cell table:style-name="ce129"/>
          <table:table-cell table:style-name="ce132"/>
          <table:table-cell table:style-name="ce134" table:content-validation-name="val3"/>
          <table:table-cell table:style-name="ce131" table:number-columns-repeated="24"/>
          <table:table-cell table:style-name="ce131" table:formula="of:=IF(OR([.AC$14]=&quot;&quot;;[.$E19]=&quot;&quot;);&quot;&quot;;[.AB19])">
            <text:p/>
          </table:table-cell>
          <table:table-cell table:style-name="ce131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25"/>
          <table:table-cell table:style-name="ce129"/>
          <table:table-cell table:style-name="ce132"/>
          <table:table-cell table:style-name="ce134" table:content-validation-name="val3"/>
          <table:table-cell table:style-name="ce131" table:number-columns-repeated="24"/>
          <table:table-cell table:style-name="ce131" table:formula="of:=IF(OR([.AC$14]=&quot;&quot;;[.$E20]=&quot;&quot;);&quot;&quot;;[.AB20])">
            <text:p/>
          </table:table-cell>
          <table:table-cell table:style-name="ce131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0">
          <table:table-cell table:style-name="ce125"/>
          <table:table-cell table:style-name="ce129"/>
          <table:table-cell table:style-name="ce132"/>
          <table:table-cell table:style-name="ce134" table:content-validation-name="val3"/>
          <table:table-cell table:style-name="ce131" table:number-columns-repeated="24"/>
          <table:table-cell table:style-name="ce131" table:formula="of:=IF(OR([.AC$14]=&quot;&quot;;[.$E21]=&quot;&quot;);&quot;&quot;;[.AB21])">
            <text:p/>
          </table:table-cell>
          <table:table-cell table:style-name="ce131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0">
          <table:table-cell table:style-name="ce125"/>
          <table:table-cell table:style-name="ce129"/>
          <table:table-cell table:style-name="ce132"/>
          <table:table-cell table:style-name="ce134" table:content-validation-name="val3"/>
          <table:table-cell table:style-name="ce131" table:number-columns-repeated="24"/>
          <table:table-cell table:style-name="ce131" table:formula="of:=IF(OR([.AC$14]=&quot;&quot;;[.$E22]=&quot;&quot;);&quot;&quot;;[.AB22])">
            <text:p/>
          </table:table-cell>
          <table:table-cell table:style-name="ce131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26"/>
          <table:table-cell table:style-name="ce130"/>
          <table:table-cell table:style-name="ce132"/>
          <table:table-cell table:style-name="ce134" table:content-validation-name="val3"/>
          <table:table-cell table:style-name="ce131" table:number-columns-repeated="24"/>
          <table:table-cell table:style-name="ce131" table:formula="of:=IF(OR([.AC$14]=&quot;&quot;;[.$E23]=&quot;&quot;);&quot;&quot;;[.AB23])">
            <text:p/>
          </table:table-cell>
          <table:table-cell table:style-name="ce131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24]&lt;&gt;&quot;&quot;;&quot;Planned&quot;;&quot;&quot;)">
            <text:p/>
          </table:table-cell>
          <table:table-cell table:style-name="ce131"/>
          <table:table-cell table:style-name="ce131" table:formula="of:=IF(OR([.F$14]=&quot;&quot;;[.$E24]=&quot;&quot;);&quot;&quot;;[.E24])">
            <text:p/>
          </table:table-cell>
          <table:table-cell table:style-name="ce131" table:number-columns-repeated="22"/>
          <table:table-cell table:style-name="ce131" table:formula="of:=IF(OR([.AC$14]=&quot;&quot;;[.$E24]=&quot;&quot;);&quot;&quot;;[.AB24])">
            <text:p/>
          </table:table-cell>
          <table:table-cell table:style-name="ce131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25]&lt;&gt;&quot;&quot;;&quot;Planned&quot;;&quot;&quot;)">
            <text:p/>
          </table:table-cell>
          <table:table-cell table:style-name="ce131"/>
          <table:table-cell table:style-name="ce131" table:formula="of:=IF(OR([.F$14]=&quot;&quot;;[.$E25]=&quot;&quot;);&quot;&quot;;[.E25])">
            <text:p/>
          </table:table-cell>
          <table:table-cell table:style-name="ce131" table:number-columns-repeated="22"/>
          <table:table-cell table:style-name="ce131" table:formula="of:=IF(OR([.AC$14]=&quot;&quot;;[.$E25]=&quot;&quot;);&quot;&quot;;[.AB25])">
            <text:p/>
          </table:table-cell>
          <table:table-cell table:style-name="ce131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26]&lt;&gt;&quot;&quot;;&quot;Planned&quot;;&quot;&quot;)">
            <text:p/>
          </table:table-cell>
          <table:table-cell table:style-name="ce131"/>
          <table:table-cell table:style-name="ce131" table:formula="of:=IF(OR([.F$14]=&quot;&quot;;[.$E26]=&quot;&quot;);&quot;&quot;;[.E26])">
            <text:p/>
          </table:table-cell>
          <table:table-cell table:style-name="ce131" table:number-columns-repeated="22"/>
          <table:table-cell table:style-name="ce131" table:formula="of:=IF(OR([.AC$14]=&quot;&quot;;[.$E26]=&quot;&quot;);&quot;&quot;;[.AB26])">
            <text:p/>
          </table:table-cell>
          <table:table-cell table:style-name="ce131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27]&lt;&gt;&quot;&quot;;&quot;Planned&quot;;&quot;&quot;)">
            <text:p/>
          </table:table-cell>
          <table:table-cell table:style-name="ce131"/>
          <table:table-cell table:style-name="ce131" table:formula="of:=IF(OR([.F$14]=&quot;&quot;;[.$E27]=&quot;&quot;);&quot;&quot;;[.E27])">
            <text:p/>
          </table:table-cell>
          <table:table-cell table:style-name="ce131" table:number-columns-repeated="22"/>
          <table:table-cell table:style-name="ce131" table:formula="of:=IF(OR([.AC$14]=&quot;&quot;;[.$E27]=&quot;&quot;);&quot;&quot;;[.AB27])">
            <text:p/>
          </table:table-cell>
          <table:table-cell table:style-name="ce131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28]&lt;&gt;&quot;&quot;;&quot;Planned&quot;;&quot;&quot;)">
            <text:p/>
          </table:table-cell>
          <table:table-cell table:style-name="ce131"/>
          <table:table-cell table:style-name="ce131" table:formula="of:=IF(OR([.F$14]=&quot;&quot;;[.$E28]=&quot;&quot;);&quot;&quot;;[.E28])">
            <text:p/>
          </table:table-cell>
          <table:table-cell table:style-name="ce131" table:number-columns-repeated="22"/>
          <table:table-cell table:style-name="ce131" table:formula="of:=IF(OR([.AC$14]=&quot;&quot;;[.$E28]=&quot;&quot;);&quot;&quot;;[.AB28])">
            <text:p/>
          </table:table-cell>
          <table:table-cell table:style-name="ce131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29]&lt;&gt;&quot;&quot;;&quot;Planned&quot;;&quot;&quot;)">
            <text:p/>
          </table:table-cell>
          <table:table-cell table:style-name="ce131"/>
          <table:table-cell table:style-name="ce131" table:formula="of:=IF(OR([.F$14]=&quot;&quot;;[.$E29]=&quot;&quot;);&quot;&quot;;[.E29])">
            <text:p/>
          </table:table-cell>
          <table:table-cell table:style-name="ce131" table:number-columns-repeated="22"/>
          <table:table-cell table:style-name="ce131" table:formula="of:=IF(OR([.AC$14]=&quot;&quot;;[.$E29]=&quot;&quot;);&quot;&quot;;[.AB29])">
            <text:p/>
          </table:table-cell>
          <table:table-cell table:style-name="ce131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30]&lt;&gt;&quot;&quot;;&quot;Planned&quot;;&quot;&quot;)">
            <text:p/>
          </table:table-cell>
          <table:table-cell table:style-name="ce131"/>
          <table:table-cell table:style-name="ce131" table:formula="of:=IF(OR([.F$14]=&quot;&quot;;[.$E30]=&quot;&quot;);&quot;&quot;;[.E30])">
            <text:p/>
          </table:table-cell>
          <table:table-cell table:style-name="ce131" table:number-columns-repeated="22"/>
          <table:table-cell table:style-name="ce131" table:formula="of:=IF(OR([.AC$14]=&quot;&quot;;[.$E30]=&quot;&quot;);&quot;&quot;;[.AB30])">
            <text:p/>
          </table:table-cell>
          <table:table-cell table:style-name="ce131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31]&lt;&gt;&quot;&quot;;&quot;Planned&quot;;&quot;&quot;)">
            <text:p/>
          </table:table-cell>
          <table:table-cell table:style-name="ce131"/>
          <table:table-cell table:style-name="ce131" table:formula="of:=IF(OR([.F$14]=&quot;&quot;;[.$E31]=&quot;&quot;);&quot;&quot;;[.E31])">
            <text:p/>
          </table:table-cell>
          <table:table-cell table:style-name="ce131" table:number-columns-repeated="22"/>
          <table:table-cell table:style-name="ce131" table:formula="of:=IF(OR([.AC$14]=&quot;&quot;;[.$E31]=&quot;&quot;);&quot;&quot;;[.AB31])">
            <text:p/>
          </table:table-cell>
          <table:table-cell table:style-name="ce131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32]&lt;&gt;&quot;&quot;;&quot;Planned&quot;;&quot;&quot;)">
            <text:p/>
          </table:table-cell>
          <table:table-cell table:style-name="ce131"/>
          <table:table-cell table:style-name="ce131" table:formula="of:=IF(OR([.F$14]=&quot;&quot;;[.$E32]=&quot;&quot;);&quot;&quot;;[.E32])">
            <text:p/>
          </table:table-cell>
          <table:table-cell table:style-name="ce131" table:number-columns-repeated="22"/>
          <table:table-cell table:style-name="ce131" table:formula="of:=IF(OR([.AC$14]=&quot;&quot;;[.$E32]=&quot;&quot;);&quot;&quot;;[.AB32])">
            <text:p/>
          </table:table-cell>
          <table:table-cell table:style-name="ce131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33]&lt;&gt;&quot;&quot;;&quot;Planned&quot;;&quot;&quot;)">
            <text:p/>
          </table:table-cell>
          <table:table-cell table:style-name="ce131"/>
          <table:table-cell table:style-name="ce131" table:formula="of:=IF(OR([.F$14]=&quot;&quot;;[.$E33]=&quot;&quot;);&quot;&quot;;[.E33])">
            <text:p/>
          </table:table-cell>
          <table:table-cell table:style-name="ce131" table:number-columns-repeated="22"/>
          <table:table-cell table:style-name="ce131" table:formula="of:=IF(OR([.AC$14]=&quot;&quot;;[.$E33]=&quot;&quot;);&quot;&quot;;[.AB33])">
            <text:p/>
          </table:table-cell>
          <table:table-cell table:style-name="ce131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34]&lt;&gt;&quot;&quot;;&quot;Planned&quot;;&quot;&quot;)">
            <text:p/>
          </table:table-cell>
          <table:table-cell table:style-name="ce131"/>
          <table:table-cell table:style-name="ce131" table:formula="of:=IF(OR([.F$14]=&quot;&quot;;[.$E34]=&quot;&quot;);&quot;&quot;;[.E34])">
            <text:p/>
          </table:table-cell>
          <table:table-cell table:style-name="ce131" table:number-columns-repeated="22"/>
          <table:table-cell table:style-name="ce131" table:formula="of:=IF(OR([.AC$14]=&quot;&quot;;[.$E34]=&quot;&quot;);&quot;&quot;;[.AB34])">
            <text:p/>
          </table:table-cell>
          <table:table-cell table:style-name="ce131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35]&lt;&gt;&quot;&quot;;&quot;Planned&quot;;&quot;&quot;)">
            <text:p/>
          </table:table-cell>
          <table:table-cell table:style-name="ce131"/>
          <table:table-cell table:style-name="ce131" table:formula="of:=IF(OR([.F$14]=&quot;&quot;;[.$E35]=&quot;&quot;);&quot;&quot;;[.E35])">
            <text:p/>
          </table:table-cell>
          <table:table-cell table:style-name="ce131" table:number-columns-repeated="22"/>
          <table:table-cell table:style-name="ce131" table:formula="of:=IF(OR([.AC$14]=&quot;&quot;;[.$E35]=&quot;&quot;);&quot;&quot;;[.AB35])">
            <text:p/>
          </table:table-cell>
          <table:table-cell table:style-name="ce131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36]&lt;&gt;&quot;&quot;;&quot;Planned&quot;;&quot;&quot;)">
            <text:p/>
          </table:table-cell>
          <table:table-cell table:style-name="ce131"/>
          <table:table-cell table:style-name="ce131" table:formula="of:=IF(OR([.F$14]=&quot;&quot;;[.$E36]=&quot;&quot;);&quot;&quot;;[.E36])">
            <text:p/>
          </table:table-cell>
          <table:table-cell table:style-name="ce131" table:number-columns-repeated="22"/>
          <table:table-cell table:style-name="ce131" table:formula="of:=IF(OR([.AC$14]=&quot;&quot;;[.$E36]=&quot;&quot;);&quot;&quot;;[.AB36])">
            <text:p/>
          </table:table-cell>
          <table:table-cell table:style-name="ce131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37]&lt;&gt;&quot;&quot;;&quot;Planned&quot;;&quot;&quot;)">
            <text:p/>
          </table:table-cell>
          <table:table-cell table:style-name="ce131"/>
          <table:table-cell table:style-name="ce131" table:formula="of:=IF(OR([.F$14]=&quot;&quot;;[.$E37]=&quot;&quot;);&quot;&quot;;[.E37])">
            <text:p/>
          </table:table-cell>
          <table:table-cell table:style-name="ce131" table:number-columns-repeated="22"/>
          <table:table-cell table:style-name="ce131" table:formula="of:=IF(OR([.AC$14]=&quot;&quot;;[.$E37]=&quot;&quot;);&quot;&quot;;[.AB37])">
            <text:p/>
          </table:table-cell>
          <table:table-cell table:style-name="ce131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38]&lt;&gt;&quot;&quot;;&quot;Planned&quot;;&quot;&quot;)">
            <text:p/>
          </table:table-cell>
          <table:table-cell table:style-name="ce131"/>
          <table:table-cell table:style-name="ce131" table:formula="of:=IF(OR([.F$14]=&quot;&quot;;[.$E38]=&quot;&quot;);&quot;&quot;;[.E38])">
            <text:p/>
          </table:table-cell>
          <table:table-cell table:style-name="ce131" table:number-columns-repeated="22"/>
          <table:table-cell table:style-name="ce131" table:formula="of:=IF(OR([.AC$14]=&quot;&quot;;[.$E38]=&quot;&quot;);&quot;&quot;;[.AB38])">
            <text:p/>
          </table:table-cell>
          <table:table-cell table:style-name="ce131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39]&lt;&gt;&quot;&quot;;&quot;Planned&quot;;&quot;&quot;)">
            <text:p/>
          </table:table-cell>
          <table:table-cell table:style-name="ce131"/>
          <table:table-cell table:style-name="ce131" table:formula="of:=IF(OR([.F$14]=&quot;&quot;;[.$E39]=&quot;&quot;);&quot;&quot;;[.E39])">
            <text:p/>
          </table:table-cell>
          <table:table-cell table:style-name="ce131" table:number-columns-repeated="22"/>
          <table:table-cell table:style-name="ce131" table:formula="of:=IF(OR([.AC$14]=&quot;&quot;;[.$E39]=&quot;&quot;);&quot;&quot;;[.AB39])">
            <text:p/>
          </table:table-cell>
          <table:table-cell table:style-name="ce131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40]&lt;&gt;&quot;&quot;;&quot;Planned&quot;;&quot;&quot;)">
            <text:p/>
          </table:table-cell>
          <table:table-cell table:style-name="ce131"/>
          <table:table-cell table:style-name="ce131" table:formula="of:=IF(OR([.F$14]=&quot;&quot;;[.$E40]=&quot;&quot;);&quot;&quot;;[.E40])">
            <text:p/>
          </table:table-cell>
          <table:table-cell table:style-name="ce131" table:number-columns-repeated="22"/>
          <table:table-cell table:style-name="ce131" table:formula="of:=IF(OR([.AC$14]=&quot;&quot;;[.$E40]=&quot;&quot;);&quot;&quot;;[.AB40])">
            <text:p/>
          </table:table-cell>
          <table:table-cell table:style-name="ce131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41]&lt;&gt;&quot;&quot;;&quot;Planned&quot;;&quot;&quot;)">
            <text:p/>
          </table:table-cell>
          <table:table-cell table:style-name="ce131"/>
          <table:table-cell table:style-name="ce131" table:formula="of:=IF(OR([.F$14]=&quot;&quot;;[.$E41]=&quot;&quot;);&quot;&quot;;[.E41])">
            <text:p/>
          </table:table-cell>
          <table:table-cell table:style-name="ce131" table:number-columns-repeated="22"/>
          <table:table-cell table:style-name="ce131" table:formula="of:=IF(OR([.AC$14]=&quot;&quot;;[.$E41]=&quot;&quot;);&quot;&quot;;[.AB41])">
            <text:p/>
          </table:table-cell>
          <table:table-cell table:style-name="ce131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42]&lt;&gt;&quot;&quot;;&quot;Planned&quot;;&quot;&quot;)">
            <text:p/>
          </table:table-cell>
          <table:table-cell table:style-name="ce131"/>
          <table:table-cell table:style-name="ce131" table:formula="of:=IF(OR([.F$14]=&quot;&quot;;[.$E42]=&quot;&quot;);&quot;&quot;;[.E42])">
            <text:p/>
          </table:table-cell>
          <table:table-cell table:style-name="ce131" table:number-columns-repeated="22"/>
          <table:table-cell table:style-name="ce131" table:formula="of:=IF(OR([.AC$14]=&quot;&quot;;[.$E42]=&quot;&quot;);&quot;&quot;;[.AB42])">
            <text:p/>
          </table:table-cell>
          <table:table-cell table:style-name="ce131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43]&lt;&gt;&quot;&quot;;&quot;Planned&quot;;&quot;&quot;)">
            <text:p/>
          </table:table-cell>
          <table:table-cell table:style-name="ce131"/>
          <table:table-cell table:style-name="ce131" table:formula="of:=IF(OR([.F$14]=&quot;&quot;;[.$E43]=&quot;&quot;);&quot;&quot;;[.E43])">
            <text:p/>
          </table:table-cell>
          <table:table-cell table:style-name="ce131" table:number-columns-repeated="22"/>
          <table:table-cell table:style-name="ce131" table:formula="of:=IF(OR([.AC$14]=&quot;&quot;;[.$E43]=&quot;&quot;);&quot;&quot;;[.AB43])">
            <text:p/>
          </table:table-cell>
          <table:table-cell table:style-name="ce131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44]&lt;&gt;&quot;&quot;;&quot;Planned&quot;;&quot;&quot;)">
            <text:p/>
          </table:table-cell>
          <table:table-cell table:style-name="ce131"/>
          <table:table-cell table:style-name="ce131" table:formula="of:=IF(OR([.F$14]=&quot;&quot;;[.$E44]=&quot;&quot;);&quot;&quot;;[.E44])">
            <text:p/>
          </table:table-cell>
          <table:table-cell table:style-name="ce131" table:number-columns-repeated="22"/>
          <table:table-cell table:style-name="ce131" table:formula="of:=IF(OR([.AC$14]=&quot;&quot;;[.$E44]=&quot;&quot;);&quot;&quot;;[.AB44])">
            <text:p/>
          </table:table-cell>
          <table:table-cell table:style-name="ce131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45]&lt;&gt;&quot;&quot;;&quot;Planned&quot;;&quot;&quot;)">
            <text:p/>
          </table:table-cell>
          <table:table-cell table:style-name="ce131"/>
          <table:table-cell table:style-name="ce131" table:formula="of:=IF(OR([.F$14]=&quot;&quot;;[.$E45]=&quot;&quot;);&quot;&quot;;[.E45])">
            <text:p/>
          </table:table-cell>
          <table:table-cell table:style-name="ce131" table:number-columns-repeated="22"/>
          <table:table-cell table:style-name="ce131" table:formula="of:=IF(OR([.AC$14]=&quot;&quot;;[.$E45]=&quot;&quot;);&quot;&quot;;[.AB45])">
            <text:p/>
          </table:table-cell>
          <table:table-cell table:style-name="ce131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46]&lt;&gt;&quot;&quot;;&quot;Planned&quot;;&quot;&quot;)">
            <text:p/>
          </table:table-cell>
          <table:table-cell table:style-name="ce131"/>
          <table:table-cell table:style-name="ce131" table:formula="of:=IF(OR([.F$14]=&quot;&quot;;[.$E46]=&quot;&quot;);&quot;&quot;;[.E46])">
            <text:p/>
          </table:table-cell>
          <table:table-cell table:style-name="ce131" table:number-columns-repeated="22"/>
          <table:table-cell table:style-name="ce131" table:formula="of:=IF(OR([.AC$14]=&quot;&quot;;[.$E46]=&quot;&quot;);&quot;&quot;;[.AB46])">
            <text:p/>
          </table:table-cell>
          <table:table-cell table:style-name="ce131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47]&lt;&gt;&quot;&quot;;&quot;Planned&quot;;&quot;&quot;)">
            <text:p/>
          </table:table-cell>
          <table:table-cell table:style-name="ce131"/>
          <table:table-cell table:style-name="ce131" table:formula="of:=IF(OR([.F$14]=&quot;&quot;;[.$E47]=&quot;&quot;);&quot;&quot;;[.E47])">
            <text:p/>
          </table:table-cell>
          <table:table-cell table:style-name="ce131" table:number-columns-repeated="22"/>
          <table:table-cell table:style-name="ce131" table:formula="of:=IF(OR([.AC$14]=&quot;&quot;;[.$E47]=&quot;&quot;);&quot;&quot;;[.AB47])">
            <text:p/>
          </table:table-cell>
          <table:table-cell table:style-name="ce131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48]&lt;&gt;&quot;&quot;;&quot;Planned&quot;;&quot;&quot;)">
            <text:p/>
          </table:table-cell>
          <table:table-cell table:style-name="ce131"/>
          <table:table-cell table:style-name="ce131" table:formula="of:=IF(OR([.F$14]=&quot;&quot;;[.$E48]=&quot;&quot;);&quot;&quot;;[.E48])">
            <text:p/>
          </table:table-cell>
          <table:table-cell table:style-name="ce131" table:number-columns-repeated="22"/>
          <table:table-cell table:style-name="ce131" table:formula="of:=IF(OR([.AC$14]=&quot;&quot;;[.$E48]=&quot;&quot;);&quot;&quot;;[.AB48])">
            <text:p/>
          </table:table-cell>
          <table:table-cell table:style-name="ce131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49]&lt;&gt;&quot;&quot;;&quot;Planned&quot;;&quot;&quot;)">
            <text:p/>
          </table:table-cell>
          <table:table-cell table:style-name="ce131"/>
          <table:table-cell table:style-name="ce131" table:formula="of:=IF(OR([.F$14]=&quot;&quot;;[.$E49]=&quot;&quot;);&quot;&quot;;[.E49])">
            <text:p/>
          </table:table-cell>
          <table:table-cell table:style-name="ce131" table:number-columns-repeated="22"/>
          <table:table-cell table:style-name="ce131" table:formula="of:=IF(OR([.AC$14]=&quot;&quot;;[.$E49]=&quot;&quot;);&quot;&quot;;[.AB49])">
            <text:p/>
          </table:table-cell>
          <table:table-cell table:style-name="ce131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50]&lt;&gt;&quot;&quot;;&quot;Planned&quot;;&quot;&quot;)">
            <text:p/>
          </table:table-cell>
          <table:table-cell table:style-name="ce131"/>
          <table:table-cell table:style-name="ce131" table:formula="of:=IF(OR([.F$14]=&quot;&quot;;[.$E50]=&quot;&quot;);&quot;&quot;;[.E50])">
            <text:p/>
          </table:table-cell>
          <table:table-cell table:style-name="ce131" table:number-columns-repeated="22"/>
          <table:table-cell table:style-name="ce131" table:formula="of:=IF(OR([.AC$14]=&quot;&quot;;[.$E50]=&quot;&quot;);&quot;&quot;;[.AB50])">
            <text:p/>
          </table:table-cell>
          <table:table-cell table:style-name="ce131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51]&lt;&gt;&quot;&quot;;&quot;Planned&quot;;&quot;&quot;)">
            <text:p/>
          </table:table-cell>
          <table:table-cell table:style-name="ce131"/>
          <table:table-cell table:style-name="ce131" table:formula="of:=IF(OR([.F$14]=&quot;&quot;;[.$E51]=&quot;&quot;);&quot;&quot;;[.E51])">
            <text:p/>
          </table:table-cell>
          <table:table-cell table:style-name="ce131" table:number-columns-repeated="22"/>
          <table:table-cell table:style-name="ce131" table:formula="of:=IF(OR([.AC$14]=&quot;&quot;;[.$E51]=&quot;&quot;);&quot;&quot;;[.AB51])">
            <text:p/>
          </table:table-cell>
          <table:table-cell table:style-name="ce131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52]&lt;&gt;&quot;&quot;;&quot;Planned&quot;;&quot;&quot;)">
            <text:p/>
          </table:table-cell>
          <table:table-cell table:style-name="ce131"/>
          <table:table-cell table:style-name="ce131" table:formula="of:=IF(OR([.F$14]=&quot;&quot;;[.$E52]=&quot;&quot;);&quot;&quot;;[.E52])">
            <text:p/>
          </table:table-cell>
          <table:table-cell table:style-name="ce131" table:number-columns-repeated="22"/>
          <table:table-cell table:style-name="ce131" table:formula="of:=IF(OR([.AC$14]=&quot;&quot;;[.$E52]=&quot;&quot;);&quot;&quot;;[.AB52])">
            <text:p/>
          </table:table-cell>
          <table:table-cell table:style-name="ce131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53]&lt;&gt;&quot;&quot;;&quot;Planned&quot;;&quot;&quot;)">
            <text:p/>
          </table:table-cell>
          <table:table-cell table:style-name="ce131"/>
          <table:table-cell table:style-name="ce131" table:formula="of:=IF(OR([.F$14]=&quot;&quot;;[.$E53]=&quot;&quot;);&quot;&quot;;[.E53])">
            <text:p/>
          </table:table-cell>
          <table:table-cell table:style-name="ce131" table:number-columns-repeated="22"/>
          <table:table-cell table:style-name="ce131" table:formula="of:=IF(OR([.AC$14]=&quot;&quot;;[.$E53]=&quot;&quot;);&quot;&quot;;[.AB53])">
            <text:p/>
          </table:table-cell>
          <table:table-cell table:style-name="ce131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54]&lt;&gt;&quot;&quot;;&quot;Planned&quot;;&quot;&quot;)">
            <text:p/>
          </table:table-cell>
          <table:table-cell table:style-name="ce131"/>
          <table:table-cell table:style-name="ce131" table:formula="of:=IF(OR([.F$14]=&quot;&quot;;[.$E54]=&quot;&quot;);&quot;&quot;;[.E54])">
            <text:p/>
          </table:table-cell>
          <table:table-cell table:style-name="ce131" table:number-columns-repeated="22"/>
          <table:table-cell table:style-name="ce131" table:formula="of:=IF(OR([.AC$14]=&quot;&quot;;[.$E54]=&quot;&quot;);&quot;&quot;;[.AB54])">
            <text:p/>
          </table:table-cell>
          <table:table-cell table:style-name="ce131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27"/>
          <table:table-cell table:style-name="ce131"/>
          <table:table-cell table:style-name="ce133"/>
          <table:table-cell table:style-name="ce134" table:content-validation-name="val3" table:formula="of:=IF([.A55]&lt;&gt;&quot;&quot;;&quot;Planned&quot;;&quot;&quot;)">
            <text:p/>
          </table:table-cell>
          <table:table-cell table:style-name="ce131"/>
          <table:table-cell table:style-name="ce131" table:formula="of:=IF(OR([.F$14]=&quot;&quot;;[.$E55]=&quot;&quot;);&quot;&quot;;[.E55])">
            <text:p/>
          </table:table-cell>
          <table:table-cell table:style-name="ce131" table:formula="of:=IF(OR([.G$14]=&quot;&quot;;[.$E55]=&quot;&quot;);&quot;&quot;;[.F55])">
            <text:p/>
          </table:table-cell>
          <table:table-cell table:style-name="ce131" table:formula="of:=IF(OR([.H$14]=&quot;&quot;;[.$E55]=&quot;&quot;);&quot;&quot;;[.G55])">
            <text:p/>
          </table:table-cell>
          <table:table-cell table:style-name="ce131" table:formula="of:=IF(OR([.I$14]=&quot;&quot;;[.$E55]=&quot;&quot;);&quot;&quot;;[.H55])">
            <text:p/>
          </table:table-cell>
          <table:table-cell table:style-name="ce131" table:formula="of:=IF(OR([.J$14]=&quot;&quot;;[.$E55]=&quot;&quot;);&quot;&quot;;[.I55])">
            <text:p/>
          </table:table-cell>
          <table:table-cell table:style-name="ce131" table:formula="of:=IF(OR([.K$14]=&quot;&quot;;[.$E55]=&quot;&quot;);&quot;&quot;;[.J55])">
            <text:p/>
          </table:table-cell>
          <table:table-cell table:style-name="ce131" table:formula="of:=IF(OR([.L$14]=&quot;&quot;;[.$E55]=&quot;&quot;);&quot;&quot;;[.K55])">
            <text:p/>
          </table:table-cell>
          <table:table-cell table:style-name="ce131" table:formula="of:=IF(OR([.M$14]=&quot;&quot;;[.$E55]=&quot;&quot;);&quot;&quot;;[.L55])">
            <text:p/>
          </table:table-cell>
          <table:table-cell table:style-name="ce131" table:formula="of:=IF(OR([.N$14]=&quot;&quot;;[.$E55]=&quot;&quot;);&quot;&quot;;[.M55])">
            <text:p/>
          </table:table-cell>
          <table:table-cell table:style-name="ce131" table:formula="of:=IF(OR([.O$14]=&quot;&quot;;[.$E55]=&quot;&quot;);&quot;&quot;;[.N55])">
            <text:p/>
          </table:table-cell>
          <table:table-cell table:style-name="ce131" table:formula="of:=IF(OR([.P$14]=&quot;&quot;;[.$E55]=&quot;&quot;);&quot;&quot;;[.O55])">
            <text:p/>
          </table:table-cell>
          <table:table-cell table:style-name="ce131" table:formula="of:=IF(OR([.Q$14]=&quot;&quot;;[.$E55]=&quot;&quot;);&quot;&quot;;[.P55])">
            <text:p/>
          </table:table-cell>
          <table:table-cell table:style-name="ce131" table:formula="of:=IF(OR([.R$14]=&quot;&quot;;[.$E55]=&quot;&quot;);&quot;&quot;;[.Q55])">
            <text:p/>
          </table:table-cell>
          <table:table-cell table:style-name="ce131" table:formula="of:=IF(OR([.S$14]=&quot;&quot;;[.$E55]=&quot;&quot;);&quot;&quot;;[.R55])">
            <text:p/>
          </table:table-cell>
          <table:table-cell table:style-name="ce131" table:formula="of:=IF(OR([.T$14]=&quot;&quot;;[.$E55]=&quot;&quot;);&quot;&quot;;[.S55])">
            <text:p/>
          </table:table-cell>
          <table:table-cell table:style-name="ce131" table:formula="of:=IF(OR([.U$14]=&quot;&quot;;[.$E55]=&quot;&quot;);&quot;&quot;;[.T55])">
            <text:p/>
          </table:table-cell>
          <table:table-cell table:style-name="ce131" table:formula="of:=IF(OR([.V$14]=&quot;&quot;;[.$E55]=&quot;&quot;);&quot;&quot;;[.U55])">
            <text:p/>
          </table:table-cell>
          <table:table-cell table:style-name="ce131" table:formula="of:=IF(OR([.W$14]=&quot;&quot;;[.$E55]=&quot;&quot;);&quot;&quot;;[.V55])">
            <text:p/>
          </table:table-cell>
          <table:table-cell table:style-name="ce131" table:formula="of:=IF(OR([.X$14]=&quot;&quot;;[.$E55]=&quot;&quot;);&quot;&quot;;[.W55])">
            <text:p/>
          </table:table-cell>
          <table:table-cell table:style-name="ce131" table:formula="of:=IF(OR([.Y$14]=&quot;&quot;;[.$E55]=&quot;&quot;);&quot;&quot;;[.X55])">
            <text:p/>
          </table:table-cell>
          <table:table-cell table:style-name="ce131" table:formula="of:=IF(OR([.Z$14]=&quot;&quot;;[.$E55]=&quot;&quot;);&quot;&quot;;[.Y55])">
            <text:p/>
          </table:table-cell>
          <table:table-cell table:style-name="ce131" table:formula="of:=IF(OR([.AA$14]=&quot;&quot;;[.$E55]=&quot;&quot;);&quot;&quot;;[.Z55])">
            <text:p/>
          </table:table-cell>
          <table:table-cell table:style-name="ce131" table:formula="of:=IF(OR([.AB$14]=&quot;&quot;;[.$E55]=&quot;&quot;);&quot;&quot;;[.AA55])">
            <text:p/>
          </table:table-cell>
          <table:table-cell table:style-name="ce131" table:formula="of:=IF(OR([.AC$14]=&quot;&quot;;[.$E55]=&quot;&quot;);&quot;&quot;;[.AB55])">
            <text:p/>
          </table:table-cell>
          <table:table-cell table:style-name="ce131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2'.A24:'Sprint 2'.C55 'Sprint 2'.C15:'Sprint 2'.AD55">
            <calcext:condition calcext:apply-style-name="Excel_CondFormat_5_1_1" calcext:value="formula-is($#REF!.$D15=&quot;Done&quot;)" calcext:base-cell-address="'Sprint 2'.A15"/>
            <calcext:condition calcext:apply-style-name="Excel_CondFormat_5_1_2" calcext:value="formula-is($#REF!.$D15=&quot;Ongoing&quot;)" calcext:base-cell-address="'Sprint 2'.A15"/>
          </calcext:conditional-format>
          <calcext:conditional-format calcext:target-range-address="'Sprint 2'.A15:'Sprint 2'.A22 'Sprint 2'.B18:'Sprint 2'.B22">
            <calcext:condition calcext:apply-style-name="Excel_CondFormat_5_2_1" calcext:value="formula-is($#REF!.$C15=&quot;Done&quot;)" calcext:base-cell-address="'Sprint 2'.A15"/>
            <calcext:condition calcext:apply-style-name="Excel_CondFormat_5_2_2" calcext:value="formula-is($#REF!.$C15=&quot;Ongoing&quot;)" calcext:base-cell-address="'Sprint 2'.A15"/>
            <calcext:condition calcext:apply-style-name="Excel_CondFormat_5_2_3" calcext:value="formula-is($#REF!.$C15=&quot;Removed&quot;)" calcext:base-cell-address="'Sprint 2'.A15"/>
          </calcext:conditional-format>
          <calcext:conditional-format calcext:target-range-address="'Sprint 2'.B15:'Sprint 2'.B17">
            <calcext:condition calcext:apply-style-name="Excel_CondFormat_5_3_1" calcext:value="formula-is($#REF!.$C15=&quot;Done&quot;)" calcext:base-cell-address="'Sprint 2'.B15"/>
            <calcext:condition calcext:apply-style-name="Excel_CondFormat_5_3_2" calcext:value="formula-is($#REF!.$C15=&quot;Ongoing&quot;)" calcext:base-cell-address="'Sprint 2'.B15"/>
            <calcext:condition calcext:apply-style-name="Excel_CondFormat_5_3_3" calcext:value="formula-is($#REF!.$C15=&quot;Removed&quot;)" calcext:base-cell-address="'Sprint 2'.B15"/>
          </calcext:conditional-format>
          <calcext:conditional-format calcext:target-range-address="'Sprint 2'.B23:'Sprint 2'.B23">
            <calcext:condition calcext:apply-style-name="Excel_CondFormat_5_4_1" calcext:value="formula-is($#REF!.$C20=&quot;Done&quot;)" calcext:base-cell-address="'Sprint 2'.B23"/>
            <calcext:condition calcext:apply-style-name="Excel_CondFormat_5_4_2" calcext:value="formula-is($#REF!.$C20=&quot;Ongoing&quot;)" calcext:base-cell-address="'Sprint 2'.B23"/>
            <calcext:condition calcext:apply-style-name="Excel_CondFormat_5_4_3" calcext:value="formula-is($#REF!.$C20=&quot;Removed&quot;)" calcext:base-cell-address="'Sprint 2'.B23"/>
          </calcext:conditional-format>
          <calcext:conditional-format calcext:target-range-address="'Sprint 2'.A23:'Sprint 2'.A23">
            <calcext:condition calcext:apply-style-name="Excel_CondFormat_5_5_1" calcext:value="formula-is($#REF!.$C20=&quot;Done&quot;)" calcext:base-cell-address="'Sprint 2'.A23"/>
            <calcext:condition calcext:apply-style-name="Excel_CondFormat_5_5_2" calcext:value="formula-is($#REF!.$C20=&quot;Ongoing&quot;)" calcext:base-cell-address="'Sprint 2'.A23"/>
            <calcext:condition calcext:apply-style-name="Excel_CondFormat_5_5_3" calcext:value="formula-is($#REF!.$C20=&quot;Removed&quot;)" calcext:base-cell-address="'Sprint 2'.A23"/>
          </calcext:conditional-format>
        </calcext:conditional-formats>
      </table:table>
      <table:table table:name="Sprint 3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8" form:id="control8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9" form:id="control9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1" office:value-type="float" office:value="1" calcext:value-type="float">
            <text:p>Sprint 1 Backlog</text:p>
          </table:table-cell>
          <table:table-cell table:style-name="ce110"/>
          <table:table-cell>
            <draw:frame table:end-cell-address="'Sprint 3'.AE8" table:end-x="4.14pt" table:end-y="10.52pt" draw:z-index="0" draw:name="Chart 2" draw:style-name="gr6" draw:text-style-name="P4" svg:width="748.6pt" svg:height="102.02pt" svg:x="40.85pt" svg:y="3.03pt">
              <draw:object draw:notify-on-update-of-ranges="'Sprint 3'.F10:'Sprint 3'.AD10 'Sprint 3'.F11:'Sprint 3'.AD11 'Sprint 3'.F12:'Sprint 3'.AD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ce117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7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3'.A8" table:end-x="144.28pt" table:end-y="2.27pt" draw:z-index="1" draw:name="Button 1" draw:style-name="gr1" draw:text-style-name="P1" svg:width="124.5pt" svg:height="21.03pt" svg:x="19.79pt" svg:y="6.77pt" draw:control="control8">
              <svg:desc>Sort Sprint Tasks</svg:desc>
            </draw:control>
            <draw:control table:end-cell-address="'Sprint 3'.C8" table:end-x="18.6pt" table:end-y="2.27pt" draw:z-index="2" draw:name="Button 2" draw:style-name="gr1" draw:text-style-name="P1" svg:width="113.02pt" svg:height="21.03pt" svg:x="166.37pt" svg:y="6.77pt" draw:control="control9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2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1" office:value-type="float" office:value="20" calcext:value-type="float">
            <text:p>20</text:p>
          </table:table-cell>
          <table:table-cell table:style-name="ce102"/>
          <table:table-cell table:style-name="ce115"/>
          <table:table-cell table:style-name="ce118" office:value-type="string" calcext:value-type="string">
            <text:p>Effort</text:p>
          </table:table-cell>
          <table:table-cell table:style-name="ce118" office:value-type="string" calcext:value-type="string">
            <text:p>Remaining on implementation day…</text:p>
          </table:table-cell>
          <table:table-cell table:style-name="ce118" table:number-columns-repeated="6"/>
          <table:table-cell table:style-name="ce123" table:number-columns-repeated="18"/>
          <table:table-cell table:number-columns-repeated="994"/>
        </table:table-row>
        <table:table-row table:style-name="ro2">
          <table:table-cell table:style-name="ce102" office:value-type="string" calcext:value-type="string">
            <text:p>Trend calculated based on last</text:p>
          </table:table-cell>
          <table:table-cell table:style-name="ce111" office:value-type="float" office:value="5" calcext:value-type="float">
            <text:p>5</text:p>
          </table:table-cell>
          <table:table-cell table:style-name="ce102" office:value-type="string" calcext:value-type="string">
            <text:p>Days</text:p>
          </table:table-cell>
          <table:table-cell table:style-name="ce102" office:value-type="string" calcext:value-type="string">
            <text:p>Totals</text:p>
          </table:table-cell>
          <table:table-cell table:style-name="ce122" table:formula="of:=SUM(OFFSET([.E14];1;0;#NAME?;1))" office:value-type="string" office:string-value="" calcext:value-type="error">
            <text:p>#NAME?</text:p>
          </table:table-cell>
          <table:table-cell table:style-name="ce122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2" office:value-type="string" calcext:value-type="string">
            <text:p>Task name</text:p>
          </table:table-cell>
          <table:table-cell table:style-name="ce112" office:value-type="string" calcext:value-type="string">
            <text:p>Story ID</text:p>
          </table:table-cell>
          <table:table-cell table:style-name="ce102" office:value-type="string" calcext:value-type="string">
            <text:p>Responsible</text:p>
          </table:table-cell>
          <table:table-cell table:style-name="ce102" office:value-type="string" calcext:value-type="string">
            <text:p>Status</text:p>
          </table:table-cell>
          <table:table-cell table:style-name="ce112" office:value-type="string" calcext:value-type="string">
            <text:p>Est.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formula="of:=IF([.$B$9]&gt;[.F14];[.F14]+1;&quot;&quot;)" office:value-type="float" office:value="2" calcext:value-type="float">
            <text:p>2</text:p>
          </table:table-cell>
          <table:table-cell table:style-name="ce112" table:formula="of:=IF([.$B$9]&gt;[.G14];[.G14]+1;&quot;&quot;)" office:value-type="float" office:value="3" calcext:value-type="float">
            <text:p>3</text:p>
          </table:table-cell>
          <table:table-cell table:style-name="ce112" table:formula="of:=IF([.$B$9]&gt;[.H14];[.H14]+1;&quot;&quot;)" office:value-type="float" office:value="4" calcext:value-type="float">
            <text:p>4</text:p>
          </table:table-cell>
          <table:table-cell table:style-name="ce112" table:formula="of:=IF([.$B$9]&gt;[.I14];[.I14]+1;&quot;&quot;)" office:value-type="float" office:value="5" calcext:value-type="float">
            <text:p>5</text:p>
          </table:table-cell>
          <table:table-cell table:style-name="ce112" table:formula="of:=IF([.$B$9]&gt;[.J14];[.J14]+1;&quot;&quot;)" office:value-type="float" office:value="6" calcext:value-type="float">
            <text:p>6</text:p>
          </table:table-cell>
          <table:table-cell table:style-name="ce112" table:formula="of:=IF([.$B$9]&gt;[.K14];[.K14]+1;&quot;&quot;)" office:value-type="float" office:value="7" calcext:value-type="float">
            <text:p>7</text:p>
          </table:table-cell>
          <table:table-cell table:style-name="ce112" table:formula="of:=IF([.$B$9]&gt;[.L14];[.L14]+1;&quot;&quot;)" office:value-type="float" office:value="8" calcext:value-type="float">
            <text:p>8</text:p>
          </table:table-cell>
          <table:table-cell table:style-name="ce112" table:formula="of:=IF([.$B$9]&gt;[.M14];[.M14]+1;&quot;&quot;)" office:value-type="float" office:value="9" calcext:value-type="float">
            <text:p>9</text:p>
          </table:table-cell>
          <table:table-cell table:style-name="ce112" table:formula="of:=IF([.$B$9]&gt;[.N14];[.N14]+1;&quot;&quot;)" office:value-type="float" office:value="10" calcext:value-type="float">
            <text:p>10</text:p>
          </table:table-cell>
          <table:table-cell table:style-name="ce112" table:formula="of:=IF([.$B$9]&gt;[.O14];[.O14]+1;&quot;&quot;)" office:value-type="float" office:value="11" calcext:value-type="float">
            <text:p>11</text:p>
          </table:table-cell>
          <table:table-cell table:style-name="ce112" table:formula="of:=IF([.$B$9]&gt;[.P14];[.P14]+1;&quot;&quot;)" office:value-type="float" office:value="12" calcext:value-type="float">
            <text:p>12</text:p>
          </table:table-cell>
          <table:table-cell table:style-name="ce112" table:formula="of:=IF([.$B$9]&gt;[.Q14];[.Q14]+1;&quot;&quot;)" office:value-type="float" office:value="13" calcext:value-type="float">
            <text:p>13</text:p>
          </table:table-cell>
          <table:table-cell table:style-name="ce112" table:formula="of:=IF([.$B$9]&gt;[.R14];[.R14]+1;&quot;&quot;)" office:value-type="float" office:value="14" calcext:value-type="float">
            <text:p>14</text:p>
          </table:table-cell>
          <table:table-cell table:style-name="ce112" table:formula="of:=IF([.$B$9]&gt;[.S14];[.S14]+1;&quot;&quot;)" office:value-type="float" office:value="15" calcext:value-type="float">
            <text:p>15</text:p>
          </table:table-cell>
          <table:table-cell table:style-name="ce112" table:formula="of:=IF([.$B$9]&gt;[.T14];[.T14]+1;&quot;&quot;)" office:value-type="float" office:value="16" calcext:value-type="float">
            <text:p>16</text:p>
          </table:table-cell>
          <table:table-cell table:style-name="ce112" table:formula="of:=IF([.$B$9]&gt;[.U14];[.U14]+1;&quot;&quot;)" office:value-type="float" office:value="17" calcext:value-type="float">
            <text:p>17</text:p>
          </table:table-cell>
          <table:table-cell table:style-name="ce112" table:formula="of:=IF([.$B$9]&gt;[.V14];[.V14]+1;&quot;&quot;)" office:value-type="float" office:value="18" calcext:value-type="float">
            <text:p>18</text:p>
          </table:table-cell>
          <table:table-cell table:style-name="ce112" table:formula="of:=IF([.$B$9]&gt;[.W14];[.W14]+1;&quot;&quot;)" office:value-type="float" office:value="19" calcext:value-type="float">
            <text:p>19</text:p>
          </table:table-cell>
          <table:table-cell table:style-name="ce112" table:formula="of:=IF([.$B$9]&gt;[.X14];[.X14]+1;&quot;&quot;)" office:value-type="float" office:value="20" calcext:value-type="float">
            <text:p>20</text:p>
          </table:table-cell>
          <table:table-cell table:style-name="ce112" table:formula="of:=IF([.$B$9]&gt;[.Y14];[.Y14]+1;&quot;&quot;)">
            <text:p/>
          </table:table-cell>
          <table:table-cell table:style-name="ce112" table:formula="of:=IF([.$B$9]&gt;[.Z14];[.Z14]+1;&quot;&quot;)">
            <text:p/>
          </table:table-cell>
          <table:table-cell table:style-name="ce112" table:formula="of:=IF([.$B$9]&gt;[.AA14];[.AA14]+1;&quot;&quot;)">
            <text:p/>
          </table:table-cell>
          <table:table-cell table:style-name="ce112" table:formula="of:=IF([.$B$9]&gt;[.AB14];[.AB14]+1;&quot;&quot;)">
            <text:p/>
          </table:table-cell>
          <table:table-cell table:style-name="ce112" table:formula="of:=IF([.$B$9]&gt;[.AC14];[.AC14]+1;&quot;&quot;)">
            <text:p/>
          </table:table-cell>
          <table:table-cell table:number-columns-repeated="994"/>
        </table:table-row>
        <table:table-row table:style-name="ro10">
          <table:table-cell table:style-name="ce135"/>
          <table:table-cell table:style-name="ce138"/>
          <table:table-cell table:style-name="ce142"/>
          <table:table-cell table:style-name="ce144" table:content-validation-name="val3"/>
          <table:table-cell table:style-name="ce141" table:number-columns-repeated="26"/>
          <table:table-cell table:number-columns-repeated="994"/>
        </table:table-row>
        <table:table-row table:style-name="ro10">
          <table:table-cell table:style-name="ce135"/>
          <table:table-cell table:style-name="ce138"/>
          <table:table-cell table:style-name="ce142"/>
          <table:table-cell table:style-name="ce144" table:content-validation-name="val3"/>
          <table:table-cell table:style-name="ce141" table:number-columns-repeated="24"/>
          <table:table-cell table:style-name="ce141" table:formula="of:=IF(OR([.AC$14]=&quot;&quot;;[.$E16]=&quot;&quot;);&quot;&quot;;[.AB16])">
            <text:p/>
          </table:table-cell>
          <table:table-cell table:style-name="ce141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0">
          <table:table-cell table:style-name="ce135"/>
          <table:table-cell table:style-name="ce138"/>
          <table:table-cell table:style-name="ce142"/>
          <table:table-cell table:style-name="ce144" table:content-validation-name="val3"/>
          <table:table-cell table:style-name="ce141" table:number-columns-repeated="24"/>
          <table:table-cell table:style-name="ce141" table:formula="of:=IF(OR([.AC$14]=&quot;&quot;;[.$E17]=&quot;&quot;);&quot;&quot;;[.AB17])">
            <text:p/>
          </table:table-cell>
          <table:table-cell table:style-name="ce141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0">
          <table:table-cell table:style-name="ce135"/>
          <table:table-cell table:style-name="ce139"/>
          <table:table-cell table:style-name="ce142"/>
          <table:table-cell table:style-name="ce144" table:content-validation-name="val3"/>
          <table:table-cell table:style-name="ce141" table:number-columns-repeated="24"/>
          <table:table-cell table:style-name="ce141" table:formula="of:=IF(OR([.AC$14]=&quot;&quot;;[.$E18]=&quot;&quot;);&quot;&quot;;[.AB18])">
            <text:p/>
          </table:table-cell>
          <table:table-cell table:style-name="ce141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0">
          <table:table-cell table:style-name="ce135"/>
          <table:table-cell table:style-name="ce139"/>
          <table:table-cell table:style-name="ce142"/>
          <table:table-cell table:style-name="ce144" table:content-validation-name="val3"/>
          <table:table-cell table:style-name="ce141" table:number-columns-repeated="24"/>
          <table:table-cell table:style-name="ce141" table:formula="of:=IF(OR([.AC$14]=&quot;&quot;;[.$E19]=&quot;&quot;);&quot;&quot;;[.AB19])">
            <text:p/>
          </table:table-cell>
          <table:table-cell table:style-name="ce141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35"/>
          <table:table-cell table:style-name="ce139"/>
          <table:table-cell table:style-name="ce142"/>
          <table:table-cell table:style-name="ce144" table:content-validation-name="val3"/>
          <table:table-cell table:style-name="ce141" table:number-columns-repeated="24"/>
          <table:table-cell table:style-name="ce141" table:formula="of:=IF(OR([.AC$14]=&quot;&quot;;[.$E20]=&quot;&quot;);&quot;&quot;;[.AB20])">
            <text:p/>
          </table:table-cell>
          <table:table-cell table:style-name="ce141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0">
          <table:table-cell table:style-name="ce135"/>
          <table:table-cell table:style-name="ce139"/>
          <table:table-cell table:style-name="ce142"/>
          <table:table-cell table:style-name="ce144" table:content-validation-name="val3"/>
          <table:table-cell table:style-name="ce141" table:number-columns-repeated="24"/>
          <table:table-cell table:style-name="ce141" table:formula="of:=IF(OR([.AC$14]=&quot;&quot;;[.$E21]=&quot;&quot;);&quot;&quot;;[.AB21])">
            <text:p/>
          </table:table-cell>
          <table:table-cell table:style-name="ce141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0">
          <table:table-cell table:style-name="ce135"/>
          <table:table-cell table:style-name="ce139"/>
          <table:table-cell table:style-name="ce142"/>
          <table:table-cell table:style-name="ce144" table:content-validation-name="val3"/>
          <table:table-cell table:style-name="ce141" table:number-columns-repeated="24"/>
          <table:table-cell table:style-name="ce141" table:formula="of:=IF(OR([.AC$14]=&quot;&quot;;[.$E22]=&quot;&quot;);&quot;&quot;;[.AB22])">
            <text:p/>
          </table:table-cell>
          <table:table-cell table:style-name="ce141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36"/>
          <table:table-cell table:style-name="ce140"/>
          <table:table-cell table:style-name="ce142"/>
          <table:table-cell table:style-name="ce144" table:content-validation-name="val3"/>
          <table:table-cell table:style-name="ce141" table:number-columns-repeated="24"/>
          <table:table-cell table:style-name="ce141" table:formula="of:=IF(OR([.AC$14]=&quot;&quot;;[.$E23]=&quot;&quot;);&quot;&quot;;[.AB23])">
            <text:p/>
          </table:table-cell>
          <table:table-cell table:style-name="ce141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24]&lt;&gt;&quot;&quot;;&quot;Planned&quot;;&quot;&quot;)">
            <text:p/>
          </table:table-cell>
          <table:table-cell table:style-name="ce141"/>
          <table:table-cell table:style-name="ce141" table:formula="of:=IF(OR([.F$14]=&quot;&quot;;[.$E24]=&quot;&quot;);&quot;&quot;;[.E24])">
            <text:p/>
          </table:table-cell>
          <table:table-cell table:style-name="ce141" table:number-columns-repeated="22"/>
          <table:table-cell table:style-name="ce141" table:formula="of:=IF(OR([.AC$14]=&quot;&quot;;[.$E24]=&quot;&quot;);&quot;&quot;;[.AB24])">
            <text:p/>
          </table:table-cell>
          <table:table-cell table:style-name="ce141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25]&lt;&gt;&quot;&quot;;&quot;Planned&quot;;&quot;&quot;)">
            <text:p/>
          </table:table-cell>
          <table:table-cell table:style-name="ce141"/>
          <table:table-cell table:style-name="ce141" table:formula="of:=IF(OR([.F$14]=&quot;&quot;;[.$E25]=&quot;&quot;);&quot;&quot;;[.E25])">
            <text:p/>
          </table:table-cell>
          <table:table-cell table:style-name="ce141" table:number-columns-repeated="22"/>
          <table:table-cell table:style-name="ce141" table:formula="of:=IF(OR([.AC$14]=&quot;&quot;;[.$E25]=&quot;&quot;);&quot;&quot;;[.AB25])">
            <text:p/>
          </table:table-cell>
          <table:table-cell table:style-name="ce141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26]&lt;&gt;&quot;&quot;;&quot;Planned&quot;;&quot;&quot;)">
            <text:p/>
          </table:table-cell>
          <table:table-cell table:style-name="ce141"/>
          <table:table-cell table:style-name="ce141" table:formula="of:=IF(OR([.F$14]=&quot;&quot;;[.$E26]=&quot;&quot;);&quot;&quot;;[.E26])">
            <text:p/>
          </table:table-cell>
          <table:table-cell table:style-name="ce141" table:number-columns-repeated="22"/>
          <table:table-cell table:style-name="ce141" table:formula="of:=IF(OR([.AC$14]=&quot;&quot;;[.$E26]=&quot;&quot;);&quot;&quot;;[.AB26])">
            <text:p/>
          </table:table-cell>
          <table:table-cell table:style-name="ce141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27]&lt;&gt;&quot;&quot;;&quot;Planned&quot;;&quot;&quot;)">
            <text:p/>
          </table:table-cell>
          <table:table-cell table:style-name="ce141"/>
          <table:table-cell table:style-name="ce141" table:formula="of:=IF(OR([.F$14]=&quot;&quot;;[.$E27]=&quot;&quot;);&quot;&quot;;[.E27])">
            <text:p/>
          </table:table-cell>
          <table:table-cell table:style-name="ce141" table:number-columns-repeated="22"/>
          <table:table-cell table:style-name="ce141" table:formula="of:=IF(OR([.AC$14]=&quot;&quot;;[.$E27]=&quot;&quot;);&quot;&quot;;[.AB27])">
            <text:p/>
          </table:table-cell>
          <table:table-cell table:style-name="ce141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28]&lt;&gt;&quot;&quot;;&quot;Planned&quot;;&quot;&quot;)">
            <text:p/>
          </table:table-cell>
          <table:table-cell table:style-name="ce141"/>
          <table:table-cell table:style-name="ce141" table:formula="of:=IF(OR([.F$14]=&quot;&quot;;[.$E28]=&quot;&quot;);&quot;&quot;;[.E28])">
            <text:p/>
          </table:table-cell>
          <table:table-cell table:style-name="ce141" table:number-columns-repeated="22"/>
          <table:table-cell table:style-name="ce141" table:formula="of:=IF(OR([.AC$14]=&quot;&quot;;[.$E28]=&quot;&quot;);&quot;&quot;;[.AB28])">
            <text:p/>
          </table:table-cell>
          <table:table-cell table:style-name="ce141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29]&lt;&gt;&quot;&quot;;&quot;Planned&quot;;&quot;&quot;)">
            <text:p/>
          </table:table-cell>
          <table:table-cell table:style-name="ce141"/>
          <table:table-cell table:style-name="ce141" table:formula="of:=IF(OR([.F$14]=&quot;&quot;;[.$E29]=&quot;&quot;);&quot;&quot;;[.E29])">
            <text:p/>
          </table:table-cell>
          <table:table-cell table:style-name="ce141" table:number-columns-repeated="22"/>
          <table:table-cell table:style-name="ce141" table:formula="of:=IF(OR([.AC$14]=&quot;&quot;;[.$E29]=&quot;&quot;);&quot;&quot;;[.AB29])">
            <text:p/>
          </table:table-cell>
          <table:table-cell table:style-name="ce141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30]&lt;&gt;&quot;&quot;;&quot;Planned&quot;;&quot;&quot;)">
            <text:p/>
          </table:table-cell>
          <table:table-cell table:style-name="ce141"/>
          <table:table-cell table:style-name="ce141" table:formula="of:=IF(OR([.F$14]=&quot;&quot;;[.$E30]=&quot;&quot;);&quot;&quot;;[.E30])">
            <text:p/>
          </table:table-cell>
          <table:table-cell table:style-name="ce141" table:number-columns-repeated="22"/>
          <table:table-cell table:style-name="ce141" table:formula="of:=IF(OR([.AC$14]=&quot;&quot;;[.$E30]=&quot;&quot;);&quot;&quot;;[.AB30])">
            <text:p/>
          </table:table-cell>
          <table:table-cell table:style-name="ce141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31]&lt;&gt;&quot;&quot;;&quot;Planned&quot;;&quot;&quot;)">
            <text:p/>
          </table:table-cell>
          <table:table-cell table:style-name="ce141"/>
          <table:table-cell table:style-name="ce141" table:formula="of:=IF(OR([.F$14]=&quot;&quot;;[.$E31]=&quot;&quot;);&quot;&quot;;[.E31])">
            <text:p/>
          </table:table-cell>
          <table:table-cell table:style-name="ce141" table:number-columns-repeated="22"/>
          <table:table-cell table:style-name="ce141" table:formula="of:=IF(OR([.AC$14]=&quot;&quot;;[.$E31]=&quot;&quot;);&quot;&quot;;[.AB31])">
            <text:p/>
          </table:table-cell>
          <table:table-cell table:style-name="ce141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32]&lt;&gt;&quot;&quot;;&quot;Planned&quot;;&quot;&quot;)">
            <text:p/>
          </table:table-cell>
          <table:table-cell table:style-name="ce141"/>
          <table:table-cell table:style-name="ce141" table:formula="of:=IF(OR([.F$14]=&quot;&quot;;[.$E32]=&quot;&quot;);&quot;&quot;;[.E32])">
            <text:p/>
          </table:table-cell>
          <table:table-cell table:style-name="ce141" table:number-columns-repeated="22"/>
          <table:table-cell table:style-name="ce141" table:formula="of:=IF(OR([.AC$14]=&quot;&quot;;[.$E32]=&quot;&quot;);&quot;&quot;;[.AB32])">
            <text:p/>
          </table:table-cell>
          <table:table-cell table:style-name="ce141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33]&lt;&gt;&quot;&quot;;&quot;Planned&quot;;&quot;&quot;)">
            <text:p/>
          </table:table-cell>
          <table:table-cell table:style-name="ce141"/>
          <table:table-cell table:style-name="ce141" table:formula="of:=IF(OR([.F$14]=&quot;&quot;;[.$E33]=&quot;&quot;);&quot;&quot;;[.E33])">
            <text:p/>
          </table:table-cell>
          <table:table-cell table:style-name="ce141" table:number-columns-repeated="22"/>
          <table:table-cell table:style-name="ce141" table:formula="of:=IF(OR([.AC$14]=&quot;&quot;;[.$E33]=&quot;&quot;);&quot;&quot;;[.AB33])">
            <text:p/>
          </table:table-cell>
          <table:table-cell table:style-name="ce141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34]&lt;&gt;&quot;&quot;;&quot;Planned&quot;;&quot;&quot;)">
            <text:p/>
          </table:table-cell>
          <table:table-cell table:style-name="ce141"/>
          <table:table-cell table:style-name="ce141" table:formula="of:=IF(OR([.F$14]=&quot;&quot;;[.$E34]=&quot;&quot;);&quot;&quot;;[.E34])">
            <text:p/>
          </table:table-cell>
          <table:table-cell table:style-name="ce141" table:number-columns-repeated="22"/>
          <table:table-cell table:style-name="ce141" table:formula="of:=IF(OR([.AC$14]=&quot;&quot;;[.$E34]=&quot;&quot;);&quot;&quot;;[.AB34])">
            <text:p/>
          </table:table-cell>
          <table:table-cell table:style-name="ce141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35]&lt;&gt;&quot;&quot;;&quot;Planned&quot;;&quot;&quot;)">
            <text:p/>
          </table:table-cell>
          <table:table-cell table:style-name="ce141"/>
          <table:table-cell table:style-name="ce141" table:formula="of:=IF(OR([.F$14]=&quot;&quot;;[.$E35]=&quot;&quot;);&quot;&quot;;[.E35])">
            <text:p/>
          </table:table-cell>
          <table:table-cell table:style-name="ce141" table:number-columns-repeated="22"/>
          <table:table-cell table:style-name="ce141" table:formula="of:=IF(OR([.AC$14]=&quot;&quot;;[.$E35]=&quot;&quot;);&quot;&quot;;[.AB35])">
            <text:p/>
          </table:table-cell>
          <table:table-cell table:style-name="ce141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36]&lt;&gt;&quot;&quot;;&quot;Planned&quot;;&quot;&quot;)">
            <text:p/>
          </table:table-cell>
          <table:table-cell table:style-name="ce141"/>
          <table:table-cell table:style-name="ce141" table:formula="of:=IF(OR([.F$14]=&quot;&quot;;[.$E36]=&quot;&quot;);&quot;&quot;;[.E36])">
            <text:p/>
          </table:table-cell>
          <table:table-cell table:style-name="ce141" table:number-columns-repeated="22"/>
          <table:table-cell table:style-name="ce141" table:formula="of:=IF(OR([.AC$14]=&quot;&quot;;[.$E36]=&quot;&quot;);&quot;&quot;;[.AB36])">
            <text:p/>
          </table:table-cell>
          <table:table-cell table:style-name="ce141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37]&lt;&gt;&quot;&quot;;&quot;Planned&quot;;&quot;&quot;)">
            <text:p/>
          </table:table-cell>
          <table:table-cell table:style-name="ce141"/>
          <table:table-cell table:style-name="ce141" table:formula="of:=IF(OR([.F$14]=&quot;&quot;;[.$E37]=&quot;&quot;);&quot;&quot;;[.E37])">
            <text:p/>
          </table:table-cell>
          <table:table-cell table:style-name="ce141" table:number-columns-repeated="22"/>
          <table:table-cell table:style-name="ce141" table:formula="of:=IF(OR([.AC$14]=&quot;&quot;;[.$E37]=&quot;&quot;);&quot;&quot;;[.AB37])">
            <text:p/>
          </table:table-cell>
          <table:table-cell table:style-name="ce141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38]&lt;&gt;&quot;&quot;;&quot;Planned&quot;;&quot;&quot;)">
            <text:p/>
          </table:table-cell>
          <table:table-cell table:style-name="ce141"/>
          <table:table-cell table:style-name="ce141" table:formula="of:=IF(OR([.F$14]=&quot;&quot;;[.$E38]=&quot;&quot;);&quot;&quot;;[.E38])">
            <text:p/>
          </table:table-cell>
          <table:table-cell table:style-name="ce141" table:number-columns-repeated="22"/>
          <table:table-cell table:style-name="ce141" table:formula="of:=IF(OR([.AC$14]=&quot;&quot;;[.$E38]=&quot;&quot;);&quot;&quot;;[.AB38])">
            <text:p/>
          </table:table-cell>
          <table:table-cell table:style-name="ce141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39]&lt;&gt;&quot;&quot;;&quot;Planned&quot;;&quot;&quot;)">
            <text:p/>
          </table:table-cell>
          <table:table-cell table:style-name="ce141"/>
          <table:table-cell table:style-name="ce141" table:formula="of:=IF(OR([.F$14]=&quot;&quot;;[.$E39]=&quot;&quot;);&quot;&quot;;[.E39])">
            <text:p/>
          </table:table-cell>
          <table:table-cell table:style-name="ce141" table:number-columns-repeated="22"/>
          <table:table-cell table:style-name="ce141" table:formula="of:=IF(OR([.AC$14]=&quot;&quot;;[.$E39]=&quot;&quot;);&quot;&quot;;[.AB39])">
            <text:p/>
          </table:table-cell>
          <table:table-cell table:style-name="ce141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40]&lt;&gt;&quot;&quot;;&quot;Planned&quot;;&quot;&quot;)">
            <text:p/>
          </table:table-cell>
          <table:table-cell table:style-name="ce141"/>
          <table:table-cell table:style-name="ce141" table:formula="of:=IF(OR([.F$14]=&quot;&quot;;[.$E40]=&quot;&quot;);&quot;&quot;;[.E40])">
            <text:p/>
          </table:table-cell>
          <table:table-cell table:style-name="ce141" table:number-columns-repeated="22"/>
          <table:table-cell table:style-name="ce141" table:formula="of:=IF(OR([.AC$14]=&quot;&quot;;[.$E40]=&quot;&quot;);&quot;&quot;;[.AB40])">
            <text:p/>
          </table:table-cell>
          <table:table-cell table:style-name="ce141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41]&lt;&gt;&quot;&quot;;&quot;Planned&quot;;&quot;&quot;)">
            <text:p/>
          </table:table-cell>
          <table:table-cell table:style-name="ce141"/>
          <table:table-cell table:style-name="ce141" table:formula="of:=IF(OR([.F$14]=&quot;&quot;;[.$E41]=&quot;&quot;);&quot;&quot;;[.E41])">
            <text:p/>
          </table:table-cell>
          <table:table-cell table:style-name="ce141" table:number-columns-repeated="22"/>
          <table:table-cell table:style-name="ce141" table:formula="of:=IF(OR([.AC$14]=&quot;&quot;;[.$E41]=&quot;&quot;);&quot;&quot;;[.AB41])">
            <text:p/>
          </table:table-cell>
          <table:table-cell table:style-name="ce141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42]&lt;&gt;&quot;&quot;;&quot;Planned&quot;;&quot;&quot;)">
            <text:p/>
          </table:table-cell>
          <table:table-cell table:style-name="ce141"/>
          <table:table-cell table:style-name="ce141" table:formula="of:=IF(OR([.F$14]=&quot;&quot;;[.$E42]=&quot;&quot;);&quot;&quot;;[.E42])">
            <text:p/>
          </table:table-cell>
          <table:table-cell table:style-name="ce141" table:number-columns-repeated="22"/>
          <table:table-cell table:style-name="ce141" table:formula="of:=IF(OR([.AC$14]=&quot;&quot;;[.$E42]=&quot;&quot;);&quot;&quot;;[.AB42])">
            <text:p/>
          </table:table-cell>
          <table:table-cell table:style-name="ce141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43]&lt;&gt;&quot;&quot;;&quot;Planned&quot;;&quot;&quot;)">
            <text:p/>
          </table:table-cell>
          <table:table-cell table:style-name="ce141"/>
          <table:table-cell table:style-name="ce141" table:formula="of:=IF(OR([.F$14]=&quot;&quot;;[.$E43]=&quot;&quot;);&quot;&quot;;[.E43])">
            <text:p/>
          </table:table-cell>
          <table:table-cell table:style-name="ce141" table:number-columns-repeated="22"/>
          <table:table-cell table:style-name="ce141" table:formula="of:=IF(OR([.AC$14]=&quot;&quot;;[.$E43]=&quot;&quot;);&quot;&quot;;[.AB43])">
            <text:p/>
          </table:table-cell>
          <table:table-cell table:style-name="ce141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44]&lt;&gt;&quot;&quot;;&quot;Planned&quot;;&quot;&quot;)">
            <text:p/>
          </table:table-cell>
          <table:table-cell table:style-name="ce141"/>
          <table:table-cell table:style-name="ce141" table:formula="of:=IF(OR([.F$14]=&quot;&quot;;[.$E44]=&quot;&quot;);&quot;&quot;;[.E44])">
            <text:p/>
          </table:table-cell>
          <table:table-cell table:style-name="ce141" table:number-columns-repeated="22"/>
          <table:table-cell table:style-name="ce141" table:formula="of:=IF(OR([.AC$14]=&quot;&quot;;[.$E44]=&quot;&quot;);&quot;&quot;;[.AB44])">
            <text:p/>
          </table:table-cell>
          <table:table-cell table:style-name="ce141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45]&lt;&gt;&quot;&quot;;&quot;Planned&quot;;&quot;&quot;)">
            <text:p/>
          </table:table-cell>
          <table:table-cell table:style-name="ce141"/>
          <table:table-cell table:style-name="ce141" table:formula="of:=IF(OR([.F$14]=&quot;&quot;;[.$E45]=&quot;&quot;);&quot;&quot;;[.E45])">
            <text:p/>
          </table:table-cell>
          <table:table-cell table:style-name="ce141" table:number-columns-repeated="22"/>
          <table:table-cell table:style-name="ce141" table:formula="of:=IF(OR([.AC$14]=&quot;&quot;;[.$E45]=&quot;&quot;);&quot;&quot;;[.AB45])">
            <text:p/>
          </table:table-cell>
          <table:table-cell table:style-name="ce141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46]&lt;&gt;&quot;&quot;;&quot;Planned&quot;;&quot;&quot;)">
            <text:p/>
          </table:table-cell>
          <table:table-cell table:style-name="ce141"/>
          <table:table-cell table:style-name="ce141" table:formula="of:=IF(OR([.F$14]=&quot;&quot;;[.$E46]=&quot;&quot;);&quot;&quot;;[.E46])">
            <text:p/>
          </table:table-cell>
          <table:table-cell table:style-name="ce141" table:number-columns-repeated="22"/>
          <table:table-cell table:style-name="ce141" table:formula="of:=IF(OR([.AC$14]=&quot;&quot;;[.$E46]=&quot;&quot;);&quot;&quot;;[.AB46])">
            <text:p/>
          </table:table-cell>
          <table:table-cell table:style-name="ce141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47]&lt;&gt;&quot;&quot;;&quot;Planned&quot;;&quot;&quot;)">
            <text:p/>
          </table:table-cell>
          <table:table-cell table:style-name="ce141"/>
          <table:table-cell table:style-name="ce141" table:formula="of:=IF(OR([.F$14]=&quot;&quot;;[.$E47]=&quot;&quot;);&quot;&quot;;[.E47])">
            <text:p/>
          </table:table-cell>
          <table:table-cell table:style-name="ce141" table:number-columns-repeated="22"/>
          <table:table-cell table:style-name="ce141" table:formula="of:=IF(OR([.AC$14]=&quot;&quot;;[.$E47]=&quot;&quot;);&quot;&quot;;[.AB47])">
            <text:p/>
          </table:table-cell>
          <table:table-cell table:style-name="ce141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48]&lt;&gt;&quot;&quot;;&quot;Planned&quot;;&quot;&quot;)">
            <text:p/>
          </table:table-cell>
          <table:table-cell table:style-name="ce141"/>
          <table:table-cell table:style-name="ce141" table:formula="of:=IF(OR([.F$14]=&quot;&quot;;[.$E48]=&quot;&quot;);&quot;&quot;;[.E48])">
            <text:p/>
          </table:table-cell>
          <table:table-cell table:style-name="ce141" table:number-columns-repeated="22"/>
          <table:table-cell table:style-name="ce141" table:formula="of:=IF(OR([.AC$14]=&quot;&quot;;[.$E48]=&quot;&quot;);&quot;&quot;;[.AB48])">
            <text:p/>
          </table:table-cell>
          <table:table-cell table:style-name="ce141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49]&lt;&gt;&quot;&quot;;&quot;Planned&quot;;&quot;&quot;)">
            <text:p/>
          </table:table-cell>
          <table:table-cell table:style-name="ce141"/>
          <table:table-cell table:style-name="ce141" table:formula="of:=IF(OR([.F$14]=&quot;&quot;;[.$E49]=&quot;&quot;);&quot;&quot;;[.E49])">
            <text:p/>
          </table:table-cell>
          <table:table-cell table:style-name="ce141" table:number-columns-repeated="22"/>
          <table:table-cell table:style-name="ce141" table:formula="of:=IF(OR([.AC$14]=&quot;&quot;;[.$E49]=&quot;&quot;);&quot;&quot;;[.AB49])">
            <text:p/>
          </table:table-cell>
          <table:table-cell table:style-name="ce141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50]&lt;&gt;&quot;&quot;;&quot;Planned&quot;;&quot;&quot;)">
            <text:p/>
          </table:table-cell>
          <table:table-cell table:style-name="ce141"/>
          <table:table-cell table:style-name="ce141" table:formula="of:=IF(OR([.F$14]=&quot;&quot;;[.$E50]=&quot;&quot;);&quot;&quot;;[.E50])">
            <text:p/>
          </table:table-cell>
          <table:table-cell table:style-name="ce141" table:number-columns-repeated="22"/>
          <table:table-cell table:style-name="ce141" table:formula="of:=IF(OR([.AC$14]=&quot;&quot;;[.$E50]=&quot;&quot;);&quot;&quot;;[.AB50])">
            <text:p/>
          </table:table-cell>
          <table:table-cell table:style-name="ce141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51]&lt;&gt;&quot;&quot;;&quot;Planned&quot;;&quot;&quot;)">
            <text:p/>
          </table:table-cell>
          <table:table-cell table:style-name="ce141"/>
          <table:table-cell table:style-name="ce141" table:formula="of:=IF(OR([.F$14]=&quot;&quot;;[.$E51]=&quot;&quot;);&quot;&quot;;[.E51])">
            <text:p/>
          </table:table-cell>
          <table:table-cell table:style-name="ce141" table:number-columns-repeated="22"/>
          <table:table-cell table:style-name="ce141" table:formula="of:=IF(OR([.AC$14]=&quot;&quot;;[.$E51]=&quot;&quot;);&quot;&quot;;[.AB51])">
            <text:p/>
          </table:table-cell>
          <table:table-cell table:style-name="ce141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52]&lt;&gt;&quot;&quot;;&quot;Planned&quot;;&quot;&quot;)">
            <text:p/>
          </table:table-cell>
          <table:table-cell table:style-name="ce141"/>
          <table:table-cell table:style-name="ce141" table:formula="of:=IF(OR([.F$14]=&quot;&quot;;[.$E52]=&quot;&quot;);&quot;&quot;;[.E52])">
            <text:p/>
          </table:table-cell>
          <table:table-cell table:style-name="ce141" table:number-columns-repeated="22"/>
          <table:table-cell table:style-name="ce141" table:formula="of:=IF(OR([.AC$14]=&quot;&quot;;[.$E52]=&quot;&quot;);&quot;&quot;;[.AB52])">
            <text:p/>
          </table:table-cell>
          <table:table-cell table:style-name="ce141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53]&lt;&gt;&quot;&quot;;&quot;Planned&quot;;&quot;&quot;)">
            <text:p/>
          </table:table-cell>
          <table:table-cell table:style-name="ce141"/>
          <table:table-cell table:style-name="ce141" table:formula="of:=IF(OR([.F$14]=&quot;&quot;;[.$E53]=&quot;&quot;);&quot;&quot;;[.E53])">
            <text:p/>
          </table:table-cell>
          <table:table-cell table:style-name="ce141" table:number-columns-repeated="22"/>
          <table:table-cell table:style-name="ce141" table:formula="of:=IF(OR([.AC$14]=&quot;&quot;;[.$E53]=&quot;&quot;);&quot;&quot;;[.AB53])">
            <text:p/>
          </table:table-cell>
          <table:table-cell table:style-name="ce141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54]&lt;&gt;&quot;&quot;;&quot;Planned&quot;;&quot;&quot;)">
            <text:p/>
          </table:table-cell>
          <table:table-cell table:style-name="ce141"/>
          <table:table-cell table:style-name="ce141" table:formula="of:=IF(OR([.F$14]=&quot;&quot;;[.$E54]=&quot;&quot;);&quot;&quot;;[.E54])">
            <text:p/>
          </table:table-cell>
          <table:table-cell table:style-name="ce141" table:number-columns-repeated="22"/>
          <table:table-cell table:style-name="ce141" table:formula="of:=IF(OR([.AC$14]=&quot;&quot;;[.$E54]=&quot;&quot;);&quot;&quot;;[.AB54])">
            <text:p/>
          </table:table-cell>
          <table:table-cell table:style-name="ce141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37"/>
          <table:table-cell table:style-name="ce141"/>
          <table:table-cell table:style-name="ce143"/>
          <table:table-cell table:style-name="ce144" table:content-validation-name="val3" table:formula="of:=IF([.A55]&lt;&gt;&quot;&quot;;&quot;Planned&quot;;&quot;&quot;)">
            <text:p/>
          </table:table-cell>
          <table:table-cell table:style-name="ce141"/>
          <table:table-cell table:style-name="ce141" table:formula="of:=IF(OR([.F$14]=&quot;&quot;;[.$E55]=&quot;&quot;);&quot;&quot;;[.E55])">
            <text:p/>
          </table:table-cell>
          <table:table-cell table:style-name="ce141" table:formula="of:=IF(OR([.G$14]=&quot;&quot;;[.$E55]=&quot;&quot;);&quot;&quot;;[.F55])">
            <text:p/>
          </table:table-cell>
          <table:table-cell table:style-name="ce141" table:formula="of:=IF(OR([.H$14]=&quot;&quot;;[.$E55]=&quot;&quot;);&quot;&quot;;[.G55])">
            <text:p/>
          </table:table-cell>
          <table:table-cell table:style-name="ce141" table:formula="of:=IF(OR([.I$14]=&quot;&quot;;[.$E55]=&quot;&quot;);&quot;&quot;;[.H55])">
            <text:p/>
          </table:table-cell>
          <table:table-cell table:style-name="ce141" table:formula="of:=IF(OR([.J$14]=&quot;&quot;;[.$E55]=&quot;&quot;);&quot;&quot;;[.I55])">
            <text:p/>
          </table:table-cell>
          <table:table-cell table:style-name="ce141" table:formula="of:=IF(OR([.K$14]=&quot;&quot;;[.$E55]=&quot;&quot;);&quot;&quot;;[.J55])">
            <text:p/>
          </table:table-cell>
          <table:table-cell table:style-name="ce141" table:formula="of:=IF(OR([.L$14]=&quot;&quot;;[.$E55]=&quot;&quot;);&quot;&quot;;[.K55])">
            <text:p/>
          </table:table-cell>
          <table:table-cell table:style-name="ce141" table:formula="of:=IF(OR([.M$14]=&quot;&quot;;[.$E55]=&quot;&quot;);&quot;&quot;;[.L55])">
            <text:p/>
          </table:table-cell>
          <table:table-cell table:style-name="ce141" table:formula="of:=IF(OR([.N$14]=&quot;&quot;;[.$E55]=&quot;&quot;);&quot;&quot;;[.M55])">
            <text:p/>
          </table:table-cell>
          <table:table-cell table:style-name="ce141" table:formula="of:=IF(OR([.O$14]=&quot;&quot;;[.$E55]=&quot;&quot;);&quot;&quot;;[.N55])">
            <text:p/>
          </table:table-cell>
          <table:table-cell table:style-name="ce141" table:formula="of:=IF(OR([.P$14]=&quot;&quot;;[.$E55]=&quot;&quot;);&quot;&quot;;[.O55])">
            <text:p/>
          </table:table-cell>
          <table:table-cell table:style-name="ce141" table:formula="of:=IF(OR([.Q$14]=&quot;&quot;;[.$E55]=&quot;&quot;);&quot;&quot;;[.P55])">
            <text:p/>
          </table:table-cell>
          <table:table-cell table:style-name="ce141" table:formula="of:=IF(OR([.R$14]=&quot;&quot;;[.$E55]=&quot;&quot;);&quot;&quot;;[.Q55])">
            <text:p/>
          </table:table-cell>
          <table:table-cell table:style-name="ce141" table:formula="of:=IF(OR([.S$14]=&quot;&quot;;[.$E55]=&quot;&quot;);&quot;&quot;;[.R55])">
            <text:p/>
          </table:table-cell>
          <table:table-cell table:style-name="ce141" table:formula="of:=IF(OR([.T$14]=&quot;&quot;;[.$E55]=&quot;&quot;);&quot;&quot;;[.S55])">
            <text:p/>
          </table:table-cell>
          <table:table-cell table:style-name="ce141" table:formula="of:=IF(OR([.U$14]=&quot;&quot;;[.$E55]=&quot;&quot;);&quot;&quot;;[.T55])">
            <text:p/>
          </table:table-cell>
          <table:table-cell table:style-name="ce141" table:formula="of:=IF(OR([.V$14]=&quot;&quot;;[.$E55]=&quot;&quot;);&quot;&quot;;[.U55])">
            <text:p/>
          </table:table-cell>
          <table:table-cell table:style-name="ce141" table:formula="of:=IF(OR([.W$14]=&quot;&quot;;[.$E55]=&quot;&quot;);&quot;&quot;;[.V55])">
            <text:p/>
          </table:table-cell>
          <table:table-cell table:style-name="ce141" table:formula="of:=IF(OR([.X$14]=&quot;&quot;;[.$E55]=&quot;&quot;);&quot;&quot;;[.W55])">
            <text:p/>
          </table:table-cell>
          <table:table-cell table:style-name="ce141" table:formula="of:=IF(OR([.Y$14]=&quot;&quot;;[.$E55]=&quot;&quot;);&quot;&quot;;[.X55])">
            <text:p/>
          </table:table-cell>
          <table:table-cell table:style-name="ce141" table:formula="of:=IF(OR([.Z$14]=&quot;&quot;;[.$E55]=&quot;&quot;);&quot;&quot;;[.Y55])">
            <text:p/>
          </table:table-cell>
          <table:table-cell table:style-name="ce141" table:formula="of:=IF(OR([.AA$14]=&quot;&quot;;[.$E55]=&quot;&quot;);&quot;&quot;;[.Z55])">
            <text:p/>
          </table:table-cell>
          <table:table-cell table:style-name="ce141" table:formula="of:=IF(OR([.AB$14]=&quot;&quot;;[.$E55]=&quot;&quot;);&quot;&quot;;[.AA55])">
            <text:p/>
          </table:table-cell>
          <table:table-cell table:style-name="ce141" table:formula="of:=IF(OR([.AC$14]=&quot;&quot;;[.$E55]=&quot;&quot;);&quot;&quot;;[.AB55])">
            <text:p/>
          </table:table-cell>
          <table:table-cell table:style-name="ce141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3'.A24:'Sprint 3'.C55 'Sprint 3'.C15:'Sprint 3'.AD55">
            <calcext:condition calcext:apply-style-name="Excel_CondFormat_5_1_1" calcext:value="formula-is([$'Product Tasks'.$D68]=&quot;Done&quot;)" calcext:base-cell-address="'Sprint 3'.A15"/>
            <calcext:condition calcext:apply-style-name="Excel_CondFormat_5_1_2" calcext:value="formula-is([$'Product Tasks'.$D68]=&quot;Ongoing&quot;)" calcext:base-cell-address="'Sprint 3'.A15"/>
          </calcext:conditional-format>
          <calcext:conditional-format calcext:target-range-address="'Sprint 3'.A15:'Sprint 3'.A22 'Sprint 3'.B18:'Sprint 3'.B22">
            <calcext:condition calcext:apply-style-name="Excel_CondFormat_5_2_1" calcext:value="formula-is([$'Product Tasks'.$C68]=&quot;Done&quot;)" calcext:base-cell-address="'Sprint 3'.A15"/>
            <calcext:condition calcext:apply-style-name="Excel_CondFormat_5_2_2" calcext:value="formula-is([$'Product Tasks'.$C68]=&quot;Ongoing&quot;)" calcext:base-cell-address="'Sprint 3'.A15"/>
            <calcext:condition calcext:apply-style-name="Excel_CondFormat_5_2_3" calcext:value="formula-is([$'Product Tasks'.$C68]=&quot;Removed&quot;)" calcext:base-cell-address="'Sprint 3'.A15"/>
          </calcext:conditional-format>
          <calcext:conditional-format calcext:target-range-address="'Sprint 3'.B15:'Sprint 3'.B17">
            <calcext:condition calcext:apply-style-name="Excel_CondFormat_5_3_1" calcext:value="formula-is([$'Product Tasks'.$C68]=&quot;Done&quot;)" calcext:base-cell-address="'Sprint 3'.B15"/>
            <calcext:condition calcext:apply-style-name="Excel_CondFormat_5_3_2" calcext:value="formula-is([$'Product Tasks'.$C68]=&quot;Ongoing&quot;)" calcext:base-cell-address="'Sprint 3'.B15"/>
            <calcext:condition calcext:apply-style-name="Excel_CondFormat_5_3_3" calcext:value="formula-is([$'Product Tasks'.$C68]=&quot;Removed&quot;)" calcext:base-cell-address="'Sprint 3'.B15"/>
          </calcext:conditional-format>
          <calcext:conditional-format calcext:target-range-address="'Sprint 3'.B23:'Sprint 3'.B23">
            <calcext:condition calcext:apply-style-name="Excel_CondFormat_5_4_1" calcext:value="formula-is([$'Product Tasks'.$C78]=&quot;Done&quot;)" calcext:base-cell-address="'Sprint 3'.B23"/>
            <calcext:condition calcext:apply-style-name="Excel_CondFormat_5_4_2" calcext:value="formula-is([$'Product Tasks'.$C78]=&quot;Ongoing&quot;)" calcext:base-cell-address="'Sprint 3'.B23"/>
            <calcext:condition calcext:apply-style-name="Excel_CondFormat_5_4_3" calcext:value="formula-is([$'Product Tasks'.$C78]=&quot;Removed&quot;)" calcext:base-cell-address="'Sprint 3'.B23"/>
          </calcext:conditional-format>
          <calcext:conditional-format calcext:target-range-address="'Sprint 3'.A23:'Sprint 3'.A23">
            <calcext:condition calcext:apply-style-name="Excel_CondFormat_5_5_1" calcext:value="formula-is([$'Product Tasks'.$C78]=&quot;Done&quot;)" calcext:base-cell-address="'Sprint 3'.A23"/>
            <calcext:condition calcext:apply-style-name="Excel_CondFormat_5_5_2" calcext:value="formula-is([$'Product Tasks'.$C78]=&quot;Ongoing&quot;)" calcext:base-cell-address="'Sprint 3'.A23"/>
            <calcext:condition calcext:apply-style-name="Excel_CondFormat_5_5_3" calcext:value="formula-is([$'Product Tasks'.$C78]=&quot;Removed&quot;)" calcext:base-cell-address="'Sprint 3'.A23"/>
          </calcext:conditional-format>
        </calcext:conditional-formats>
      </table:table>
      <table:table table:name="Sprint 4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0" form:id="control10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11" form:id="control11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1" office:value-type="float" office:value="1" calcext:value-type="float">
            <text:p>Sprint 1 Backlog</text:p>
          </table:table-cell>
          <table:table-cell table:style-name="ce110"/>
          <table:table-cell>
            <draw:frame table:end-cell-address="'Sprint 4'.AE8" table:end-x="4.14pt" table:end-y="10.52pt" draw:z-index="0" draw:name="Chart 2" draw:style-name="gr6" draw:text-style-name="P4" svg:width="748.6pt" svg:height="102.02pt" svg:x="40.85pt" svg:y="3.03pt">
              <draw:object draw:notify-on-update-of-ranges="'Sprint 4'.F10:'Sprint 4'.AD10 'Sprint 4'.F11:'Sprint 4'.AD11 'Sprint 4'.F12:'Sprint 4'.AD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ce117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7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4'.A8" table:end-x="144.28pt" table:end-y="2.27pt" draw:z-index="1" draw:name="Button 1" draw:style-name="gr1" draw:text-style-name="P1" svg:width="124.5pt" svg:height="21.03pt" svg:x="19.79pt" svg:y="6.77pt" draw:control="control10">
              <svg:desc>Sort Sprint Tasks</svg:desc>
            </draw:control>
            <draw:control table:end-cell-address="'Sprint 4'.C8" table:end-x="18.6pt" table:end-y="2.27pt" draw:z-index="2" draw:name="Button 2" draw:style-name="gr1" draw:text-style-name="P1" svg:width="113.02pt" svg:height="21.03pt" svg:x="166.37pt" svg:y="6.77pt" draw:control="control11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2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1" office:value-type="float" office:value="20" calcext:value-type="float">
            <text:p>20</text:p>
          </table:table-cell>
          <table:table-cell table:style-name="ce102"/>
          <table:table-cell table:style-name="ce115"/>
          <table:table-cell table:style-name="ce118" office:value-type="string" calcext:value-type="string">
            <text:p>Effort</text:p>
          </table:table-cell>
          <table:table-cell table:style-name="ce118" office:value-type="string" calcext:value-type="string">
            <text:p>Remaining on implementation day…</text:p>
          </table:table-cell>
          <table:table-cell table:style-name="ce118" table:number-columns-repeated="6"/>
          <table:table-cell table:style-name="ce123" table:number-columns-repeated="18"/>
          <table:table-cell table:number-columns-repeated="994"/>
        </table:table-row>
        <table:table-row table:style-name="ro2">
          <table:table-cell table:style-name="ce102" office:value-type="string" calcext:value-type="string">
            <text:p>Trend calculated based on last</text:p>
          </table:table-cell>
          <table:table-cell table:style-name="ce111" office:value-type="float" office:value="5" calcext:value-type="float">
            <text:p>5</text:p>
          </table:table-cell>
          <table:table-cell table:style-name="ce102" office:value-type="string" calcext:value-type="string">
            <text:p>Days</text:p>
          </table:table-cell>
          <table:table-cell table:style-name="ce102" office:value-type="string" calcext:value-type="string">
            <text:p>Totals</text:p>
          </table:table-cell>
          <table:table-cell table:style-name="ce122" table:formula="of:=SUM(OFFSET([.E14];1;0;#NAME?;1))" office:value-type="string" office:string-value="" calcext:value-type="error">
            <text:p>#NAME?</text:p>
          </table:table-cell>
          <table:table-cell table:style-name="ce122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2" office:value-type="string" calcext:value-type="string">
            <text:p>Task name</text:p>
          </table:table-cell>
          <table:table-cell table:style-name="ce112" office:value-type="string" calcext:value-type="string">
            <text:p>Story ID</text:p>
          </table:table-cell>
          <table:table-cell table:style-name="ce102" office:value-type="string" calcext:value-type="string">
            <text:p>Responsible</text:p>
          </table:table-cell>
          <table:table-cell table:style-name="ce102" office:value-type="string" calcext:value-type="string">
            <text:p>Status</text:p>
          </table:table-cell>
          <table:table-cell table:style-name="ce112" office:value-type="string" calcext:value-type="string">
            <text:p>Est.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formula="of:=IF([.$B$9]&gt;[.F14];[.F14]+1;&quot;&quot;)" office:value-type="float" office:value="2" calcext:value-type="float">
            <text:p>2</text:p>
          </table:table-cell>
          <table:table-cell table:style-name="ce112" table:formula="of:=IF([.$B$9]&gt;[.G14];[.G14]+1;&quot;&quot;)" office:value-type="float" office:value="3" calcext:value-type="float">
            <text:p>3</text:p>
          </table:table-cell>
          <table:table-cell table:style-name="ce112" table:formula="of:=IF([.$B$9]&gt;[.H14];[.H14]+1;&quot;&quot;)" office:value-type="float" office:value="4" calcext:value-type="float">
            <text:p>4</text:p>
          </table:table-cell>
          <table:table-cell table:style-name="ce112" table:formula="of:=IF([.$B$9]&gt;[.I14];[.I14]+1;&quot;&quot;)" office:value-type="float" office:value="5" calcext:value-type="float">
            <text:p>5</text:p>
          </table:table-cell>
          <table:table-cell table:style-name="ce112" table:formula="of:=IF([.$B$9]&gt;[.J14];[.J14]+1;&quot;&quot;)" office:value-type="float" office:value="6" calcext:value-type="float">
            <text:p>6</text:p>
          </table:table-cell>
          <table:table-cell table:style-name="ce112" table:formula="of:=IF([.$B$9]&gt;[.K14];[.K14]+1;&quot;&quot;)" office:value-type="float" office:value="7" calcext:value-type="float">
            <text:p>7</text:p>
          </table:table-cell>
          <table:table-cell table:style-name="ce112" table:formula="of:=IF([.$B$9]&gt;[.L14];[.L14]+1;&quot;&quot;)" office:value-type="float" office:value="8" calcext:value-type="float">
            <text:p>8</text:p>
          </table:table-cell>
          <table:table-cell table:style-name="ce112" table:formula="of:=IF([.$B$9]&gt;[.M14];[.M14]+1;&quot;&quot;)" office:value-type="float" office:value="9" calcext:value-type="float">
            <text:p>9</text:p>
          </table:table-cell>
          <table:table-cell table:style-name="ce112" table:formula="of:=IF([.$B$9]&gt;[.N14];[.N14]+1;&quot;&quot;)" office:value-type="float" office:value="10" calcext:value-type="float">
            <text:p>10</text:p>
          </table:table-cell>
          <table:table-cell table:style-name="ce112" table:formula="of:=IF([.$B$9]&gt;[.O14];[.O14]+1;&quot;&quot;)" office:value-type="float" office:value="11" calcext:value-type="float">
            <text:p>11</text:p>
          </table:table-cell>
          <table:table-cell table:style-name="ce112" table:formula="of:=IF([.$B$9]&gt;[.P14];[.P14]+1;&quot;&quot;)" office:value-type="float" office:value="12" calcext:value-type="float">
            <text:p>12</text:p>
          </table:table-cell>
          <table:table-cell table:style-name="ce112" table:formula="of:=IF([.$B$9]&gt;[.Q14];[.Q14]+1;&quot;&quot;)" office:value-type="float" office:value="13" calcext:value-type="float">
            <text:p>13</text:p>
          </table:table-cell>
          <table:table-cell table:style-name="ce112" table:formula="of:=IF([.$B$9]&gt;[.R14];[.R14]+1;&quot;&quot;)" office:value-type="float" office:value="14" calcext:value-type="float">
            <text:p>14</text:p>
          </table:table-cell>
          <table:table-cell table:style-name="ce112" table:formula="of:=IF([.$B$9]&gt;[.S14];[.S14]+1;&quot;&quot;)" office:value-type="float" office:value="15" calcext:value-type="float">
            <text:p>15</text:p>
          </table:table-cell>
          <table:table-cell table:style-name="ce112" table:formula="of:=IF([.$B$9]&gt;[.T14];[.T14]+1;&quot;&quot;)" office:value-type="float" office:value="16" calcext:value-type="float">
            <text:p>16</text:p>
          </table:table-cell>
          <table:table-cell table:style-name="ce112" table:formula="of:=IF([.$B$9]&gt;[.U14];[.U14]+1;&quot;&quot;)" office:value-type="float" office:value="17" calcext:value-type="float">
            <text:p>17</text:p>
          </table:table-cell>
          <table:table-cell table:style-name="ce112" table:formula="of:=IF([.$B$9]&gt;[.V14];[.V14]+1;&quot;&quot;)" office:value-type="float" office:value="18" calcext:value-type="float">
            <text:p>18</text:p>
          </table:table-cell>
          <table:table-cell table:style-name="ce112" table:formula="of:=IF([.$B$9]&gt;[.W14];[.W14]+1;&quot;&quot;)" office:value-type="float" office:value="19" calcext:value-type="float">
            <text:p>19</text:p>
          </table:table-cell>
          <table:table-cell table:style-name="ce112" table:formula="of:=IF([.$B$9]&gt;[.X14];[.X14]+1;&quot;&quot;)" office:value-type="float" office:value="20" calcext:value-type="float">
            <text:p>20</text:p>
          </table:table-cell>
          <table:table-cell table:style-name="ce112" table:formula="of:=IF([.$B$9]&gt;[.Y14];[.Y14]+1;&quot;&quot;)">
            <text:p/>
          </table:table-cell>
          <table:table-cell table:style-name="ce112" table:formula="of:=IF([.$B$9]&gt;[.Z14];[.Z14]+1;&quot;&quot;)">
            <text:p/>
          </table:table-cell>
          <table:table-cell table:style-name="ce112" table:formula="of:=IF([.$B$9]&gt;[.AA14];[.AA14]+1;&quot;&quot;)">
            <text:p/>
          </table:table-cell>
          <table:table-cell table:style-name="ce112" table:formula="of:=IF([.$B$9]&gt;[.AB14];[.AB14]+1;&quot;&quot;)">
            <text:p/>
          </table:table-cell>
          <table:table-cell table:style-name="ce112" table:formula="of:=IF([.$B$9]&gt;[.AC14];[.AC14]+1;&quot;&quot;)">
            <text:p/>
          </table:table-cell>
          <table:table-cell table:number-columns-repeated="994"/>
        </table:table-row>
        <table:table-row table:style-name="ro10">
          <table:table-cell table:style-name="ce145"/>
          <table:table-cell table:style-name="ce148"/>
          <table:table-cell table:style-name="ce152"/>
          <table:table-cell table:style-name="ce154" table:content-validation-name="val3"/>
          <table:table-cell table:style-name="ce151" table:number-columns-repeated="26"/>
          <table:table-cell table:number-columns-repeated="994"/>
        </table:table-row>
        <table:table-row table:style-name="ro10">
          <table:table-cell table:style-name="ce145"/>
          <table:table-cell table:style-name="ce148"/>
          <table:table-cell table:style-name="ce152"/>
          <table:table-cell table:style-name="ce154" table:content-validation-name="val3"/>
          <table:table-cell table:style-name="ce151" table:number-columns-repeated="24"/>
          <table:table-cell table:style-name="ce151" table:formula="of:=IF(OR([.AC$14]=&quot;&quot;;[.$E16]=&quot;&quot;);&quot;&quot;;[.AB16])">
            <text:p/>
          </table:table-cell>
          <table:table-cell table:style-name="ce151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0">
          <table:table-cell table:style-name="ce145"/>
          <table:table-cell table:style-name="ce148"/>
          <table:table-cell table:style-name="ce152"/>
          <table:table-cell table:style-name="ce154" table:content-validation-name="val3"/>
          <table:table-cell table:style-name="ce151" table:number-columns-repeated="24"/>
          <table:table-cell table:style-name="ce151" table:formula="of:=IF(OR([.AC$14]=&quot;&quot;;[.$E17]=&quot;&quot;);&quot;&quot;;[.AB17])">
            <text:p/>
          </table:table-cell>
          <table:table-cell table:style-name="ce151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0">
          <table:table-cell table:style-name="ce145"/>
          <table:table-cell table:style-name="ce149"/>
          <table:table-cell table:style-name="ce152"/>
          <table:table-cell table:style-name="ce154" table:content-validation-name="val3"/>
          <table:table-cell table:style-name="ce151" table:number-columns-repeated="24"/>
          <table:table-cell table:style-name="ce151" table:formula="of:=IF(OR([.AC$14]=&quot;&quot;;[.$E18]=&quot;&quot;);&quot;&quot;;[.AB18])">
            <text:p/>
          </table:table-cell>
          <table:table-cell table:style-name="ce151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0">
          <table:table-cell table:style-name="ce145"/>
          <table:table-cell table:style-name="ce149"/>
          <table:table-cell table:style-name="ce152"/>
          <table:table-cell table:style-name="ce154" table:content-validation-name="val3"/>
          <table:table-cell table:style-name="ce151" table:number-columns-repeated="24"/>
          <table:table-cell table:style-name="ce151" table:formula="of:=IF(OR([.AC$14]=&quot;&quot;;[.$E19]=&quot;&quot;);&quot;&quot;;[.AB19])">
            <text:p/>
          </table:table-cell>
          <table:table-cell table:style-name="ce151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45"/>
          <table:table-cell table:style-name="ce149"/>
          <table:table-cell table:style-name="ce152"/>
          <table:table-cell table:style-name="ce154" table:content-validation-name="val3"/>
          <table:table-cell table:style-name="ce151" table:number-columns-repeated="24"/>
          <table:table-cell table:style-name="ce151" table:formula="of:=IF(OR([.AC$14]=&quot;&quot;;[.$E20]=&quot;&quot;);&quot;&quot;;[.AB20])">
            <text:p/>
          </table:table-cell>
          <table:table-cell table:style-name="ce151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0">
          <table:table-cell table:style-name="ce145"/>
          <table:table-cell table:style-name="ce149"/>
          <table:table-cell table:style-name="ce152"/>
          <table:table-cell table:style-name="ce154" table:content-validation-name="val3"/>
          <table:table-cell table:style-name="ce151" table:number-columns-repeated="24"/>
          <table:table-cell table:style-name="ce151" table:formula="of:=IF(OR([.AC$14]=&quot;&quot;;[.$E21]=&quot;&quot;);&quot;&quot;;[.AB21])">
            <text:p/>
          </table:table-cell>
          <table:table-cell table:style-name="ce151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0">
          <table:table-cell table:style-name="ce145"/>
          <table:table-cell table:style-name="ce149"/>
          <table:table-cell table:style-name="ce152"/>
          <table:table-cell table:style-name="ce154" table:content-validation-name="val3"/>
          <table:table-cell table:style-name="ce151" table:number-columns-repeated="24"/>
          <table:table-cell table:style-name="ce151" table:formula="of:=IF(OR([.AC$14]=&quot;&quot;;[.$E22]=&quot;&quot;);&quot;&quot;;[.AB22])">
            <text:p/>
          </table:table-cell>
          <table:table-cell table:style-name="ce151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46"/>
          <table:table-cell table:style-name="ce150"/>
          <table:table-cell table:style-name="ce152"/>
          <table:table-cell table:style-name="ce154" table:content-validation-name="val3"/>
          <table:table-cell table:style-name="ce151" table:number-columns-repeated="24"/>
          <table:table-cell table:style-name="ce151" table:formula="of:=IF(OR([.AC$14]=&quot;&quot;;[.$E23]=&quot;&quot;);&quot;&quot;;[.AB23])">
            <text:p/>
          </table:table-cell>
          <table:table-cell table:style-name="ce151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24]&lt;&gt;&quot;&quot;;&quot;Planned&quot;;&quot;&quot;)">
            <text:p/>
          </table:table-cell>
          <table:table-cell table:style-name="ce151"/>
          <table:table-cell table:style-name="ce151" table:formula="of:=IF(OR([.F$14]=&quot;&quot;;[.$E24]=&quot;&quot;);&quot;&quot;;[.E24])">
            <text:p/>
          </table:table-cell>
          <table:table-cell table:style-name="ce151" table:number-columns-repeated="22"/>
          <table:table-cell table:style-name="ce151" table:formula="of:=IF(OR([.AC$14]=&quot;&quot;;[.$E24]=&quot;&quot;);&quot;&quot;;[.AB24])">
            <text:p/>
          </table:table-cell>
          <table:table-cell table:style-name="ce151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25]&lt;&gt;&quot;&quot;;&quot;Planned&quot;;&quot;&quot;)">
            <text:p/>
          </table:table-cell>
          <table:table-cell table:style-name="ce151"/>
          <table:table-cell table:style-name="ce151" table:formula="of:=IF(OR([.F$14]=&quot;&quot;;[.$E25]=&quot;&quot;);&quot;&quot;;[.E25])">
            <text:p/>
          </table:table-cell>
          <table:table-cell table:style-name="ce151" table:number-columns-repeated="22"/>
          <table:table-cell table:style-name="ce151" table:formula="of:=IF(OR([.AC$14]=&quot;&quot;;[.$E25]=&quot;&quot;);&quot;&quot;;[.AB25])">
            <text:p/>
          </table:table-cell>
          <table:table-cell table:style-name="ce151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26]&lt;&gt;&quot;&quot;;&quot;Planned&quot;;&quot;&quot;)">
            <text:p/>
          </table:table-cell>
          <table:table-cell table:style-name="ce151"/>
          <table:table-cell table:style-name="ce151" table:formula="of:=IF(OR([.F$14]=&quot;&quot;;[.$E26]=&quot;&quot;);&quot;&quot;;[.E26])">
            <text:p/>
          </table:table-cell>
          <table:table-cell table:style-name="ce151" table:number-columns-repeated="22"/>
          <table:table-cell table:style-name="ce151" table:formula="of:=IF(OR([.AC$14]=&quot;&quot;;[.$E26]=&quot;&quot;);&quot;&quot;;[.AB26])">
            <text:p/>
          </table:table-cell>
          <table:table-cell table:style-name="ce151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27]&lt;&gt;&quot;&quot;;&quot;Planned&quot;;&quot;&quot;)">
            <text:p/>
          </table:table-cell>
          <table:table-cell table:style-name="ce151"/>
          <table:table-cell table:style-name="ce151" table:formula="of:=IF(OR([.F$14]=&quot;&quot;;[.$E27]=&quot;&quot;);&quot;&quot;;[.E27])">
            <text:p/>
          </table:table-cell>
          <table:table-cell table:style-name="ce151" table:number-columns-repeated="22"/>
          <table:table-cell table:style-name="ce151" table:formula="of:=IF(OR([.AC$14]=&quot;&quot;;[.$E27]=&quot;&quot;);&quot;&quot;;[.AB27])">
            <text:p/>
          </table:table-cell>
          <table:table-cell table:style-name="ce151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28]&lt;&gt;&quot;&quot;;&quot;Planned&quot;;&quot;&quot;)">
            <text:p/>
          </table:table-cell>
          <table:table-cell table:style-name="ce151"/>
          <table:table-cell table:style-name="ce151" table:formula="of:=IF(OR([.F$14]=&quot;&quot;;[.$E28]=&quot;&quot;);&quot;&quot;;[.E28])">
            <text:p/>
          </table:table-cell>
          <table:table-cell table:style-name="ce151" table:number-columns-repeated="22"/>
          <table:table-cell table:style-name="ce151" table:formula="of:=IF(OR([.AC$14]=&quot;&quot;;[.$E28]=&quot;&quot;);&quot;&quot;;[.AB28])">
            <text:p/>
          </table:table-cell>
          <table:table-cell table:style-name="ce151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29]&lt;&gt;&quot;&quot;;&quot;Planned&quot;;&quot;&quot;)">
            <text:p/>
          </table:table-cell>
          <table:table-cell table:style-name="ce151"/>
          <table:table-cell table:style-name="ce151" table:formula="of:=IF(OR([.F$14]=&quot;&quot;;[.$E29]=&quot;&quot;);&quot;&quot;;[.E29])">
            <text:p/>
          </table:table-cell>
          <table:table-cell table:style-name="ce151" table:number-columns-repeated="22"/>
          <table:table-cell table:style-name="ce151" table:formula="of:=IF(OR([.AC$14]=&quot;&quot;;[.$E29]=&quot;&quot;);&quot;&quot;;[.AB29])">
            <text:p/>
          </table:table-cell>
          <table:table-cell table:style-name="ce151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30]&lt;&gt;&quot;&quot;;&quot;Planned&quot;;&quot;&quot;)">
            <text:p/>
          </table:table-cell>
          <table:table-cell table:style-name="ce151"/>
          <table:table-cell table:style-name="ce151" table:formula="of:=IF(OR([.F$14]=&quot;&quot;;[.$E30]=&quot;&quot;);&quot;&quot;;[.E30])">
            <text:p/>
          </table:table-cell>
          <table:table-cell table:style-name="ce151" table:number-columns-repeated="22"/>
          <table:table-cell table:style-name="ce151" table:formula="of:=IF(OR([.AC$14]=&quot;&quot;;[.$E30]=&quot;&quot;);&quot;&quot;;[.AB30])">
            <text:p/>
          </table:table-cell>
          <table:table-cell table:style-name="ce151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31]&lt;&gt;&quot;&quot;;&quot;Planned&quot;;&quot;&quot;)">
            <text:p/>
          </table:table-cell>
          <table:table-cell table:style-name="ce151"/>
          <table:table-cell table:style-name="ce151" table:formula="of:=IF(OR([.F$14]=&quot;&quot;;[.$E31]=&quot;&quot;);&quot;&quot;;[.E31])">
            <text:p/>
          </table:table-cell>
          <table:table-cell table:style-name="ce151" table:number-columns-repeated="22"/>
          <table:table-cell table:style-name="ce151" table:formula="of:=IF(OR([.AC$14]=&quot;&quot;;[.$E31]=&quot;&quot;);&quot;&quot;;[.AB31])">
            <text:p/>
          </table:table-cell>
          <table:table-cell table:style-name="ce151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32]&lt;&gt;&quot;&quot;;&quot;Planned&quot;;&quot;&quot;)">
            <text:p/>
          </table:table-cell>
          <table:table-cell table:style-name="ce151"/>
          <table:table-cell table:style-name="ce151" table:formula="of:=IF(OR([.F$14]=&quot;&quot;;[.$E32]=&quot;&quot;);&quot;&quot;;[.E32])">
            <text:p/>
          </table:table-cell>
          <table:table-cell table:style-name="ce151" table:number-columns-repeated="22"/>
          <table:table-cell table:style-name="ce151" table:formula="of:=IF(OR([.AC$14]=&quot;&quot;;[.$E32]=&quot;&quot;);&quot;&quot;;[.AB32])">
            <text:p/>
          </table:table-cell>
          <table:table-cell table:style-name="ce151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33]&lt;&gt;&quot;&quot;;&quot;Planned&quot;;&quot;&quot;)">
            <text:p/>
          </table:table-cell>
          <table:table-cell table:style-name="ce151"/>
          <table:table-cell table:style-name="ce151" table:formula="of:=IF(OR([.F$14]=&quot;&quot;;[.$E33]=&quot;&quot;);&quot;&quot;;[.E33])">
            <text:p/>
          </table:table-cell>
          <table:table-cell table:style-name="ce151" table:number-columns-repeated="22"/>
          <table:table-cell table:style-name="ce151" table:formula="of:=IF(OR([.AC$14]=&quot;&quot;;[.$E33]=&quot;&quot;);&quot;&quot;;[.AB33])">
            <text:p/>
          </table:table-cell>
          <table:table-cell table:style-name="ce151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34]&lt;&gt;&quot;&quot;;&quot;Planned&quot;;&quot;&quot;)">
            <text:p/>
          </table:table-cell>
          <table:table-cell table:style-name="ce151"/>
          <table:table-cell table:style-name="ce151" table:formula="of:=IF(OR([.F$14]=&quot;&quot;;[.$E34]=&quot;&quot;);&quot;&quot;;[.E34])">
            <text:p/>
          </table:table-cell>
          <table:table-cell table:style-name="ce151" table:number-columns-repeated="22"/>
          <table:table-cell table:style-name="ce151" table:formula="of:=IF(OR([.AC$14]=&quot;&quot;;[.$E34]=&quot;&quot;);&quot;&quot;;[.AB34])">
            <text:p/>
          </table:table-cell>
          <table:table-cell table:style-name="ce151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35]&lt;&gt;&quot;&quot;;&quot;Planned&quot;;&quot;&quot;)">
            <text:p/>
          </table:table-cell>
          <table:table-cell table:style-name="ce151"/>
          <table:table-cell table:style-name="ce151" table:formula="of:=IF(OR([.F$14]=&quot;&quot;;[.$E35]=&quot;&quot;);&quot;&quot;;[.E35])">
            <text:p/>
          </table:table-cell>
          <table:table-cell table:style-name="ce151" table:number-columns-repeated="22"/>
          <table:table-cell table:style-name="ce151" table:formula="of:=IF(OR([.AC$14]=&quot;&quot;;[.$E35]=&quot;&quot;);&quot;&quot;;[.AB35])">
            <text:p/>
          </table:table-cell>
          <table:table-cell table:style-name="ce151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36]&lt;&gt;&quot;&quot;;&quot;Planned&quot;;&quot;&quot;)">
            <text:p/>
          </table:table-cell>
          <table:table-cell table:style-name="ce151"/>
          <table:table-cell table:style-name="ce151" table:formula="of:=IF(OR([.F$14]=&quot;&quot;;[.$E36]=&quot;&quot;);&quot;&quot;;[.E36])">
            <text:p/>
          </table:table-cell>
          <table:table-cell table:style-name="ce151" table:number-columns-repeated="22"/>
          <table:table-cell table:style-name="ce151" table:formula="of:=IF(OR([.AC$14]=&quot;&quot;;[.$E36]=&quot;&quot;);&quot;&quot;;[.AB36])">
            <text:p/>
          </table:table-cell>
          <table:table-cell table:style-name="ce151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37]&lt;&gt;&quot;&quot;;&quot;Planned&quot;;&quot;&quot;)">
            <text:p/>
          </table:table-cell>
          <table:table-cell table:style-name="ce151"/>
          <table:table-cell table:style-name="ce151" table:formula="of:=IF(OR([.F$14]=&quot;&quot;;[.$E37]=&quot;&quot;);&quot;&quot;;[.E37])">
            <text:p/>
          </table:table-cell>
          <table:table-cell table:style-name="ce151" table:number-columns-repeated="22"/>
          <table:table-cell table:style-name="ce151" table:formula="of:=IF(OR([.AC$14]=&quot;&quot;;[.$E37]=&quot;&quot;);&quot;&quot;;[.AB37])">
            <text:p/>
          </table:table-cell>
          <table:table-cell table:style-name="ce151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38]&lt;&gt;&quot;&quot;;&quot;Planned&quot;;&quot;&quot;)">
            <text:p/>
          </table:table-cell>
          <table:table-cell table:style-name="ce151"/>
          <table:table-cell table:style-name="ce151" table:formula="of:=IF(OR([.F$14]=&quot;&quot;;[.$E38]=&quot;&quot;);&quot;&quot;;[.E38])">
            <text:p/>
          </table:table-cell>
          <table:table-cell table:style-name="ce151" table:number-columns-repeated="22"/>
          <table:table-cell table:style-name="ce151" table:formula="of:=IF(OR([.AC$14]=&quot;&quot;;[.$E38]=&quot;&quot;);&quot;&quot;;[.AB38])">
            <text:p/>
          </table:table-cell>
          <table:table-cell table:style-name="ce151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39]&lt;&gt;&quot;&quot;;&quot;Planned&quot;;&quot;&quot;)">
            <text:p/>
          </table:table-cell>
          <table:table-cell table:style-name="ce151"/>
          <table:table-cell table:style-name="ce151" table:formula="of:=IF(OR([.F$14]=&quot;&quot;;[.$E39]=&quot;&quot;);&quot;&quot;;[.E39])">
            <text:p/>
          </table:table-cell>
          <table:table-cell table:style-name="ce151" table:number-columns-repeated="22"/>
          <table:table-cell table:style-name="ce151" table:formula="of:=IF(OR([.AC$14]=&quot;&quot;;[.$E39]=&quot;&quot;);&quot;&quot;;[.AB39])">
            <text:p/>
          </table:table-cell>
          <table:table-cell table:style-name="ce151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40]&lt;&gt;&quot;&quot;;&quot;Planned&quot;;&quot;&quot;)">
            <text:p/>
          </table:table-cell>
          <table:table-cell table:style-name="ce151"/>
          <table:table-cell table:style-name="ce151" table:formula="of:=IF(OR([.F$14]=&quot;&quot;;[.$E40]=&quot;&quot;);&quot;&quot;;[.E40])">
            <text:p/>
          </table:table-cell>
          <table:table-cell table:style-name="ce151" table:number-columns-repeated="22"/>
          <table:table-cell table:style-name="ce151" table:formula="of:=IF(OR([.AC$14]=&quot;&quot;;[.$E40]=&quot;&quot;);&quot;&quot;;[.AB40])">
            <text:p/>
          </table:table-cell>
          <table:table-cell table:style-name="ce151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41]&lt;&gt;&quot;&quot;;&quot;Planned&quot;;&quot;&quot;)">
            <text:p/>
          </table:table-cell>
          <table:table-cell table:style-name="ce151"/>
          <table:table-cell table:style-name="ce151" table:formula="of:=IF(OR([.F$14]=&quot;&quot;;[.$E41]=&quot;&quot;);&quot;&quot;;[.E41])">
            <text:p/>
          </table:table-cell>
          <table:table-cell table:style-name="ce151" table:number-columns-repeated="22"/>
          <table:table-cell table:style-name="ce151" table:formula="of:=IF(OR([.AC$14]=&quot;&quot;;[.$E41]=&quot;&quot;);&quot;&quot;;[.AB41])">
            <text:p/>
          </table:table-cell>
          <table:table-cell table:style-name="ce151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42]&lt;&gt;&quot;&quot;;&quot;Planned&quot;;&quot;&quot;)">
            <text:p/>
          </table:table-cell>
          <table:table-cell table:style-name="ce151"/>
          <table:table-cell table:style-name="ce151" table:formula="of:=IF(OR([.F$14]=&quot;&quot;;[.$E42]=&quot;&quot;);&quot;&quot;;[.E42])">
            <text:p/>
          </table:table-cell>
          <table:table-cell table:style-name="ce151" table:number-columns-repeated="22"/>
          <table:table-cell table:style-name="ce151" table:formula="of:=IF(OR([.AC$14]=&quot;&quot;;[.$E42]=&quot;&quot;);&quot;&quot;;[.AB42])">
            <text:p/>
          </table:table-cell>
          <table:table-cell table:style-name="ce151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43]&lt;&gt;&quot;&quot;;&quot;Planned&quot;;&quot;&quot;)">
            <text:p/>
          </table:table-cell>
          <table:table-cell table:style-name="ce151"/>
          <table:table-cell table:style-name="ce151" table:formula="of:=IF(OR([.F$14]=&quot;&quot;;[.$E43]=&quot;&quot;);&quot;&quot;;[.E43])">
            <text:p/>
          </table:table-cell>
          <table:table-cell table:style-name="ce151" table:number-columns-repeated="22"/>
          <table:table-cell table:style-name="ce151" table:formula="of:=IF(OR([.AC$14]=&quot;&quot;;[.$E43]=&quot;&quot;);&quot;&quot;;[.AB43])">
            <text:p/>
          </table:table-cell>
          <table:table-cell table:style-name="ce151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44]&lt;&gt;&quot;&quot;;&quot;Planned&quot;;&quot;&quot;)">
            <text:p/>
          </table:table-cell>
          <table:table-cell table:style-name="ce151"/>
          <table:table-cell table:style-name="ce151" table:formula="of:=IF(OR([.F$14]=&quot;&quot;;[.$E44]=&quot;&quot;);&quot;&quot;;[.E44])">
            <text:p/>
          </table:table-cell>
          <table:table-cell table:style-name="ce151" table:number-columns-repeated="22"/>
          <table:table-cell table:style-name="ce151" table:formula="of:=IF(OR([.AC$14]=&quot;&quot;;[.$E44]=&quot;&quot;);&quot;&quot;;[.AB44])">
            <text:p/>
          </table:table-cell>
          <table:table-cell table:style-name="ce151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45]&lt;&gt;&quot;&quot;;&quot;Planned&quot;;&quot;&quot;)">
            <text:p/>
          </table:table-cell>
          <table:table-cell table:style-name="ce151"/>
          <table:table-cell table:style-name="ce151" table:formula="of:=IF(OR([.F$14]=&quot;&quot;;[.$E45]=&quot;&quot;);&quot;&quot;;[.E45])">
            <text:p/>
          </table:table-cell>
          <table:table-cell table:style-name="ce151" table:number-columns-repeated="22"/>
          <table:table-cell table:style-name="ce151" table:formula="of:=IF(OR([.AC$14]=&quot;&quot;;[.$E45]=&quot;&quot;);&quot;&quot;;[.AB45])">
            <text:p/>
          </table:table-cell>
          <table:table-cell table:style-name="ce151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46]&lt;&gt;&quot;&quot;;&quot;Planned&quot;;&quot;&quot;)">
            <text:p/>
          </table:table-cell>
          <table:table-cell table:style-name="ce151"/>
          <table:table-cell table:style-name="ce151" table:formula="of:=IF(OR([.F$14]=&quot;&quot;;[.$E46]=&quot;&quot;);&quot;&quot;;[.E46])">
            <text:p/>
          </table:table-cell>
          <table:table-cell table:style-name="ce151" table:number-columns-repeated="22"/>
          <table:table-cell table:style-name="ce151" table:formula="of:=IF(OR([.AC$14]=&quot;&quot;;[.$E46]=&quot;&quot;);&quot;&quot;;[.AB46])">
            <text:p/>
          </table:table-cell>
          <table:table-cell table:style-name="ce151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47]&lt;&gt;&quot;&quot;;&quot;Planned&quot;;&quot;&quot;)">
            <text:p/>
          </table:table-cell>
          <table:table-cell table:style-name="ce151"/>
          <table:table-cell table:style-name="ce151" table:formula="of:=IF(OR([.F$14]=&quot;&quot;;[.$E47]=&quot;&quot;);&quot;&quot;;[.E47])">
            <text:p/>
          </table:table-cell>
          <table:table-cell table:style-name="ce151" table:number-columns-repeated="22"/>
          <table:table-cell table:style-name="ce151" table:formula="of:=IF(OR([.AC$14]=&quot;&quot;;[.$E47]=&quot;&quot;);&quot;&quot;;[.AB47])">
            <text:p/>
          </table:table-cell>
          <table:table-cell table:style-name="ce151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48]&lt;&gt;&quot;&quot;;&quot;Planned&quot;;&quot;&quot;)">
            <text:p/>
          </table:table-cell>
          <table:table-cell table:style-name="ce151"/>
          <table:table-cell table:style-name="ce151" table:formula="of:=IF(OR([.F$14]=&quot;&quot;;[.$E48]=&quot;&quot;);&quot;&quot;;[.E48])">
            <text:p/>
          </table:table-cell>
          <table:table-cell table:style-name="ce151" table:number-columns-repeated="22"/>
          <table:table-cell table:style-name="ce151" table:formula="of:=IF(OR([.AC$14]=&quot;&quot;;[.$E48]=&quot;&quot;);&quot;&quot;;[.AB48])">
            <text:p/>
          </table:table-cell>
          <table:table-cell table:style-name="ce151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49]&lt;&gt;&quot;&quot;;&quot;Planned&quot;;&quot;&quot;)">
            <text:p/>
          </table:table-cell>
          <table:table-cell table:style-name="ce151"/>
          <table:table-cell table:style-name="ce151" table:formula="of:=IF(OR([.F$14]=&quot;&quot;;[.$E49]=&quot;&quot;);&quot;&quot;;[.E49])">
            <text:p/>
          </table:table-cell>
          <table:table-cell table:style-name="ce151" table:number-columns-repeated="22"/>
          <table:table-cell table:style-name="ce151" table:formula="of:=IF(OR([.AC$14]=&quot;&quot;;[.$E49]=&quot;&quot;);&quot;&quot;;[.AB49])">
            <text:p/>
          </table:table-cell>
          <table:table-cell table:style-name="ce151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50]&lt;&gt;&quot;&quot;;&quot;Planned&quot;;&quot;&quot;)">
            <text:p/>
          </table:table-cell>
          <table:table-cell table:style-name="ce151"/>
          <table:table-cell table:style-name="ce151" table:formula="of:=IF(OR([.F$14]=&quot;&quot;;[.$E50]=&quot;&quot;);&quot;&quot;;[.E50])">
            <text:p/>
          </table:table-cell>
          <table:table-cell table:style-name="ce151" table:number-columns-repeated="22"/>
          <table:table-cell table:style-name="ce151" table:formula="of:=IF(OR([.AC$14]=&quot;&quot;;[.$E50]=&quot;&quot;);&quot;&quot;;[.AB50])">
            <text:p/>
          </table:table-cell>
          <table:table-cell table:style-name="ce151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51]&lt;&gt;&quot;&quot;;&quot;Planned&quot;;&quot;&quot;)">
            <text:p/>
          </table:table-cell>
          <table:table-cell table:style-name="ce151"/>
          <table:table-cell table:style-name="ce151" table:formula="of:=IF(OR([.F$14]=&quot;&quot;;[.$E51]=&quot;&quot;);&quot;&quot;;[.E51])">
            <text:p/>
          </table:table-cell>
          <table:table-cell table:style-name="ce151" table:number-columns-repeated="22"/>
          <table:table-cell table:style-name="ce151" table:formula="of:=IF(OR([.AC$14]=&quot;&quot;;[.$E51]=&quot;&quot;);&quot;&quot;;[.AB51])">
            <text:p/>
          </table:table-cell>
          <table:table-cell table:style-name="ce151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52]&lt;&gt;&quot;&quot;;&quot;Planned&quot;;&quot;&quot;)">
            <text:p/>
          </table:table-cell>
          <table:table-cell table:style-name="ce151"/>
          <table:table-cell table:style-name="ce151" table:formula="of:=IF(OR([.F$14]=&quot;&quot;;[.$E52]=&quot;&quot;);&quot;&quot;;[.E52])">
            <text:p/>
          </table:table-cell>
          <table:table-cell table:style-name="ce151" table:number-columns-repeated="22"/>
          <table:table-cell table:style-name="ce151" table:formula="of:=IF(OR([.AC$14]=&quot;&quot;;[.$E52]=&quot;&quot;);&quot;&quot;;[.AB52])">
            <text:p/>
          </table:table-cell>
          <table:table-cell table:style-name="ce151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53]&lt;&gt;&quot;&quot;;&quot;Planned&quot;;&quot;&quot;)">
            <text:p/>
          </table:table-cell>
          <table:table-cell table:style-name="ce151"/>
          <table:table-cell table:style-name="ce151" table:formula="of:=IF(OR([.F$14]=&quot;&quot;;[.$E53]=&quot;&quot;);&quot;&quot;;[.E53])">
            <text:p/>
          </table:table-cell>
          <table:table-cell table:style-name="ce151" table:number-columns-repeated="22"/>
          <table:table-cell table:style-name="ce151" table:formula="of:=IF(OR([.AC$14]=&quot;&quot;;[.$E53]=&quot;&quot;);&quot;&quot;;[.AB53])">
            <text:p/>
          </table:table-cell>
          <table:table-cell table:style-name="ce151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54]&lt;&gt;&quot;&quot;;&quot;Planned&quot;;&quot;&quot;)">
            <text:p/>
          </table:table-cell>
          <table:table-cell table:style-name="ce151"/>
          <table:table-cell table:style-name="ce151" table:formula="of:=IF(OR([.F$14]=&quot;&quot;;[.$E54]=&quot;&quot;);&quot;&quot;;[.E54])">
            <text:p/>
          </table:table-cell>
          <table:table-cell table:style-name="ce151" table:number-columns-repeated="22"/>
          <table:table-cell table:style-name="ce151" table:formula="of:=IF(OR([.AC$14]=&quot;&quot;;[.$E54]=&quot;&quot;);&quot;&quot;;[.AB54])">
            <text:p/>
          </table:table-cell>
          <table:table-cell table:style-name="ce151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1"/>
          <table:table-cell table:style-name="ce153"/>
          <table:table-cell table:style-name="ce154" table:content-validation-name="val3" table:formula="of:=IF([.A55]&lt;&gt;&quot;&quot;;&quot;Planned&quot;;&quot;&quot;)">
            <text:p/>
          </table:table-cell>
          <table:table-cell table:style-name="ce151"/>
          <table:table-cell table:style-name="ce151" table:formula="of:=IF(OR([.F$14]=&quot;&quot;;[.$E55]=&quot;&quot;);&quot;&quot;;[.E55])">
            <text:p/>
          </table:table-cell>
          <table:table-cell table:style-name="ce151" table:formula="of:=IF(OR([.G$14]=&quot;&quot;;[.$E55]=&quot;&quot;);&quot;&quot;;[.F55])">
            <text:p/>
          </table:table-cell>
          <table:table-cell table:style-name="ce151" table:formula="of:=IF(OR([.H$14]=&quot;&quot;;[.$E55]=&quot;&quot;);&quot;&quot;;[.G55])">
            <text:p/>
          </table:table-cell>
          <table:table-cell table:style-name="ce151" table:formula="of:=IF(OR([.I$14]=&quot;&quot;;[.$E55]=&quot;&quot;);&quot;&quot;;[.H55])">
            <text:p/>
          </table:table-cell>
          <table:table-cell table:style-name="ce151" table:formula="of:=IF(OR([.J$14]=&quot;&quot;;[.$E55]=&quot;&quot;);&quot;&quot;;[.I55])">
            <text:p/>
          </table:table-cell>
          <table:table-cell table:style-name="ce151" table:formula="of:=IF(OR([.K$14]=&quot;&quot;;[.$E55]=&quot;&quot;);&quot;&quot;;[.J55])">
            <text:p/>
          </table:table-cell>
          <table:table-cell table:style-name="ce151" table:formula="of:=IF(OR([.L$14]=&quot;&quot;;[.$E55]=&quot;&quot;);&quot;&quot;;[.K55])">
            <text:p/>
          </table:table-cell>
          <table:table-cell table:style-name="ce151" table:formula="of:=IF(OR([.M$14]=&quot;&quot;;[.$E55]=&quot;&quot;);&quot;&quot;;[.L55])">
            <text:p/>
          </table:table-cell>
          <table:table-cell table:style-name="ce151" table:formula="of:=IF(OR([.N$14]=&quot;&quot;;[.$E55]=&quot;&quot;);&quot;&quot;;[.M55])">
            <text:p/>
          </table:table-cell>
          <table:table-cell table:style-name="ce151" table:formula="of:=IF(OR([.O$14]=&quot;&quot;;[.$E55]=&quot;&quot;);&quot;&quot;;[.N55])">
            <text:p/>
          </table:table-cell>
          <table:table-cell table:style-name="ce151" table:formula="of:=IF(OR([.P$14]=&quot;&quot;;[.$E55]=&quot;&quot;);&quot;&quot;;[.O55])">
            <text:p/>
          </table:table-cell>
          <table:table-cell table:style-name="ce151" table:formula="of:=IF(OR([.Q$14]=&quot;&quot;;[.$E55]=&quot;&quot;);&quot;&quot;;[.P55])">
            <text:p/>
          </table:table-cell>
          <table:table-cell table:style-name="ce151" table:formula="of:=IF(OR([.R$14]=&quot;&quot;;[.$E55]=&quot;&quot;);&quot;&quot;;[.Q55])">
            <text:p/>
          </table:table-cell>
          <table:table-cell table:style-name="ce151" table:formula="of:=IF(OR([.S$14]=&quot;&quot;;[.$E55]=&quot;&quot;);&quot;&quot;;[.R55])">
            <text:p/>
          </table:table-cell>
          <table:table-cell table:style-name="ce151" table:formula="of:=IF(OR([.T$14]=&quot;&quot;;[.$E55]=&quot;&quot;);&quot;&quot;;[.S55])">
            <text:p/>
          </table:table-cell>
          <table:table-cell table:style-name="ce151" table:formula="of:=IF(OR([.U$14]=&quot;&quot;;[.$E55]=&quot;&quot;);&quot;&quot;;[.T55])">
            <text:p/>
          </table:table-cell>
          <table:table-cell table:style-name="ce151" table:formula="of:=IF(OR([.V$14]=&quot;&quot;;[.$E55]=&quot;&quot;);&quot;&quot;;[.U55])">
            <text:p/>
          </table:table-cell>
          <table:table-cell table:style-name="ce151" table:formula="of:=IF(OR([.W$14]=&quot;&quot;;[.$E55]=&quot;&quot;);&quot;&quot;;[.V55])">
            <text:p/>
          </table:table-cell>
          <table:table-cell table:style-name="ce151" table:formula="of:=IF(OR([.X$14]=&quot;&quot;;[.$E55]=&quot;&quot;);&quot;&quot;;[.W55])">
            <text:p/>
          </table:table-cell>
          <table:table-cell table:style-name="ce151" table:formula="of:=IF(OR([.Y$14]=&quot;&quot;;[.$E55]=&quot;&quot;);&quot;&quot;;[.X55])">
            <text:p/>
          </table:table-cell>
          <table:table-cell table:style-name="ce151" table:formula="of:=IF(OR([.Z$14]=&quot;&quot;;[.$E55]=&quot;&quot;);&quot;&quot;;[.Y55])">
            <text:p/>
          </table:table-cell>
          <table:table-cell table:style-name="ce151" table:formula="of:=IF(OR([.AA$14]=&quot;&quot;;[.$E55]=&quot;&quot;);&quot;&quot;;[.Z55])">
            <text:p/>
          </table:table-cell>
          <table:table-cell table:style-name="ce151" table:formula="of:=IF(OR([.AB$14]=&quot;&quot;;[.$E55]=&quot;&quot;);&quot;&quot;;[.AA55])">
            <text:p/>
          </table:table-cell>
          <table:table-cell table:style-name="ce151" table:formula="of:=IF(OR([.AC$14]=&quot;&quot;;[.$E55]=&quot;&quot;);&quot;&quot;;[.AB55])">
            <text:p/>
          </table:table-cell>
          <table:table-cell table:style-name="ce151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4'.A24:'Sprint 4'.C55 'Sprint 4'.C15:'Sprint 4'.AD55">
            <calcext:condition calcext:apply-style-name="Excel_CondFormat_5_1_1" calcext:value="formula-is([$'Product Backlog'.$E16]=&quot;Done&quot;)" calcext:base-cell-address="'Sprint 4'.A15"/>
            <calcext:condition calcext:apply-style-name="Excel_CondFormat_5_1_2" calcext:value="formula-is([$'Product Backlog'.$E16]=&quot;Ongoing&quot;)" calcext:base-cell-address="'Sprint 4'.A15"/>
          </calcext:conditional-format>
          <calcext:conditional-format calcext:target-range-address="'Sprint 4'.A15:'Sprint 4'.A22 'Sprint 4'.B18:'Sprint 4'.B22">
            <calcext:condition calcext:apply-style-name="Excel_CondFormat_5_2_1" calcext:value="formula-is([$'Product Backlog'.$C16]=&quot;Done&quot;)" calcext:base-cell-address="'Sprint 4'.A15"/>
            <calcext:condition calcext:apply-style-name="Excel_CondFormat_5_2_2" calcext:value="formula-is([$'Product Backlog'.$C16]=&quot;Ongoing&quot;)" calcext:base-cell-address="'Sprint 4'.A15"/>
            <calcext:condition calcext:apply-style-name="Excel_CondFormat_5_2_3" calcext:value="formula-is([$'Product Backlog'.$C16]=&quot;Removed&quot;)" calcext:base-cell-address="'Sprint 4'.A15"/>
          </calcext:conditional-format>
          <calcext:conditional-format calcext:target-range-address="'Sprint 4'.B15:'Sprint 4'.B17">
            <calcext:condition calcext:apply-style-name="Excel_CondFormat_5_3_1" calcext:value="formula-is([$'Product Backlog'.$C16]=&quot;Done&quot;)" calcext:base-cell-address="'Sprint 4'.B15"/>
            <calcext:condition calcext:apply-style-name="Excel_CondFormat_5_3_2" calcext:value="formula-is([$'Product Backlog'.$C16]=&quot;Ongoing&quot;)" calcext:base-cell-address="'Sprint 4'.B15"/>
            <calcext:condition calcext:apply-style-name="Excel_CondFormat_5_3_3" calcext:value="formula-is([$'Product Backlog'.$C16]=&quot;Removed&quot;)" calcext:base-cell-address="'Sprint 4'.B15"/>
          </calcext:conditional-format>
          <calcext:conditional-format calcext:target-range-address="'Sprint 4'.B23:'Sprint 4'.B23">
            <calcext:condition calcext:apply-style-name="Excel_CondFormat_5_4_1" calcext:value="formula-is([$'Product Backlog'.$C24]=&quot;Done&quot;)" calcext:base-cell-address="'Sprint 4'.B23"/>
            <calcext:condition calcext:apply-style-name="Excel_CondFormat_5_4_2" calcext:value="formula-is([$'Product Backlog'.$C24]=&quot;Ongoing&quot;)" calcext:base-cell-address="'Sprint 4'.B23"/>
            <calcext:condition calcext:apply-style-name="Excel_CondFormat_5_4_3" calcext:value="formula-is([$'Product Backlog'.$C24]=&quot;Removed&quot;)" calcext:base-cell-address="'Sprint 4'.B23"/>
          </calcext:conditional-format>
          <calcext:conditional-format calcext:target-range-address="'Sprint 4'.A23:'Sprint 4'.A23">
            <calcext:condition calcext:apply-style-name="Excel_CondFormat_5_5_1" calcext:value="formula-is([$'Product Backlog'.$C24]=&quot;Done&quot;)" calcext:base-cell-address="'Sprint 4'.A23"/>
            <calcext:condition calcext:apply-style-name="Excel_CondFormat_5_5_2" calcext:value="formula-is([$'Product Backlog'.$C24]=&quot;Ongoing&quot;)" calcext:base-cell-address="'Sprint 4'.A23"/>
            <calcext:condition calcext:apply-style-name="Excel_CondFormat_5_5_3" calcext:value="formula-is([$'Product Backlog'.$C24]=&quot;Removed&quot;)" calcext:base-cell-address="'Sprint 4'.A23"/>
          </calcext:conditional-format>
        </calcext:conditional-formats>
      </table:table>
      <table:table table:name="Sprint 5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2" form:id="control12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13" form:id="control13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1" office:value-type="float" office:value="1" calcext:value-type="float">
            <text:p>Sprint 1 Backlog</text:p>
          </table:table-cell>
          <table:table-cell table:style-name="ce110"/>
          <table:table-cell>
            <draw:frame table:end-cell-address="'Sprint 5'.AE8" table:end-x="4.14pt" table:end-y="10.52pt" draw:z-index="0" draw:name="Chart 2" draw:style-name="gr6" draw:text-style-name="P4" svg:width="748.6pt" svg:height="102.02pt" svg:x="40.85pt" svg:y="3.03pt">
              <draw:object draw:notify-on-update-of-ranges="'Sprint 5'.F10:'Sprint 5'.AD10 'Sprint 5'.F11:'Sprint 5'.AD11 'Sprint 5'.F12:'Sprint 5'.AD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ce117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7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5'.A8" table:end-x="144.28pt" table:end-y="2.27pt" draw:z-index="1" draw:name="Button 1" draw:style-name="gr1" draw:text-style-name="P1" svg:width="124.5pt" svg:height="21.03pt" svg:x="19.79pt" svg:y="6.77pt" draw:control="control12">
              <svg:desc>Sort Sprint Tasks</svg:desc>
            </draw:control>
            <draw:control table:end-cell-address="'Sprint 5'.C8" table:end-x="18.6pt" table:end-y="2.27pt" draw:z-index="2" draw:name="Button 2" draw:style-name="gr1" draw:text-style-name="P1" svg:width="113.02pt" svg:height="21.03pt" svg:x="166.37pt" svg:y="6.77pt" draw:control="control13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2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1" office:value-type="float" office:value="20" calcext:value-type="float">
            <text:p>20</text:p>
          </table:table-cell>
          <table:table-cell table:style-name="ce102"/>
          <table:table-cell table:style-name="ce115"/>
          <table:table-cell table:style-name="ce118" office:value-type="string" calcext:value-type="string">
            <text:p>Effort</text:p>
          </table:table-cell>
          <table:table-cell table:style-name="ce118" office:value-type="string" calcext:value-type="string">
            <text:p>Remaining on implementation day…</text:p>
          </table:table-cell>
          <table:table-cell table:style-name="ce118" table:number-columns-repeated="6"/>
          <table:table-cell table:style-name="ce123" table:number-columns-repeated="18"/>
          <table:table-cell table:number-columns-repeated="994"/>
        </table:table-row>
        <table:table-row table:style-name="ro2">
          <table:table-cell table:style-name="ce102" office:value-type="string" calcext:value-type="string">
            <text:p>Trend calculated based on last</text:p>
          </table:table-cell>
          <table:table-cell table:style-name="ce111" office:value-type="float" office:value="5" calcext:value-type="float">
            <text:p>5</text:p>
          </table:table-cell>
          <table:table-cell table:style-name="ce102" office:value-type="string" calcext:value-type="string">
            <text:p>Days</text:p>
          </table:table-cell>
          <table:table-cell table:style-name="ce102" office:value-type="string" calcext:value-type="string">
            <text:p>Totals</text:p>
          </table:table-cell>
          <table:table-cell table:style-name="ce122" table:formula="of:=SUM(OFFSET([.E14];1;0;#NAME?;1))" office:value-type="string" office:string-value="" calcext:value-type="error">
            <text:p>#NAME?</text:p>
          </table:table-cell>
          <table:table-cell table:style-name="ce122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style-name="ce122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2" office:value-type="string" calcext:value-type="string">
            <text:p>Task name</text:p>
          </table:table-cell>
          <table:table-cell table:style-name="ce112" office:value-type="string" calcext:value-type="string">
            <text:p>Story ID</text:p>
          </table:table-cell>
          <table:table-cell table:style-name="ce102" office:value-type="string" calcext:value-type="string">
            <text:p>Responsible</text:p>
          </table:table-cell>
          <table:table-cell table:style-name="ce102" office:value-type="string" calcext:value-type="string">
            <text:p>Status</text:p>
          </table:table-cell>
          <table:table-cell table:style-name="ce112" office:value-type="string" calcext:value-type="string">
            <text:p>Est.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formula="of:=IF([.$B$9]&gt;[.F14];[.F14]+1;&quot;&quot;)" office:value-type="float" office:value="2" calcext:value-type="float">
            <text:p>2</text:p>
          </table:table-cell>
          <table:table-cell table:style-name="ce112" table:formula="of:=IF([.$B$9]&gt;[.G14];[.G14]+1;&quot;&quot;)" office:value-type="float" office:value="3" calcext:value-type="float">
            <text:p>3</text:p>
          </table:table-cell>
          <table:table-cell table:style-name="ce112" table:formula="of:=IF([.$B$9]&gt;[.H14];[.H14]+1;&quot;&quot;)" office:value-type="float" office:value="4" calcext:value-type="float">
            <text:p>4</text:p>
          </table:table-cell>
          <table:table-cell table:style-name="ce112" table:formula="of:=IF([.$B$9]&gt;[.I14];[.I14]+1;&quot;&quot;)" office:value-type="float" office:value="5" calcext:value-type="float">
            <text:p>5</text:p>
          </table:table-cell>
          <table:table-cell table:style-name="ce112" table:formula="of:=IF([.$B$9]&gt;[.J14];[.J14]+1;&quot;&quot;)" office:value-type="float" office:value="6" calcext:value-type="float">
            <text:p>6</text:p>
          </table:table-cell>
          <table:table-cell table:style-name="ce112" table:formula="of:=IF([.$B$9]&gt;[.K14];[.K14]+1;&quot;&quot;)" office:value-type="float" office:value="7" calcext:value-type="float">
            <text:p>7</text:p>
          </table:table-cell>
          <table:table-cell table:style-name="ce112" table:formula="of:=IF([.$B$9]&gt;[.L14];[.L14]+1;&quot;&quot;)" office:value-type="float" office:value="8" calcext:value-type="float">
            <text:p>8</text:p>
          </table:table-cell>
          <table:table-cell table:style-name="ce112" table:formula="of:=IF([.$B$9]&gt;[.M14];[.M14]+1;&quot;&quot;)" office:value-type="float" office:value="9" calcext:value-type="float">
            <text:p>9</text:p>
          </table:table-cell>
          <table:table-cell table:style-name="ce112" table:formula="of:=IF([.$B$9]&gt;[.N14];[.N14]+1;&quot;&quot;)" office:value-type="float" office:value="10" calcext:value-type="float">
            <text:p>10</text:p>
          </table:table-cell>
          <table:table-cell table:style-name="ce112" table:formula="of:=IF([.$B$9]&gt;[.O14];[.O14]+1;&quot;&quot;)" office:value-type="float" office:value="11" calcext:value-type="float">
            <text:p>11</text:p>
          </table:table-cell>
          <table:table-cell table:style-name="ce112" table:formula="of:=IF([.$B$9]&gt;[.P14];[.P14]+1;&quot;&quot;)" office:value-type="float" office:value="12" calcext:value-type="float">
            <text:p>12</text:p>
          </table:table-cell>
          <table:table-cell table:style-name="ce112" table:formula="of:=IF([.$B$9]&gt;[.Q14];[.Q14]+1;&quot;&quot;)" office:value-type="float" office:value="13" calcext:value-type="float">
            <text:p>13</text:p>
          </table:table-cell>
          <table:table-cell table:style-name="ce112" table:formula="of:=IF([.$B$9]&gt;[.R14];[.R14]+1;&quot;&quot;)" office:value-type="float" office:value="14" calcext:value-type="float">
            <text:p>14</text:p>
          </table:table-cell>
          <table:table-cell table:style-name="ce112" table:formula="of:=IF([.$B$9]&gt;[.S14];[.S14]+1;&quot;&quot;)" office:value-type="float" office:value="15" calcext:value-type="float">
            <text:p>15</text:p>
          </table:table-cell>
          <table:table-cell table:style-name="ce112" table:formula="of:=IF([.$B$9]&gt;[.T14];[.T14]+1;&quot;&quot;)" office:value-type="float" office:value="16" calcext:value-type="float">
            <text:p>16</text:p>
          </table:table-cell>
          <table:table-cell table:style-name="ce112" table:formula="of:=IF([.$B$9]&gt;[.U14];[.U14]+1;&quot;&quot;)" office:value-type="float" office:value="17" calcext:value-type="float">
            <text:p>17</text:p>
          </table:table-cell>
          <table:table-cell table:style-name="ce112" table:formula="of:=IF([.$B$9]&gt;[.V14];[.V14]+1;&quot;&quot;)" office:value-type="float" office:value="18" calcext:value-type="float">
            <text:p>18</text:p>
          </table:table-cell>
          <table:table-cell table:style-name="ce112" table:formula="of:=IF([.$B$9]&gt;[.W14];[.W14]+1;&quot;&quot;)" office:value-type="float" office:value="19" calcext:value-type="float">
            <text:p>19</text:p>
          </table:table-cell>
          <table:table-cell table:style-name="ce112" table:formula="of:=IF([.$B$9]&gt;[.X14];[.X14]+1;&quot;&quot;)" office:value-type="float" office:value="20" calcext:value-type="float">
            <text:p>20</text:p>
          </table:table-cell>
          <table:table-cell table:style-name="ce112" table:formula="of:=IF([.$B$9]&gt;[.Y14];[.Y14]+1;&quot;&quot;)">
            <text:p/>
          </table:table-cell>
          <table:table-cell table:style-name="ce112" table:formula="of:=IF([.$B$9]&gt;[.Z14];[.Z14]+1;&quot;&quot;)">
            <text:p/>
          </table:table-cell>
          <table:table-cell table:style-name="ce112" table:formula="of:=IF([.$B$9]&gt;[.AA14];[.AA14]+1;&quot;&quot;)">
            <text:p/>
          </table:table-cell>
          <table:table-cell table:style-name="ce112" table:formula="of:=IF([.$B$9]&gt;[.AB14];[.AB14]+1;&quot;&quot;)">
            <text:p/>
          </table:table-cell>
          <table:table-cell table:style-name="ce112" table:formula="of:=IF([.$B$9]&gt;[.AC14];[.AC14]+1;&quot;&quot;)">
            <text:p/>
          </table:table-cell>
          <table:table-cell table:number-columns-repeated="994"/>
        </table:table-row>
        <table:table-row table:style-name="ro10">
          <table:table-cell table:style-name="ce155"/>
          <table:table-cell table:style-name="ce158"/>
          <table:table-cell table:style-name="ce162"/>
          <table:table-cell table:style-name="ce164" table:content-validation-name="val3"/>
          <table:table-cell table:style-name="ce161" table:number-columns-repeated="26"/>
          <table:table-cell table:number-columns-repeated="994"/>
        </table:table-row>
        <table:table-row table:style-name="ro10">
          <table:table-cell table:style-name="ce155"/>
          <table:table-cell table:style-name="ce158"/>
          <table:table-cell table:style-name="ce162"/>
          <table:table-cell table:style-name="ce164" table:content-validation-name="val3"/>
          <table:table-cell table:style-name="ce161" table:number-columns-repeated="24"/>
          <table:table-cell table:style-name="ce161" table:formula="of:=IF(OR([.AC$14]=&quot;&quot;;[.$E16]=&quot;&quot;);&quot;&quot;;[.AB16])">
            <text:p/>
          </table:table-cell>
          <table:table-cell table:style-name="ce161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0">
          <table:table-cell table:style-name="ce155"/>
          <table:table-cell table:style-name="ce158"/>
          <table:table-cell table:style-name="ce162"/>
          <table:table-cell table:style-name="ce164" table:content-validation-name="val3"/>
          <table:table-cell table:style-name="ce161" table:number-columns-repeated="24"/>
          <table:table-cell table:style-name="ce161" table:formula="of:=IF(OR([.AC$14]=&quot;&quot;;[.$E17]=&quot;&quot;);&quot;&quot;;[.AB17])">
            <text:p/>
          </table:table-cell>
          <table:table-cell table:style-name="ce161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0">
          <table:table-cell table:style-name="ce155"/>
          <table:table-cell table:style-name="ce159"/>
          <table:table-cell table:style-name="ce162"/>
          <table:table-cell table:style-name="ce164" table:content-validation-name="val3"/>
          <table:table-cell table:style-name="ce161" table:number-columns-repeated="24"/>
          <table:table-cell table:style-name="ce161" table:formula="of:=IF(OR([.AC$14]=&quot;&quot;;[.$E18]=&quot;&quot;);&quot;&quot;;[.AB18])">
            <text:p/>
          </table:table-cell>
          <table:table-cell table:style-name="ce161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0">
          <table:table-cell table:style-name="ce155"/>
          <table:table-cell table:style-name="ce159"/>
          <table:table-cell table:style-name="ce162"/>
          <table:table-cell table:style-name="ce164" table:content-validation-name="val3"/>
          <table:table-cell table:style-name="ce161" table:number-columns-repeated="24"/>
          <table:table-cell table:style-name="ce161" table:formula="of:=IF(OR([.AC$14]=&quot;&quot;;[.$E19]=&quot;&quot;);&quot;&quot;;[.AB19])">
            <text:p/>
          </table:table-cell>
          <table:table-cell table:style-name="ce161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55"/>
          <table:table-cell table:style-name="ce159"/>
          <table:table-cell table:style-name="ce162"/>
          <table:table-cell table:style-name="ce164" table:content-validation-name="val3"/>
          <table:table-cell table:style-name="ce161" table:number-columns-repeated="24"/>
          <table:table-cell table:style-name="ce161" table:formula="of:=IF(OR([.AC$14]=&quot;&quot;;[.$E20]=&quot;&quot;);&quot;&quot;;[.AB20])">
            <text:p/>
          </table:table-cell>
          <table:table-cell table:style-name="ce161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0">
          <table:table-cell table:style-name="ce155"/>
          <table:table-cell table:style-name="ce159"/>
          <table:table-cell table:style-name="ce162"/>
          <table:table-cell table:style-name="ce164" table:content-validation-name="val3"/>
          <table:table-cell table:style-name="ce161" table:number-columns-repeated="24"/>
          <table:table-cell table:style-name="ce161" table:formula="of:=IF(OR([.AC$14]=&quot;&quot;;[.$E21]=&quot;&quot;);&quot;&quot;;[.AB21])">
            <text:p/>
          </table:table-cell>
          <table:table-cell table:style-name="ce161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0">
          <table:table-cell table:style-name="ce155"/>
          <table:table-cell table:style-name="ce159"/>
          <table:table-cell table:style-name="ce162"/>
          <table:table-cell table:style-name="ce164" table:content-validation-name="val3"/>
          <table:table-cell table:style-name="ce161" table:number-columns-repeated="24"/>
          <table:table-cell table:style-name="ce161" table:formula="of:=IF(OR([.AC$14]=&quot;&quot;;[.$E22]=&quot;&quot;);&quot;&quot;;[.AB22])">
            <text:p/>
          </table:table-cell>
          <table:table-cell table:style-name="ce161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56"/>
          <table:table-cell table:style-name="ce160"/>
          <table:table-cell table:style-name="ce162"/>
          <table:table-cell table:style-name="ce164" table:content-validation-name="val3"/>
          <table:table-cell table:style-name="ce161" table:number-columns-repeated="24"/>
          <table:table-cell table:style-name="ce161" table:formula="of:=IF(OR([.AC$14]=&quot;&quot;;[.$E23]=&quot;&quot;);&quot;&quot;;[.AB23])">
            <text:p/>
          </table:table-cell>
          <table:table-cell table:style-name="ce161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24]&lt;&gt;&quot;&quot;;&quot;Planned&quot;;&quot;&quot;)">
            <text:p/>
          </table:table-cell>
          <table:table-cell table:style-name="ce161"/>
          <table:table-cell table:style-name="ce161" table:formula="of:=IF(OR([.F$14]=&quot;&quot;;[.$E24]=&quot;&quot;);&quot;&quot;;[.E24])">
            <text:p/>
          </table:table-cell>
          <table:table-cell table:style-name="ce161" table:number-columns-repeated="22"/>
          <table:table-cell table:style-name="ce161" table:formula="of:=IF(OR([.AC$14]=&quot;&quot;;[.$E24]=&quot;&quot;);&quot;&quot;;[.AB24])">
            <text:p/>
          </table:table-cell>
          <table:table-cell table:style-name="ce161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25]&lt;&gt;&quot;&quot;;&quot;Planned&quot;;&quot;&quot;)">
            <text:p/>
          </table:table-cell>
          <table:table-cell table:style-name="ce161"/>
          <table:table-cell table:style-name="ce161" table:formula="of:=IF(OR([.F$14]=&quot;&quot;;[.$E25]=&quot;&quot;);&quot;&quot;;[.E25])">
            <text:p/>
          </table:table-cell>
          <table:table-cell table:style-name="ce161" table:number-columns-repeated="22"/>
          <table:table-cell table:style-name="ce161" table:formula="of:=IF(OR([.AC$14]=&quot;&quot;;[.$E25]=&quot;&quot;);&quot;&quot;;[.AB25])">
            <text:p/>
          </table:table-cell>
          <table:table-cell table:style-name="ce161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26]&lt;&gt;&quot;&quot;;&quot;Planned&quot;;&quot;&quot;)">
            <text:p/>
          </table:table-cell>
          <table:table-cell table:style-name="ce161"/>
          <table:table-cell table:style-name="ce161" table:formula="of:=IF(OR([.F$14]=&quot;&quot;;[.$E26]=&quot;&quot;);&quot;&quot;;[.E26])">
            <text:p/>
          </table:table-cell>
          <table:table-cell table:style-name="ce161" table:number-columns-repeated="22"/>
          <table:table-cell table:style-name="ce161" table:formula="of:=IF(OR([.AC$14]=&quot;&quot;;[.$E26]=&quot;&quot;);&quot;&quot;;[.AB26])">
            <text:p/>
          </table:table-cell>
          <table:table-cell table:style-name="ce161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27]&lt;&gt;&quot;&quot;;&quot;Planned&quot;;&quot;&quot;)">
            <text:p/>
          </table:table-cell>
          <table:table-cell table:style-name="ce161"/>
          <table:table-cell table:style-name="ce161" table:formula="of:=IF(OR([.F$14]=&quot;&quot;;[.$E27]=&quot;&quot;);&quot;&quot;;[.E27])">
            <text:p/>
          </table:table-cell>
          <table:table-cell table:style-name="ce161" table:number-columns-repeated="22"/>
          <table:table-cell table:style-name="ce161" table:formula="of:=IF(OR([.AC$14]=&quot;&quot;;[.$E27]=&quot;&quot;);&quot;&quot;;[.AB27])">
            <text:p/>
          </table:table-cell>
          <table:table-cell table:style-name="ce161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28]&lt;&gt;&quot;&quot;;&quot;Planned&quot;;&quot;&quot;)">
            <text:p/>
          </table:table-cell>
          <table:table-cell table:style-name="ce161"/>
          <table:table-cell table:style-name="ce161" table:formula="of:=IF(OR([.F$14]=&quot;&quot;;[.$E28]=&quot;&quot;);&quot;&quot;;[.E28])">
            <text:p/>
          </table:table-cell>
          <table:table-cell table:style-name="ce161" table:number-columns-repeated="22"/>
          <table:table-cell table:style-name="ce161" table:formula="of:=IF(OR([.AC$14]=&quot;&quot;;[.$E28]=&quot;&quot;);&quot;&quot;;[.AB28])">
            <text:p/>
          </table:table-cell>
          <table:table-cell table:style-name="ce161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29]&lt;&gt;&quot;&quot;;&quot;Planned&quot;;&quot;&quot;)">
            <text:p/>
          </table:table-cell>
          <table:table-cell table:style-name="ce161"/>
          <table:table-cell table:style-name="ce161" table:formula="of:=IF(OR([.F$14]=&quot;&quot;;[.$E29]=&quot;&quot;);&quot;&quot;;[.E29])">
            <text:p/>
          </table:table-cell>
          <table:table-cell table:style-name="ce161" table:number-columns-repeated="22"/>
          <table:table-cell table:style-name="ce161" table:formula="of:=IF(OR([.AC$14]=&quot;&quot;;[.$E29]=&quot;&quot;);&quot;&quot;;[.AB29])">
            <text:p/>
          </table:table-cell>
          <table:table-cell table:style-name="ce161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30]&lt;&gt;&quot;&quot;;&quot;Planned&quot;;&quot;&quot;)">
            <text:p/>
          </table:table-cell>
          <table:table-cell table:style-name="ce161"/>
          <table:table-cell table:style-name="ce161" table:formula="of:=IF(OR([.F$14]=&quot;&quot;;[.$E30]=&quot;&quot;);&quot;&quot;;[.E30])">
            <text:p/>
          </table:table-cell>
          <table:table-cell table:style-name="ce161" table:number-columns-repeated="22"/>
          <table:table-cell table:style-name="ce161" table:formula="of:=IF(OR([.AC$14]=&quot;&quot;;[.$E30]=&quot;&quot;);&quot;&quot;;[.AB30])">
            <text:p/>
          </table:table-cell>
          <table:table-cell table:style-name="ce161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31]&lt;&gt;&quot;&quot;;&quot;Planned&quot;;&quot;&quot;)">
            <text:p/>
          </table:table-cell>
          <table:table-cell table:style-name="ce161"/>
          <table:table-cell table:style-name="ce161" table:formula="of:=IF(OR([.F$14]=&quot;&quot;;[.$E31]=&quot;&quot;);&quot;&quot;;[.E31])">
            <text:p/>
          </table:table-cell>
          <table:table-cell table:style-name="ce161" table:number-columns-repeated="22"/>
          <table:table-cell table:style-name="ce161" table:formula="of:=IF(OR([.AC$14]=&quot;&quot;;[.$E31]=&quot;&quot;);&quot;&quot;;[.AB31])">
            <text:p/>
          </table:table-cell>
          <table:table-cell table:style-name="ce161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32]&lt;&gt;&quot;&quot;;&quot;Planned&quot;;&quot;&quot;)">
            <text:p/>
          </table:table-cell>
          <table:table-cell table:style-name="ce161"/>
          <table:table-cell table:style-name="ce161" table:formula="of:=IF(OR([.F$14]=&quot;&quot;;[.$E32]=&quot;&quot;);&quot;&quot;;[.E32])">
            <text:p/>
          </table:table-cell>
          <table:table-cell table:style-name="ce161" table:number-columns-repeated="22"/>
          <table:table-cell table:style-name="ce161" table:formula="of:=IF(OR([.AC$14]=&quot;&quot;;[.$E32]=&quot;&quot;);&quot;&quot;;[.AB32])">
            <text:p/>
          </table:table-cell>
          <table:table-cell table:style-name="ce161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33]&lt;&gt;&quot;&quot;;&quot;Planned&quot;;&quot;&quot;)">
            <text:p/>
          </table:table-cell>
          <table:table-cell table:style-name="ce161"/>
          <table:table-cell table:style-name="ce161" table:formula="of:=IF(OR([.F$14]=&quot;&quot;;[.$E33]=&quot;&quot;);&quot;&quot;;[.E33])">
            <text:p/>
          </table:table-cell>
          <table:table-cell table:style-name="ce161" table:number-columns-repeated="22"/>
          <table:table-cell table:style-name="ce161" table:formula="of:=IF(OR([.AC$14]=&quot;&quot;;[.$E33]=&quot;&quot;);&quot;&quot;;[.AB33])">
            <text:p/>
          </table:table-cell>
          <table:table-cell table:style-name="ce161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34]&lt;&gt;&quot;&quot;;&quot;Planned&quot;;&quot;&quot;)">
            <text:p/>
          </table:table-cell>
          <table:table-cell table:style-name="ce161"/>
          <table:table-cell table:style-name="ce161" table:formula="of:=IF(OR([.F$14]=&quot;&quot;;[.$E34]=&quot;&quot;);&quot;&quot;;[.E34])">
            <text:p/>
          </table:table-cell>
          <table:table-cell table:style-name="ce161" table:number-columns-repeated="22"/>
          <table:table-cell table:style-name="ce161" table:formula="of:=IF(OR([.AC$14]=&quot;&quot;;[.$E34]=&quot;&quot;);&quot;&quot;;[.AB34])">
            <text:p/>
          </table:table-cell>
          <table:table-cell table:style-name="ce161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35]&lt;&gt;&quot;&quot;;&quot;Planned&quot;;&quot;&quot;)">
            <text:p/>
          </table:table-cell>
          <table:table-cell table:style-name="ce161"/>
          <table:table-cell table:style-name="ce161" table:formula="of:=IF(OR([.F$14]=&quot;&quot;;[.$E35]=&quot;&quot;);&quot;&quot;;[.E35])">
            <text:p/>
          </table:table-cell>
          <table:table-cell table:style-name="ce161" table:number-columns-repeated="22"/>
          <table:table-cell table:style-name="ce161" table:formula="of:=IF(OR([.AC$14]=&quot;&quot;;[.$E35]=&quot;&quot;);&quot;&quot;;[.AB35])">
            <text:p/>
          </table:table-cell>
          <table:table-cell table:style-name="ce161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36]&lt;&gt;&quot;&quot;;&quot;Planned&quot;;&quot;&quot;)">
            <text:p/>
          </table:table-cell>
          <table:table-cell table:style-name="ce161"/>
          <table:table-cell table:style-name="ce161" table:formula="of:=IF(OR([.F$14]=&quot;&quot;;[.$E36]=&quot;&quot;);&quot;&quot;;[.E36])">
            <text:p/>
          </table:table-cell>
          <table:table-cell table:style-name="ce161" table:number-columns-repeated="22"/>
          <table:table-cell table:style-name="ce161" table:formula="of:=IF(OR([.AC$14]=&quot;&quot;;[.$E36]=&quot;&quot;);&quot;&quot;;[.AB36])">
            <text:p/>
          </table:table-cell>
          <table:table-cell table:style-name="ce161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37]&lt;&gt;&quot;&quot;;&quot;Planned&quot;;&quot;&quot;)">
            <text:p/>
          </table:table-cell>
          <table:table-cell table:style-name="ce161"/>
          <table:table-cell table:style-name="ce161" table:formula="of:=IF(OR([.F$14]=&quot;&quot;;[.$E37]=&quot;&quot;);&quot;&quot;;[.E37])">
            <text:p/>
          </table:table-cell>
          <table:table-cell table:style-name="ce161" table:number-columns-repeated="22"/>
          <table:table-cell table:style-name="ce161" table:formula="of:=IF(OR([.AC$14]=&quot;&quot;;[.$E37]=&quot;&quot;);&quot;&quot;;[.AB37])">
            <text:p/>
          </table:table-cell>
          <table:table-cell table:style-name="ce161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38]&lt;&gt;&quot;&quot;;&quot;Planned&quot;;&quot;&quot;)">
            <text:p/>
          </table:table-cell>
          <table:table-cell table:style-name="ce161"/>
          <table:table-cell table:style-name="ce161" table:formula="of:=IF(OR([.F$14]=&quot;&quot;;[.$E38]=&quot;&quot;);&quot;&quot;;[.E38])">
            <text:p/>
          </table:table-cell>
          <table:table-cell table:style-name="ce161" table:number-columns-repeated="22"/>
          <table:table-cell table:style-name="ce161" table:formula="of:=IF(OR([.AC$14]=&quot;&quot;;[.$E38]=&quot;&quot;);&quot;&quot;;[.AB38])">
            <text:p/>
          </table:table-cell>
          <table:table-cell table:style-name="ce161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39]&lt;&gt;&quot;&quot;;&quot;Planned&quot;;&quot;&quot;)">
            <text:p/>
          </table:table-cell>
          <table:table-cell table:style-name="ce161"/>
          <table:table-cell table:style-name="ce161" table:formula="of:=IF(OR([.F$14]=&quot;&quot;;[.$E39]=&quot;&quot;);&quot;&quot;;[.E39])">
            <text:p/>
          </table:table-cell>
          <table:table-cell table:style-name="ce161" table:number-columns-repeated="22"/>
          <table:table-cell table:style-name="ce161" table:formula="of:=IF(OR([.AC$14]=&quot;&quot;;[.$E39]=&quot;&quot;);&quot;&quot;;[.AB39])">
            <text:p/>
          </table:table-cell>
          <table:table-cell table:style-name="ce161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40]&lt;&gt;&quot;&quot;;&quot;Planned&quot;;&quot;&quot;)">
            <text:p/>
          </table:table-cell>
          <table:table-cell table:style-name="ce161"/>
          <table:table-cell table:style-name="ce161" table:formula="of:=IF(OR([.F$14]=&quot;&quot;;[.$E40]=&quot;&quot;);&quot;&quot;;[.E40])">
            <text:p/>
          </table:table-cell>
          <table:table-cell table:style-name="ce161" table:number-columns-repeated="22"/>
          <table:table-cell table:style-name="ce161" table:formula="of:=IF(OR([.AC$14]=&quot;&quot;;[.$E40]=&quot;&quot;);&quot;&quot;;[.AB40])">
            <text:p/>
          </table:table-cell>
          <table:table-cell table:style-name="ce161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41]&lt;&gt;&quot;&quot;;&quot;Planned&quot;;&quot;&quot;)">
            <text:p/>
          </table:table-cell>
          <table:table-cell table:style-name="ce161"/>
          <table:table-cell table:style-name="ce161" table:formula="of:=IF(OR([.F$14]=&quot;&quot;;[.$E41]=&quot;&quot;);&quot;&quot;;[.E41])">
            <text:p/>
          </table:table-cell>
          <table:table-cell table:style-name="ce161" table:number-columns-repeated="22"/>
          <table:table-cell table:style-name="ce161" table:formula="of:=IF(OR([.AC$14]=&quot;&quot;;[.$E41]=&quot;&quot;);&quot;&quot;;[.AB41])">
            <text:p/>
          </table:table-cell>
          <table:table-cell table:style-name="ce161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42]&lt;&gt;&quot;&quot;;&quot;Planned&quot;;&quot;&quot;)">
            <text:p/>
          </table:table-cell>
          <table:table-cell table:style-name="ce161"/>
          <table:table-cell table:style-name="ce161" table:formula="of:=IF(OR([.F$14]=&quot;&quot;;[.$E42]=&quot;&quot;);&quot;&quot;;[.E42])">
            <text:p/>
          </table:table-cell>
          <table:table-cell table:style-name="ce161" table:number-columns-repeated="22"/>
          <table:table-cell table:style-name="ce161" table:formula="of:=IF(OR([.AC$14]=&quot;&quot;;[.$E42]=&quot;&quot;);&quot;&quot;;[.AB42])">
            <text:p/>
          </table:table-cell>
          <table:table-cell table:style-name="ce161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43]&lt;&gt;&quot;&quot;;&quot;Planned&quot;;&quot;&quot;)">
            <text:p/>
          </table:table-cell>
          <table:table-cell table:style-name="ce161"/>
          <table:table-cell table:style-name="ce161" table:formula="of:=IF(OR([.F$14]=&quot;&quot;;[.$E43]=&quot;&quot;);&quot;&quot;;[.E43])">
            <text:p/>
          </table:table-cell>
          <table:table-cell table:style-name="ce161" table:number-columns-repeated="22"/>
          <table:table-cell table:style-name="ce161" table:formula="of:=IF(OR([.AC$14]=&quot;&quot;;[.$E43]=&quot;&quot;);&quot;&quot;;[.AB43])">
            <text:p/>
          </table:table-cell>
          <table:table-cell table:style-name="ce161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44]&lt;&gt;&quot;&quot;;&quot;Planned&quot;;&quot;&quot;)">
            <text:p/>
          </table:table-cell>
          <table:table-cell table:style-name="ce161"/>
          <table:table-cell table:style-name="ce161" table:formula="of:=IF(OR([.F$14]=&quot;&quot;;[.$E44]=&quot;&quot;);&quot;&quot;;[.E44])">
            <text:p/>
          </table:table-cell>
          <table:table-cell table:style-name="ce161" table:number-columns-repeated="22"/>
          <table:table-cell table:style-name="ce161" table:formula="of:=IF(OR([.AC$14]=&quot;&quot;;[.$E44]=&quot;&quot;);&quot;&quot;;[.AB44])">
            <text:p/>
          </table:table-cell>
          <table:table-cell table:style-name="ce161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45]&lt;&gt;&quot;&quot;;&quot;Planned&quot;;&quot;&quot;)">
            <text:p/>
          </table:table-cell>
          <table:table-cell table:style-name="ce161"/>
          <table:table-cell table:style-name="ce161" table:formula="of:=IF(OR([.F$14]=&quot;&quot;;[.$E45]=&quot;&quot;);&quot;&quot;;[.E45])">
            <text:p/>
          </table:table-cell>
          <table:table-cell table:style-name="ce161" table:number-columns-repeated="22"/>
          <table:table-cell table:style-name="ce161" table:formula="of:=IF(OR([.AC$14]=&quot;&quot;;[.$E45]=&quot;&quot;);&quot;&quot;;[.AB45])">
            <text:p/>
          </table:table-cell>
          <table:table-cell table:style-name="ce161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46]&lt;&gt;&quot;&quot;;&quot;Planned&quot;;&quot;&quot;)">
            <text:p/>
          </table:table-cell>
          <table:table-cell table:style-name="ce161"/>
          <table:table-cell table:style-name="ce161" table:formula="of:=IF(OR([.F$14]=&quot;&quot;;[.$E46]=&quot;&quot;);&quot;&quot;;[.E46])">
            <text:p/>
          </table:table-cell>
          <table:table-cell table:style-name="ce161" table:number-columns-repeated="22"/>
          <table:table-cell table:style-name="ce161" table:formula="of:=IF(OR([.AC$14]=&quot;&quot;;[.$E46]=&quot;&quot;);&quot;&quot;;[.AB46])">
            <text:p/>
          </table:table-cell>
          <table:table-cell table:style-name="ce161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47]&lt;&gt;&quot;&quot;;&quot;Planned&quot;;&quot;&quot;)">
            <text:p/>
          </table:table-cell>
          <table:table-cell table:style-name="ce161"/>
          <table:table-cell table:style-name="ce161" table:formula="of:=IF(OR([.F$14]=&quot;&quot;;[.$E47]=&quot;&quot;);&quot;&quot;;[.E47])">
            <text:p/>
          </table:table-cell>
          <table:table-cell table:style-name="ce161" table:number-columns-repeated="22"/>
          <table:table-cell table:style-name="ce161" table:formula="of:=IF(OR([.AC$14]=&quot;&quot;;[.$E47]=&quot;&quot;);&quot;&quot;;[.AB47])">
            <text:p/>
          </table:table-cell>
          <table:table-cell table:style-name="ce161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48]&lt;&gt;&quot;&quot;;&quot;Planned&quot;;&quot;&quot;)">
            <text:p/>
          </table:table-cell>
          <table:table-cell table:style-name="ce161"/>
          <table:table-cell table:style-name="ce161" table:formula="of:=IF(OR([.F$14]=&quot;&quot;;[.$E48]=&quot;&quot;);&quot;&quot;;[.E48])">
            <text:p/>
          </table:table-cell>
          <table:table-cell table:style-name="ce161" table:number-columns-repeated="22"/>
          <table:table-cell table:style-name="ce161" table:formula="of:=IF(OR([.AC$14]=&quot;&quot;;[.$E48]=&quot;&quot;);&quot;&quot;;[.AB48])">
            <text:p/>
          </table:table-cell>
          <table:table-cell table:style-name="ce161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49]&lt;&gt;&quot;&quot;;&quot;Planned&quot;;&quot;&quot;)">
            <text:p/>
          </table:table-cell>
          <table:table-cell table:style-name="ce161"/>
          <table:table-cell table:style-name="ce161" table:formula="of:=IF(OR([.F$14]=&quot;&quot;;[.$E49]=&quot;&quot;);&quot;&quot;;[.E49])">
            <text:p/>
          </table:table-cell>
          <table:table-cell table:style-name="ce161" table:number-columns-repeated="22"/>
          <table:table-cell table:style-name="ce161" table:formula="of:=IF(OR([.AC$14]=&quot;&quot;;[.$E49]=&quot;&quot;);&quot;&quot;;[.AB49])">
            <text:p/>
          </table:table-cell>
          <table:table-cell table:style-name="ce161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50]&lt;&gt;&quot;&quot;;&quot;Planned&quot;;&quot;&quot;)">
            <text:p/>
          </table:table-cell>
          <table:table-cell table:style-name="ce161"/>
          <table:table-cell table:style-name="ce161" table:formula="of:=IF(OR([.F$14]=&quot;&quot;;[.$E50]=&quot;&quot;);&quot;&quot;;[.E50])">
            <text:p/>
          </table:table-cell>
          <table:table-cell table:style-name="ce161" table:number-columns-repeated="22"/>
          <table:table-cell table:style-name="ce161" table:formula="of:=IF(OR([.AC$14]=&quot;&quot;;[.$E50]=&quot;&quot;);&quot;&quot;;[.AB50])">
            <text:p/>
          </table:table-cell>
          <table:table-cell table:style-name="ce161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51]&lt;&gt;&quot;&quot;;&quot;Planned&quot;;&quot;&quot;)">
            <text:p/>
          </table:table-cell>
          <table:table-cell table:style-name="ce161"/>
          <table:table-cell table:style-name="ce161" table:formula="of:=IF(OR([.F$14]=&quot;&quot;;[.$E51]=&quot;&quot;);&quot;&quot;;[.E51])">
            <text:p/>
          </table:table-cell>
          <table:table-cell table:style-name="ce161" table:number-columns-repeated="22"/>
          <table:table-cell table:style-name="ce161" table:formula="of:=IF(OR([.AC$14]=&quot;&quot;;[.$E51]=&quot;&quot;);&quot;&quot;;[.AB51])">
            <text:p/>
          </table:table-cell>
          <table:table-cell table:style-name="ce161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52]&lt;&gt;&quot;&quot;;&quot;Planned&quot;;&quot;&quot;)">
            <text:p/>
          </table:table-cell>
          <table:table-cell table:style-name="ce161"/>
          <table:table-cell table:style-name="ce161" table:formula="of:=IF(OR([.F$14]=&quot;&quot;;[.$E52]=&quot;&quot;);&quot;&quot;;[.E52])">
            <text:p/>
          </table:table-cell>
          <table:table-cell table:style-name="ce161" table:number-columns-repeated="22"/>
          <table:table-cell table:style-name="ce161" table:formula="of:=IF(OR([.AC$14]=&quot;&quot;;[.$E52]=&quot;&quot;);&quot;&quot;;[.AB52])">
            <text:p/>
          </table:table-cell>
          <table:table-cell table:style-name="ce161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53]&lt;&gt;&quot;&quot;;&quot;Planned&quot;;&quot;&quot;)">
            <text:p/>
          </table:table-cell>
          <table:table-cell table:style-name="ce161"/>
          <table:table-cell table:style-name="ce161" table:formula="of:=IF(OR([.F$14]=&quot;&quot;;[.$E53]=&quot;&quot;);&quot;&quot;;[.E53])">
            <text:p/>
          </table:table-cell>
          <table:table-cell table:style-name="ce161" table:number-columns-repeated="22"/>
          <table:table-cell table:style-name="ce161" table:formula="of:=IF(OR([.AC$14]=&quot;&quot;;[.$E53]=&quot;&quot;);&quot;&quot;;[.AB53])">
            <text:p/>
          </table:table-cell>
          <table:table-cell table:style-name="ce161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54]&lt;&gt;&quot;&quot;;&quot;Planned&quot;;&quot;&quot;)">
            <text:p/>
          </table:table-cell>
          <table:table-cell table:style-name="ce161"/>
          <table:table-cell table:style-name="ce161" table:formula="of:=IF(OR([.F$14]=&quot;&quot;;[.$E54]=&quot;&quot;);&quot;&quot;;[.E54])">
            <text:p/>
          </table:table-cell>
          <table:table-cell table:style-name="ce161" table:number-columns-repeated="22"/>
          <table:table-cell table:style-name="ce161" table:formula="of:=IF(OR([.AC$14]=&quot;&quot;;[.$E54]=&quot;&quot;);&quot;&quot;;[.AB54])">
            <text:p/>
          </table:table-cell>
          <table:table-cell table:style-name="ce161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57"/>
          <table:table-cell table:style-name="ce161"/>
          <table:table-cell table:style-name="ce163"/>
          <table:table-cell table:style-name="ce164" table:content-validation-name="val3" table:formula="of:=IF([.A55]&lt;&gt;&quot;&quot;;&quot;Planned&quot;;&quot;&quot;)">
            <text:p/>
          </table:table-cell>
          <table:table-cell table:style-name="ce161"/>
          <table:table-cell table:style-name="ce161" table:formula="of:=IF(OR([.F$14]=&quot;&quot;;[.$E55]=&quot;&quot;);&quot;&quot;;[.E55])">
            <text:p/>
          </table:table-cell>
          <table:table-cell table:style-name="ce161" table:formula="of:=IF(OR([.G$14]=&quot;&quot;;[.$E55]=&quot;&quot;);&quot;&quot;;[.F55])">
            <text:p/>
          </table:table-cell>
          <table:table-cell table:style-name="ce161" table:formula="of:=IF(OR([.H$14]=&quot;&quot;;[.$E55]=&quot;&quot;);&quot;&quot;;[.G55])">
            <text:p/>
          </table:table-cell>
          <table:table-cell table:style-name="ce161" table:formula="of:=IF(OR([.I$14]=&quot;&quot;;[.$E55]=&quot;&quot;);&quot;&quot;;[.H55])">
            <text:p/>
          </table:table-cell>
          <table:table-cell table:style-name="ce161" table:formula="of:=IF(OR([.J$14]=&quot;&quot;;[.$E55]=&quot;&quot;);&quot;&quot;;[.I55])">
            <text:p/>
          </table:table-cell>
          <table:table-cell table:style-name="ce161" table:formula="of:=IF(OR([.K$14]=&quot;&quot;;[.$E55]=&quot;&quot;);&quot;&quot;;[.J55])">
            <text:p/>
          </table:table-cell>
          <table:table-cell table:style-name="ce161" table:formula="of:=IF(OR([.L$14]=&quot;&quot;;[.$E55]=&quot;&quot;);&quot;&quot;;[.K55])">
            <text:p/>
          </table:table-cell>
          <table:table-cell table:style-name="ce161" table:formula="of:=IF(OR([.M$14]=&quot;&quot;;[.$E55]=&quot;&quot;);&quot;&quot;;[.L55])">
            <text:p/>
          </table:table-cell>
          <table:table-cell table:style-name="ce161" table:formula="of:=IF(OR([.N$14]=&quot;&quot;;[.$E55]=&quot;&quot;);&quot;&quot;;[.M55])">
            <text:p/>
          </table:table-cell>
          <table:table-cell table:style-name="ce161" table:formula="of:=IF(OR([.O$14]=&quot;&quot;;[.$E55]=&quot;&quot;);&quot;&quot;;[.N55])">
            <text:p/>
          </table:table-cell>
          <table:table-cell table:style-name="ce161" table:formula="of:=IF(OR([.P$14]=&quot;&quot;;[.$E55]=&quot;&quot;);&quot;&quot;;[.O55])">
            <text:p/>
          </table:table-cell>
          <table:table-cell table:style-name="ce161" table:formula="of:=IF(OR([.Q$14]=&quot;&quot;;[.$E55]=&quot;&quot;);&quot;&quot;;[.P55])">
            <text:p/>
          </table:table-cell>
          <table:table-cell table:style-name="ce161" table:formula="of:=IF(OR([.R$14]=&quot;&quot;;[.$E55]=&quot;&quot;);&quot;&quot;;[.Q55])">
            <text:p/>
          </table:table-cell>
          <table:table-cell table:style-name="ce161" table:formula="of:=IF(OR([.S$14]=&quot;&quot;;[.$E55]=&quot;&quot;);&quot;&quot;;[.R55])">
            <text:p/>
          </table:table-cell>
          <table:table-cell table:style-name="ce161" table:formula="of:=IF(OR([.T$14]=&quot;&quot;;[.$E55]=&quot;&quot;);&quot;&quot;;[.S55])">
            <text:p/>
          </table:table-cell>
          <table:table-cell table:style-name="ce161" table:formula="of:=IF(OR([.U$14]=&quot;&quot;;[.$E55]=&quot;&quot;);&quot;&quot;;[.T55])">
            <text:p/>
          </table:table-cell>
          <table:table-cell table:style-name="ce161" table:formula="of:=IF(OR([.V$14]=&quot;&quot;;[.$E55]=&quot;&quot;);&quot;&quot;;[.U55])">
            <text:p/>
          </table:table-cell>
          <table:table-cell table:style-name="ce161" table:formula="of:=IF(OR([.W$14]=&quot;&quot;;[.$E55]=&quot;&quot;);&quot;&quot;;[.V55])">
            <text:p/>
          </table:table-cell>
          <table:table-cell table:style-name="ce161" table:formula="of:=IF(OR([.X$14]=&quot;&quot;;[.$E55]=&quot;&quot;);&quot;&quot;;[.W55])">
            <text:p/>
          </table:table-cell>
          <table:table-cell table:style-name="ce161" table:formula="of:=IF(OR([.Y$14]=&quot;&quot;;[.$E55]=&quot;&quot;);&quot;&quot;;[.X55])">
            <text:p/>
          </table:table-cell>
          <table:table-cell table:style-name="ce161" table:formula="of:=IF(OR([.Z$14]=&quot;&quot;;[.$E55]=&quot;&quot;);&quot;&quot;;[.Y55])">
            <text:p/>
          </table:table-cell>
          <table:table-cell table:style-name="ce161" table:formula="of:=IF(OR([.AA$14]=&quot;&quot;;[.$E55]=&quot;&quot;);&quot;&quot;;[.Z55])">
            <text:p/>
          </table:table-cell>
          <table:table-cell table:style-name="ce161" table:formula="of:=IF(OR([.AB$14]=&quot;&quot;;[.$E55]=&quot;&quot;);&quot;&quot;;[.AA55])">
            <text:p/>
          </table:table-cell>
          <table:table-cell table:style-name="ce161" table:formula="of:=IF(OR([.AC$14]=&quot;&quot;;[.$E55]=&quot;&quot;);&quot;&quot;;[.AB55])">
            <text:p/>
          </table:table-cell>
          <table:table-cell table:style-name="ce161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5'.A24:'Sprint 5'.C55 'Sprint 5'.C15:'Sprint 5'.AD55">
            <calcext:condition calcext:apply-style-name="Excel_CondFormat_5_1_1" calcext:value="formula-is([$Sp1.$D15]=&quot;Done&quot;)" calcext:base-cell-address="'Sprint 5'.A15"/>
            <calcext:condition calcext:apply-style-name="Excel_CondFormat_5_1_2" calcext:value="formula-is([$Sp1.$D15]=&quot;Ongoing&quot;)" calcext:base-cell-address="'Sprint 5'.A15"/>
          </calcext:conditional-format>
          <calcext:conditional-format calcext:target-range-address="'Sprint 5'.A15:'Sprint 5'.A22 'Sprint 5'.B18:'Sprint 5'.B22">
            <calcext:condition calcext:apply-style-name="Excel_CondFormat_5_2_1" calcext:value="formula-is([$Sp1.$C15]=&quot;Done&quot;)" calcext:base-cell-address="'Sprint 5'.A15"/>
            <calcext:condition calcext:apply-style-name="Excel_CondFormat_5_2_2" calcext:value="formula-is([$Sp1.$C15]=&quot;Ongoing&quot;)" calcext:base-cell-address="'Sprint 5'.A15"/>
            <calcext:condition calcext:apply-style-name="Excel_CondFormat_5_2_3" calcext:value="formula-is([$Sp1.$C15]=&quot;Removed&quot;)" calcext:base-cell-address="'Sprint 5'.A15"/>
          </calcext:conditional-format>
          <calcext:conditional-format calcext:target-range-address="'Sprint 5'.B15:'Sprint 5'.B17">
            <calcext:condition calcext:apply-style-name="Excel_CondFormat_5_3_1" calcext:value="formula-is([$Sp1.$C15]=&quot;Done&quot;)" calcext:base-cell-address="'Sprint 5'.B15"/>
            <calcext:condition calcext:apply-style-name="Excel_CondFormat_5_3_2" calcext:value="formula-is([$Sp1.$C15]=&quot;Ongoing&quot;)" calcext:base-cell-address="'Sprint 5'.B15"/>
            <calcext:condition calcext:apply-style-name="Excel_CondFormat_5_3_3" calcext:value="formula-is([$Sp1.$C15]=&quot;Removed&quot;)" calcext:base-cell-address="'Sprint 5'.B15"/>
          </calcext:conditional-format>
          <calcext:conditional-format calcext:target-range-address="'Sprint 5'.B23:'Sprint 5'.B23">
            <calcext:condition calcext:apply-style-name="Excel_CondFormat_5_4_1" calcext:value="formula-is([$Sp1.$C23]=&quot;Done&quot;)" calcext:base-cell-address="'Sprint 5'.B23"/>
            <calcext:condition calcext:apply-style-name="Excel_CondFormat_5_4_2" calcext:value="formula-is([$Sp1.$C23]=&quot;Ongoing&quot;)" calcext:base-cell-address="'Sprint 5'.B23"/>
            <calcext:condition calcext:apply-style-name="Excel_CondFormat_5_4_3" calcext:value="formula-is([$Sp1.$C23]=&quot;Removed&quot;)" calcext:base-cell-address="'Sprint 5'.B23"/>
          </calcext:conditional-format>
          <calcext:conditional-format calcext:target-range-address="'Sprint 5'.A23:'Sprint 5'.A23">
            <calcext:condition calcext:apply-style-name="Excel_CondFormat_5_5_1" calcext:value="formula-is([$Sp1.$C23]=&quot;Done&quot;)" calcext:base-cell-address="'Sprint 5'.A23"/>
            <calcext:condition calcext:apply-style-name="Excel_CondFormat_5_5_2" calcext:value="formula-is([$Sp1.$C23]=&quot;Ongoing&quot;)" calcext:base-cell-address="'Sprint 5'.A23"/>
            <calcext:condition calcext:apply-style-name="Excel_CondFormat_5_5_3" calcext:value="formula-is([$Sp1.$C23]=&quot;Removed&quot;)" calcext:base-cell-address="'Sprint 5'.A23"/>
          </calcext:conditional-format>
        </calcext:conditional-formats>
      </table:table>
      <table:table table:name="RESOURCES" table:style-name="ta5">
        <table:table-column table:style-name="co19" table:number-columns-repeated="3" table:default-cell-style-name="Default"/>
        <table:table-column table:style-name="co20" table:default-cell-style-name="Default"/>
        <table:table-row table:style-name="ro5">
          <table:table-cell office:value-type="string" calcext:value-type="string">
            <text:p>Resurssit sprintteihi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enkilö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2</text:p>
          </table:table-cell>
          <table:table-cell/>
        </table:table-row>
        <table:table-row table:style-name="ro5">
          <table:table-cell office:value-type="string" calcext:value-type="string">
            <text:p>Kari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5">
          <table:table-cell office:value-type="string" calcext:value-type="string">
            <text:p>Jouni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Mika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Seija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SUMMA</text:p>
          </table:table-cell>
          <table:table-cell table:formula="of:=SUM([.B3:.B6])" office:value-type="float" office:value="135" calcext:value-type="float">
            <text:p>135</text:p>
          </table:table-cell>
          <table:table-cell table:formula="of:=SUM([.C3:.C6])" office:value-type="float" office:value="135" calcext:value-type="float">
            <text:p>135</text:p>
          </table:table-cell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office:value-type="string" calcext:value-type="string">
            <text:p>Tiimin osaamine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tietokantaosaamista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Java, JavaScrip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JUni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Mock-testau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HTML, CSS</text:p>
          </table:table-cell>
          <table:table-cell table:number-columns-repeated="3"/>
        </table:table-row>
        <table:table-row table:style-name="ro5" table:number-rows-repeated="1048560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>
        <table:named-expression table:name="AverageSpeedLastEight" table:base-cell-address="$Sp1.$A$1" table:expression="OFFSET(#REF!;1;0;#REF!;1)"/>
        <table:named-expression table:name="AverageSpeedRealized" table:base-cell-address="$Sp1.$A$1" table:expression="OFFSET(#REF!;1;0;#REF!;1)"/>
        <table:named-expression table:name="AverageSpeedWorstThree" table:base-cell-address="$Sp1.$A$1" table:expression="OFFSET(#REF!;1;0;#REF!;1)"/>
        <table:named-expression table:name="ColBottomCurrentScope" table:base-cell-address="$Sp1.$A$1" table:expression="OFFSET(#REF!;1;0;#REF!;1)"/>
        <table:named-expression table:name="ColTopRemainingWork" table:base-cell-address="$Sp1.$A$1" table:expression="OFFSET(#REF!;1;0;#REF!;1)"/>
        <table:named-expression table:name="DoneDays" table:base-cell-address="$Sp1.$A$1" table:expression="#REF!"/>
        <table:named-expression table:name="ImplementationDays" table:base-cell-address="$Sp1.$A$1" table:expression="#REF!"/>
        <table:named-expression table:name="LastEight" table:base-cell-address="$Sp1.$A$1" table:expression="IF(#REF!&gt;8;OFFSET(#REF!;#REF!-7;0;8;1);OFFSET(#REF!;1;0;#REF!-1;1))"/>
        <table:named-expression table:name="LastPlanned" table:base-cell-address="$Sp1.$B$1" table:expression="IF(OFFSET(#REF!;1;0;1;1)=&quot;&quot;;1;OFFSET(#REF!;#REF!;0;1;1))"/>
        <table:named-expression table:name="LastRealized" table:base-cell-address="$Sp1.$A$1" table:expression="IF(OFFSET(#REF!;1;0;1;1)=&quot;&quot;;1;OFFSET(#REF!;#REF!;0;1;1))"/>
        <table:named-expression table:name="PBCurrentBottom" table:base-cell-address="$Sp1.$A$1" table:expression="OFFSET(#REF!;1;0;#REF!;1)"/>
        <table:named-expression table:name="PBTrend" table:base-cell-address="$Sp1.$A$1" table:expression="OFFSET(#REF!;1;0;#REF!;1)"/>
        <table:named-expression table:name="PlannedSpeed" table:base-cell-address="$Sp1.$A$1" table:expression="OFFSET(#REF!;1;0;#REF!;1)"/>
        <table:named-range table:name="ProductBacklog" table:base-cell-address="$Sp1.$A$1" table:cell-range-address="$'Product Tasks'.$A$4:.$G$292"/>
        <table:named-expression table:name="RealizedSpeed" table:base-cell-address="$Sp1.$A$1" table:expression="OFFSET(#REF!;1;0;#REF!;1)"/>
        <table:named-range table:name="Sprint" table:base-cell-address="$Sp1.$A$1" table:cell-range-address="$'Product Tasks'.$E$135:.$E$292"/>
        <table:named-expression table:name="SprintCount" table:base-cell-address="$Sp1.$A$1" table:expression="#REF!"/>
        <table:named-expression table:name="SprintsInTrend" table:base-cell-address="$Sp1.$A$1" table:expression="#REF!"/>
        <table:named-expression table:name="SprintTasks" table:base-cell-address="$Sp1.$A$1" table:expression="$#REF!.$A$14:$AD$57"/>
        <table:named-range table:name="Status" table:base-cell-address="$Sp1.$A$1" table:cell-range-address="$'Product Tasks'.$C$135:.$C$292"/>
        <table:named-range table:name="StoryName" table:base-cell-address="$Sp1.$A$1" table:cell-range-address="$'Product Tasks'.$B$152:.$B$292"/>
        <table:named-expression table:name="TaskRows" table:base-cell-address="$Sp1.$A$1" table:expression="#REF!"/>
        <table:named-expression table:name="TaskStatus" table:base-cell-address="$Sp1.$A$1" table:expression="$#REF!.$D$14:$D$52"/>
        <table:named-expression table:name="TaskStoryID" table:base-cell-address="$Sp1.$A$1" table:expression="$#REF!.$B$14:$B$47"/>
        <table:named-expression table:name="TotalEffort" table:base-cell-address="$Sp1.$A$1" table:expression="#REF!"/>
        <table:named-expression table:name="TrendDays" table:base-cell-address="$Sp1.$A$1" table:expression="$#REF!.$D$13"/>
        <table:named-expression table:name="TrendOffset" table:base-cell-address="$Sp1.$A$1" table:expression="#REF!"/>
        <table:named-expression table:name="TrendSprintCount" table:base-cell-address="$Sp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text>Sprint </number:text>
      <number:number number:decimal-places="0" number:min-integer-digits="0"/>
      <number:text> Backlog</number:text>
    </number:number-style>
    <number:date-style style:name="N126"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ffff99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2_5f_2" style:display-name="Excel_CondFormat_1_2_2" style:family="table-cell" style:parent-style-name="Default">
      <style:table-cell-properties fo:background-color="#ffff99"/>
    </style:style>
    <style:style style:name="Excel_5f_CondFormat_5f_1_5f_2_5f_3" style:display-name="Excel_CondFormat_1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able-cell-properties fo:background-color="#ccffcc"/>
    </style:style>
    <style:style style:name="Excel_5f_CondFormat_5f_1_5f_3_5f_2" style:display-name="Excel_CondFormat_1_3_2" style:family="table-cell" style:parent-style-name="Default">
      <style:table-cell-properties fo:background-color="#ffff99"/>
    </style:style>
    <style:style style:name="Excel_5f_CondFormat_5f_1_5f_3_5f_3" style:display-name="Excel_CondFormat_1_3_3" style:family="table-cell" style:parent-style-name="Default">
      <style:table-cell-properties fo:background-color="#ffbfbf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5_5f_1" style:display-name="Excel_CondFormat_2_5_1" style:family="table-cell" style:parent-style-name="Default">
      <style:table-cell-properties fo:background-color="#ccffcc"/>
    </style:style>
    <style:style style:name="Excel_5f_CondFormat_5f_2_5f_5_5f_2" style:display-name="Excel_CondFormat_2_5_2" style:family="table-cell" style:parent-style-name="Default">
      <style:table-cell-properties fo:background-color="#ffff99"/>
    </style:style>
    <style:style style:name="Excel_5f_CondFormat_5f_2_5f_5_5f_3" style:display-name="Excel_CondFormat_2_5_3" style:family="table-cell" style:parent-style-name="Default">
      <style:table-cell-properties fo:background-color="#ffbfbf"/>
    </style:style>
    <style:style style:name="Excel_5f_CondFormat_5f_2_5f_6_5f_1" style:display-name="Excel_CondFormat_2_6_1" style:family="table-cell" style:parent-style-name="Default">
      <style:table-cell-properties fo:background-color="#ccffcc"/>
    </style:style>
    <style:style style:name="Excel_5f_CondFormat_5f_2_5f_6_5f_2" style:display-name="Excel_CondFormat_2_6_2" style:family="table-cell" style:parent-style-name="Default">
      <style:table-cell-properties fo:background-color="#ffff99"/>
    </style:style>
    <style:style style:name="Excel_5f_CondFormat_5f_2_5f_6_5f_3" style:display-name="Excel_CondFormat_2_6_3" style:family="table-cell" style:parent-style-name="Default">
      <style:table-cell-properties fo:background-color="#ffbfbf"/>
    </style:style>
    <style:style style:name="Excel_5f_CondFormat_5f_2_5f_7_5f_1" style:display-name="Excel_CondFormat_2_7_1" style:family="table-cell" style:parent-style-name="Default">
      <style:table-cell-properties fo:background-color="#ccffcc"/>
    </style:style>
    <style:style style:name="Excel_5f_CondFormat_5f_2_5f_7_5f_2" style:display-name="Excel_CondFormat_2_7_2" style:family="table-cell" style:parent-style-name="Default">
      <style:table-cell-properties fo:background-color="#ffff99"/>
    </style:style>
    <style:style style:name="Excel_5f_CondFormat_5f_2_5f_7_5f_3" style:display-name="Excel_CondFormat_2_7_3" style:family="table-cell" style:parent-style-name="Default">
      <style:table-cell-properties fo:background-color="#ffbfbf"/>
    </style:style>
    <style:style style:name="Excel_5f_CondFormat_5f_2_5f_8_5f_1" style:display-name="Excel_CondFormat_2_8_1" style:family="table-cell" style:parent-style-name="Default">
      <style:table-cell-properties fo:background-color="#ccffcc"/>
    </style:style>
    <style:style style:name="Excel_5f_CondFormat_5f_2_5f_8_5f_2" style:display-name="Excel_CondFormat_2_8_2" style:family="table-cell" style:parent-style-name="Default">
      <style:table-cell-properties fo:background-color="#ffff99"/>
    </style:style>
    <style:style style:name="Excel_5f_CondFormat_5f_2_5f_8_5f_3" style:display-name="Excel_CondFormat_2_8_3" style:family="table-cell" style:parent-style-name="Default">
      <style:table-cell-properties fo:background-color="#ffbfbf"/>
    </style:style>
    <style:style style:name="Excel_5f_CondFormat_5f_2_5f_9_5f_1" style:display-name="Excel_CondFormat_2_9_1" style:family="table-cell" style:parent-style-name="Default">
      <style:table-cell-properties fo:background-color="#ccffcc"/>
    </style:style>
    <style:style style:name="Excel_5f_CondFormat_5f_2_5f_9_5f_2" style:display-name="Excel_CondFormat_2_9_2" style:family="table-cell" style:parent-style-name="Default">
      <style:table-cell-properties fo:background-color="#ffff99"/>
    </style:style>
    <style:style style:name="Excel_5f_CondFormat_5f_2_5f_9_5f_3" style:display-name="Excel_CondFormat_2_9_3" style:family="table-cell" style:parent-style-name="Default">
      <style:table-cell-properties fo:background-color="#ffbfbf"/>
    </style:style>
    <style:style style:name="Excel_5f_CondFormat_5f_2_5f_10_5f_1" style:display-name="Excel_CondFormat_2_10_1" style:family="table-cell" style:parent-style-name="Default">
      <style:table-cell-properties fo:background-color="#ccffcc"/>
    </style:style>
    <style:style style:name="Excel_5f_CondFormat_5f_2_5f_10_5f_2" style:display-name="Excel_CondFormat_2_10_2" style:family="table-cell" style:parent-style-name="Default">
      <style:table-cell-properties fo:background-color="#ffff99"/>
    </style:style>
    <style:style style:name="Excel_5f_CondFormat_5f_2_5f_10_5f_3" style:display-name="Excel_CondFormat_2_10_3" style:family="table-cell" style:parent-style-name="Default">
      <style:table-cell-properties fo:background-color="#ffbfbf"/>
    </style:style>
    <style:style style:name="Excel_5f_CondFormat_5f_2_5f_11_5f_1" style:display-name="Excel_CondFormat_2_11_1" style:family="table-cell" style:parent-style-name="Default">
      <style:table-cell-properties fo:background-color="#ccffcc"/>
    </style:style>
    <style:style style:name="Excel_5f_CondFormat_5f_2_5f_11_5f_2" style:display-name="Excel_CondFormat_2_11_2" style:family="table-cell" style:parent-style-name="Default">
      <style:table-cell-properties fo:background-color="#ffff99"/>
    </style:style>
    <style:style style:name="Excel_5f_CondFormat_5f_2_5f_11_5f_3" style:display-name="Excel_CondFormat_2_11_3" style:family="table-cell" style:parent-style-name="Default">
      <style:table-cell-properties fo:background-color="#ffbfbf"/>
    </style:style>
    <style:style style:name="Excel_5f_CondFormat_5f_2_5f_12_5f_1" style:display-name="Excel_CondFormat_2_12_1" style:family="table-cell" style:parent-style-name="Default">
      <style:table-cell-properties fo:background-color="#ccffcc"/>
    </style:style>
    <style:style style:name="Excel_5f_CondFormat_5f_2_5f_12_5f_2" style:display-name="Excel_CondFormat_2_12_2" style:family="table-cell" style:parent-style-name="Default">
      <style:table-cell-properties fo:background-color="#ffff99"/>
    </style:style>
    <style:style style:name="Excel_5f_CondFormat_5f_2_5f_12_5f_3" style:display-name="Excel_CondFormat_2_12_3" style:family="table-cell" style:parent-style-name="Default">
      <style:table-cell-properties fo:background-color="#ffbfbf"/>
    </style:style>
    <style:style style:name="Excel_5f_CondFormat_5f_2_5f_13_5f_1" style:display-name="Excel_CondFormat_2_13_1" style:family="table-cell" style:parent-style-name="Default">
      <style:table-cell-properties fo:background-color="#ccffcc"/>
    </style:style>
    <style:style style:name="Excel_5f_CondFormat_5f_2_5f_13_5f_2" style:display-name="Excel_CondFormat_2_13_2" style:family="table-cell" style:parent-style-name="Default">
      <style:table-cell-properties fo:background-color="#ffff99"/>
    </style:style>
    <style:style style:name="Excel_5f_CondFormat_5f_2_5f_13_5f_3" style:display-name="Excel_CondFormat_2_13_3" style:family="table-cell" style:parent-style-name="Default">
      <style:table-cell-properties fo:background-color="#ffbfbf"/>
    </style:style>
    <style:style style:name="Excel_5f_CondFormat_5f_2_5f_14_5f_1" style:display-name="Excel_CondFormat_2_14_1" style:family="table-cell" style:parent-style-name="Default">
      <style:table-cell-properties fo:background-color="#ccffcc"/>
    </style:style>
    <style:style style:name="Excel_5f_CondFormat_5f_2_5f_14_5f_2" style:display-name="Excel_CondFormat_2_14_2" style:family="table-cell" style:parent-style-name="Default">
      <style:table-cell-properties fo:background-color="#ffff99"/>
    </style:style>
    <style:style style:name="Excel_5f_CondFormat_5f_2_5f_14_5f_3" style:display-name="Excel_CondFormat_2_14_3" style:family="table-cell" style:parent-style-name="Default">
      <style:table-cell-properties fo:background-color="#ffbfbf"/>
    </style:style>
    <style:style style:name="Excel_5f_CondFormat_5f_2_5f_15_5f_1" style:display-name="Excel_CondFormat_2_15_1" style:family="table-cell" style:parent-style-name="Default">
      <style:table-cell-properties fo:background-color="#ccffcc"/>
    </style:style>
    <style:style style:name="Excel_5f_CondFormat_5f_2_5f_15_5f_2" style:display-name="Excel_CondFormat_2_15_2" style:family="table-cell" style:parent-style-name="Default">
      <style:table-cell-properties fo:background-color="#ffff99"/>
    </style:style>
    <style:style style:name="Excel_5f_CondFormat_5f_2_5f_15_5f_3" style:display-name="Excel_CondFormat_2_15_3" style:family="table-cell" style:parent-style-name="Default">
      <style:table-cell-properties fo:background-color="#ffbfbf"/>
    </style:style>
    <style:style style:name="Excel_5f_CondFormat_5f_3_5f_1_5f_1" style:display-name="Excel_CondFormat_3_1_1" style:family="table-cell" style:parent-style-name="Default">
      <style:table-cell-properties fo:background-color="#ccffcc"/>
    </style:style>
    <style:style style:name="Excel_5f_CondFormat_5f_3_5f_1_5f_2" style:display-name="Excel_CondFormat_3_1_2" style:family="table-cell" style:parent-style-name="Default">
      <style:table-cell-properties fo:background-color="#ffff99"/>
    </style:style>
    <style:style style:name="Excel_5f_CondFormat_5f_3_5f_1_5f_3" style:display-name="Excel_CondFormat_3_1_3" style:family="table-cell" style:parent-style-name="Default">
      <style:table-cell-properties fo:background-color="#ffbfbf"/>
    </style:style>
    <style:style style:name="Excel_5f_CondFormat_5f_3_5f_2_5f_1" style:display-name="Excel_CondFormat_3_2_1" style:family="table-cell" style:parent-style-name="Default">
      <style:table-cell-properties fo:background-color="#ccffcc"/>
    </style:style>
    <style:style style:name="Excel_5f_CondFormat_5f_3_5f_2_5f_2" style:display-name="Excel_CondFormat_3_2_2" style:family="table-cell" style:parent-style-name="Default">
      <style:table-cell-properties fo:background-color="#ffff99"/>
    </style:style>
    <style:style style:name="Excel_5f_CondFormat_5f_3_5f_2_5f_3" style:display-name="Excel_CondFormat_3_2_3" style:family="table-cell" style:parent-style-name="Default">
      <style:table-cell-properties fo:background-color="#ffbfbf"/>
    </style:style>
    <style:style style:name="Excel_5f_CondFormat_5f_3_5f_3_5f_1" style:display-name="Excel_CondFormat_3_3_1" style:family="table-cell" style:parent-style-name="Default">
      <style:table-cell-properties fo:background-color="#ccffcc"/>
    </style:style>
    <style:style style:name="Excel_5f_CondFormat_5f_3_5f_3_5f_2" style:display-name="Excel_CondFormat_3_3_2" style:family="table-cell" style:parent-style-name="Default">
      <style:table-cell-properties fo:background-color="#ffff99"/>
    </style:style>
    <style:style style:name="Excel_5f_CondFormat_5f_3_5f_3_5f_3" style:display-name="Excel_CondFormat_3_3_3" style:family="table-cell" style:parent-style-name="Default">
      <style:table-cell-properties fo:background-color="#ffbfbf"/>
    </style:style>
    <style:style style:name="Excel_5f_CondFormat_5f_3_5f_4_5f_1" style:display-name="Excel_CondFormat_3_4_1" style:family="table-cell" style:parent-style-name="Default">
      <style:table-cell-properties fo:background-color="#ccffcc"/>
    </style:style>
    <style:style style:name="Excel_5f_CondFormat_5f_3_5f_4_5f_2" style:display-name="Excel_CondFormat_3_4_2" style:family="table-cell" style:parent-style-name="Default">
      <style:table-cell-properties fo:background-color="#ffff99"/>
    </style:style>
    <style:style style:name="Excel_5f_CondFormat_5f_3_5f_4_5f_3" style:display-name="Excel_CondFormat_3_4_3" style:family="table-cell" style:parent-style-name="Default">
      <style:table-cell-properties fo:background-color="#ffbfbf"/>
    </style:style>
    <style:style style:name="Excel_5f_CondFormat_5f_3_5f_5_5f_1" style:display-name="Excel_CondFormat_3_5_1" style:family="table-cell" style:parent-style-name="Default">
      <style:table-cell-properties fo:background-color="#ccffcc"/>
    </style:style>
    <style:style style:name="Excel_5f_CondFormat_5f_3_5f_5_5f_2" style:display-name="Excel_CondFormat_3_5_2" style:family="table-cell" style:parent-style-name="Default">
      <style:table-cell-properties fo:background-color="#ffff99"/>
    </style:style>
    <style:style style:name="Excel_5f_CondFormat_5f_3_5f_5_5f_3" style:display-name="Excel_CondFormat_3_5_3" style:family="table-cell" style:parent-style-name="Default">
      <style:table-cell-properties fo:background-color="#ffbfbf"/>
    </style:style>
    <style:style style:name="Excel_5f_CondFormat_5f_3_5f_6_5f_1" style:display-name="Excel_CondFormat_3_6_1" style:family="table-cell" style:parent-style-name="Default">
      <style:table-cell-properties fo:background-color="#ccffcc"/>
    </style:style>
    <style:style style:name="Excel_5f_CondFormat_5f_3_5f_6_5f_2" style:display-name="Excel_CondFormat_3_6_2" style:family="table-cell" style:parent-style-name="Default">
      <style:table-cell-properties fo:background-color="#ffff99"/>
    </style:style>
    <style:style style:name="Excel_5f_CondFormat_5f_3_5f_6_5f_3" style:display-name="Excel_CondFormat_3_6_3" style:family="table-cell" style:parent-style-name="Default">
      <style:table-cell-properties fo:background-color="#ffbfbf"/>
    </style:style>
    <style:style style:name="Excel_5f_CondFormat_5f_3_5f_7_5f_1" style:display-name="Excel_CondFormat_3_7_1" style:family="table-cell" style:parent-style-name="Default">
      <style:table-cell-properties fo:background-color="#ccffcc"/>
    </style:style>
    <style:style style:name="Excel_5f_CondFormat_5f_3_5f_7_5f_2" style:display-name="Excel_CondFormat_3_7_2" style:family="table-cell" style:parent-style-name="Default">
      <style:table-cell-properties fo:background-color="#ffff99"/>
    </style:style>
    <style:style style:name="Excel_5f_CondFormat_5f_3_5f_7_5f_3" style:display-name="Excel_CondFormat_3_7_3" style:family="table-cell" style:parent-style-name="Default">
      <style:table-cell-properties fo:background-color="#ffbfbf"/>
    </style:style>
    <style:style style:name="Excel_5f_CondFormat_5f_3_5f_8_5f_1" style:display-name="Excel_CondFormat_3_8_1" style:family="table-cell" style:parent-style-name="Default">
      <style:table-cell-properties fo:background-color="#ccffcc"/>
    </style:style>
    <style:style style:name="Excel_5f_CondFormat_5f_3_5f_8_5f_2" style:display-name="Excel_CondFormat_3_8_2" style:family="table-cell" style:parent-style-name="Default">
      <style:table-cell-properties fo:background-color="#ffff99"/>
    </style:style>
    <style:style style:name="Excel_5f_CondFormat_5f_3_5f_8_5f_3" style:display-name="Excel_CondFormat_3_8_3" style:family="table-cell" style:parent-style-name="Default">
      <style:table-cell-properties fo:background-color="#ffbfbf"/>
    </style:style>
    <style:style style:name="Excel_5f_CondFormat_5f_3_5f_9_5f_1" style:display-name="Excel_CondFormat_3_9_1" style:family="table-cell" style:parent-style-name="Default">
      <style:table-cell-properties fo:background-color="#ccffcc"/>
    </style:style>
    <style:style style:name="Excel_5f_CondFormat_5f_3_5f_9_5f_2" style:display-name="Excel_CondFormat_3_9_2" style:family="table-cell" style:parent-style-name="Default">
      <style:table-cell-properties fo:background-color="#ffff99"/>
    </style:style>
    <style:style style:name="Excel_5f_CondFormat_5f_3_5f_9_5f_3" style:display-name="Excel_CondFormat_3_9_3" style:family="table-cell" style:parent-style-name="Default">
      <style:table-cell-properties fo:background-color="#ffbfbf"/>
    </style:style>
    <style:style style:name="Excel_5f_CondFormat_5f_3_5f_10_5f_1" style:display-name="Excel_CondFormat_3_10_1" style:family="table-cell" style:parent-style-name="Default">
      <style:table-cell-properties fo:background-color="#ccffcc"/>
    </style:style>
    <style:style style:name="Excel_5f_CondFormat_5f_3_5f_10_5f_2" style:display-name="Excel_CondFormat_3_10_2" style:family="table-cell" style:parent-style-name="Default">
      <style:table-cell-properties fo:background-color="#ffff99"/>
    </style:style>
    <style:style style:name="Excel_5f_CondFormat_5f_3_5f_10_5f_3" style:display-name="Excel_CondFormat_3_10_3" style:family="table-cell" style:parent-style-name="Default">
      <style:table-cell-properties fo:background-color="#ffbfbf"/>
    </style:style>
    <style:style style:name="Excel_5f_CondFormat_5f_3_5f_11_5f_1" style:display-name="Excel_CondFormat_3_11_1" style:family="table-cell" style:parent-style-name="Default">
      <style:table-cell-properties fo:background-color="#ccffcc"/>
    </style:style>
    <style:style style:name="Excel_5f_CondFormat_5f_3_5f_11_5f_2" style:display-name="Excel_CondFormat_3_11_2" style:family="table-cell" style:parent-style-name="Default">
      <style:table-cell-properties fo:background-color="#ffff99"/>
    </style:style>
    <style:style style:name="Excel_5f_CondFormat_5f_3_5f_11_5f_3" style:display-name="Excel_CondFormat_3_11_3" style:family="table-cell" style:parent-style-name="Default">
      <style:table-cell-properties fo:background-color="#ffbfbf"/>
    </style:style>
    <style:style style:name="Excel_5f_CondFormat_5f_3_5f_12_5f_1" style:display-name="Excel_CondFormat_3_12_1" style:family="table-cell" style:parent-style-name="Default">
      <style:table-cell-properties fo:background-color="#ccffcc"/>
    </style:style>
    <style:style style:name="Excel_5f_CondFormat_5f_3_5f_12_5f_2" style:display-name="Excel_CondFormat_3_12_2" style:family="table-cell" style:parent-style-name="Default">
      <style:table-cell-properties fo:background-color="#ffff99"/>
    </style:style>
    <style:style style:name="Excel_5f_CondFormat_5f_3_5f_12_5f_3" style:display-name="Excel_CondFormat_3_12_3" style:family="table-cell" style:parent-style-name="Default">
      <style:table-cell-properties fo:background-color="#ffbfbf"/>
    </style:style>
    <style:style style:name="Excel_5f_CondFormat_5f_3_5f_13_5f_1" style:display-name="Excel_CondFormat_3_13_1" style:family="table-cell" style:parent-style-name="Default">
      <style:table-cell-properties fo:background-color="#ccffcc"/>
    </style:style>
    <style:style style:name="Excel_5f_CondFormat_5f_3_5f_13_5f_2" style:display-name="Excel_CondFormat_3_13_2" style:family="table-cell" style:parent-style-name="Default">
      <style:table-cell-properties fo:background-color="#ffff99"/>
    </style:style>
    <style:style style:name="Excel_5f_CondFormat_5f_3_5f_13_5f_3" style:display-name="Excel_CondFormat_3_13_3" style:family="table-cell" style:parent-style-name="Default">
      <style:table-cell-properties fo:background-color="#ffbfbf"/>
    </style:style>
    <style:style style:name="Excel_5f_CondFormat_5f_3_5f_14_5f_1" style:display-name="Excel_CondFormat_3_14_1" style:family="table-cell" style:parent-style-name="Default">
      <style:table-cell-properties fo:background-color="#ccffcc"/>
    </style:style>
    <style:style style:name="Excel_5f_CondFormat_5f_3_5f_14_5f_2" style:display-name="Excel_CondFormat_3_14_2" style:family="table-cell" style:parent-style-name="Default">
      <style:table-cell-properties fo:background-color="#ffff99"/>
    </style:style>
    <style:style style:name="Excel_5f_CondFormat_5f_3_5f_14_5f_3" style:display-name="Excel_CondFormat_3_14_3" style:family="table-cell" style:parent-style-name="Default">
      <style:table-cell-properties fo:background-color="#ffbfbf"/>
    </style:style>
    <style:style style:name="Excel_5f_CondFormat_5f_3_5f_15_5f_1" style:display-name="Excel_CondFormat_3_15_1" style:family="table-cell" style:parent-style-name="Default">
      <style:table-cell-properties fo:background-color="#ccffcc"/>
    </style:style>
    <style:style style:name="Excel_5f_CondFormat_5f_3_5f_15_5f_2" style:display-name="Excel_CondFormat_3_15_2" style:family="table-cell" style:parent-style-name="Default">
      <style:table-cell-properties fo:background-color="#ffff99"/>
    </style:style>
    <style:style style:name="Excel_5f_CondFormat_5f_3_5f_15_5f_3" style:display-name="Excel_CondFormat_3_15_3" style:family="table-cell" style:parent-style-name="Default">
      <style:table-cell-properties fo:background-color="#ffbfbf"/>
    </style:style>
    <style:style style:name="Excel_5f_CondFormat_5f_3_5f_16_5f_1" style:display-name="Excel_CondFormat_3_16_1" style:family="table-cell" style:parent-style-name="Default">
      <style:table-cell-properties fo:background-color="#ccffcc"/>
    </style:style>
    <style:style style:name="Excel_5f_CondFormat_5f_3_5f_16_5f_2" style:display-name="Excel_CondFormat_3_16_2" style:family="table-cell" style:parent-style-name="Default">
      <style:table-cell-properties fo:background-color="#ffff99"/>
    </style:style>
    <style:style style:name="Excel_5f_CondFormat_5f_3_5f_16_5f_3" style:display-name="Excel_CondFormat_3_16_3" style:family="table-cell" style:parent-style-name="Default">
      <style:table-cell-properties fo:background-color="#ffbfbf"/>
    </style:style>
    <style:style style:name="Excel_5f_CondFormat_5f_4_5f_1_5f_1" style:display-name="Excel_CondFormat_4_1_1" style:family="table-cell" style:parent-style-name="Default">
      <style:table-cell-properties fo:background-color="#ccffcc"/>
    </style:style>
    <style:style style:name="Excel_5f_CondFormat_5f_4_5f_1_5f_2" style:display-name="Excel_CondFormat_4_1_2" style:family="table-cell" style:parent-style-name="Default">
      <style:table-cell-properties fo:background-color="#ffff99"/>
    </style:style>
    <style:style style:name="Excel_5f_CondFormat_5f_4_5f_1_5f_3" style:display-name="Excel_CondFormat_4_1_3" style:family="table-cell" style:parent-style-name="Default">
      <style:table-cell-properties fo:background-color="#ffbfbf"/>
    </style:style>
    <style:style style:name="Excel_5f_CondFormat_5f_4_5f_2_5f_1" style:display-name="Excel_CondFormat_4_2_1" style:family="table-cell" style:parent-style-name="Default">
      <style:table-cell-properties fo:background-color="#ccffcc"/>
    </style:style>
    <style:style style:name="Excel_5f_CondFormat_5f_4_5f_2_5f_2" style:display-name="Excel_CondFormat_4_2_2" style:family="table-cell" style:parent-style-name="Default">
      <style:table-cell-properties fo:background-color="#ffff99"/>
    </style:style>
    <style:style style:name="Excel_5f_CondFormat_5f_4_5f_3_5f_1" style:display-name="Excel_CondFormat_4_3_1" style:family="table-cell" style:parent-style-name="Default">
      <style:table-cell-properties fo:background-color="#ccffcc"/>
    </style:style>
    <style:style style:name="Excel_5f_CondFormat_5f_4_5f_3_5f_2" style:display-name="Excel_CondFormat_4_3_2" style:family="table-cell" style:parent-style-name="Default">
      <style:table-cell-properties fo:background-color="#ffff99"/>
    </style:style>
    <style:style style:name="Excel_5f_CondFormat_5f_4_5f_3_5f_3" style:display-name="Excel_CondFormat_4_3_3" style:family="table-cell" style:parent-style-name="Default">
      <style:table-cell-properties fo:background-color="#ffbfbf"/>
    </style:style>
    <style:style style:name="Excel_5f_CondFormat_5f_4_5f_4_5f_1" style:display-name="Excel_CondFormat_4_4_1" style:family="table-cell" style:parent-style-name="Default">
      <style:table-cell-properties fo:background-color="#ccffcc"/>
    </style:style>
    <style:style style:name="Excel_5f_CondFormat_5f_4_5f_4_5f_2" style:display-name="Excel_CondFormat_4_4_2" style:family="table-cell" style:parent-style-name="Default">
      <style:table-cell-properties fo:background-color="#ffff99"/>
    </style:style>
    <style:style style:name="Excel_5f_CondFormat_5f_4_5f_4_5f_3" style:display-name="Excel_CondFormat_4_4_3" style:family="table-cell" style:parent-style-name="Default">
      <style:table-cell-properties fo:background-color="#ffbfbf"/>
    </style:style>
    <style:style style:name="Excel_5f_CondFormat_5f_4_5f_5_5f_1" style:display-name="Excel_CondFormat_4_5_1" style:family="table-cell" style:parent-style-name="Default">
      <style:table-cell-properties fo:background-color="#ccffcc"/>
    </style:style>
    <style:style style:name="Excel_5f_CondFormat_5f_4_5f_5_5f_2" style:display-name="Excel_CondFormat_4_5_2" style:family="table-cell" style:parent-style-name="Default">
      <style:table-cell-properties fo:background-color="#ffff99"/>
    </style:style>
    <style:style style:name="Excel_5f_CondFormat_5f_4_5f_5_5f_3" style:display-name="Excel_CondFormat_4_5_3" style:family="table-cell" style:parent-style-name="Default">
      <style:table-cell-properties fo:background-color="#ffbfbf"/>
    </style:style>
    <style:style style:name="Excel_5f_CondFormat_5f_4_5f_6_5f_1" style:display-name="Excel_CondFormat_4_6_1" style:family="table-cell" style:parent-style-name="Default">
      <style:table-cell-properties fo:background-color="#ccffcc"/>
    </style:style>
    <style:style style:name="Excel_5f_CondFormat_5f_4_5f_6_5f_2" style:display-name="Excel_CondFormat_4_6_2" style:family="table-cell" style:parent-style-name="Default">
      <style:table-cell-properties fo:background-color="#ffff99"/>
    </style:style>
    <style:style style:name="Excel_5f_CondFormat_5f_4_5f_6_5f_3" style:display-name="Excel_CondFormat_4_6_3" style:family="table-cell" style:parent-style-name="Default">
      <style:table-cell-properties fo:background-color="#ffbfbf"/>
    </style:style>
    <style:style style:name="Excel_5f_CondFormat_5f_5_5f_1_5f_1" style:display-name="Excel_CondFormat_5_1_1" style:family="table-cell" style:parent-style-name="Default">
      <style:table-cell-properties fo:background-color="#ccffcc"/>
    </style:style>
    <style:style style:name="Excel_5f_CondFormat_5f_5_5f_1_5f_2" style:display-name="Excel_CondFormat_5_1_2" style:family="table-cell" style:parent-style-name="Default">
      <style:table-cell-properties fo:background-color="#ffff99"/>
    </style:style>
    <style:style style:name="Excel_5f_CondFormat_5f_5_5f_2_5f_1" style:display-name="Excel_CondFormat_5_2_1" style:family="table-cell" style:parent-style-name="Default">
      <style:table-cell-properties fo:background-color="#ccffcc"/>
    </style:style>
    <style:style style:name="Excel_5f_CondFormat_5f_5_5f_2_5f_2" style:display-name="Excel_CondFormat_5_2_2" style:family="table-cell" style:parent-style-name="Default">
      <style:table-cell-properties fo:background-color="#ffff99"/>
    </style:style>
    <style:style style:name="Excel_5f_CondFormat_5f_5_5f_2_5f_3" style:display-name="Excel_CondFormat_5_2_3" style:family="table-cell" style:parent-style-name="Default">
      <style:table-cell-properties fo:background-color="#ffbfbf"/>
    </style:style>
    <style:style style:name="Excel_5f_CondFormat_5f_5_5f_3_5f_1" style:display-name="Excel_CondFormat_5_3_1" style:family="table-cell" style:parent-style-name="Default">
      <style:table-cell-properties fo:background-color="#ccffcc"/>
    </style:style>
    <style:style style:name="Excel_5f_CondFormat_5f_5_5f_3_5f_2" style:display-name="Excel_CondFormat_5_3_2" style:family="table-cell" style:parent-style-name="Default">
      <style:table-cell-properties fo:background-color="#ffff99"/>
    </style:style>
    <style:style style:name="Excel_5f_CondFormat_5f_5_5f_3_5f_3" style:display-name="Excel_CondFormat_5_3_3" style:family="table-cell" style:parent-style-name="Default">
      <style:table-cell-properties fo:background-color="#ffbfbf"/>
    </style:style>
    <style:style style:name="Excel_5f_CondFormat_5f_5_5f_4_5f_1" style:display-name="Excel_CondFormat_5_4_1" style:family="table-cell" style:parent-style-name="Default">
      <style:table-cell-properties fo:background-color="#ccffcc"/>
    </style:style>
    <style:style style:name="Excel_5f_CondFormat_5f_5_5f_4_5f_2" style:display-name="Excel_CondFormat_5_4_2" style:family="table-cell" style:parent-style-name="Default">
      <style:table-cell-properties fo:background-color="#ffff99"/>
    </style:style>
    <style:style style:name="Excel_5f_CondFormat_5f_5_5f_4_5f_3" style:display-name="Excel_CondFormat_5_4_3" style:family="table-cell" style:parent-style-name="Default">
      <style:table-cell-properties fo:background-color="#ffbfbf"/>
    </style:style>
    <style:style style:name="Excel_5f_CondFormat_5f_5_5f_5_5f_1" style:display-name="Excel_CondFormat_5_5_1" style:family="table-cell" style:parent-style-name="Default">
      <style:table-cell-properties fo:background-color="#ccffcc"/>
    </style:style>
    <style:style style:name="Excel_5f_CondFormat_5f_5_5f_5_5f_2" style:display-name="Excel_CondFormat_5_5_2" style:family="table-cell" style:parent-style-name="Default">
      <style:table-cell-properties fo:background-color="#ffff99"/>
    </style:style>
    <style:style style:name="Excel_5f_CondFormat_5f_5_5f_5_5f_3" style:display-name="Excel_CondFormat_5_5_3" style:family="table-cell" style:parent-style-name="Default">
      <style:table-cell-properties fo:background-color="#ffbfbf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5">
      <style:page-layout-properties fo:page-width="841.89pt" fo:page-height="595.3pt" style:num-format="1" style:print-orientation="landscape" fo:margin-top="72pt" fo:margin-bottom="72pt" fo:margin-left="54pt" fo:margin-right="54pt" style:first-page-number="continue" style:scale-to-X="1" style:scale-to-Y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3:30:27.177482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1" style:display-name="PageStyle_S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duct_20_Tasks" style:display-name="PageStyle_Product Task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rint_20_Sheet_20_Template" style:display-name="PageStyle_Sprint Sheet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1" style:display-name="PageStyle_Sprin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eration Plans</dc:title>
    <dc:description>Template versio 1.0 Approval</dc:description>
    <meta:initial-creator>&lt; Your name &gt;</meta:initial-creator>
    <meta:creation-date>1998-06-05T14:20:44</meta:creation-date>
    <dc:date>2015-11-09T14:50:05.733123891</dc:date>
    <meta:print-date>2006-09-01T17:59:00</meta:print-date>
    <meta:editing-cycles>52</meta:editing-cycles>
    <meta:editing-duration>PT9H55M9S</meta:editing-duration>
    <dc:creator>oppi3 </dc:creator>
    <meta:generator>LibreOffice/4.4.3.2$Linux_X86_64 LibreOffice_project/40m0$Build-2</meta:generator>
    <meta:document-statistic meta:table-count="9" meta:cell-count="3314" meta:object-count="1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3cm" svg:height="3.6cm" xlink:href=".." xlink:type="simple" chart:class="chart:bar" chart:style-name="ch1">
        <chart:legend svg:x="0cm" svg:y="0cm" style:legend-expansion="custom" chartooo:width="2.856cm" chartooo:height="1.517cm" style:legend-expansion-aspect-ratio="1.88266315095583" chart:style-name="ch2"/>
        <chart:plot-area chart:style-name="ch3" table:cell-range-address="'Sprint 1'.F10:'Sprint 1'.AD12" svg:x="4.417cm" svg:y="0.348cm" svg:width="21.966cm" svg:height="3.244cm">
          <chartooo:coordinate-region svg:x="4.88cm" svg:y="0.468cm" svg:width="21.503cm" svg:height="3.005cm"/>
          <chart:axis chart:dimension="x" chart:name="primary-x" chart:style-name="ch4"/>
          <chart:axis chart:dimension="y" chart:name="primary-y" chart:style-name="ch5">
            <chart:title svg:x="3.375cm" svg:y="3.291cm" chart:style-name="ch6">
              <text:p>Work Remaining (h)</text:p>
            </chart:title>
          </chart:axis>
          <chart:series chart:style-name="ch7" chart:values-cell-range-address="'Sprint 1'.F10:'Sprint 1'.AD10" chart:class="chart:bar">
            <chart:data-point chart:repeated="25"/>
          </chart:series>
          <chart:series chart:style-name="ch8" chart:values-cell-range-address="'Sprint 1'.F11:'Sprint 1'.AD11" chart:class="chart:line">
            <chart:data-point chart:repeated="25"/>
          </chart:series>
          <chart:series chart:style-name="ch9" chart:values-cell-range-address="'Sprint 1'.F12:'Sprint 1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7">
                <text:p>27</text:p>
                <draw:g>
                  <svg:desc>'Sprint 1'.F10:'Sprint 1'.AD10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print 1'.F11:'Sprint 1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1'.F12:'Sprint 1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2'.F10:'Sprint 2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2'.F10:'Sprint 2'.AD10" chart:class="chart:bar">
            <chart:data-point chart:repeated="25"/>
          </chart:series>
          <chart:series chart:style-name="ch8" chart:values-cell-range-address="'Sprint 2'.F11:'Sprint 2'.AD11" chart:class="chart:line">
            <chart:data-point chart:repeated="25"/>
          </chart:series>
          <chart:series chart:style-name="ch9" chart:values-cell-range-address="'Sprint 2'.F12:'Sprint 2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0:'Sprint 2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1:'Sprint 2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2:'Sprint 2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3'.F10:'Sprint 3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3'.F10:'Sprint 3'.AD10" chart:class="chart:bar">
            <chart:data-point chart:repeated="25"/>
          </chart:series>
          <chart:series chart:style-name="ch8" chart:values-cell-range-address="'Sprint 3'.F11:'Sprint 3'.AD11" chart:class="chart:line">
            <chart:data-point chart:repeated="25"/>
          </chart:series>
          <chart:series chart:style-name="ch9" chart:values-cell-range-address="'Sprint 3'.F12:'Sprint 3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0:'Sprint 3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1:'Sprint 3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2:'Sprint 3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4'.F10:'Sprint 4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4'.F10:'Sprint 4'.AD10" chart:class="chart:bar">
            <chart:data-point chart:repeated="25"/>
          </chart:series>
          <chart:series chart:style-name="ch8" chart:values-cell-range-address="'Sprint 4'.F11:'Sprint 4'.AD11" chart:class="chart:line">
            <chart:data-point chart:repeated="25"/>
          </chart:series>
          <chart:series chart:style-name="ch9" chart:values-cell-range-address="'Sprint 4'.F12:'Sprint 4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0:'Sprint 4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1:'Sprint 4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2:'Sprint 4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5'.F10:'Sprint 5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5'.F10:'Sprint 5'.AD10" chart:class="chart:bar">
            <chart:data-point chart:repeated="25"/>
          </chart:series>
          <chart:series chart:style-name="ch8" chart:values-cell-range-address="'Sprint 5'.F11:'Sprint 5'.AD11" chart:class="chart:line">
            <chart:data-point chart:repeated="25"/>
          </chart:series>
          <chart:series chart:style-name="ch9" chart:values-cell-range-address="'Sprint 5'.F12:'Sprint 5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0:'Sprint 5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1:'Sprint 5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2:'Sprint 5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